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87d1d1"/>
    </style:style>
  </office:automatic-styles>
  <office:body>
    <office:spreadsheet>
      <table:calculation-settings table:automatic-find-labels="false" table:use-regular-expressions="false" table:use-wildcards="true"/>
      <table:table table:name="way_halting_Number_of_ways_open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0.755374" calcext:value-type="float">
            <text:p>0.755374</text:p>
          </table:table-cell>
          <table:table-cell table:number-columns-repeated="3"/>
          <table:table-cell office:value-type="float" office:value="1.324324" calcext:value-type="float">
            <text:p>1.324324</text:p>
          </table:table-cell>
          <table:table-cell table:number-columns-repeated="3"/>
          <table:table-cell table:formula="of:=SUM([.A2];-[.E2])" office:value-type="float" office:value="-0.56895" calcext:value-type="float">
            <text:p>-0.568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3];-[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918" calcext:value-type="float">
            <text:p>1.04918</text:p>
          </table:table-cell>
          <table:table-cell table:number-columns-repeated="3"/>
          <table:table-cell office:value-type="float" office:value="1.360656" calcext:value-type="float">
            <text:p>1.360656</text:p>
          </table:table-cell>
          <table:table-cell table:number-columns-repeated="3"/>
          <table:table-cell table:formula="of:=SUM([.A4];-[.E4])" office:value-type="float" office:value="-0.311476" calcext:value-type="float">
            <text:p>-0.3114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5];-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085" calcext:value-type="float">
            <text:p>0.912085</text:p>
          </table:table-cell>
          <table:table-cell table:number-columns-repeated="3"/>
          <table:table-cell office:value-type="float" office:value="1.180677" calcext:value-type="float">
            <text:p>1.180677</text:p>
          </table:table-cell>
          <table:table-cell table:number-columns-repeated="3"/>
          <table:table-cell table:formula="of:=SUM([.A6];-[.E6])" office:value-type="float" office:value="-0.268592" calcext:value-type="float">
            <text:p>-0.2685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7];-[.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642" calcext:value-type="float">
            <text:p>0.911642</text:p>
          </table:table-cell>
          <table:table-cell table:number-columns-repeated="3"/>
          <table:table-cell office:value-type="float" office:value="1.333523" calcext:value-type="float">
            <text:p>1.333523</text:p>
          </table:table-cell>
          <table:table-cell table:number-columns-repeated="3"/>
          <table:table-cell table:formula="of:=SUM([.A8];-[.E8])" office:value-type="float" office:value="-0.421881" calcext:value-type="float">
            <text:p>-0.4218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9];-[.E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8609" calcext:value-type="float">
            <text:p>0.758609</text:p>
          </table:table-cell>
          <table:table-cell table:number-columns-repeated="3"/>
          <table:table-cell office:value-type="float" office:value="1.314238" calcext:value-type="float">
            <text:p>1.314238</text:p>
          </table:table-cell>
          <table:table-cell table:number-columns-repeated="3"/>
          <table:table-cell table:formula="of:=SUM([.A10];-[.E10])" office:value-type="float" office:value="-0.555629" calcext:value-type="float">
            <text:p>-0.5556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1];-[.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0327" calcext:value-type="float">
            <text:p>0.880327</text:p>
          </table:table-cell>
          <table:table-cell table:number-columns-repeated="3"/>
          <table:table-cell office:value-type="float" office:value="1.251616" calcext:value-type="float">
            <text:p>1.251616</text:p>
          </table:table-cell>
          <table:table-cell table:number-columns-repeated="3"/>
          <table:table-cell table:formula="of:=SUM([.A12];-[.E12])" office:value-type="float" office:value="-0.371289" calcext:value-type="float">
            <text:p>-0.3712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3];-[.E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63" calcext:value-type="float">
            <text:p>0.833363</text:p>
          </table:table-cell>
          <table:table-cell table:number-columns-repeated="3"/>
          <table:table-cell office:value-type="float" office:value="1.320781" calcext:value-type="float">
            <text:p>1.320781</text:p>
          </table:table-cell>
          <table:table-cell table:number-columns-repeated="3"/>
          <table:table-cell table:formula="of:=SUM([.A14];-[.E14])" office:value-type="float" office:value="-0.487418" calcext:value-type="float">
            <text:p>-0.4874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5];-[.E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657" calcext:value-type="float">
            <text:p>0.960657</text:p>
          </table:table-cell>
          <table:table-cell table:number-columns-repeated="3"/>
          <table:table-cell office:value-type="float" office:value="1.102193" calcext:value-type="float">
            <text:p>1.102193</text:p>
          </table:table-cell>
          <table:table-cell table:number-columns-repeated="3"/>
          <table:table-cell table:formula="of:=SUM([.A16];-[.E16])" office:value-type="float" office:value="-0.141536" calcext:value-type="float">
            <text:p>-0.1415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7];-[.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684" calcext:value-type="float">
            <text:p>0.788684</text:p>
          </table:table-cell>
          <table:table-cell table:number-columns-repeated="3"/>
          <table:table-cell office:value-type="float" office:value="1.271341" calcext:value-type="float">
            <text:p>1.271341</text:p>
          </table:table-cell>
          <table:table-cell table:number-columns-repeated="3"/>
          <table:table-cell table:formula="of:=SUM([.A18];-[.E18])" office:value-type="float" office:value="-0.482657" calcext:value-type="float">
            <text:p>-0.4826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9];-[.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161" calcext:value-type="float">
            <text:p>0.60161</text:p>
          </table:table-cell>
          <table:table-cell table:number-columns-repeated="3"/>
          <table:table-cell office:value-type="float" office:value="1.432386" calcext:value-type="float">
            <text:p>1.432386</text:p>
          </table:table-cell>
          <table:table-cell table:number-columns-repeated="3"/>
          <table:table-cell table:formula="of:=SUM([.A20];-[.E20])" office:value-type="float" office:value="-0.830776" calcext:value-type="float">
            <text:p>-0.8307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1];-[.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178" calcext:value-type="float">
            <text:p>0.745178</text:p>
          </table:table-cell>
          <table:table-cell table:number-columns-repeated="3"/>
          <table:table-cell office:value-type="float" office:value="1.291708" calcext:value-type="float">
            <text:p>1.291708</text:p>
          </table:table-cell>
          <table:table-cell table:number-columns-repeated="3"/>
          <table:table-cell table:formula="of:=SUM([.A22];-[.E22])" office:value-type="float" office:value="-0.54653" calcext:value-type="float">
            <text:p>-0.546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3];-[.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759" calcext:value-type="float">
            <text:p>0.948759</text:p>
          </table:table-cell>
          <table:table-cell table:number-columns-repeated="3"/>
          <table:table-cell office:value-type="float" office:value="1.112481" calcext:value-type="float">
            <text:p>1.112481</text:p>
          </table:table-cell>
          <table:table-cell table:number-columns-repeated="3"/>
          <table:table-cell table:formula="of:=SUM([.A24];-[.E24])" office:value-type="float" office:value="-0.163722" calcext:value-type="float">
            <text:p>-0.1637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5];-[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796" calcext:value-type="float">
            <text:p>0.648796</text:p>
          </table:table-cell>
          <table:table-cell table:number-columns-repeated="3"/>
          <table:table-cell office:value-type="float" office:value="1.394366" calcext:value-type="float">
            <text:p>1.394366</text:p>
          </table:table-cell>
          <table:table-cell table:number-columns-repeated="3"/>
          <table:table-cell table:formula="of:=SUM([.A26];-[.E26])" office:value-type="float" office:value="-0.74557" calcext:value-type="float">
            <text:p>-0.745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7];-[.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169" calcext:value-type="float">
            <text:p>0.68169</text:p>
          </table:table-cell>
          <table:table-cell table:number-columns-repeated="3"/>
          <table:table-cell office:value-type="float" office:value="1.340562" calcext:value-type="float">
            <text:p>1.340562</text:p>
          </table:table-cell>
          <table:table-cell table:number-columns-repeated="3"/>
          <table:table-cell table:formula="of:=SUM([.A28];-[.E28])" office:value-type="float" office:value="-0.658872" calcext:value-type="float">
            <text:p>-0.6588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9];-[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452" calcext:value-type="float">
            <text:p>0.806452</text:p>
          </table:table-cell>
          <table:table-cell table:number-columns-repeated="3"/>
          <table:table-cell office:value-type="float" office:value="1.249565" calcext:value-type="float">
            <text:p>1.249565</text:p>
          </table:table-cell>
          <table:table-cell table:number-columns-repeated="3"/>
          <table:table-cell table:formula="of:=SUM([.A30];-[.E30])" office:value-type="float" office:value="-0.443113" calcext:value-type="float">
            <text:p>-0.4431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31];-[.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497" calcext:value-type="float">
            <text:p>0.71497</text:p>
          </table:table-cell>
          <table:table-cell table:number-columns-repeated="3"/>
          <table:table-cell office:value-type="float" office:value="1.308658" calcext:value-type="float">
            <text:p>1.308658</text:p>
          </table:table-cell>
          <table:table-cell table:number-columns-repeated="3"/>
          <table:table-cell table:formula="of:=SUM([.A32];-[.E32])" office:value-type="float" office:value="-0.593688" calcext:value-type="float">
            <text:p>-0.5936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33];-[.E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938" calcext:value-type="float">
            <text:p>0.824938</text:p>
          </table:table-cell>
          <table:table-cell table:number-columns-repeated="3"/>
          <table:table-cell office:value-type="float" office:value="1.21108" calcext:value-type="float">
            <text:p>1.21108</text:p>
          </table:table-cell>
          <table:table-cell table:number-columns-repeated="3"/>
          <table:table-cell table:formula="of:=SUM([.A34];-[.E34])" office:value-type="float" office:value="-0.386142" calcext:value-type="float">
            <text:p>-0.3861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35];-[.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241" calcext:value-type="float">
            <text:p>0.776241</text:p>
          </table:table-cell>
          <table:table-cell table:number-columns-repeated="3"/>
          <table:table-cell office:value-type="float" office:value="1.996354" calcext:value-type="float">
            <text:p>1.996354</text:p>
          </table:table-cell>
          <table:table-cell table:number-columns-repeated="3"/>
          <table:table-cell table:formula="of:=SUM([.A36];-[.E36])" office:value-type="float" office:value="-1.220113" calcext:value-type="float">
            <text:p>-1.2201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37];-[.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0492" calcext:value-type="float">
            <text:p>1.770492</text:p>
          </table:table-cell>
          <table:table-cell table:number-columns-repeated="3"/>
          <table:table-cell office:value-type="float" office:value="2.081967" calcext:value-type="float">
            <text:p>2.081967</text:p>
          </table:table-cell>
          <table:table-cell table:number-columns-repeated="3"/>
          <table:table-cell table:formula="of:=SUM([.A38];-[.E38])" office:value-type="float" office:value="-0.311475" calcext:value-type="float">
            <text:p>-0.3114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39];-[.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2123" calcext:value-type="float">
            <text:p>1.182123</text:p>
          </table:table-cell>
          <table:table-cell table:number-columns-repeated="3"/>
          <table:table-cell office:value-type="float" office:value="1.613598" calcext:value-type="float">
            <text:p>1.613598</text:p>
          </table:table-cell>
          <table:table-cell table:number-columns-repeated="3"/>
          <table:table-cell table:formula="of:=SUM([.A40];-[.E40])" office:value-type="float" office:value="-0.431475" calcext:value-type="float">
            <text:p>-0.4314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41];-[.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031" calcext:value-type="float">
            <text:p>0.941031</text:p>
          </table:table-cell>
          <table:table-cell table:number-columns-repeated="3"/>
          <table:table-cell office:value-type="float" office:value="2.015358" calcext:value-type="float">
            <text:p>2.015358</text:p>
          </table:table-cell>
          <table:table-cell table:number-columns-repeated="3"/>
          <table:table-cell table:formula="of:=SUM([.A42];-[.E42])" office:value-type="float" office:value="-1.074327" calcext:value-type="float">
            <text:p>-1.0743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43];-[.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967" calcext:value-type="float">
            <text:p>0.854967</text:p>
          </table:table-cell>
          <table:table-cell table:number-columns-repeated="3"/>
          <table:table-cell office:value-type="float" office:value="1.957119" calcext:value-type="float">
            <text:p>1.957119</text:p>
          </table:table-cell>
          <table:table-cell table:number-columns-repeated="3"/>
          <table:table-cell table:formula="of:=SUM([.A44];-[.E44])" office:value-type="float" office:value="-1.102152" calcext:value-type="float">
            <text:p>-1.1021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45];-[.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546" calcext:value-type="float">
            <text:p>0.997546</text:p>
          </table:table-cell>
          <table:table-cell table:number-columns-repeated="3"/>
          <table:table-cell office:value-type="float" office:value="1.91362" calcext:value-type="float">
            <text:p>1.91362</text:p>
          </table:table-cell>
          <table:table-cell table:number-columns-repeated="3"/>
          <table:table-cell table:formula="of:=SUM([.A46];-[.E46])" office:value-type="float" office:value="-0.916074" calcext:value-type="float">
            <text:p>-0.9160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47];-[.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606" calcext:value-type="float">
            <text:p>0.973606</text:p>
          </table:table-cell>
          <table:table-cell table:number-columns-repeated="3"/>
          <table:table-cell office:value-type="float" office:value="1.983987" calcext:value-type="float">
            <text:p>1.983987</text:p>
          </table:table-cell>
          <table:table-cell table:number-columns-repeated="3"/>
          <table:table-cell table:formula="of:=SUM([.A48];-[.E48])" office:value-type="float" office:value="-1.010381" calcext:value-type="float">
            <text:p>-1.0103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49];-[.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489" calcext:value-type="float">
            <text:p>1.005489</text:p>
          </table:table-cell>
          <table:table-cell table:number-columns-repeated="3"/>
          <table:table-cell office:value-type="float" office:value="1.476659" calcext:value-type="float">
            <text:p>1.476659</text:p>
          </table:table-cell>
          <table:table-cell table:number-columns-repeated="3"/>
          <table:table-cell table:formula="of:=SUM([.A50];-[.E50])" office:value-type="float" office:value="-0.47117" calcext:value-type="float">
            <text:p>-0.471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51];-[.E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68" calcext:value-type="float">
            <text:p>0.81968</text:p>
          </table:table-cell>
          <table:table-cell table:number-columns-repeated="3"/>
          <table:table-cell office:value-type="float" office:value="1.838745" calcext:value-type="float">
            <text:p>1.838745</text:p>
          </table:table-cell>
          <table:table-cell table:number-columns-repeated="3"/>
          <table:table-cell table:formula="of:=SUM([.A52];-[.E52])" office:value-type="float" office:value="-1.019065" calcext:value-type="float">
            <text:p>-1.0190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53];-[.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614" calcext:value-type="float">
            <text:p>0.615614</text:p>
          </table:table-cell>
          <table:table-cell table:number-columns-repeated="3"/>
          <table:table-cell office:value-type="float" office:value="2.307561" calcext:value-type="float">
            <text:p>2.307561</text:p>
          </table:table-cell>
          <table:table-cell table:number-columns-repeated="3"/>
          <table:table-cell table:formula="of:=SUM([.A54];-[.E54])" office:value-type="float" office:value="-1.691947" calcext:value-type="float">
            <text:p>-1.6919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55];-[.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53" calcext:value-type="float">
            <text:p>1.01253</text:p>
          </table:table-cell>
          <table:table-cell table:number-columns-repeated="3"/>
          <table:table-cell office:value-type="float" office:value="1.905955" calcext:value-type="float">
            <text:p>1.905955</text:p>
          </table:table-cell>
          <table:table-cell table:number-columns-repeated="3"/>
          <table:table-cell table:formula="of:=SUM([.A56];-[.E56])" office:value-type="float" office:value="-0.893425" calcext:value-type="float">
            <text:p>-0.8934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57];-[.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689" calcext:value-type="float">
            <text:p>1.032689</text:p>
          </table:table-cell>
          <table:table-cell table:number-columns-repeated="3"/>
          <table:table-cell office:value-type="float" office:value="1.406446" calcext:value-type="float">
            <text:p>1.406446</text:p>
          </table:table-cell>
          <table:table-cell table:number-columns-repeated="3"/>
          <table:table-cell table:formula="of:=SUM([.A58];-[.E58])" office:value-type="float" office:value="-0.373757" calcext:value-type="float">
            <text:p>-0.3737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59];-[.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7419" calcext:value-type="float">
            <text:p>0.677419</text:p>
          </table:table-cell>
          <table:table-cell table:number-columns-repeated="3"/>
          <table:table-cell office:value-type="float" office:value="2.188551" calcext:value-type="float">
            <text:p>2.188551</text:p>
          </table:table-cell>
          <table:table-cell table:number-columns-repeated="3"/>
          <table:table-cell table:formula="of:=SUM([.A60];-[.E60])" office:value-type="float" office:value="-1.511132" calcext:value-type="float">
            <text:p>-1.5111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61];-[.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3811" calcext:value-type="float">
            <text:p>0.933811</text:p>
          </table:table-cell>
          <table:table-cell table:number-columns-repeated="3"/>
          <table:table-cell office:value-type="float" office:value="2.02904" calcext:value-type="float">
            <text:p>2.02904</text:p>
          </table:table-cell>
          <table:table-cell table:number-columns-repeated="3"/>
          <table:table-cell table:formula="of:=SUM([.A62];-[.E62])" office:value-type="float" office:value="-1.095229" calcext:value-type="float">
            <text:p>-1.0952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63];-[.E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795" calcext:value-type="float">
            <text:p>0.928795</text:p>
          </table:table-cell>
          <table:table-cell table:number-columns-repeated="3"/>
          <table:table-cell office:value-type="float" office:value="1.841079" calcext:value-type="float">
            <text:p>1.841079</text:p>
          </table:table-cell>
          <table:table-cell table:number-columns-repeated="3"/>
          <table:table-cell table:formula="of:=SUM([.A64];-[.E64])" office:value-type="float" office:value="-0.912284" calcext:value-type="float">
            <text:p>-0.9122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65];-[.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207" calcext:value-type="float">
            <text:p>0.899207</text:p>
          </table:table-cell>
          <table:table-cell table:number-columns-repeated="3"/>
          <table:table-cell office:value-type="float" office:value="1.999835" calcext:value-type="float">
            <text:p>1.999835</text:p>
          </table:table-cell>
          <table:table-cell table:number-columns-repeated="3"/>
          <table:table-cell table:formula="of:=SUM([.A66];-[.E66])" office:value-type="float" office:value="-1.100628" calcext:value-type="float">
            <text:p>-1.1006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67];-[.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4444" calcext:value-type="float">
            <text:p>1.014444</text:p>
          </table:table-cell>
          <table:table-cell table:number-columns-repeated="3"/>
          <table:table-cell office:value-type="float" office:value="1.736905" calcext:value-type="float">
            <text:p>1.736905</text:p>
          </table:table-cell>
          <table:table-cell table:number-columns-repeated="3"/>
          <table:table-cell table:formula="of:=SUM([.A68];-[.E68])" office:value-type="float" office:value="-0.722461" calcext:value-type="float">
            <text:p>-0.7224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69];-[.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229" calcext:value-type="float">
            <text:p>0.996229</text:p>
          </table:table-cell>
          <table:table-cell table:number-columns-repeated="3"/>
          <table:table-cell office:value-type="float" office:value="3.428661" calcext:value-type="float">
            <text:p>3.428661</text:p>
          </table:table-cell>
          <table:table-cell table:number-columns-repeated="3"/>
          <table:table-cell table:formula="of:=SUM([.A70];-[.E70])" office:value-type="float" office:value="-2.432432" calcext:value-type="float">
            <text:p>-2.4324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71];-[.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82" calcext:value-type="float">
            <text:p>2.95082</text:p>
          </table:table-cell>
          <table:table-cell table:number-columns-repeated="3"/>
          <table:table-cell office:value-type="float" office:value="3.754098" calcext:value-type="float">
            <text:p>3.754098</text:p>
          </table:table-cell>
          <table:table-cell table:number-columns-repeated="3"/>
          <table:table-cell table:formula="of:=SUM([.A72];-[.E72])" office:value-type="float" office:value="-0.803278" calcext:value-type="float">
            <text:p>-0.80327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73];-[.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912" calcext:value-type="float">
            <text:p>1.447912</text:p>
          </table:table-cell>
          <table:table-cell table:number-columns-repeated="3"/>
          <table:table-cell office:value-type="float" office:value="2.898926" calcext:value-type="float">
            <text:p>2.898926</text:p>
          </table:table-cell>
          <table:table-cell table:number-columns-repeated="3"/>
          <table:table-cell table:formula="of:=SUM([.A74];-[.E74])" office:value-type="float" office:value="-1.451014" calcext:value-type="float">
            <text:p>-1.4510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75];-[.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665" calcext:value-type="float">
            <text:p>1.031665</text:p>
          </table:table-cell>
          <table:table-cell table:number-columns-repeated="3"/>
          <table:table-cell office:value-type="float" office:value="3.439515" calcext:value-type="float">
            <text:p>3.439515</text:p>
          </table:table-cell>
          <table:table-cell table:number-columns-repeated="3"/>
          <table:table-cell table:formula="of:=SUM([.A76];-[.E76])" office:value-type="float" office:value="-2.40785" calcext:value-type="float">
            <text:p>-2.4078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77];-[.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013" calcext:value-type="float">
            <text:p>1.198013</text:p>
          </table:table-cell>
          <table:table-cell table:number-columns-repeated="3"/>
          <table:table-cell office:value-type="float" office:value="3.320199" calcext:value-type="float">
            <text:p>3.320199</text:p>
          </table:table-cell>
          <table:table-cell table:number-columns-repeated="3"/>
          <table:table-cell table:formula="of:=SUM([.A78];-[.E78])" office:value-type="float" office:value="-2.122186" calcext:value-type="float">
            <text:p>-2.12218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79];-[.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7751" calcext:value-type="float">
            <text:p>1.137751</text:p>
          </table:table-cell>
          <table:table-cell table:number-columns-repeated="3"/>
          <table:table-cell office:value-type="float" office:value="3.389448" calcext:value-type="float">
            <text:p>3.389448</text:p>
          </table:table-cell>
          <table:table-cell table:number-columns-repeated="3"/>
          <table:table-cell table:formula="of:=SUM([.A80];-[.E80])" office:value-type="float" office:value="-2.251697" calcext:value-type="float">
            <text:p>-2.2516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81];-[.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428" calcext:value-type="float">
            <text:p>1.096428</text:p>
          </table:table-cell>
          <table:table-cell table:number-columns-repeated="3"/>
          <table:table-cell office:value-type="float" office:value="3.361253" calcext:value-type="float">
            <text:p>3.361253</text:p>
          </table:table-cell>
          <table:table-cell table:number-columns-repeated="3"/>
          <table:table-cell table:formula="of:=SUM([.A82];-[.E82])" office:value-type="float" office:value="-2.264825" calcext:value-type="float">
            <text:p>-2.2648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83];-[.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3795" calcext:value-type="float">
            <text:p>1.273795</text:p>
          </table:table-cell>
          <table:table-cell table:number-columns-repeated="3"/>
          <table:table-cell office:value-type="float" office:value="2.491945" calcext:value-type="float">
            <text:p>2.491945</text:p>
          </table:table-cell>
          <table:table-cell table:number-columns-repeated="3"/>
          <table:table-cell table:formula="of:=SUM([.A84];-[.E84])" office:value-type="float" office:value="-1.21815" calcext:value-type="float">
            <text:p>-1.218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85];-[.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3173" calcext:value-type="float">
            <text:p>1.143173</text:p>
          </table:table-cell>
          <table:table-cell table:number-columns-repeated="3"/>
          <table:table-cell office:value-type="float" office:value="3.055228" calcext:value-type="float">
            <text:p>3.055228</text:p>
          </table:table-cell>
          <table:table-cell table:number-columns-repeated="3"/>
          <table:table-cell table:formula="of:=SUM([.A86];-[.E86])" office:value-type="float" office:value="-1.912055" calcext:value-type="float">
            <text:p>-1.9120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87];-[.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201" calcext:value-type="float">
            <text:p>0.696201</text:p>
          </table:table-cell>
          <table:table-cell table:number-columns-repeated="3"/>
          <table:table-cell office:value-type="float" office:value="4.203972" calcext:value-type="float">
            <text:p>4.203972</text:p>
          </table:table-cell>
          <table:table-cell table:number-columns-repeated="3"/>
          <table:table-cell table:formula="of:=SUM([.A88];-[.E88])" office:value-type="float" office:value="-3.507771" calcext:value-type="float">
            <text:p>-3.5077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89];-[.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72" calcext:value-type="float">
            <text:p>1.09672</text:p>
          </table:table-cell>
          <table:table-cell table:number-columns-repeated="3"/>
          <table:table-cell office:value-type="float" office:value="3.279459" calcext:value-type="float">
            <text:p>3.279459</text:p>
          </table:table-cell>
          <table:table-cell table:number-columns-repeated="3"/>
          <table:table-cell table:formula="of:=SUM([.A90];-[.E90])" office:value-type="float" office:value="-2.182739" calcext:value-type="float">
            <text:p>-2.1827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91];-[.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835" calcext:value-type="float">
            <text:p>1.366835</text:p>
          </table:table-cell>
          <table:table-cell table:number-columns-repeated="3"/>
          <table:table-cell office:value-type="float" office:value="2.13887" calcext:value-type="float">
            <text:p>2.13887</text:p>
          </table:table-cell>
          <table:table-cell table:number-columns-repeated="3"/>
          <table:table-cell table:formula="of:=SUM([.A92];-[.E92])" office:value-type="float" office:value="-0.772035" calcext:value-type="float">
            <text:p>-0.7720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93];-[.E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507" calcext:value-type="float">
            <text:p>0.84507</text:p>
          </table:table-cell>
          <table:table-cell table:number-columns-repeated="3"/>
          <table:table-cell office:value-type="float" office:value="3.836892" calcext:value-type="float">
            <text:p>3.836892</text:p>
          </table:table-cell>
          <table:table-cell table:number-columns-repeated="3"/>
          <table:table-cell table:formula="of:=SUM([.A94];-[.E94])" office:value-type="float" office:value="-2.991822" calcext:value-type="float">
            <text:p>-2.9918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95];-[.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71" calcext:value-type="float">
            <text:p>1.21271</text:p>
          </table:table-cell>
          <table:table-cell table:number-columns-repeated="3"/>
          <table:table-cell office:value-type="float" office:value="3.430134" calcext:value-type="float">
            <text:p>3.430134</text:p>
          </table:table-cell>
          <table:table-cell table:number-columns-repeated="3"/>
          <table:table-cell table:formula="of:=SUM([.A96];-[.E96])" office:value-type="float" office:value="-2.217424" calcext:value-type="float">
            <text:p>-2.2174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97];-[.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721" calcext:value-type="float">
            <text:p>1.169721</text:p>
          </table:table-cell>
          <table:table-cell table:number-columns-repeated="3"/>
          <table:table-cell office:value-type="float" office:value="3.164913" calcext:value-type="float">
            <text:p>3.164913</text:p>
          </table:table-cell>
          <table:table-cell table:number-columns-repeated="3"/>
          <table:table-cell table:formula="of:=SUM([.A98];-[.E98])" office:value-type="float" office:value="-1.995192" calcext:value-type="float">
            <text:p>-1.9951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99];-[.E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993" calcext:value-type="float">
            <text:p>1.096993</text:p>
          </table:table-cell>
          <table:table-cell table:number-columns-repeated="3"/>
          <table:table-cell office:value-type="float" office:value="3.402346" calcext:value-type="float">
            <text:p>3.402346</text:p>
          </table:table-cell>
          <table:table-cell table:number-columns-repeated="3"/>
          <table:table-cell table:formula="of:=SUM([.A100];-[.E100])" office:value-type="float" office:value="-2.305353" calcext:value-type="float">
            <text:p>-2.3053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01];-[.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394" calcext:value-type="float">
            <text:p>1.169394</text:p>
          </table:table-cell>
          <table:table-cell table:number-columns-repeated="3"/>
          <table:table-cell office:value-type="float" office:value="2.989487" calcext:value-type="float">
            <text:p>2.989487</text:p>
          </table:table-cell>
          <table:table-cell table:number-columns-repeated="3"/>
          <table:table-cell table:formula="of:=SUM([.A102];-[.E102])" office:value-type="float" office:value="-1.820093" calcext:value-type="float">
            <text:p>-1.8200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03];-[.E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322" calcext:value-type="float">
            <text:p>1.368322</text:p>
          </table:table-cell>
          <table:table-cell table:number-columns-repeated="3"/>
          <table:table-cell office:value-type="float" office:value="6.372093" calcext:value-type="float">
            <text:p>6.372093</text:p>
          </table:table-cell>
          <table:table-cell table:number-columns-repeated="3"/>
          <table:table-cell table:formula="of:=SUM([.A104];-[.E104])" office:value-type="float" office:value="-5.003771" calcext:value-type="float">
            <text:p>-5.0037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05];-[.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525" calcext:value-type="float">
            <text:p>1.688525</text:p>
          </table:table-cell>
          <table:table-cell table:number-columns-repeated="3"/>
          <table:table-cell office:value-type="float" office:value="6.901639" calcext:value-type="float">
            <text:p>6.901639</text:p>
          </table:table-cell>
          <table:table-cell table:number-columns-repeated="3"/>
          <table:table-cell table:formula="of:=SUM([.A106];-[.E106])" office:value-type="float" office:value="-5.213114" calcext:value-type="float">
            <text:p>-5.2131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07];-[.E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7578" calcext:value-type="float">
            <text:p>1.887578</text:p>
          </table:table-cell>
          <table:table-cell table:number-columns-repeated="3"/>
          <table:table-cell office:value-type="float" office:value="5.829832" calcext:value-type="float">
            <text:p>5.829832</text:p>
          </table:table-cell>
          <table:table-cell table:number-columns-repeated="3"/>
          <table:table-cell table:formula="of:=SUM([.A108];-[.E108])" office:value-type="float" office:value="-3.942254" calcext:value-type="float">
            <text:p>-3.9422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09];-[.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5229" calcext:value-type="float">
            <text:p>1.335229</text:p>
          </table:table-cell>
          <table:table-cell table:number-columns-repeated="3"/>
          <table:table-cell office:value-type="float" office:value="6.369738" calcext:value-type="float">
            <text:p>6.369738</text:p>
          </table:table-cell>
          <table:table-cell table:number-columns-repeated="3"/>
          <table:table-cell table:formula="of:=SUM([.A110];-[.E110])" office:value-type="float" office:value="-5.034509" calcext:value-type="float">
            <text:p>-5.0345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11];-[.E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7219" calcext:value-type="float">
            <text:p>1.717219</text:p>
          </table:table-cell>
          <table:table-cell table:number-columns-repeated="3"/>
          <table:table-cell office:value-type="float" office:value="6.662251" calcext:value-type="float">
            <text:p>6.662251</text:p>
          </table:table-cell>
          <table:table-cell table:number-columns-repeated="3"/>
          <table:table-cell table:formula="of:=SUM([.A112];-[.E112])" office:value-type="float" office:value="-4.945032" calcext:value-type="float">
            <text:p>-4.9450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13];-[.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9611" calcext:value-type="float">
            <text:p>1.509611</text:p>
          </table:table-cell>
          <table:table-cell table:number-columns-repeated="3"/>
          <table:table-cell office:value-type="float" office:value="7.04908" calcext:value-type="float">
            <text:p>7.04908</text:p>
          </table:table-cell>
          <table:table-cell table:number-columns-repeated="3"/>
          <table:table-cell table:formula="of:=SUM([.A114];-[.E114])" office:value-type="float" office:value="-5.539469" calcext:value-type="float">
            <text:p>-5.5394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15];-[.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2043" calcext:value-type="float">
            <text:p>1.332043</text:p>
          </table:table-cell>
          <table:table-cell table:number-columns-repeated="3"/>
          <table:table-cell office:value-type="float" office:value="6.358086" calcext:value-type="float">
            <text:p>6.358086</text:p>
          </table:table-cell>
          <table:table-cell table:number-columns-repeated="3"/>
          <table:table-cell table:formula="of:=SUM([.A116];-[.E116])" office:value-type="float" office:value="-5.026043" calcext:value-type="float">
            <text:p>-5.0260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17];-[.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439" calcext:value-type="float">
            <text:p>1.655439</text:p>
          </table:table-cell>
          <table:table-cell table:number-columns-repeated="3"/>
          <table:table-cell office:value-type="float" office:value="5.370942" calcext:value-type="float">
            <text:p>5.370942</text:p>
          </table:table-cell>
          <table:table-cell table:number-columns-repeated="3"/>
          <table:table-cell table:formula="of:=SUM([.A118];-[.E118])" office:value-type="float" office:value="-3.715503" calcext:value-type="float">
            <text:p>-3.7155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19];-[.E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3838" calcext:value-type="float">
            <text:p>1.363838</text:p>
          </table:table-cell>
          <table:table-cell table:number-columns-repeated="3"/>
          <table:table-cell office:value-type="float" office:value="5.800738" calcext:value-type="float">
            <text:p>5.800738</text:p>
          </table:table-cell>
          <table:table-cell table:number-columns-repeated="3"/>
          <table:table-cell table:formula="of:=SUM([.A120];-[.E120])" office:value-type="float" office:value="-4.4369" calcext:value-type="float">
            <text:p>-4.43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21];-[.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8055" calcext:value-type="float">
            <text:p>1.148055</text:p>
          </table:table-cell>
          <table:table-cell table:number-columns-repeated="3"/>
          <table:table-cell office:value-type="float" office:value="8.021235" calcext:value-type="float">
            <text:p>8.021235</text:p>
          </table:table-cell>
          <table:table-cell table:number-columns-repeated="3"/>
          <table:table-cell table:formula="of:=SUM([.A122];-[.E122])" office:value-type="float" office:value="-6.87318" calcext:value-type="float">
            <text:p>-6.873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23];-[.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2498" calcext:value-type="float">
            <text:p>1.422498</text:p>
          </table:table-cell>
          <table:table-cell table:number-columns-repeated="3"/>
          <table:table-cell office:value-type="float" office:value="6.602562" calcext:value-type="float">
            <text:p>6.602562</text:p>
          </table:table-cell>
          <table:table-cell table:number-columns-repeated="3"/>
          <table:table-cell table:formula="of:=SUM([.A124];-[.E124])" office:value-type="float" office:value="-5.180064" calcext:value-type="float">
            <text:p>-5.1800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25];-[.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5421" calcext:value-type="float">
            <text:p>1.605421</text:p>
          </table:table-cell>
          <table:table-cell table:number-columns-repeated="3"/>
          <table:table-cell office:value-type="float" office:value="4.145866" calcext:value-type="float">
            <text:p>4.145866</text:p>
          </table:table-cell>
          <table:table-cell table:number-columns-repeated="3"/>
          <table:table-cell table:formula="of:=SUM([.A126];-[.E126])" office:value-type="float" office:value="-2.540445" calcext:value-type="float">
            <text:p>-2.54044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27];-[.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6924" calcext:value-type="float">
            <text:p>1.266924</text:p>
          </table:table-cell>
          <table:table-cell table:number-columns-repeated="3"/>
          <table:table-cell office:value-type="float" office:value="7.198319" calcext:value-type="float">
            <text:p>7.198319</text:p>
          </table:table-cell>
          <table:table-cell table:number-columns-repeated="3"/>
          <table:table-cell table:formula="of:=SUM([.A128];-[.E128])" office:value-type="float" office:value="-5.931395" calcext:value-type="float">
            <text:p>-5.9313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29];-[.E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9911" calcext:value-type="float">
            <text:p>1.489911</text:p>
          </table:table-cell>
          <table:table-cell table:number-columns-repeated="3"/>
          <table:table-cell office:value-type="float" office:value="6.351688" calcext:value-type="float">
            <text:p>6.351688</text:p>
          </table:table-cell>
          <table:table-cell table:number-columns-repeated="3"/>
          <table:table-cell table:formula="of:=SUM([.A130];-[.E130])" office:value-type="float" office:value="-4.861777" calcext:value-type="float">
            <text:p>-4.8617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31];-[.E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374" calcext:value-type="float">
            <text:p>1.44374</text:p>
          </table:table-cell>
          <table:table-cell table:number-columns-repeated="3"/>
          <table:table-cell office:value-type="float" office:value="6.30586" calcext:value-type="float">
            <text:p>6.30586</text:p>
          </table:table-cell>
          <table:table-cell table:number-columns-repeated="3"/>
          <table:table-cell table:formula="of:=SUM([.A132];-[.E132])" office:value-type="float" office:value="-4.86212" calcext:value-type="float">
            <text:p>-4.862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33];-[.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955" calcext:value-type="float">
            <text:p>1.485955</text:p>
          </table:table-cell>
          <table:table-cell table:number-columns-repeated="3"/>
          <table:table-cell office:value-type="float" office:value="6.462657" calcext:value-type="float">
            <text:p>6.462657</text:p>
          </table:table-cell>
          <table:table-cell table:number-columns-repeated="3"/>
          <table:table-cell table:formula="of:=SUM([.A134];-[.E134])" office:value-type="float" office:value="-4.976702" calcext:value-type="float">
            <text:p>-4.9767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35];-[.E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8189" calcext:value-type="float">
            <text:p>1.788189</text:p>
          </table:table-cell>
          <table:table-cell table:number-columns-repeated="3"/>
          <table:table-cell office:value-type="float" office:value="5.69787" calcext:value-type="float">
            <text:p>5.69787</text:p>
          </table:table-cell>
          <table:table-cell table:number-columns-repeated="3"/>
          <table:table-cell table:formula="of:=SUM([.A136];-[.E136])" office:value-type="float" office:value="-3.909681" calcext:value-type="float">
            <text:p>-3.9096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37];-[.E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584" calcext:value-type="float">
            <text:p>0.881584</text:p>
          </table:table-cell>
          <table:table-cell table:number-columns-repeated="3"/>
          <table:table-cell office:value-type="float" office:value="1.167945" calcext:value-type="float">
            <text:p>1.167945</text:p>
          </table:table-cell>
          <table:table-cell table:number-columns-repeated="3"/>
          <table:table-cell table:formula="of:=SUM([.A138];-[.E138])" office:value-type="float" office:value="-0.286361" calcext:value-type="float">
            <text:p>-0.2863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39];-[.E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967" calcext:value-type="float">
            <text:p>1.081967</text:p>
          </table:table-cell>
          <table:table-cell table:number-columns-repeated="3"/>
          <table:table-cell office:value-type="float" office:value="1.278689" calcext:value-type="float">
            <text:p>1.278689</text:p>
          </table:table-cell>
          <table:table-cell table:number-columns-repeated="3"/>
          <table:table-cell table:formula="of:=SUM([.A140];-[.E140])" office:value-type="float" office:value="-0.196722" calcext:value-type="float">
            <text:p>-0.1967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41];-[.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722" calcext:value-type="float">
            <text:p>0.967722</text:p>
          </table:table-cell>
          <table:table-cell table:number-columns-repeated="3"/>
          <table:table-cell office:value-type="float" office:value="1.131652" calcext:value-type="float">
            <text:p>1.131652</text:p>
          </table:table-cell>
          <table:table-cell table:number-columns-repeated="3"/>
          <table:table-cell table:formula="of:=SUM([.A142];-[.E142])" office:value-type="float" office:value="-0.16393" calcext:value-type="float">
            <text:p>-0.163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43];-[.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4418" calcext:value-type="float">
            <text:p>1.054418</text:p>
          </table:table-cell>
          <table:table-cell table:number-columns-repeated="3"/>
          <table:table-cell office:value-type="float" office:value="1.174441" calcext:value-type="float">
            <text:p>1.174441</text:p>
          </table:table-cell>
          <table:table-cell table:number-columns-repeated="3"/>
          <table:table-cell table:formula="of:=SUM([.A144];-[.E144])" office:value-type="float" office:value="-0.120023" calcext:value-type="float">
            <text:p>-0.1200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45];-[.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377" calcext:value-type="float">
            <text:p>0.893377</text:p>
          </table:table-cell>
          <table:table-cell table:number-columns-repeated="3"/>
          <table:table-cell office:value-type="float" office:value="1.170861" calcext:value-type="float">
            <text:p>1.170861</text:p>
          </table:table-cell>
          <table:table-cell table:number-columns-repeated="3"/>
          <table:table-cell table:formula="of:=SUM([.A146];-[.E146])" office:value-type="float" office:value="-0.277484" calcext:value-type="float">
            <text:p>-0.2774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47];-[.E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767" calcext:value-type="float">
            <text:p>0.945767</text:p>
          </table:table-cell>
          <table:table-cell table:number-columns-repeated="3"/>
          <table:table-cell office:value-type="float" office:value="1.166544" calcext:value-type="float">
            <text:p>1.166544</text:p>
          </table:table-cell>
          <table:table-cell table:number-columns-repeated="3"/>
          <table:table-cell table:formula="of:=SUM([.A148];-[.E148])" office:value-type="float" office:value="-0.220777" calcext:value-type="float">
            <text:p>-0.2207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49];-[.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46" calcext:value-type="float">
            <text:p>0.94246</text:p>
          </table:table-cell>
          <table:table-cell table:number-columns-repeated="3"/>
          <table:table-cell office:value-type="float" office:value="1.171388" calcext:value-type="float">
            <text:p>1.171388</text:p>
          </table:table-cell>
          <table:table-cell table:number-columns-repeated="3"/>
          <table:table-cell table:formula="of:=SUM([.A150];-[.E150])" office:value-type="float" office:value="-0.228928" calcext:value-type="float">
            <text:p>-0.2289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51];-[.E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979" calcext:value-type="float">
            <text:p>0.992979</text:p>
          </table:table-cell>
          <table:table-cell table:number-columns-repeated="3"/>
          <table:table-cell office:value-type="float" office:value="1.078848" calcext:value-type="float">
            <text:p>1.078848</text:p>
          </table:table-cell>
          <table:table-cell table:number-columns-repeated="3"/>
          <table:table-cell table:formula="of:=SUM([.A152];-[.E152])" office:value-type="float" office:value="-0.0858690000000001" calcext:value-type="float">
            <text:p>-0.0858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53];-[.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673" calcext:value-type="float">
            <text:p>0.881673</text:p>
          </table:table-cell>
          <table:table-cell table:number-columns-repeated="3"/>
          <table:table-cell office:value-type="float" office:value="1.16556" calcext:value-type="float">
            <text:p>1.16556</text:p>
          </table:table-cell>
          <table:table-cell table:number-columns-repeated="3"/>
          <table:table-cell table:formula="of:=SUM([.A154];-[.E154])" office:value-type="float" office:value="-0.283887" calcext:value-type="float">
            <text:p>-0.2838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55];-[.E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52" calcext:value-type="float">
            <text:p>0.73252</text:p>
          </table:table-cell>
          <table:table-cell table:number-columns-repeated="3"/>
          <table:table-cell office:value-type="float" office:value="1.294735" calcext:value-type="float">
            <text:p>1.294735</text:p>
          </table:table-cell>
          <table:table-cell table:number-columns-repeated="3"/>
          <table:table-cell table:formula="of:=SUM([.A156];-[.E156])" office:value-type="float" office:value="-0.562215" calcext:value-type="float">
            <text:p>-0.5622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57];-[.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477" calcext:value-type="float">
            <text:p>0.870477</text:p>
          </table:table-cell>
          <table:table-cell table:number-columns-repeated="3"/>
          <table:table-cell office:value-type="float" office:value="1.169506" calcext:value-type="float">
            <text:p>1.169506</text:p>
          </table:table-cell>
          <table:table-cell table:number-columns-repeated="3"/>
          <table:table-cell table:formula="of:=SUM([.A158];-[.E158])" office:value-type="float" office:value="-0.299029" calcext:value-type="float">
            <text:p>-0.2990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59];-[.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06" calcext:value-type="float">
            <text:p>0.98306</text:p>
          </table:table-cell>
          <table:table-cell table:number-columns-repeated="3"/>
          <table:table-cell office:value-type="float" office:value="1.076019" calcext:value-type="float">
            <text:p>1.076019</text:p>
          </table:table-cell>
          <table:table-cell table:number-columns-repeated="3"/>
          <table:table-cell table:formula="of:=SUM([.A160];-[.E160])" office:value-type="float" office:value="-0.092959" calcext:value-type="float">
            <text:p>-0.0929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61];-[.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077" calcext:value-type="float">
            <text:p>0.830077</text:p>
          </table:table-cell>
          <table:table-cell table:number-columns-repeated="3"/>
          <table:table-cell office:value-type="float" office:value="1.205361" calcext:value-type="float">
            <text:p>1.205361</text:p>
          </table:table-cell>
          <table:table-cell table:number-columns-repeated="3"/>
          <table:table-cell table:formula="of:=SUM([.A162];-[.E162])" office:value-type="float" office:value="-0.375284" calcext:value-type="float">
            <text:p>-0.3752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63];-[.E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033" calcext:value-type="float">
            <text:p>0.841033</text:p>
          </table:table-cell>
          <table:table-cell table:number-columns-repeated="3"/>
          <table:table-cell office:value-type="float" office:value="1.180275" calcext:value-type="float">
            <text:p>1.180275</text:p>
          </table:table-cell>
          <table:table-cell table:number-columns-repeated="3"/>
          <table:table-cell table:formula="of:=SUM([.A164];-[.E164])" office:value-type="float" office:value="-0.339242" calcext:value-type="float">
            <text:p>-0.3392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65];-[.E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03" calcext:value-type="float">
            <text:p>0.9003</text:p>
          </table:table-cell>
          <table:table-cell table:number-columns-repeated="3"/>
          <table:table-cell office:value-type="float" office:value="1.158921" calcext:value-type="float">
            <text:p>1.158921</text:p>
          </table:table-cell>
          <table:table-cell table:number-columns-repeated="3"/>
          <table:table-cell table:formula="of:=SUM([.A166];-[.E166])" office:value-type="float" office:value="-0.258621" calcext:value-type="float">
            <text:p>-0.2586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67];-[.E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767" calcext:value-type="float">
            <text:p>0.853767</text:p>
          </table:table-cell>
          <table:table-cell table:number-columns-repeated="3"/>
          <table:table-cell office:value-type="float" office:value="1.169366" calcext:value-type="float">
            <text:p>1.169366</text:p>
          </table:table-cell>
          <table:table-cell table:number-columns-repeated="3"/>
          <table:table-cell table:formula="of:=SUM([.A168];-[.E168])" office:value-type="float" office:value="-0.315599" calcext:value-type="float">
            <text:p>-0.3155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69];-[.E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7324" calcext:value-type="float">
            <text:p>0.927324</text:p>
          </table:table-cell>
          <table:table-cell table:number-columns-repeated="3"/>
          <table:table-cell office:value-type="float" office:value="1.123412" calcext:value-type="float">
            <text:p>1.123412</text:p>
          </table:table-cell>
          <table:table-cell table:number-columns-repeated="3"/>
          <table:table-cell table:formula="of:=SUM([.A170];-[.E170])" office:value-type="float" office:value="-0.196088" calcext:value-type="float">
            <text:p>-0.1960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71];-[.E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7102" calcext:value-type="float">
            <text:p>0.907102</text:p>
          </table:table-cell>
          <table:table-cell table:number-columns-repeated="3"/>
          <table:table-cell office:value-type="float" office:value="1.522313" calcext:value-type="float">
            <text:p>1.522313</text:p>
          </table:table-cell>
          <table:table-cell table:number-columns-repeated="3"/>
          <table:table-cell table:formula="of:=SUM([.A172];-[.E172])" office:value-type="float" office:value="-0.615211" calcext:value-type="float">
            <text:p>-0.6152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73];-[.E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672" calcext:value-type="float">
            <text:p>1.819672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174];-[.E174])" office:value-type="float" office:value="-0.016394" calcext:value-type="float">
            <text:p>-0.01639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75];-[.E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777" calcext:value-type="float">
            <text:p>1.231777</text:p>
          </table:table-cell>
          <table:table-cell table:number-columns-repeated="3"/>
          <table:table-cell office:value-type="float" office:value="1.469836" calcext:value-type="float">
            <text:p>1.469836</text:p>
          </table:table-cell>
          <table:table-cell table:number-columns-repeated="3"/>
          <table:table-cell table:formula="of:=SUM([.A176];-[.E176])" office:value-type="float" office:value="-0.238059" calcext:value-type="float">
            <text:p>-0.2380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77];-[.E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4805" calcext:value-type="float">
            <text:p>1.094805</text:p>
          </table:table-cell>
          <table:table-cell table:number-columns-repeated="3"/>
          <table:table-cell office:value-type="float" office:value="1.535267" calcext:value-type="float">
            <text:p>1.535267</text:p>
          </table:table-cell>
          <table:table-cell table:number-columns-repeated="3"/>
          <table:table-cell table:formula="of:=SUM([.A178];-[.E178])" office:value-type="float" office:value="-0.440462" calcext:value-type="float">
            <text:p>-0.4404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79];-[.E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94" calcext:value-type="float">
            <text:p>0.98394</text:p>
          </table:table-cell>
          <table:table-cell table:number-columns-repeated="3"/>
          <table:table-cell office:value-type="float" office:value="1.52947" calcext:value-type="float">
            <text:p>1.52947</text:p>
          </table:table-cell>
          <table:table-cell table:number-columns-repeated="3"/>
          <table:table-cell table:formula="of:=SUM([.A180];-[.E180])" office:value-type="float" office:value="-0.54553" calcext:value-type="float">
            <text:p>-0.545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81];-[.E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4683" calcext:value-type="float">
            <text:p>1.074683</text:p>
          </table:table-cell>
          <table:table-cell table:number-columns-repeated="3"/>
          <table:table-cell office:value-type="float" office:value="1.636074" calcext:value-type="float">
            <text:p>1.636074</text:p>
          </table:table-cell>
          <table:table-cell table:number-columns-repeated="3"/>
          <table:table-cell table:formula="of:=SUM([.A182];-[.E182])" office:value-type="float" office:value="-0.561391" calcext:value-type="float">
            <text:p>-0.5613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83];-[.E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5256" calcext:value-type="float">
            <text:p>1.115256</text:p>
          </table:table-cell>
          <table:table-cell table:number-columns-repeated="3"/>
          <table:table-cell office:value-type="float" office:value="1.536864" calcext:value-type="float">
            <text:p>1.536864</text:p>
          </table:table-cell>
          <table:table-cell table:number-columns-repeated="3"/>
          <table:table-cell table:formula="of:=SUM([.A184];-[.E184])" office:value-type="float" office:value="-0.421608" calcext:value-type="float">
            <text:p>-0.4216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85];-[.E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536" calcext:value-type="float">
            <text:p>1.042536</text:p>
          </table:table-cell>
          <table:table-cell table:number-columns-repeated="3"/>
          <table:table-cell office:value-type="float" office:value="1.399867" calcext:value-type="float">
            <text:p>1.399867</text:p>
          </table:table-cell>
          <table:table-cell table:number-columns-repeated="3"/>
          <table:table-cell table:formula="of:=SUM([.A186];-[.E186])" office:value-type="float" office:value="-0.357331" calcext:value-type="float">
            <text:p>-0.3573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87];-[.E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621" calcext:value-type="float">
            <text:p>0.915621</text:p>
          </table:table-cell>
          <table:table-cell table:number-columns-repeated="3"/>
          <table:table-cell office:value-type="float" office:value="1.516974" calcext:value-type="float">
            <text:p>1.516974</text:p>
          </table:table-cell>
          <table:table-cell table:number-columns-repeated="3"/>
          <table:table-cell table:formula="of:=SUM([.A188];-[.E188])" office:value-type="float" office:value="-0.601353" calcext:value-type="float">
            <text:p>-0.6013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89];-[.E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716" calcext:value-type="float">
            <text:p>0.748716</text:p>
          </table:table-cell>
          <table:table-cell table:number-columns-repeated="3"/>
          <table:table-cell office:value-type="float" office:value="1.898439" calcext:value-type="float">
            <text:p>1.898439</text:p>
          </table:table-cell>
          <table:table-cell table:number-columns-repeated="3"/>
          <table:table-cell table:formula="of:=SUM([.A190];-[.E190])" office:value-type="float" office:value="-1.149723" calcext:value-type="float">
            <text:p>-1.1497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91];-[.E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0376" calcext:value-type="float">
            <text:p>1.110376</text:p>
          </table:table-cell>
          <table:table-cell table:number-columns-repeated="3"/>
          <table:table-cell office:value-type="float" office:value="1.532592" calcext:value-type="float">
            <text:p>1.532592</text:p>
          </table:table-cell>
          <table:table-cell table:number-columns-repeated="3"/>
          <table:table-cell table:formula="of:=SUM([.A192];-[.E192])" office:value-type="float" office:value="-0.422216" calcext:value-type="float">
            <text:p>-0.4222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93];-[.E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4774" calcext:value-type="float">
            <text:p>1.064774</text:p>
          </table:table-cell>
          <table:table-cell table:number-columns-repeated="3"/>
          <table:table-cell office:value-type="float" office:value="1.302994" calcext:value-type="float">
            <text:p>1.302994</text:p>
          </table:table-cell>
          <table:table-cell table:number-columns-repeated="3"/>
          <table:table-cell table:formula="of:=SUM([.A194];-[.E194])" office:value-type="float" office:value="-0.23822" calcext:value-type="float">
            <text:p>-0.238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95];-[.E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155" calcext:value-type="float">
            <text:p>0.859155</text:p>
          </table:table-cell>
          <table:table-cell table:number-columns-repeated="3"/>
          <table:table-cell office:value-type="float" office:value="1.622217" calcext:value-type="float">
            <text:p>1.622217</text:p>
          </table:table-cell>
          <table:table-cell table:number-columns-repeated="3"/>
          <table:table-cell table:formula="of:=SUM([.A196];-[.E196])" office:value-type="float" office:value="-0.763062" calcext:value-type="float">
            <text:p>-0.7630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97];-[.E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841" calcext:value-type="float">
            <text:p>1.081841</text:p>
          </table:table-cell>
          <table:table-cell table:number-columns-repeated="3"/>
          <table:table-cell office:value-type="float" office:value="1.546483" calcext:value-type="float">
            <text:p>1.546483</text:p>
          </table:table-cell>
          <table:table-cell table:number-columns-repeated="3"/>
          <table:table-cell table:formula="of:=SUM([.A198];-[.E198])" office:value-type="float" office:value="-0.464642" calcext:value-type="float">
            <text:p>-0.4646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99];-[.E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865" calcext:value-type="float">
            <text:p>1.013865</text:p>
          </table:table-cell>
          <table:table-cell table:number-columns-repeated="3"/>
          <table:table-cell office:value-type="float" office:value="1.559326" calcext:value-type="float">
            <text:p>1.559326</text:p>
          </table:table-cell>
          <table:table-cell table:number-columns-repeated="3"/>
          <table:table-cell table:formula="of:=SUM([.A200];-[.E200])" office:value-type="float" office:value="-0.545461" calcext:value-type="float">
            <text:p>-0.5454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01];-[.E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5281" calcext:value-type="float">
            <text:p>1.025281</text:p>
          </table:table-cell>
          <table:table-cell table:number-columns-repeated="3"/>
          <table:table-cell office:value-type="float" office:value="1.572042" calcext:value-type="float">
            <text:p>1.572042</text:p>
          </table:table-cell>
          <table:table-cell table:number-columns-repeated="3"/>
          <table:table-cell table:formula="of:=SUM([.A202];-[.E202])" office:value-type="float" office:value="-0.546761" calcext:value-type="float">
            <text:p>-0.5467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03];-[.E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108" calcext:value-type="float">
            <text:p>1.085108</text:p>
          </table:table-cell>
          <table:table-cell table:number-columns-repeated="3"/>
          <table:table-cell office:value-type="float" office:value="1.514489" calcext:value-type="float">
            <text:p>1.514489</text:p>
          </table:table-cell>
          <table:table-cell table:number-columns-repeated="3"/>
          <table:table-cell table:formula="of:=SUM([.A204];-[.E204])" office:value-type="float" office:value="-0.429381" calcext:value-type="float">
            <text:p>-0.4293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05];-[.E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857" calcext:value-type="float">
            <text:p>1.107857</text:p>
          </table:table-cell>
          <table:table-cell table:number-columns-repeated="3"/>
          <table:table-cell office:value-type="float" office:value="2.316405" calcext:value-type="float">
            <text:p>2.316405</text:p>
          </table:table-cell>
          <table:table-cell table:number-columns-repeated="3"/>
          <table:table-cell table:formula="of:=SUM([.A206];-[.E206])" office:value-type="float" office:value="-1.208548" calcext:value-type="float">
            <text:p>-1.2085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07];-[.E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8852" calcext:value-type="float">
            <text:p>2.868852</text:p>
          </table:table-cell>
          <table:table-cell table:number-columns-repeated="3"/>
          <table:table-cell office:value-type="float" office:value="3.180328" calcext:value-type="float">
            <text:p>3.180328</text:p>
          </table:table-cell>
          <table:table-cell table:number-columns-repeated="3"/>
          <table:table-cell table:formula="of:=SUM([.A208];-[.E208])" office:value-type="float" office:value="-0.311476" calcext:value-type="float">
            <text:p>-0.3114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09];-[.E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6032" calcext:value-type="float">
            <text:p>1.576032</text:p>
          </table:table-cell>
          <table:table-cell table:number-columns-repeated="3"/>
          <table:table-cell office:value-type="float" office:value="2.585426" calcext:value-type="float">
            <text:p>2.585426</text:p>
          </table:table-cell>
          <table:table-cell table:number-columns-repeated="3"/>
          <table:table-cell table:formula="of:=SUM([.A210];-[.E210])" office:value-type="float" office:value="-1.009394" calcext:value-type="float">
            <text:p>-1.00939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11];-[.E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2545" calcext:value-type="float">
            <text:p>1.172545</text:p>
          </table:table-cell>
          <table:table-cell table:number-columns-repeated="3"/>
          <table:table-cell office:value-type="float" office:value="2.307357" calcext:value-type="float">
            <text:p>2.307357</text:p>
          </table:table-cell>
          <table:table-cell table:number-columns-repeated="3"/>
          <table:table-cell table:formula="of:=SUM([.A212];-[.E212])" office:value-type="float" office:value="-1.134812" calcext:value-type="float">
            <text:p>-1.1348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13];-[.E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6887" calcext:value-type="float">
            <text:p>1.316887</text:p>
          </table:table-cell>
          <table:table-cell table:number-columns-repeated="3"/>
          <table:table-cell office:value-type="float" office:value="2.34553" calcext:value-type="float">
            <text:p>2.34553</text:p>
          </table:table-cell>
          <table:table-cell table:number-columns-repeated="3"/>
          <table:table-cell table:formula="of:=SUM([.A214];-[.E214])" office:value-type="float" office:value="-1.028643" calcext:value-type="float">
            <text:p>-1.0286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15];-[.E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7832" calcext:value-type="float">
            <text:p>1.217832</text:p>
          </table:table-cell>
          <table:table-cell table:number-columns-repeated="3"/>
          <table:table-cell office:value-type="float" office:value="2.697178" calcext:value-type="float">
            <text:p>2.697178</text:p>
          </table:table-cell>
          <table:table-cell table:number-columns-repeated="3"/>
          <table:table-cell table:formula="of:=SUM([.A216];-[.E216])" office:value-type="float" office:value="-1.479346" calcext:value-type="float">
            <text:p>-1.4793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17];-[.E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2975" calcext:value-type="float">
            <text:p>1.232975</text:p>
          </table:table-cell>
          <table:table-cell table:number-columns-repeated="3"/>
          <table:table-cell office:value-type="float" office:value="2.308112" calcext:value-type="float">
            <text:p>2.308112</text:p>
          </table:table-cell>
          <table:table-cell table:number-columns-repeated="3"/>
          <table:table-cell table:formula="of:=SUM([.A218];-[.E218])" office:value-type="float" office:value="-1.075137" calcext:value-type="float">
            <text:p>-1.0751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19];-[.E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599" calcext:value-type="float">
            <text:p>1.296599</text:p>
          </table:table-cell>
          <table:table-cell table:number-columns-repeated="3"/>
          <table:table-cell office:value-type="float" office:value="2.282737" calcext:value-type="float">
            <text:p>2.282737</text:p>
          </table:table-cell>
          <table:table-cell table:number-columns-repeated="3"/>
          <table:table-cell table:formula="of:=SUM([.A220];-[.E220])" office:value-type="float" office:value="-0.986138" calcext:value-type="float">
            <text:p>-0.9861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21];-[.E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3481" calcext:value-type="float">
            <text:p>1.293481</text:p>
          </table:table-cell>
          <table:table-cell table:number-columns-repeated="3"/>
          <table:table-cell office:value-type="float" office:value="2.307872" calcext:value-type="float">
            <text:p>2.307872</text:p>
          </table:table-cell>
          <table:table-cell table:number-columns-repeated="3"/>
          <table:table-cell table:formula="of:=SUM([.A222];-[.E222])" office:value-type="float" office:value="-1.014391" calcext:value-type="float">
            <text:p>-1.0143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23];-[.E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485" calcext:value-type="float">
            <text:p>0.828485</text:p>
          </table:table-cell>
          <table:table-cell table:number-columns-repeated="3"/>
          <table:table-cell office:value-type="float" office:value="3.313484" calcext:value-type="float">
            <text:p>3.313484</text:p>
          </table:table-cell>
          <table:table-cell table:number-columns-repeated="3"/>
          <table:table-cell table:formula="of:=SUM([.A224];-[.E224])" office:value-type="float" office:value="-2.484999" calcext:value-type="float">
            <text:p>-2.4849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25];-[.E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8939" calcext:value-type="float">
            <text:p>1.178939</text:p>
          </table:table-cell>
          <table:table-cell table:number-columns-repeated="3"/>
          <table:table-cell office:value-type="float" office:value="2.465437" calcext:value-type="float">
            <text:p>2.465437</text:p>
          </table:table-cell>
          <table:table-cell table:number-columns-repeated="3"/>
          <table:table-cell table:formula="of:=SUM([.A226];-[.E226])" office:value-type="float" office:value="-1.286498" calcext:value-type="float">
            <text:p>-1.2864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27];-[.E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0295" calcext:value-type="float">
            <text:p>1.380295</text:p>
          </table:table-cell>
          <table:table-cell table:number-columns-repeated="3"/>
          <table:table-cell office:value-type="float" office:value="1.949272" calcext:value-type="float">
            <text:p>1.949272</text:p>
          </table:table-cell>
          <table:table-cell table:number-columns-repeated="3"/>
          <table:table-cell table:formula="of:=SUM([.A228];-[.E228])" office:value-type="float" office:value="-0.568977" calcext:value-type="float">
            <text:p>-0.5689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29];-[.E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401" calcext:value-type="float">
            <text:p>1.018401</text:p>
          </table:table-cell>
          <table:table-cell table:number-columns-repeated="3"/>
          <table:table-cell office:value-type="float" office:value="2.520218" calcext:value-type="float">
            <text:p>2.520218</text:p>
          </table:table-cell>
          <table:table-cell table:number-columns-repeated="3"/>
          <table:table-cell table:formula="of:=SUM([.A230];-[.E230])" office:value-type="float" office:value="-1.501817" calcext:value-type="float">
            <text:p>-1.5018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31];-[.E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4505" calcext:value-type="float">
            <text:p>1.374505</text:p>
          </table:table-cell>
          <table:table-cell table:number-columns-repeated="3"/>
          <table:table-cell office:value-type="float" office:value="2.308127" calcext:value-type="float">
            <text:p>2.308127</text:p>
          </table:table-cell>
          <table:table-cell table:number-columns-repeated="3"/>
          <table:table-cell table:formula="of:=SUM([.A232];-[.E232])" office:value-type="float" office:value="-0.933622" calcext:value-type="float">
            <text:p>-0.9336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33];-[.E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7729" calcext:value-type="float">
            <text:p>1.197729</text:p>
          </table:table-cell>
          <table:table-cell table:number-columns-repeated="3"/>
          <table:table-cell office:value-type="float" office:value="2.527973" calcext:value-type="float">
            <text:p>2.527973</text:p>
          </table:table-cell>
          <table:table-cell table:number-columns-repeated="3"/>
          <table:table-cell table:formula="of:=SUM([.A234];-[.E234])" office:value-type="float" office:value="-1.330244" calcext:value-type="float">
            <text:p>-1.3302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35];-[.E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8929" calcext:value-type="float">
            <text:p>1.238929</text:p>
          </table:table-cell>
          <table:table-cell table:number-columns-repeated="3"/>
          <table:table-cell office:value-type="float" office:value="2.414574" calcext:value-type="float">
            <text:p>2.414574</text:p>
          </table:table-cell>
          <table:table-cell table:number-columns-repeated="3"/>
          <table:table-cell table:formula="of:=SUM([.A236];-[.E236])" office:value-type="float" office:value="-1.175645" calcext:value-type="float">
            <text:p>-1.17564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37];-[.E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8794" calcext:value-type="float">
            <text:p>1.208794</text:p>
          </table:table-cell>
          <table:table-cell table:number-columns-repeated="3"/>
          <table:table-cell office:value-type="float" office:value="2.435963" calcext:value-type="float">
            <text:p>2.435963</text:p>
          </table:table-cell>
          <table:table-cell table:number-columns-repeated="3"/>
          <table:table-cell table:formula="of:=SUM([.A238];-[.E238])" office:value-type="float" office:value="-1.227169" calcext:value-type="float">
            <text:p>-1.2271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39];-[.E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5977" calcext:value-type="float">
            <text:p>1.395977</text:p>
          </table:table-cell>
          <table:table-cell table:number-columns-repeated="3"/>
          <table:table-cell office:value-type="float" office:value="3.967945" calcext:value-type="float">
            <text:p>3.967945</text:p>
          </table:table-cell>
          <table:table-cell table:number-columns-repeated="3"/>
          <table:table-cell table:formula="of:=SUM([.A240];-[.E240])" office:value-type="float" office:value="-2.571968" calcext:value-type="float">
            <text:p>-2.5719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41];-[.E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0492" calcext:value-type="float">
            <text:p>1.770492</text:p>
          </table:table-cell>
          <table:table-cell table:number-columns-repeated="3"/>
          <table:table-cell office:value-type="float" office:value="5.672131" calcext:value-type="float">
            <text:p>5.672131</text:p>
          </table:table-cell>
          <table:table-cell table:number-columns-repeated="3"/>
          <table:table-cell table:formula="of:=SUM([.A242];-[.E242])" office:value-type="float" office:value="-3.901639" calcext:value-type="float">
            <text:p>-3.9016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43];-[.E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8155" calcext:value-type="float">
            <text:p>1.908155</text:p>
          </table:table-cell>
          <table:table-cell table:number-columns-repeated="3"/>
          <table:table-cell office:value-type="float" office:value="5.152417" calcext:value-type="float">
            <text:p>5.152417</text:p>
          </table:table-cell>
          <table:table-cell table:number-columns-repeated="3"/>
          <table:table-cell table:formula="of:=SUM([.A244];-[.E244])" office:value-type="float" office:value="-3.244262" calcext:value-type="float">
            <text:p>-3.2442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45];-[.E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1445" calcext:value-type="float">
            <text:p>1.371445</text:p>
          </table:table-cell>
          <table:table-cell table:number-columns-repeated="3"/>
          <table:table-cell office:value-type="float" office:value="3.940842" calcext:value-type="float">
            <text:p>3.940842</text:p>
          </table:table-cell>
          <table:table-cell table:number-columns-repeated="3"/>
          <table:table-cell table:formula="of:=SUM([.A246];-[.E246])" office:value-type="float" office:value="-2.569397" calcext:value-type="float">
            <text:p>-2.5693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47];-[.E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6192" calcext:value-type="float">
            <text:p>1.746192</text:p>
          </table:table-cell>
          <table:table-cell table:number-columns-repeated="3"/>
          <table:table-cell office:value-type="float" office:value="4.506622" calcext:value-type="float">
            <text:p>4.506622</text:p>
          </table:table-cell>
          <table:table-cell table:number-columns-repeated="3"/>
          <table:table-cell table:formula="of:=SUM([.A248];-[.E248])" office:value-type="float" office:value="-2.76043" calcext:value-type="float">
            <text:p>-2.760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49];-[.E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1595" calcext:value-type="float">
            <text:p>1.621595</text:p>
          </table:table-cell>
          <table:table-cell table:number-columns-repeated="3"/>
          <table:table-cell office:value-type="float" office:value="5.16319" calcext:value-type="float">
            <text:p>5.16319</text:p>
          </table:table-cell>
          <table:table-cell table:number-columns-repeated="3"/>
          <table:table-cell table:formula="of:=SUM([.A250];-[.E250])" office:value-type="float" office:value="-3.541595" calcext:value-type="float">
            <text:p>-3.5415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51];-[.E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4978" calcext:value-type="float">
            <text:p>1.374978</text:p>
          </table:table-cell>
          <table:table-cell table:number-columns-repeated="3"/>
          <table:table-cell office:value-type="float" office:value="4.088158" calcext:value-type="float">
            <text:p>4.088158</text:p>
          </table:table-cell>
          <table:table-cell table:number-columns-repeated="3"/>
          <table:table-cell table:formula="of:=SUM([.A252];-[.E252])" office:value-type="float" office:value="-2.71318" calcext:value-type="float">
            <text:p>-2.713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53];-[.E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1352" calcext:value-type="float">
            <text:p>1.881352</text:p>
          </table:table-cell>
          <table:table-cell table:number-columns-repeated="3"/>
          <table:table-cell office:value-type="float" office:value="4.974957" calcext:value-type="float">
            <text:p>4.974957</text:p>
          </table:table-cell>
          <table:table-cell table:number-columns-repeated="3"/>
          <table:table-cell table:formula="of:=SUM([.A254];-[.E254])" office:value-type="float" office:value="-3.093605" calcext:value-type="float">
            <text:p>-3.0936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55];-[.E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4244" calcext:value-type="float">
            <text:p>1.454244</text:p>
          </table:table-cell>
          <table:table-cell table:number-columns-repeated="3"/>
          <table:table-cell office:value-type="float" office:value="4.160517" calcext:value-type="float">
            <text:p>4.160517</text:p>
          </table:table-cell>
          <table:table-cell table:number-columns-repeated="3"/>
          <table:table-cell table:formula="of:=SUM([.A256];-[.E256])" office:value-type="float" office:value="-2.706273" calcext:value-type="float">
            <text:p>-2.7062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57];-[.E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137" calcext:value-type="float">
            <text:p>1.156137</text:p>
          </table:table-cell>
          <table:table-cell table:number-columns-repeated="3"/>
          <table:table-cell office:value-type="float" office:value="6.528253" calcext:value-type="float">
            <text:p>6.528253</text:p>
          </table:table-cell>
          <table:table-cell table:number-columns-repeated="3"/>
          <table:table-cell table:formula="of:=SUM([.A258];-[.E258])" office:value-type="float" office:value="-5.372116" calcext:value-type="float">
            <text:p>-5.3721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59];-[.E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2754" calcext:value-type="float">
            <text:p>1.482754</text:p>
          </table:table-cell>
          <table:table-cell table:number-columns-repeated="3"/>
          <table:table-cell office:value-type="float" office:value="4.841335" calcext:value-type="float">
            <text:p>4.841335</text:p>
          </table:table-cell>
          <table:table-cell table:number-columns-repeated="3"/>
          <table:table-cell table:formula="of:=SUM([.A260];-[.E260])" office:value-type="float" office:value="-3.358581" calcext:value-type="float">
            <text:p>-3.3585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61];-[.E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473" calcext:value-type="float">
            <text:p>1.759473</text:p>
          </table:table-cell>
          <table:table-cell table:number-columns-repeated="3"/>
          <table:table-cell office:value-type="float" office:value="4.012087" calcext:value-type="float">
            <text:p>4.012087</text:p>
          </table:table-cell>
          <table:table-cell table:number-columns-repeated="3"/>
          <table:table-cell table:formula="of:=SUM([.A262];-[.E262])" office:value-type="float" office:value="-2.252614" calcext:value-type="float">
            <text:p>-2.2526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63];-[.E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4184" calcext:value-type="float">
            <text:p>1.294184</text:p>
          </table:table-cell>
          <table:table-cell table:number-columns-repeated="3"/>
          <table:table-cell office:value-type="float" office:value="4.404134" calcext:value-type="float">
            <text:p>4.404134</text:p>
          </table:table-cell>
          <table:table-cell table:number-columns-repeated="3"/>
          <table:table-cell table:formula="of:=SUM([.A264];-[.E264])" office:value-type="float" office:value="-3.10995" calcext:value-type="float">
            <text:p>-3.109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65];-[.E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4786" calcext:value-type="float">
            <text:p>1.544786</text:p>
          </table:table-cell>
          <table:table-cell table:number-columns-repeated="3"/>
          <table:table-cell office:value-type="float" office:value="3.970017" calcext:value-type="float">
            <text:p>3.970017</text:p>
          </table:table-cell>
          <table:table-cell table:number-columns-repeated="3"/>
          <table:table-cell table:formula="of:=SUM([.A266];-[.E266])" office:value-type="float" office:value="-2.425231" calcext:value-type="float">
            <text:p>-2.4252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67];-[.E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7339" calcext:value-type="float">
            <text:p>1.397339</text:p>
          </table:table-cell>
          <table:table-cell table:number-columns-repeated="3"/>
          <table:table-cell office:value-type="float" office:value="5.076848" calcext:value-type="float">
            <text:p>5.076848</text:p>
          </table:table-cell>
          <table:table-cell table:number-columns-repeated="3"/>
          <table:table-cell table:formula="of:=SUM([.A268];-[.E268])" office:value-type="float" office:value="-3.679509" calcext:value-type="float">
            <text:p>-3.6795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69];-[.E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393" calcext:value-type="float">
            <text:p>1.512393</text:p>
          </table:table-cell>
          <table:table-cell table:number-columns-repeated="3"/>
          <table:table-cell office:value-type="float" office:value="4.311302" calcext:value-type="float">
            <text:p>4.311302</text:p>
          </table:table-cell>
          <table:table-cell table:number-columns-repeated="3"/>
          <table:table-cell table:formula="of:=SUM([.A270];-[.E270])" office:value-type="float" office:value="-2.798909" calcext:value-type="float">
            <text:p>-2.7989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71];-[.E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7061" calcext:value-type="float">
            <text:p>1.847061</text:p>
          </table:table-cell>
          <table:table-cell table:number-columns-repeated="3"/>
          <table:table-cell office:value-type="float" office:value="4.500777" calcext:value-type="float">
            <text:p>4.500777</text:p>
          </table:table-cell>
          <table:table-cell table:number-columns-repeated="3"/>
          <table:table-cell table:formula="of:=SUM([.A272];-[.E272])" office:value-type="float" office:value="-2.653716" calcext:value-type="float">
            <text:p>-2.6537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73];-[.E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437" calcext:value-type="float">
            <text:p>0.944437</text:p>
          </table:table-cell>
          <table:table-cell table:number-columns-repeated="3"/>
          <table:table-cell office:value-type="float" office:value="1.090635" calcext:value-type="float">
            <text:p>1.090635</text:p>
          </table:table-cell>
          <table:table-cell table:number-columns-repeated="3"/>
          <table:table-cell table:formula="of:=SUM([.A274];-[.E274])" office:value-type="float" office:value="-0.146198" calcext:value-type="float">
            <text:p>-0.1461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75];-[.E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754" calcext:value-type="float">
            <text:p>1.114754</text:p>
          </table:table-cell>
          <table:table-cell table:number-columns-repeated="3"/>
          <table:table-cell office:value-type="float" office:value="1.262295" calcext:value-type="float">
            <text:p>1.262295</text:p>
          </table:table-cell>
          <table:table-cell table:number-columns-repeated="3"/>
          <table:table-cell table:formula="of:=SUM([.A276];-[.E276])" office:value-type="float" office:value="-0.147541" calcext:value-type="float">
            <text:p>-0.1475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77];-[.E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968" calcext:value-type="float">
            <text:p>0.992968</text:p>
          </table:table-cell>
          <table:table-cell table:number-columns-repeated="3"/>
          <table:table-cell office:value-type="float" office:value="1.103138" calcext:value-type="float">
            <text:p>1.103138</text:p>
          </table:table-cell>
          <table:table-cell table:number-columns-repeated="3"/>
          <table:table-cell table:formula="of:=SUM([.A278];-[.E278])" office:value-type="float" office:value="-0.11017" calcext:value-type="float">
            <text:p>-0.110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79];-[.E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2347" calcext:value-type="float">
            <text:p>1.132347</text:p>
          </table:table-cell>
          <table:table-cell table:number-columns-repeated="3"/>
          <table:table-cell office:value-type="float" office:value="1.094615" calcext:value-type="float">
            <text:p>1.094615</text:p>
          </table:table-cell>
          <table:table-cell table:number-columns-repeated="3"/>
          <table:table-cell table:formula="of:=SUM([.A280];-[.E280])" office:value-type="float" office:value="0.0377320000000001" calcext:value-type="float">
            <text:p>0.037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81];-[.E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536" calcext:value-type="float">
            <text:p>0.969536</text:p>
          </table:table-cell>
          <table:table-cell table:number-columns-repeated="3"/>
          <table:table-cell office:value-type="float" office:value="1.099172" calcext:value-type="float">
            <text:p>1.099172</text:p>
          </table:table-cell>
          <table:table-cell table:number-columns-repeated="3"/>
          <table:table-cell table:formula="of:=SUM([.A282];-[.E282])" office:value-type="float" office:value="-0.129636" calcext:value-type="float">
            <text:p>-0.1296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83];-[.E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808" calcext:value-type="float">
            <text:p>0.965808</text:p>
          </table:table-cell>
          <table:table-cell table:number-columns-repeated="3"/>
          <table:table-cell office:value-type="float" office:value="1.133497" calcext:value-type="float">
            <text:p>1.133497</text:p>
          </table:table-cell>
          <table:table-cell table:number-columns-repeated="3"/>
          <table:table-cell table:formula="of:=SUM([.A284];-[.E284])" office:value-type="float" office:value="-0.167689" calcext:value-type="float">
            <text:p>-0.1676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85];-[.E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16" calcext:value-type="float">
            <text:p>0.998416</text:p>
          </table:table-cell>
          <table:table-cell table:number-columns-repeated="3"/>
          <table:table-cell office:value-type="float" office:value="1.097308" calcext:value-type="float">
            <text:p>1.097308</text:p>
          </table:table-cell>
          <table:table-cell table:number-columns-repeated="3"/>
          <table:table-cell table:formula="of:=SUM([.A286];-[.E286])" office:value-type="float" office:value="-0.098892" calcext:value-type="float">
            <text:p>-0.0988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87];-[.E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1682" calcext:value-type="float">
            <text:p>1.011682</text:p>
          </table:table-cell>
          <table:table-cell table:number-columns-repeated="3"/>
          <table:table-cell office:value-type="float" office:value="1.073667" calcext:value-type="float">
            <text:p>1.073667</text:p>
          </table:table-cell>
          <table:table-cell table:number-columns-repeated="3"/>
          <table:table-cell table:formula="of:=SUM([.A288];-[.E288])" office:value-type="float" office:value="-0.061985" calcext:value-type="float">
            <text:p>-0.06198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89];-[.E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542" calcext:value-type="float">
            <text:p>0.943542</text:p>
          </table:table-cell>
          <table:table-cell table:number-columns-repeated="3"/>
          <table:table-cell office:value-type="float" office:value="1.099139" calcext:value-type="float">
            <text:p>1.099139</text:p>
          </table:table-cell>
          <table:table-cell table:number-columns-repeated="3"/>
          <table:table-cell table:formula="of:=SUM([.A290];-[.E290])" office:value-type="float" office:value="-0.155597" calcext:value-type="float">
            <text:p>-0.1555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91];-[.E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542" calcext:value-type="float">
            <text:p>0.864542</text:p>
          </table:table-cell>
          <table:table-cell table:number-columns-repeated="3"/>
          <table:table-cell office:value-type="float" office:value="1.159278" calcext:value-type="float">
            <text:p>1.159278</text:p>
          </table:table-cell>
          <table:table-cell table:number-columns-repeated="3"/>
          <table:table-cell table:formula="of:=SUM([.A292];-[.E292])" office:value-type="float" office:value="-0.294736" calcext:value-type="float">
            <text:p>-0.2947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93];-[.E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321" calcext:value-type="float">
            <text:p>0.939321</text:p>
          </table:table-cell>
          <table:table-cell table:number-columns-repeated="3"/>
          <table:table-cell office:value-type="float" office:value="1.107701" calcext:value-type="float">
            <text:p>1.107701</text:p>
          </table:table-cell>
          <table:table-cell table:number-columns-repeated="3"/>
          <table:table-cell table:formula="of:=SUM([.A294];-[.E294])" office:value-type="float" office:value="-0.16838" calcext:value-type="float">
            <text:p>-0.168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95];-[.E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6976" calcext:value-type="float">
            <text:p>1.026976</text:p>
          </table:table-cell>
          <table:table-cell table:number-columns-repeated="3"/>
          <table:table-cell office:value-type="float" office:value="1.064664" calcext:value-type="float">
            <text:p>1.064664</text:p>
          </table:table-cell>
          <table:table-cell table:number-columns-repeated="3"/>
          <table:table-cell table:formula="of:=SUM([.A296];-[.E296])" office:value-type="float" office:value="-0.0376880000000002" calcext:value-type="float">
            <text:p>-0.0376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97];-[.E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174" calcext:value-type="float">
            <text:p>0.916174</text:p>
          </table:table-cell>
          <table:table-cell table:number-columns-repeated="3"/>
          <table:table-cell office:value-type="float" office:value="1.111995" calcext:value-type="float">
            <text:p>1.111995</text:p>
          </table:table-cell>
          <table:table-cell table:number-columns-repeated="3"/>
          <table:table-cell table:formula="of:=SUM([.A298];-[.E298])" office:value-type="float" office:value="-0.195821" calcext:value-type="float">
            <text:p>-0.1958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99];-[.E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102" calcext:value-type="float">
            <text:p>0.919102</text:p>
          </table:table-cell>
          <table:table-cell table:number-columns-repeated="3"/>
          <table:table-cell office:value-type="float" office:value="1.100321" calcext:value-type="float">
            <text:p>1.100321</text:p>
          </table:table-cell>
          <table:table-cell table:number-columns-repeated="3"/>
          <table:table-cell table:formula="of:=SUM([.A300];-[.E300])" office:value-type="float" office:value="-0.181219" calcext:value-type="float">
            <text:p>-0.1812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301];-[.E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926" calcext:value-type="float">
            <text:p>0.951926</text:p>
          </table:table-cell>
          <table:table-cell table:number-columns-repeated="3"/>
          <table:table-cell office:value-type="float" office:value="1.115307" calcext:value-type="float">
            <text:p>1.115307</text:p>
          </table:table-cell>
          <table:table-cell table:number-columns-repeated="3"/>
          <table:table-cell table:formula="of:=SUM([.A302];-[.E302])" office:value-type="float" office:value="-0.163381" calcext:value-type="float">
            <text:p>-0.1633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303];-[.E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331" calcext:value-type="float">
            <text:p>0.923331</text:p>
          </table:table-cell>
          <table:table-cell table:number-columns-repeated="3"/>
          <table:table-cell office:value-type="float" office:value="1.100463" calcext:value-type="float">
            <text:p>1.100463</text:p>
          </table:table-cell>
          <table:table-cell table:number-columns-repeated="3"/>
          <table:table-cell table:formula="of:=SUM([.A304];-[.E304])" office:value-type="float" office:value="-0.177132" calcext:value-type="float">
            <text:p>-0.1771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305];-[.E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431" calcext:value-type="float">
            <text:p>0.979431</text:p>
          </table:table-cell>
          <table:table-cell table:number-columns-repeated="3"/>
          <table:table-cell office:value-type="float" office:value="1.084834" calcext:value-type="float">
            <text:p>1.084834</text:p>
          </table:table-cell>
          <table:table-cell table:number-columns-repeated="3"/>
          <table:table-cell table:formula="of:=SUM([.A306];-[.E306])" office:value-type="float" office:value="-0.105403" calcext:value-type="float">
            <text:p>-0.1054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307];-[.E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493" calcext:value-type="float">
            <text:p>0.976493</text:p>
          </table:table-cell>
          <table:table-cell table:number-columns-repeated="3"/>
          <table:table-cell office:value-type="float" office:value="1.287366" calcext:value-type="float">
            <text:p>1.287366</text:p>
          </table:table-cell>
          <table:table-cell table:number-columns-repeated="3"/>
          <table:table-cell table:formula="of:=SUM([.A308];-[.E308])" office:value-type="float" office:value="-0.310873" calcext:value-type="float">
            <text:p>-0.3108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309];-[.E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7213" calcext:value-type="float">
            <text:p>1.967213</text:p>
          </table:table-cell>
          <table:table-cell table:number-columns-repeated="3"/>
          <table:table-cell office:value-type="float" office:value="1.786885" calcext:value-type="float">
            <text:p>1.786885</text:p>
          </table:table-cell>
          <table:table-cell table:number-columns-repeated="3"/>
          <table:table-cell table:formula="of:=SUM([.A310];-[.E310])"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311];-[.E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616" calcext:value-type="float">
            <text:p>1.295616</text:p>
          </table:table-cell>
          <table:table-cell table:number-columns-repeated="3"/>
          <table:table-cell office:value-type="float" office:value="1.421749" calcext:value-type="float">
            <text:p>1.421749</text:p>
          </table:table-cell>
          <table:table-cell table:number-columns-repeated="3"/>
          <table:table-cell table:formula="of:=SUM([.A312];-[.E312])" office:value-type="float" office:value="-0.126133" calcext:value-type="float">
            <text:p>-0.1261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313];-[.E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511" calcext:value-type="float">
            <text:p>1.169511</text:p>
          </table:table-cell>
          <table:table-cell table:number-columns-repeated="3"/>
          <table:table-cell office:value-type="float" office:value="1.300341" calcext:value-type="float">
            <text:p>1.300341</text:p>
          </table:table-cell>
          <table:table-cell table:number-columns-repeated="3"/>
          <table:table-cell table:formula="of:=SUM([.A314];-[.E314])" office:value-type="float" office:value="-0.13083" calcext:value-type="float">
            <text:p>-0.1308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315];-[.E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49" calcext:value-type="float">
            <text:p>1.07649</text:p>
          </table:table-cell>
          <table:table-cell table:number-columns-repeated="3"/>
          <table:table-cell office:value-type="float" office:value="1.314404" calcext:value-type="float">
            <text:p>1.314404</text:p>
          </table:table-cell>
          <table:table-cell table:number-columns-repeated="3"/>
          <table:table-cell table:formula="of:=SUM([.A316];-[.E316])" office:value-type="float" office:value="-0.237914" calcext:value-type="float">
            <text:p>-0.2379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317];-[.E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254" calcext:value-type="float">
            <text:p>1.124254</text:p>
          </table:table-cell>
          <table:table-cell table:number-columns-repeated="3"/>
          <table:table-cell office:value-type="float" office:value="1.504049" calcext:value-type="float">
            <text:p>1.504049</text:p>
          </table:table-cell>
          <table:table-cell table:number-columns-repeated="3"/>
          <table:table-cell table:formula="of:=SUM([.A318];-[.E318])" office:value-type="float" office:value="-0.379795" calcext:value-type="float">
            <text:p>-0.3797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319];-[.E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406" calcext:value-type="float">
            <text:p>1.124406</text:p>
          </table:table-cell>
          <table:table-cell table:number-columns-repeated="3"/>
          <table:table-cell office:value-type="float" office:value="1.316734" calcext:value-type="float">
            <text:p>1.316734</text:p>
          </table:table-cell>
          <table:table-cell table:number-columns-repeated="3"/>
          <table:table-cell table:formula="of:=SUM([.A320];-[.E320])" office:value-type="float" office:value="-0.192328" calcext:value-type="float">
            <text:p>-0.1923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321];-[.E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963" calcext:value-type="float">
            <text:p>1.079963</text:p>
          </table:table-cell>
          <table:table-cell table:number-columns-repeated="3"/>
          <table:table-cell office:value-type="float" office:value="1.437101" calcext:value-type="float">
            <text:p>1.437101</text:p>
          </table:table-cell>
          <table:table-cell table:number-columns-repeated="3"/>
          <table:table-cell table:formula="of:=SUM([.A322];-[.E322])" office:value-type="float" office:value="-0.357138" calcext:value-type="float">
            <text:p>-0.3571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323];-[.E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224" calcext:value-type="float">
            <text:p>0.986224</text:p>
          </table:table-cell>
          <table:table-cell table:number-columns-repeated="3"/>
          <table:table-cell office:value-type="float" office:value="1.335424" calcext:value-type="float">
            <text:p>1.335424</text:p>
          </table:table-cell>
          <table:table-cell table:number-columns-repeated="3"/>
          <table:table-cell table:formula="of:=SUM([.A324];-[.E324])" office:value-type="float" office:value="-0.3492" calcext:value-type="float">
            <text:p>-0.34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325];-[.E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789" calcext:value-type="float">
            <text:p>0.879789</text:p>
          </table:table-cell>
          <table:table-cell table:number-columns-repeated="3"/>
          <table:table-cell office:value-type="float" office:value="1.495894" calcext:value-type="float">
            <text:p>1.495894</text:p>
          </table:table-cell>
          <table:table-cell table:number-columns-repeated="3"/>
          <table:table-cell table:formula="of:=SUM([.A326];-[.E326])" office:value-type="float" office:value="-0.616105" calcext:value-type="float">
            <text:p>-0.6161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327];-[.E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144" calcext:value-type="float">
            <text:p>1.126144</text:p>
          </table:table-cell>
          <table:table-cell table:number-columns-repeated="3"/>
          <table:table-cell office:value-type="float" office:value="1.343798" calcext:value-type="float">
            <text:p>1.343798</text:p>
          </table:table-cell>
          <table:table-cell table:number-columns-repeated="3"/>
          <table:table-cell table:formula="of:=SUM([.A328];-[.E328])" office:value-type="float" office:value="-0.217654" calcext:value-type="float">
            <text:p>-0.2176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329];-[.E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5233" calcext:value-type="float">
            <text:p>1.055233</text:p>
          </table:table-cell>
          <table:table-cell table:number-columns-repeated="3"/>
          <table:table-cell office:value-type="float" office:value="1.278161" calcext:value-type="float">
            <text:p>1.278161</text:p>
          </table:table-cell>
          <table:table-cell table:number-columns-repeated="3"/>
          <table:table-cell table:formula="of:=SUM([.A330];-[.E330])" office:value-type="float" office:value="-0.222928" calcext:value-type="float">
            <text:p>-0.2229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331];-[.E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301" calcext:value-type="float">
            <text:p>0.937301</text:p>
          </table:table-cell>
          <table:table-cell table:number-columns-repeated="3"/>
          <table:table-cell office:value-type="float" office:value="1.34348" calcext:value-type="float">
            <text:p>1.34348</text:p>
          </table:table-cell>
          <table:table-cell table:number-columns-repeated="3"/>
          <table:table-cell table:formula="of:=SUM([.A332];-[.E332])" office:value-type="float" office:value="-0.406179" calcext:value-type="float">
            <text:p>-0.4061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333];-[.E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2378" calcext:value-type="float">
            <text:p>1.132378</text:p>
          </table:table-cell>
          <table:table-cell table:number-columns-repeated="3"/>
          <table:table-cell office:value-type="float" office:value="1.308882" calcext:value-type="float">
            <text:p>1.308882</text:p>
          </table:table-cell>
          <table:table-cell table:number-columns-repeated="3"/>
          <table:table-cell table:formula="of:=SUM([.A334];-[.E334])" office:value-type="float" office:value="-0.176504" calcext:value-type="float">
            <text:p>-0.17650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335];-[.E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492" calcext:value-type="float">
            <text:p>1.065492</text:p>
          </table:table-cell>
          <table:table-cell table:number-columns-repeated="3"/>
          <table:table-cell office:value-type="float" office:value="1.429527" calcext:value-type="float">
            <text:p>1.429527</text:p>
          </table:table-cell>
          <table:table-cell table:number-columns-repeated="3"/>
          <table:table-cell table:formula="of:=SUM([.A336];-[.E336])" office:value-type="float" office:value="-0.364035" calcext:value-type="float">
            <text:p>-0.36403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337];-[.E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7257" calcext:value-type="float">
            <text:p>1.047257</text:p>
          </table:table-cell>
          <table:table-cell table:number-columns-repeated="3"/>
          <table:table-cell office:value-type="float" office:value="1.36236" calcext:value-type="float">
            <text:p>1.36236</text:p>
          </table:table-cell>
          <table:table-cell table:number-columns-repeated="3"/>
          <table:table-cell table:formula="of:=SUM([.A338];-[.E338])" office:value-type="float" office:value="-0.315103" calcext:value-type="float">
            <text:p>-0.3151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339];-[.E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6373" calcext:value-type="float">
            <text:p>1.116373</text:p>
          </table:table-cell>
          <table:table-cell table:number-columns-repeated="3"/>
          <table:table-cell office:value-type="float" office:value="1.48158" calcext:value-type="float">
            <text:p>1.48158</text:p>
          </table:table-cell>
          <table:table-cell table:number-columns-repeated="3"/>
          <table:table-cell table:formula="of:=SUM([.A340];-[.E340])" office:value-type="float" office:value="-0.365207" calcext:value-type="float">
            <text:p>-0.3652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341];-[.E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0585" calcext:value-type="float">
            <text:p>1.170585</text:p>
          </table:table-cell>
          <table:table-cell table:number-columns-repeated="3"/>
          <table:table-cell office:value-type="float" office:value="1.777876" calcext:value-type="float">
            <text:p>1.777876</text:p>
          </table:table-cell>
          <table:table-cell table:number-columns-repeated="3"/>
          <table:table-cell table:formula="of:=SUM([.A342];-[.E342])" office:value-type="float" office:value="-0.607291" calcext:value-type="float">
            <text:p>-0.6072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343];-[.E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065574" calcext:value-type="float">
            <text:p>3.065574</text:p>
          </table:table-cell>
          <table:table-cell table:number-columns-repeated="3"/>
          <table:table-cell table:formula="of:=SUM([.A344];-[.E344])" office:value-type="float" office:value="-0.0655739999999998" calcext:value-type="float">
            <text:p>-0.0655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345];-[.E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371" calcext:value-type="float">
            <text:p>1.539371</text:p>
          </table:table-cell>
          <table:table-cell table:number-columns-repeated="3"/>
          <table:table-cell office:value-type="float" office:value="2.407233" calcext:value-type="float">
            <text:p>2.407233</text:p>
          </table:table-cell>
          <table:table-cell table:number-columns-repeated="3"/>
          <table:table-cell table:formula="of:=SUM([.A346];-[.E346])" office:value-type="float" office:value="-0.867862" calcext:value-type="float">
            <text:p>-0.8678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347];-[.E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9329" calcext:value-type="float">
            <text:p>1.209329</text:p>
          </table:table-cell>
          <table:table-cell table:number-columns-repeated="3"/>
          <table:table-cell office:value-type="float" office:value="1.761851" calcext:value-type="float">
            <text:p>1.761851</text:p>
          </table:table-cell>
          <table:table-cell table:number-columns-repeated="3"/>
          <table:table-cell table:formula="of:=SUM([.A348];-[.E348])" office:value-type="float" office:value="-0.552522" calcext:value-type="float">
            <text:p>-0.5525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349];-[.E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7119" calcext:value-type="float">
            <text:p>1.407119</text:p>
          </table:table-cell>
          <table:table-cell table:number-columns-repeated="3"/>
          <table:table-cell office:value-type="float" office:value="1.899338" calcext:value-type="float">
            <text:p>1.899338</text:p>
          </table:table-cell>
          <table:table-cell table:number-columns-repeated="3"/>
          <table:table-cell table:formula="of:=SUM([.A350];-[.E350])" office:value-type="float" office:value="-0.492219" calcext:value-type="float">
            <text:p>-0.4922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351];-[.E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4213" calcext:value-type="float">
            <text:p>1.264213</text:p>
          </table:table-cell>
          <table:table-cell table:number-columns-repeated="3"/>
          <table:table-cell office:value-type="float" office:value="2.351902" calcext:value-type="float">
            <text:p>2.351902</text:p>
          </table:table-cell>
          <table:table-cell table:number-columns-repeated="3"/>
          <table:table-cell table:formula="of:=SUM([.A352];-[.E352])" office:value-type="float" office:value="-1.087689" calcext:value-type="float">
            <text:p>-1.0876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353];-[.E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1834" calcext:value-type="float">
            <text:p>1.261834</text:p>
          </table:table-cell>
          <table:table-cell table:number-columns-repeated="3"/>
          <table:table-cell office:value-type="float" office:value="1.846208" calcext:value-type="float">
            <text:p>1.846208</text:p>
          </table:table-cell>
          <table:table-cell table:number-columns-repeated="3"/>
          <table:table-cell table:formula="of:=SUM([.A354];-[.E354])" office:value-type="float" office:value="-0.584374" calcext:value-type="float">
            <text:p>-0.5843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355];-[.E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8771" calcext:value-type="float">
            <text:p>1.508771</text:p>
          </table:table-cell>
          <table:table-cell table:number-columns-repeated="3"/>
          <table:table-cell office:value-type="float" office:value="2.377923" calcext:value-type="float">
            <text:p>2.377923</text:p>
          </table:table-cell>
          <table:table-cell table:number-columns-repeated="3"/>
          <table:table-cell table:formula="of:=SUM([.A356];-[.E356])" office:value-type="float" office:value="-0.869152" calcext:value-type="float">
            <text:p>-0.8691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357];-[.E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264" calcext:value-type="float">
            <text:p>1.345264</text:p>
          </table:table-cell>
          <table:table-cell table:number-columns-repeated="3"/>
          <table:table-cell office:value-type="float" office:value="1.952276" calcext:value-type="float">
            <text:p>1.952276</text:p>
          </table:table-cell>
          <table:table-cell table:number-columns-repeated="3"/>
          <table:table-cell table:formula="of:=SUM([.A358];-[.E358])" office:value-type="float" office:value="-0.607012" calcext:value-type="float">
            <text:p>-0.6070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359];-[.E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795" calcext:value-type="float">
            <text:p>0.932795</text:p>
          </table:table-cell>
          <table:table-cell table:number-columns-repeated="3"/>
          <table:table-cell office:value-type="float" office:value="2.360469" calcext:value-type="float">
            <text:p>2.360469</text:p>
          </table:table-cell>
          <table:table-cell table:number-columns-repeated="3"/>
          <table:table-cell table:formula="of:=SUM([.A360];-[.E360])" office:value-type="float" office:value="-1.427674" calcext:value-type="float">
            <text:p>-1.4276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361];-[.E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216" calcext:value-type="float">
            <text:p>1.22216</text:p>
          </table:table-cell>
          <table:table-cell table:number-columns-repeated="3"/>
          <table:table-cell office:value-type="float" office:value="2.024919" calcext:value-type="float">
            <text:p>2.024919</text:p>
          </table:table-cell>
          <table:table-cell table:number-columns-repeated="3"/>
          <table:table-cell table:formula="of:=SUM([.A362];-[.E362])" office:value-type="float" office:value="-0.802759" calcext:value-type="float">
            <text:p>-0.8027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363];-[.E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7492" calcext:value-type="float">
            <text:p>1.387492</text:p>
          </table:table-cell>
          <table:table-cell table:number-columns-repeated="3"/>
          <table:table-cell office:value-type="float" office:value="2.00901" calcext:value-type="float">
            <text:p>2.00901</text:p>
          </table:table-cell>
          <table:table-cell table:number-columns-repeated="3"/>
          <table:table-cell table:formula="of:=SUM([.A364];-[.E364])" office:value-type="float" office:value="-0.621518" calcext:value-type="float">
            <text:p>-0.6215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365];-[.E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2244" calcext:value-type="float">
            <text:p>1.062244</text:p>
          </table:table-cell>
          <table:table-cell table:number-columns-repeated="3"/>
          <table:table-cell office:value-type="float" office:value="1.877783" calcext:value-type="float">
            <text:p>1.877783</text:p>
          </table:table-cell>
          <table:table-cell table:number-columns-repeated="3"/>
          <table:table-cell table:formula="of:=SUM([.A366];-[.E366])" office:value-type="float" office:value="-0.815539" calcext:value-type="float">
            <text:p>-0.8155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367];-[.E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3894" calcext:value-type="float">
            <text:p>1.453894</text:p>
          </table:table-cell>
          <table:table-cell table:number-columns-repeated="3"/>
          <table:table-cell office:value-type="float" office:value="1.759004" calcext:value-type="float">
            <text:p>1.759004</text:p>
          </table:table-cell>
          <table:table-cell table:number-columns-repeated="3"/>
          <table:table-cell table:formula="of:=SUM([.A368];-[.E368])" office:value-type="float" office:value="-0.30511" calcext:value-type="float">
            <text:p>-0.305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369];-[.E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704" calcext:value-type="float">
            <text:p>1.215704</text:p>
          </table:table-cell>
          <table:table-cell table:number-columns-repeated="3"/>
          <table:table-cell office:value-type="float" office:value="2.234864" calcext:value-type="float">
            <text:p>2.234864</text:p>
          </table:table-cell>
          <table:table-cell table:number-columns-repeated="3"/>
          <table:table-cell table:formula="of:=SUM([.A370];-[.E370])" office:value-type="float" office:value="-1.01916" calcext:value-type="float">
            <text:p>-1.019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371];-[.E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0079" calcext:value-type="float">
            <text:p>1.260079</text:p>
          </table:table-cell>
          <table:table-cell table:number-columns-repeated="3"/>
          <table:table-cell office:value-type="float" office:value="1.934567" calcext:value-type="float">
            <text:p>1.934567</text:p>
          </table:table-cell>
          <table:table-cell table:number-columns-repeated="3"/>
          <table:table-cell table:formula="of:=SUM([.A372];-[.E372])" office:value-type="float" office:value="-0.674488" calcext:value-type="float">
            <text:p>-0.6744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373];-[.E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9149" calcext:value-type="float">
            <text:p>1.289149</text:p>
          </table:table-cell>
          <table:table-cell table:number-columns-repeated="3"/>
          <table:table-cell office:value-type="float" office:value="2.697687" calcext:value-type="float">
            <text:p>2.697687</text:p>
          </table:table-cell>
          <table:table-cell table:number-columns-repeated="3"/>
          <table:table-cell table:formula="of:=SUM([.A374];-[.E374])" office:value-type="float" office:value="-1.408538" calcext:value-type="float">
            <text:p>-1.4085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375];-[.E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4525" calcext:value-type="float">
            <text:p>1.404525</text:p>
          </table:table-cell>
          <table:table-cell table:number-columns-repeated="3"/>
          <table:table-cell office:value-type="float" office:value="2.855437" calcext:value-type="float">
            <text:p>2.855437</text:p>
          </table:table-cell>
          <table:table-cell table:number-columns-repeated="3"/>
          <table:table-cell table:formula="of:=SUM([.A376];-[.E376])" office:value-type="float" office:value="-1.450912" calcext:value-type="float">
            <text:p>-1.4509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377];-[.E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672" calcext:value-type="float">
            <text:p>1.819672</text:p>
          </table:table-cell>
          <table:table-cell table:number-columns-repeated="3"/>
          <table:table-cell office:value-type="float" office:value="6.163934" calcext:value-type="float">
            <text:p>6.163934</text:p>
          </table:table-cell>
          <table:table-cell table:number-columns-repeated="3"/>
          <table:table-cell table:formula="of:=SUM([.A378];-[.E378])" office:value-type="float" office:value="-4.344262" calcext:value-type="float">
            <text:p>-4.3442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379];-[.E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3061" calcext:value-type="float">
            <text:p>1.873061</text:p>
          </table:table-cell>
          <table:table-cell table:number-columns-repeated="3"/>
          <table:table-cell office:value-type="float" office:value="4.978385" calcext:value-type="float">
            <text:p>4.978385</text:p>
          </table:table-cell>
          <table:table-cell table:number-columns-repeated="3"/>
          <table:table-cell table:formula="of:=SUM([.A380];-[.E380])" office:value-type="float" office:value="-3.105324" calcext:value-type="float">
            <text:p>-3.1053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381];-[.E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679" calcext:value-type="float">
            <text:p>1.330679</text:p>
          </table:table-cell>
          <table:table-cell table:number-columns-repeated="3"/>
          <table:table-cell office:value-type="float" office:value="2.780432" calcext:value-type="float">
            <text:p>2.780432</text:p>
          </table:table-cell>
          <table:table-cell table:number-columns-repeated="3"/>
          <table:table-cell table:formula="of:=SUM([.A382];-[.E382])" office:value-type="float" office:value="-1.449753" calcext:value-type="float">
            <text:p>-1.4497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383];-[.E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7483" calcext:value-type="float">
            <text:p>1.777483</text:p>
          </table:table-cell>
          <table:table-cell table:number-columns-repeated="3"/>
          <table:table-cell office:value-type="float" office:value="3.54553" calcext:value-type="float">
            <text:p>3.54553</text:p>
          </table:table-cell>
          <table:table-cell table:number-columns-repeated="3"/>
          <table:table-cell table:formula="of:=SUM([.A384];-[.E384])" office:value-type="float" office:value="-1.768047" calcext:value-type="float">
            <text:p>-1.7680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385];-[.E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6339" calcext:value-type="float">
            <text:p>1.706339</text:p>
          </table:table-cell>
          <table:table-cell table:number-columns-repeated="3"/>
          <table:table-cell office:value-type="float" office:value="4.347239" calcext:value-type="float">
            <text:p>4.347239</text:p>
          </table:table-cell>
          <table:table-cell table:number-columns-repeated="3"/>
          <table:table-cell table:formula="of:=SUM([.A386];-[.E386])" office:value-type="float" office:value="-2.6409" calcext:value-type="float">
            <text:p>-2.64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387];-[.E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8434" calcext:value-type="float">
            <text:p>1.298434</text:p>
          </table:table-cell>
          <table:table-cell table:number-columns-repeated="3"/>
          <table:table-cell office:value-type="float" office:value="3.095724" calcext:value-type="float">
            <text:p>3.095724</text:p>
          </table:table-cell>
          <table:table-cell table:number-columns-repeated="3"/>
          <table:table-cell table:formula="of:=SUM([.A388];-[.E388])" office:value-type="float" office:value="-1.79729" calcext:value-type="float">
            <text:p>-1.797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389];-[.E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9128" calcext:value-type="float">
            <text:p>1.899128</text:p>
          </table:table-cell>
          <table:table-cell table:number-columns-repeated="3"/>
          <table:table-cell office:value-type="float" office:value="5.326884" calcext:value-type="float">
            <text:p>5.326884</text:p>
          </table:table-cell>
          <table:table-cell table:number-columns-repeated="3"/>
          <table:table-cell table:formula="of:=SUM([.A390];-[.E390])" office:value-type="float" office:value="-3.427756" calcext:value-type="float">
            <text:p>-3.4277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391];-[.E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4588" calcext:value-type="float">
            <text:p>1.394588</text:p>
          </table:table-cell>
          <table:table-cell table:number-columns-repeated="3"/>
          <table:table-cell office:value-type="float" office:value="3.579336" calcext:value-type="float">
            <text:p>3.579336</text:p>
          </table:table-cell>
          <table:table-cell table:number-columns-repeated="3"/>
          <table:table-cell table:formula="of:=SUM([.A392];-[.E392])" office:value-type="float" office:value="-2.184748" calcext:value-type="float">
            <text:p>-2.1847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393];-[.E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7547" calcext:value-type="float">
            <text:p>1.187547</text:p>
          </table:table-cell>
          <table:table-cell table:number-columns-repeated="3"/>
          <table:table-cell office:value-type="float" office:value="4.334915" calcext:value-type="float">
            <text:p>4.334915</text:p>
          </table:table-cell>
          <table:table-cell table:number-columns-repeated="3"/>
          <table:table-cell table:formula="of:=SUM([.A394];-[.E394])" office:value-type="float" office:value="-3.147368" calcext:value-type="float">
            <text:p>-3.1473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395];-[.E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6307" calcext:value-type="float">
            <text:p>1.406307</text:p>
          </table:table-cell>
          <table:table-cell table:number-columns-repeated="3"/>
          <table:table-cell office:value-type="float" office:value="3.981839" calcext:value-type="float">
            <text:p>3.981839</text:p>
          </table:table-cell>
          <table:table-cell table:number-columns-repeated="3"/>
          <table:table-cell table:formula="of:=SUM([.A396];-[.E396])" office:value-type="float" office:value="-2.575532" calcext:value-type="float">
            <text:p>-2.5755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397];-[.E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9719" calcext:value-type="float">
            <text:p>1.869719</text:p>
          </table:table-cell>
          <table:table-cell table:number-columns-repeated="3"/>
          <table:table-cell office:value-type="float" office:value="4.443091" calcext:value-type="float">
            <text:p>4.443091</text:p>
          </table:table-cell>
          <table:table-cell table:number-columns-repeated="3"/>
          <table:table-cell table:formula="of:=SUM([.A398];-[.E398])" office:value-type="float" office:value="-2.573372" calcext:value-type="float">
            <text:p>-2.5733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399];-[.E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4425" calcext:value-type="float">
            <text:p>1.264425</text:p>
          </table:table-cell>
          <table:table-cell table:number-columns-repeated="3"/>
          <table:table-cell office:value-type="float" office:value="3.044525" calcext:value-type="float">
            <text:p>3.044525</text:p>
          </table:table-cell>
          <table:table-cell table:number-columns-repeated="3"/>
          <table:table-cell table:formula="of:=SUM([.A400];-[.E400])" office:value-type="float" office:value="-1.7801" calcext:value-type="float">
            <text:p>-1.78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401];-[.E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2895" calcext:value-type="float">
            <text:p>1.552895</text:p>
          </table:table-cell>
          <table:table-cell table:number-columns-repeated="3"/>
          <table:table-cell office:value-type="float" office:value="2.841411" calcext:value-type="float">
            <text:p>2.841411</text:p>
          </table:table-cell>
          <table:table-cell table:number-columns-repeated="3"/>
          <table:table-cell table:formula="of:=SUM([.A402];-[.E402])" office:value-type="float" office:value="-1.288516" calcext:value-type="float">
            <text:p>-1.2885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403];-[.E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1379" calcext:value-type="float">
            <text:p>1.401379</text:p>
          </table:table-cell>
          <table:table-cell table:number-columns-repeated="3"/>
          <table:table-cell office:value-type="float" office:value="4.607608" calcext:value-type="float">
            <text:p>4.607608</text:p>
          </table:table-cell>
          <table:table-cell table:number-columns-repeated="3"/>
          <table:table-cell table:formula="of:=SUM([.A404];-[.E404])" office:value-type="float" office:value="-3.206229" calcext:value-type="float">
            <text:p>-3.2062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405];-[.E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4442" calcext:value-type="float">
            <text:p>1.564442</text:p>
          </table:table-cell>
          <table:table-cell table:number-columns-repeated="3"/>
          <table:table-cell office:value-type="float" office:value="3.297588" calcext:value-type="float">
            <text:p>3.297588</text:p>
          </table:table-cell>
          <table:table-cell table:number-columns-repeated="3"/>
          <table:table-cell table:formula="of:=SUM([.A406];-[.E406])" office:value-type="float" office:value="-1.733146" calcext:value-type="float">
            <text:p>-1.7331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407];-[.E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8365" calcext:value-type="float">
            <text:p>1.918365</text:p>
          </table:table-cell>
          <table:table-cell table:number-columns-repeated="3"/>
          <table:table-cell office:value-type="float" office:value="4.997166" calcext:value-type="float">
            <text:p>4.997166</text:p>
          </table:table-cell>
          <table:table-cell table:number-columns-repeated="3"/>
          <table:table-cell table:formula="of:=SUM([.A408];-[.E408])" office:value-type="float" office:value="-3.078801" calcext:value-type="float">
            <text:p>-3.0788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409];-[.E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23" calcext:value-type="float">
            <text:p>0.97423</text:p>
          </table:table-cell>
          <table:table-cell table:number-columns-repeated="3"/>
          <table:table-cell office:value-type="float" office:value="1.051163" calcext:value-type="float">
            <text:p>1.051163</text:p>
          </table:table-cell>
          <table:table-cell table:number-columns-repeated="3"/>
          <table:table-cell table:formula="of:=SUM([.A410];-[.E410])" office:value-type="float" office:value="-0.076933" calcext:value-type="float">
            <text:p>-0.0769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411];-[.E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754" calcext:value-type="float">
            <text:p>1.114754</text:p>
          </table:table-cell>
          <table:table-cell table:number-columns-repeated="3"/>
          <table:table-cell office:value-type="float" office:value="1.245902" calcext:value-type="float">
            <text:p>1.245902</text:p>
          </table:table-cell>
          <table:table-cell table:number-columns-repeated="3"/>
          <table:table-cell table:formula="of:=SUM([.A412];-[.E412])" office:value-type="float" office:value="-0.131148" calcext:value-type="float">
            <text:p>-0.1311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413];-[.E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618" calcext:value-type="float">
            <text:p>1.017618</text:p>
          </table:table-cell>
          <table:table-cell table:number-columns-repeated="3"/>
          <table:table-cell office:value-type="float" office:value="1.093192" calcext:value-type="float">
            <text:p>1.093192</text:p>
          </table:table-cell>
          <table:table-cell table:number-columns-repeated="3"/>
          <table:table-cell table:formula="of:=SUM([.A414];-[.E414])" office:value-type="float" office:value="-0.075574" calcext:value-type="float">
            <text:p>-0.0755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415];-[.E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562" calcext:value-type="float">
            <text:p>1.14562</text:p>
          </table:table-cell>
          <table:table-cell table:number-columns-repeated="3"/>
          <table:table-cell office:value-type="float" office:value="1.054039" calcext:value-type="float">
            <text:p>1.054039</text:p>
          </table:table-cell>
          <table:table-cell table:number-columns-repeated="3"/>
          <table:table-cell table:formula="of:=SUM([.A416];-[.E416])" office:value-type="float" office:value="0.0915810000000001" calcext:value-type="float">
            <text:p>0.0915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417];-[.E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973" calcext:value-type="float">
            <text:p>1.003973</text:p>
          </table:table-cell>
          <table:table-cell table:number-columns-repeated="3"/>
          <table:table-cell office:value-type="float" office:value="1.072351" calcext:value-type="float">
            <text:p>1.072351</text:p>
          </table:table-cell>
          <table:table-cell table:number-columns-repeated="3"/>
          <table:table-cell table:formula="of:=SUM([.A418];-[.E418])" office:value-type="float" office:value="-0.0683780000000001" calcext:value-type="float">
            <text:p>-0.06837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419];-[.E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207" calcext:value-type="float">
            <text:p>0.971207</text:p>
          </table:table-cell>
          <table:table-cell table:number-columns-repeated="3"/>
          <table:table-cell office:value-type="float" office:value="1.13317" calcext:value-type="float">
            <text:p>1.13317</text:p>
          </table:table-cell>
          <table:table-cell table:number-columns-repeated="3"/>
          <table:table-cell table:formula="of:=SUM([.A420];-[.E420])" office:value-type="float" office:value="-0.161963" calcext:value-type="float">
            <text:p>-0.1619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421];-[.E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725" calcext:value-type="float">
            <text:p>1.013725</text:p>
          </table:table-cell>
          <table:table-cell table:number-columns-repeated="3"/>
          <table:table-cell office:value-type="float" office:value="1.060531" calcext:value-type="float">
            <text:p>1.060531</text:p>
          </table:table-cell>
          <table:table-cell table:number-columns-repeated="3"/>
          <table:table-cell table:formula="of:=SUM([.A422];-[.E422])" office:value-type="float" office:value="-0.0468059999999999" calcext:value-type="float">
            <text:p>-0.0468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423];-[.E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7486" calcext:value-type="float">
            <text:p>1.007486</text:p>
          </table:table-cell>
          <table:table-cell table:number-columns-repeated="3"/>
          <table:table-cell office:value-type="float" office:value="1.085465" calcext:value-type="float">
            <text:p>1.085465</text:p>
          </table:table-cell>
          <table:table-cell table:number-columns-repeated="3"/>
          <table:table-cell table:formula="of:=SUM([.A424];-[.E424])" office:value-type="float" office:value="-0.0779789999999998" calcext:value-type="float">
            <text:p>-0.0779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425];-[.E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694" calcext:value-type="float">
            <text:p>0.972694</text:p>
          </table:table-cell>
          <table:table-cell table:number-columns-repeated="3"/>
          <table:table-cell office:value-type="float" office:value="1.067651" calcext:value-type="float">
            <text:p>1.067651</text:p>
          </table:table-cell>
          <table:table-cell table:number-columns-repeated="3"/>
          <table:table-cell table:formula="of:=SUM([.A426];-[.E426])" office:value-type="float" office:value="-0.094957" calcext:value-type="float">
            <text:p>-0.0949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427];-[.E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856" calcext:value-type="float">
            <text:p>0.934856</text:p>
          </table:table-cell>
          <table:table-cell table:number-columns-repeated="3"/>
          <table:table-cell office:value-type="float" office:value="1.087524" calcext:value-type="float">
            <text:p>1.087524</text:p>
          </table:table-cell>
          <table:table-cell table:number-columns-repeated="3"/>
          <table:table-cell table:formula="of:=SUM([.A428];-[.E428])" office:value-type="float" office:value="-0.152668" calcext:value-type="float">
            <text:p>-0.1526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429];-[.E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857" calcext:value-type="float">
            <text:p>0.970857</text:p>
          </table:table-cell>
          <table:table-cell table:number-columns-repeated="3"/>
          <table:table-cell office:value-type="float" office:value="1.072505" calcext:value-type="float">
            <text:p>1.072505</text:p>
          </table:table-cell>
          <table:table-cell table:number-columns-repeated="3"/>
          <table:table-cell table:formula="of:=SUM([.A430];-[.E430])" office:value-type="float" office:value="-0.101648" calcext:value-type="float">
            <text:p>-0.1016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431];-[.E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81" calcext:value-type="float">
            <text:p>1.03181</text:p>
          </table:table-cell>
          <table:table-cell table:number-columns-repeated="3"/>
          <table:table-cell office:value-type="float" office:value="1.072209" calcext:value-type="float">
            <text:p>1.072209</text:p>
          </table:table-cell>
          <table:table-cell table:number-columns-repeated="3"/>
          <table:table-cell table:formula="of:=SUM([.A432];-[.E432])" office:value-type="float" office:value="-0.0403989999999999" calcext:value-type="float">
            <text:p>-0.0403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433];-[.E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386" calcext:value-type="float">
            <text:p>0.951386</text:p>
          </table:table-cell>
          <table:table-cell table:number-columns-repeated="3"/>
          <table:table-cell office:value-type="float" office:value="1.06338" calcext:value-type="float">
            <text:p>1.06338</text:p>
          </table:table-cell>
          <table:table-cell table:number-columns-repeated="3"/>
          <table:table-cell table:formula="of:=SUM([.A434];-[.E434])" office:value-type="float" office:value="-0.111994" calcext:value-type="float">
            <text:p>-0.11199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435];-[.E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948" calcext:value-type="float">
            <text:p>0.957948</text:p>
          </table:table-cell>
          <table:table-cell table:number-columns-repeated="3"/>
          <table:table-cell office:value-type="float" office:value="1.061663" calcext:value-type="float">
            <text:p>1.061663</text:p>
          </table:table-cell>
          <table:table-cell table:number-columns-repeated="3"/>
          <table:table-cell table:formula="of:=SUM([.A436];-[.E436])" office:value-type="float" office:value="-0.103715" calcext:value-type="float">
            <text:p>-0.1037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437];-[.E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156" calcext:value-type="float">
            <text:p>0.988156</text:p>
          </table:table-cell>
          <table:table-cell table:number-columns-repeated="3"/>
          <table:table-cell office:value-type="float" office:value="1.099213" calcext:value-type="float">
            <text:p>1.099213</text:p>
          </table:table-cell>
          <table:table-cell table:number-columns-repeated="3"/>
          <table:table-cell table:formula="of:=SUM([.A438];-[.E438])" office:value-type="float" office:value="-0.111057" calcext:value-type="float">
            <text:p>-0.1110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439];-[.E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857" calcext:value-type="float">
            <text:p>0.958857</text:p>
          </table:table-cell>
          <table:table-cell table:number-columns-repeated="3"/>
          <table:table-cell office:value-type="float" office:value="1.081791" calcext:value-type="float">
            <text:p>1.081791</text:p>
          </table:table-cell>
          <table:table-cell table:number-columns-repeated="3"/>
          <table:table-cell table:formula="of:=SUM([.A440];-[.E440])" office:value-type="float" office:value="-0.122934" calcext:value-type="float">
            <text:p>-0.1229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441];-[.E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9106" calcext:value-type="float">
            <text:p>1.019106</text:p>
          </table:table-cell>
          <table:table-cell table:number-columns-repeated="3"/>
          <table:table-cell office:value-type="float" office:value="1.079075" calcext:value-type="float">
            <text:p>1.079075</text:p>
          </table:table-cell>
          <table:table-cell table:number-columns-repeated="3"/>
          <table:table-cell table:formula="of:=SUM([.A442];-[.E442])" office:value-type="float" office:value="-0.0599689999999999" calcext:value-type="float">
            <text:p>-0.0599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443];-[.E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9554" calcext:value-type="float">
            <text:p>1.009554</text:p>
          </table:table-cell>
          <table:table-cell table:number-columns-repeated="3"/>
          <table:table-cell office:value-type="float" office:value="1.179133" calcext:value-type="float">
            <text:p>1.179133</text:p>
          </table:table-cell>
          <table:table-cell table:number-columns-repeated="3"/>
          <table:table-cell table:formula="of:=SUM([.A444];-[.E444])" office:value-type="float" office:value="-0.169579" calcext:value-type="float">
            <text:p>-0.1695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445];-[.E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1967" calcext:value-type="float">
            <text:p>2.081967</text:p>
          </table:table-cell>
          <table:table-cell table:number-columns-repeated="3"/>
          <table:table-cell office:value-type="float" office:value="1.737705" calcext:value-type="float">
            <text:p>1.737705</text:p>
          </table:table-cell>
          <table:table-cell table:number-columns-repeated="3"/>
          <table:table-cell table:formula="of:=SUM([.A446];-[.E446])" office:value-type="float" office:value="0.344262" calcext:value-type="float">
            <text:p>0.3442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447];-[.E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838" calcext:value-type="float">
            <text:p>1.32838</text:p>
          </table:table-cell>
          <table:table-cell table:number-columns-repeated="3"/>
          <table:table-cell office:value-type="float" office:value="1.421849" calcext:value-type="float">
            <text:p>1.421849</text:p>
          </table:table-cell>
          <table:table-cell table:number-columns-repeated="3"/>
          <table:table-cell table:formula="of:=SUM([.A448];-[.E448])" office:value-type="float" office:value="-0.0934689999999998" calcext:value-type="float">
            <text:p>-0.0934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449];-[.E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6864" calcext:value-type="float">
            <text:p>1.206864</text:p>
          </table:table-cell>
          <table:table-cell table:number-columns-repeated="3"/>
          <table:table-cell office:value-type="float" office:value="1.17975" calcext:value-type="float">
            <text:p>1.17975</text:p>
          </table:table-cell>
          <table:table-cell table:number-columns-repeated="3"/>
          <table:table-cell table:formula="of:=SUM([.A450];-[.E450])" office:value-type="float" office:value="0.0271139999999999" calcext:value-type="float">
            <text:p>0.0271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451];-[.E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722" calcext:value-type="float">
            <text:p>1.066722</text:p>
          </table:table-cell>
          <table:table-cell table:number-columns-repeated="3"/>
          <table:table-cell office:value-type="float" office:value="1.234934" calcext:value-type="float">
            <text:p>1.234934</text:p>
          </table:table-cell>
          <table:table-cell table:number-columns-repeated="3"/>
          <table:table-cell table:formula="of:=SUM([.A452];-[.E452])" office:value-type="float" office:value="-0.168212" calcext:value-type="float">
            <text:p>-0.1682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453];-[.E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0798" calcext:value-type="float">
            <text:p>1.130798</text:p>
          </table:table-cell>
          <table:table-cell table:number-columns-repeated="3"/>
          <table:table-cell office:value-type="float" office:value="1.524417" calcext:value-type="float">
            <text:p>1.524417</text:p>
          </table:table-cell>
          <table:table-cell table:number-columns-repeated="3"/>
          <table:table-cell table:formula="of:=SUM([.A454];-[.E454])" office:value-type="float" office:value="-0.393619" calcext:value-type="float">
            <text:p>-0.3936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455];-[.E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9775" calcext:value-type="float">
            <text:p>1.159775</text:p>
          </table:table-cell>
          <table:table-cell table:number-columns-repeated="3"/>
          <table:table-cell office:value-type="float" office:value="1.214851" calcext:value-type="float">
            <text:p>1.214851</text:p>
          </table:table-cell>
          <table:table-cell table:number-columns-repeated="3"/>
          <table:table-cell table:formula="of:=SUM([.A456];-[.E456])" office:value-type="float" office:value="-0.0550759999999999" calcext:value-type="float">
            <text:p>-0.0550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457];-[.E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139" calcext:value-type="float">
            <text:p>1.079139</text:p>
          </table:table-cell>
          <table:table-cell table:number-columns-repeated="3"/>
          <table:table-cell office:value-type="float" office:value="1.498178" calcext:value-type="float">
            <text:p>1.498178</text:p>
          </table:table-cell>
          <table:table-cell table:number-columns-repeated="3"/>
          <table:table-cell table:formula="of:=SUM([.A458];-[.E458])" office:value-type="float" office:value="-0.419039" calcext:value-type="float">
            <text:p>-0.4190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459];-[.E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8905" calcext:value-type="float">
            <text:p>1.028905</text:p>
          </table:table-cell>
          <table:table-cell table:number-columns-repeated="3"/>
          <table:table-cell office:value-type="float" office:value="1.258672" calcext:value-type="float">
            <text:p>1.258672</text:p>
          </table:table-cell>
          <table:table-cell table:number-columns-repeated="3"/>
          <table:table-cell table:formula="of:=SUM([.A460];-[.E460])" office:value-type="float" office:value="-0.229767" calcext:value-type="float">
            <text:p>-0.2297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461];-[.E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555" calcext:value-type="float">
            <text:p>0.945555</text:p>
          </table:table-cell>
          <table:table-cell table:number-columns-repeated="3"/>
          <table:table-cell office:value-type="float" office:value="1.290646" calcext:value-type="float">
            <text:p>1.290646</text:p>
          </table:table-cell>
          <table:table-cell table:number-columns-repeated="3"/>
          <table:table-cell table:formula="of:=SUM([.A462];-[.E462])" office:value-type="float" office:value="-0.345091" calcext:value-type="float">
            <text:p>-0.3450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463];-[.E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438" calcext:value-type="float">
            <text:p>1.096438</text:p>
          </table:table-cell>
          <table:table-cell table:number-columns-repeated="3"/>
          <table:table-cell office:value-type="float" office:value="1.276644" calcext:value-type="float">
            <text:p>1.276644</text:p>
          </table:table-cell>
          <table:table-cell table:number-columns-repeated="3"/>
          <table:table-cell table:formula="of:=SUM([.A464];-[.E464])" office:value-type="float" office:value="-0.180206" calcext:value-type="float">
            <text:p>-0.1802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465];-[.E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1386" calcext:value-type="float">
            <text:p>1.061386</text:p>
          </table:table-cell>
          <table:table-cell table:number-columns-repeated="3"/>
          <table:table-cell office:value-type="float" office:value="1.363648" calcext:value-type="float">
            <text:p>1.363648</text:p>
          </table:table-cell>
          <table:table-cell table:number-columns-repeated="3"/>
          <table:table-cell table:formula="of:=SUM([.A466];-[.E466])" office:value-type="float" office:value="-0.302262" calcext:value-type="float">
            <text:p>-0.3022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467];-[.E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824" calcext:value-type="float">
            <text:p>0.986824</text:p>
          </table:table-cell>
          <table:table-cell table:number-columns-repeated="3"/>
          <table:table-cell office:value-type="float" office:value="1.203771" calcext:value-type="float">
            <text:p>1.203771</text:p>
          </table:table-cell>
          <table:table-cell table:number-columns-repeated="3"/>
          <table:table-cell table:formula="of:=SUM([.A468];-[.E468])" office:value-type="float" office:value="-0.216947" calcext:value-type="float">
            <text:p>-0.2169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469];-[.E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6555" calcext:value-type="float">
            <text:p>1.086555</text:p>
          </table:table-cell>
          <table:table-cell table:number-columns-repeated="3"/>
          <table:table-cell office:value-type="float" office:value="1.194607" calcext:value-type="float">
            <text:p>1.194607</text:p>
          </table:table-cell>
          <table:table-cell table:number-columns-repeated="3"/>
          <table:table-cell table:formula="of:=SUM([.A470];-[.E470])" office:value-type="float" office:value="-0.108052" calcext:value-type="float">
            <text:p>-0.1080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471];-[.E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3221" calcext:value-type="float">
            <text:p>1.093221</text:p>
          </table:table-cell>
          <table:table-cell table:number-columns-repeated="3"/>
          <table:table-cell office:value-type="float" office:value="1.399847" calcext:value-type="float">
            <text:p>1.399847</text:p>
          </table:table-cell>
          <table:table-cell table:number-columns-repeated="3"/>
          <table:table-cell table:formula="of:=SUM([.A472];-[.E472])" office:value-type="float" office:value="-0.306626" calcext:value-type="float">
            <text:p>-0.3066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473];-[.E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929" calcext:value-type="float">
            <text:p>1.065929</text:p>
          </table:table-cell>
          <table:table-cell table:number-columns-repeated="3"/>
          <table:table-cell office:value-type="float" office:value="1.315268" calcext:value-type="float">
            <text:p>1.315268</text:p>
          </table:table-cell>
          <table:table-cell table:number-columns-repeated="3"/>
          <table:table-cell table:formula="of:=SUM([.A474];-[.E474])" office:value-type="float" office:value="-0.249339" calcext:value-type="float">
            <text:p>-0.2493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475];-[.E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4219" calcext:value-type="float">
            <text:p>1.154219</text:p>
          </table:table-cell>
          <table:table-cell table:number-columns-repeated="3"/>
          <table:table-cell office:value-type="float" office:value="1.416309" calcext:value-type="float">
            <text:p>1.416309</text:p>
          </table:table-cell>
          <table:table-cell table:number-columns-repeated="3"/>
          <table:table-cell table:formula="of:=SUM([.A476];-[.E476])" office:value-type="float" office:value="-0.26209" calcext:value-type="float">
            <text:p>-0.262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477];-[.E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2835" calcext:value-type="float">
            <text:p>1.192835</text:p>
          </table:table-cell>
          <table:table-cell table:number-columns-repeated="3"/>
          <table:table-cell office:value-type="float" office:value="1.541169" calcext:value-type="float">
            <text:p>1.541169</text:p>
          </table:table-cell>
          <table:table-cell table:number-columns-repeated="3"/>
          <table:table-cell table:formula="of:=SUM([.A478];-[.E478])" office:value-type="float" office:value="-0.348334" calcext:value-type="float">
            <text:p>-0.3483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479];-[.E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2459" calcext:value-type="float">
            <text:p>2.852459</text:p>
          </table:table-cell>
          <table:table-cell table:number-columns-repeated="3"/>
          <table:table-cell office:value-type="float" office:value="2.836066" calcext:value-type="float">
            <text:p>2.836066</text:p>
          </table:table-cell>
          <table:table-cell table:number-columns-repeated="3"/>
          <table:table-cell table:formula="of:=SUM([.A480];-[.E480])" office:value-type="float" office:value="0.0163930000000003" calcext:value-type="float">
            <text:p>0.0163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481];-[.E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6636" calcext:value-type="float">
            <text:p>1.476636</text:p>
          </table:table-cell>
          <table:table-cell table:number-columns-repeated="3"/>
          <table:table-cell office:value-type="float" office:value="2.571517" calcext:value-type="float">
            <text:p>2.571517</text:p>
          </table:table-cell>
          <table:table-cell table:number-columns-repeated="3"/>
          <table:table-cell table:formula="of:=SUM([.A482];-[.E482])" office:value-type="float" office:value="-1.094881" calcext:value-type="float">
            <text:p>-1.0948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483];-[.E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906" calcext:value-type="float">
            <text:p>1.176906</text:p>
          </table:table-cell>
          <table:table-cell table:number-columns-repeated="3"/>
          <table:table-cell office:value-type="float" office:value="1.481797" calcext:value-type="float">
            <text:p>1.481797</text:p>
          </table:table-cell>
          <table:table-cell table:number-columns-repeated="3"/>
          <table:table-cell table:formula="of:=SUM([.A484];-[.E484])" office:value-type="float" office:value="-0.304891" calcext:value-type="float">
            <text:p>-0.3048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485];-[.E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0265" calcext:value-type="float">
            <text:p>1.360265</text:p>
          </table:table-cell>
          <table:table-cell table:number-columns-repeated="3"/>
          <table:table-cell office:value-type="float" office:value="1.696523" calcext:value-type="float">
            <text:p>1.696523</text:p>
          </table:table-cell>
          <table:table-cell table:number-columns-repeated="3"/>
          <table:table-cell table:formula="of:=SUM([.A486];-[.E486])" office:value-type="float" office:value="-0.336258" calcext:value-type="float">
            <text:p>-0.3362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487];-[.E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307" calcext:value-type="float">
            <text:p>1.210307</text:p>
          </table:table-cell>
          <table:table-cell table:number-columns-repeated="3"/>
          <table:table-cell office:value-type="float" office:value="2.302659" calcext:value-type="float">
            <text:p>2.302659</text:p>
          </table:table-cell>
          <table:table-cell table:number-columns-repeated="3"/>
          <table:table-cell table:formula="of:=SUM([.A488];-[.E488])" office:value-type="float" office:value="-1.092352" calcext:value-type="float">
            <text:p>-1.0923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489];-[.E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5469" calcext:value-type="float">
            <text:p>1.245469</text:p>
          </table:table-cell>
          <table:table-cell table:number-columns-repeated="3"/>
          <table:table-cell office:value-type="float" office:value="1.610945" calcext:value-type="float">
            <text:p>1.610945</text:p>
          </table:table-cell>
          <table:table-cell table:number-columns-repeated="3"/>
          <table:table-cell table:formula="of:=SUM([.A490];-[.E490])" office:value-type="float" office:value="-0.365476" calcext:value-type="float">
            <text:p>-0.3654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491];-[.E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7597" calcext:value-type="float">
            <text:p>1.277597</text:p>
          </table:table-cell>
          <table:table-cell table:number-columns-repeated="3"/>
          <table:table-cell office:value-type="float" office:value="2.569078" calcext:value-type="float">
            <text:p>2.569078</text:p>
          </table:table-cell>
          <table:table-cell table:number-columns-repeated="3"/>
          <table:table-cell table:formula="of:=SUM([.A492];-[.E492])" office:value-type="float" office:value="-1.291481" calcext:value-type="float">
            <text:p>-1.2914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493];-[.E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8069" calcext:value-type="float">
            <text:p>1.288069</text:p>
          </table:table-cell>
          <table:table-cell table:number-columns-repeated="3"/>
          <table:table-cell office:value-type="float" office:value="1.837761" calcext:value-type="float">
            <text:p>1.837761</text:p>
          </table:table-cell>
          <table:table-cell table:number-columns-repeated="3"/>
          <table:table-cell table:formula="of:=SUM([.A494];-[.E494])" office:value-type="float" office:value="-0.549692" calcext:value-type="float">
            <text:p>-0.5496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495];-[.E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2683" calcext:value-type="float">
            <text:p>1.002683</text:p>
          </table:table-cell>
          <table:table-cell table:number-columns-repeated="3"/>
          <table:table-cell office:value-type="float" office:value="1.850636" calcext:value-type="float">
            <text:p>1.850636</text:p>
          </table:table-cell>
          <table:table-cell table:number-columns-repeated="3"/>
          <table:table-cell table:formula="of:=SUM([.A496];-[.E496])" office:value-type="float" office:value="-0.847953" calcext:value-type="float">
            <text:p>-0.8479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497];-[.E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957" calcext:value-type="float">
            <text:p>1.167957</text:p>
          </table:table-cell>
          <table:table-cell table:number-columns-repeated="3"/>
          <table:table-cell office:value-type="float" office:value="1.847529" calcext:value-type="float">
            <text:p>1.847529</text:p>
          </table:table-cell>
          <table:table-cell table:number-columns-repeated="3"/>
          <table:table-cell table:formula="of:=SUM([.A498];-[.E498])" office:value-type="float" office:value="-0.679572" calcext:value-type="float">
            <text:p>-0.6795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499];-[.E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553" calcext:value-type="float">
            <text:p>1.479553</text:p>
          </table:table-cell>
          <table:table-cell table:number-columns-repeated="3"/>
          <table:table-cell office:value-type="float" office:value="2.404359" calcext:value-type="float">
            <text:p>2.404359</text:p>
          </table:table-cell>
          <table:table-cell table:number-columns-repeated="3"/>
          <table:table-cell table:formula="of:=SUM([.A500];-[.E500])" office:value-type="float" office:value="-0.924806" calcext:value-type="float">
            <text:p>-0.9248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501];-[.E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856" calcext:value-type="float">
            <text:p>1.16856</text:p>
          </table:table-cell>
          <table:table-cell table:number-columns-repeated="3"/>
          <table:table-cell office:value-type="float" office:value="1.561336" calcext:value-type="float">
            <text:p>1.561336</text:p>
          </table:table-cell>
          <table:table-cell table:number-columns-repeated="3"/>
          <table:table-cell table:formula="of:=SUM([.A502];-[.E502])" office:value-type="float" office:value="-0.392776" calcext:value-type="float">
            <text:p>-0.3927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503];-[.E5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3317" calcext:value-type="float">
            <text:p>1.473317</text:p>
          </table:table-cell>
          <table:table-cell table:number-columns-repeated="3"/>
          <table:table-cell office:value-type="float" office:value="1.509523" calcext:value-type="float">
            <text:p>1.509523</text:p>
          </table:table-cell>
          <table:table-cell table:number-columns-repeated="3"/>
          <table:table-cell table:formula="of:=SUM([.A504];-[.E504])" office:value-type="float" office:value="-0.036206" calcext:value-type="float">
            <text:p>-0.0362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505];-[.E5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645" calcext:value-type="float">
            <text:p>1.31645</text:p>
          </table:table-cell>
          <table:table-cell table:number-columns-repeated="3"/>
          <table:table-cell office:value-type="float" office:value="2.305093" calcext:value-type="float">
            <text:p>2.305093</text:p>
          </table:table-cell>
          <table:table-cell table:number-columns-repeated="3"/>
          <table:table-cell table:formula="of:=SUM([.A506];-[.E506])" office:value-type="float" office:value="-0.988643" calcext:value-type="float">
            <text:p>-0.98864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507];-[.E5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659" calcext:value-type="float">
            <text:p>1.231659</text:p>
          </table:table-cell>
          <table:table-cell table:number-columns-repeated="3"/>
          <table:table-cell office:value-type="float" office:value="1.79577" calcext:value-type="float">
            <text:p>1.79577</text:p>
          </table:table-cell>
          <table:table-cell table:number-columns-repeated="3"/>
          <table:table-cell table:formula="of:=SUM([.A508];-[.E508])" office:value-type="float" office:value="-0.564111" calcext:value-type="float">
            <text:p>-0.5641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509];-[.E5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4745" calcext:value-type="float">
            <text:p>1.314745</text:p>
          </table:table-cell>
          <table:table-cell table:number-columns-repeated="3"/>
          <table:table-cell office:value-type="float" office:value="2.473718" calcext:value-type="float">
            <text:p>2.473718</text:p>
          </table:table-cell>
          <table:table-cell table:number-columns-repeated="3"/>
          <table:table-cell table:formula="of:=SUM([.A510];-[.E510])" office:value-type="float" office:value="-1.158973" calcext:value-type="float">
            <text:p>-1.1589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511];-[.E5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0685" calcext:value-type="float">
            <text:p>1.410685</text:p>
          </table:table-cell>
          <table:table-cell table:number-columns-repeated="3"/>
          <table:table-cell office:value-type="float" office:value="2.350094" calcext:value-type="float">
            <text:p>2.350094</text:p>
          </table:table-cell>
          <table:table-cell table:number-columns-repeated="3"/>
          <table:table-cell table:formula="of:=SUM([.A512];-[.E512])" office:value-type="float" office:value="-0.939409" calcext:value-type="float">
            <text:p>-0.9394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513];-[.E5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8033" calcext:value-type="float">
            <text:p>1.918033</text:p>
          </table:table-cell>
          <table:table-cell table:number-columns-repeated="3"/>
          <table:table-cell office:value-type="float" office:value="5.918033" calcext:value-type="float">
            <text:p>5.918033</text:p>
          </table:table-cell>
          <table:table-cell table:number-columns-repeated="3"/>
          <table:table-cell table:formula="of:=SUM([.A514];-[.E51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515];-[.E5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1166" calcext:value-type="float">
            <text:p>1.821166</text:p>
          </table:table-cell>
          <table:table-cell table:number-columns-repeated="3"/>
          <table:table-cell office:value-type="float" office:value="5.9267" calcext:value-type="float">
            <text:p>5.9267</text:p>
          </table:table-cell>
          <table:table-cell table:number-columns-repeated="3"/>
          <table:table-cell table:formula="of:=SUM([.A516];-[.E516])" office:value-type="float" office:value="-4.105534" calcext:value-type="float">
            <text:p>-4.1055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517];-[.E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2131" calcext:value-type="float">
            <text:p>1.242131</text:p>
          </table:table-cell>
          <table:table-cell table:number-columns-repeated="3"/>
          <table:table-cell office:value-type="float" office:value="2.211604" calcext:value-type="float">
            <text:p>2.211604</text:p>
          </table:table-cell>
          <table:table-cell table:number-columns-repeated="3"/>
          <table:table-cell table:formula="of:=SUM([.A518];-[.E518])" office:value-type="float" office:value="-0.969473" calcext:value-type="float">
            <text:p>-0.9694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519];-[.E5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5099" calcext:value-type="float">
            <text:p>1.835099</text:p>
          </table:table-cell>
          <table:table-cell table:number-columns-repeated="3"/>
          <table:table-cell office:value-type="float" office:value="2.966887" calcext:value-type="float">
            <text:p>2.966887</text:p>
          </table:table-cell>
          <table:table-cell table:number-columns-repeated="3"/>
          <table:table-cell table:formula="of:=SUM([.A520];-[.E520])" office:value-type="float" office:value="-1.131788" calcext:value-type="float">
            <text:p>-1.1317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521];-[.E5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047" calcext:value-type="float">
            <text:p>1.85047</text:p>
          </table:table-cell>
          <table:table-cell table:number-columns-repeated="3"/>
          <table:table-cell office:value-type="float" office:value="4.130061" calcext:value-type="float">
            <text:p>4.130061</text:p>
          </table:table-cell>
          <table:table-cell table:number-columns-repeated="3"/>
          <table:table-cell table:formula="of:=SUM([.A522];-[.E522])" office:value-type="float" office:value="-2.279591" calcext:value-type="float">
            <text:p>-2.27959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523];-[.E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2826" calcext:value-type="float">
            <text:p>1.182826</text:p>
          </table:table-cell>
          <table:table-cell table:number-columns-repeated="3"/>
          <table:table-cell office:value-type="float" office:value="2.604786" calcext:value-type="float">
            <text:p>2.604786</text:p>
          </table:table-cell>
          <table:table-cell table:number-columns-repeated="3"/>
          <table:table-cell table:formula="of:=SUM([.A524];-[.E524])" office:value-type="float" office:value="-1.42196" calcext:value-type="float">
            <text:p>-1.421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525];-[.E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2278" calcext:value-type="float">
            <text:p>1.862278</text:p>
          </table:table-cell>
          <table:table-cell table:number-columns-repeated="3"/>
          <table:table-cell office:value-type="float" office:value="5.508624" calcext:value-type="float">
            <text:p>5.508624</text:p>
          </table:table-cell>
          <table:table-cell table:number-columns-repeated="3"/>
          <table:table-cell table:formula="of:=SUM([.A526];-[.E526])" office:value-type="float" office:value="-3.646346" calcext:value-type="float">
            <text:p>-3.6463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527];-[.E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9803" calcext:value-type="float">
            <text:p>1.419803</text:p>
          </table:table-cell>
          <table:table-cell table:number-columns-repeated="3"/>
          <table:table-cell office:value-type="float" office:value="3.594096" calcext:value-type="float">
            <text:p>3.594096</text:p>
          </table:table-cell>
          <table:table-cell table:number-columns-repeated="3"/>
          <table:table-cell table:formula="of:=SUM([.A528];-[.E528])" office:value-type="float" office:value="-2.174293" calcext:value-type="float">
            <text:p>-2.1742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529];-[.E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3939" calcext:value-type="float">
            <text:p>1.203939</text:p>
          </table:table-cell>
          <table:table-cell table:number-columns-repeated="3"/>
          <table:table-cell office:value-type="float" office:value="3.197755" calcext:value-type="float">
            <text:p>3.197755</text:p>
          </table:table-cell>
          <table:table-cell table:number-columns-repeated="3"/>
          <table:table-cell table:formula="of:=SUM([.A530];-[.E530])" office:value-type="float" office:value="-1.993816" calcext:value-type="float">
            <text:p>-1.9938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531];-[.E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1563" calcext:value-type="float">
            <text:p>1.301563</text:p>
          </table:table-cell>
          <table:table-cell table:number-columns-repeated="3"/>
          <table:table-cell office:value-type="float" office:value="3.692524" calcext:value-type="float">
            <text:p>3.692524</text:p>
          </table:table-cell>
          <table:table-cell table:number-columns-repeated="3"/>
          <table:table-cell table:formula="of:=SUM([.A532];-[.E532])" office:value-type="float" office:value="-2.390961" calcext:value-type="float">
            <text:p>-2.3909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533];-[.E5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0612" calcext:value-type="float">
            <text:p>1.720612</text:p>
          </table:table-cell>
          <table:table-cell table:number-columns-repeated="3"/>
          <table:table-cell office:value-type="float" office:value="5.599579" calcext:value-type="float">
            <text:p>5.599579</text:p>
          </table:table-cell>
          <table:table-cell table:number-columns-repeated="3"/>
          <table:table-cell table:formula="of:=SUM([.A534];-[.E534])" office:value-type="float" office:value="-3.878967" calcext:value-type="float">
            <text:p>-3.8789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535];-[.E5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602" calcext:value-type="float">
            <text:p>1.25602</text:p>
          </table:table-cell>
          <table:table-cell table:number-columns-repeated="3"/>
          <table:table-cell office:value-type="float" office:value="2.417537" calcext:value-type="float">
            <text:p>2.417537</text:p>
          </table:table-cell>
          <table:table-cell table:number-columns-repeated="3"/>
          <table:table-cell table:formula="of:=SUM([.A536];-[.E536])" office:value-type="float" office:value="-1.161517" calcext:value-type="float">
            <text:p>-1.1615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537];-[.E5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8009" calcext:value-type="float">
            <text:p>1.518009</text:p>
          </table:table-cell>
          <table:table-cell table:number-columns-repeated="3"/>
          <table:table-cell office:value-type="float" office:value="2.287007" calcext:value-type="float">
            <text:p>2.287007</text:p>
          </table:table-cell>
          <table:table-cell table:number-columns-repeated="3"/>
          <table:table-cell table:formula="of:=SUM([.A538];-[.E538])" office:value-type="float" office:value="-0.768998" calcext:value-type="float">
            <text:p>-0.7689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539];-[.E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9264" calcext:value-type="float">
            <text:p>1.519264</text:p>
          </table:table-cell>
          <table:table-cell table:number-columns-repeated="3"/>
          <table:table-cell office:value-type="float" office:value="5.232564" calcext:value-type="float">
            <text:p>5.232564</text:p>
          </table:table-cell>
          <table:table-cell table:number-columns-repeated="3"/>
          <table:table-cell table:formula="of:=SUM([.A540];-[.E540])" office:value-type="float" office:value="-3.7133" calcext:value-type="float">
            <text:p>-3.71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541];-[.E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6239" calcext:value-type="float">
            <text:p>1.376239</text:p>
          </table:table-cell>
          <table:table-cell table:number-columns-repeated="3"/>
          <table:table-cell office:value-type="float" office:value="2.962987" calcext:value-type="float">
            <text:p>2.962987</text:p>
          </table:table-cell>
          <table:table-cell table:number-columns-repeated="3"/>
          <table:table-cell table:formula="of:=SUM([.A542];-[.E542])" office:value-type="float" office:value="-1.586748" calcext:value-type="float">
            <text:p>-1.5867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543];-[.E5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8578" calcext:value-type="float">
            <text:p>2.038578</text:p>
          </table:table-cell>
          <table:table-cell table:number-columns-repeated="3"/>
          <table:table-cell office:value-type="float" office:value="4.792851" calcext:value-type="float">
            <text:p>4.792851</text:p>
          </table:table-cell>
          <table:table-cell table:number-columns-repeated="3"/>
          <table:table-cell table:formula="of:=SUM([.A544];-[.E544])" office:value-type="float" office:value="-2.754273" calcext:value-type="float">
            <text:p>-2.7542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545];-[.E5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681" calcext:value-type="float">
            <text:p>0.987681</text:p>
          </table:table-cell>
          <table:table-cell table:number-columns-repeated="3"/>
          <table:table-cell office:value-type="float" office:value="1.031678" calcext:value-type="float">
            <text:p>1.031678</text:p>
          </table:table-cell>
          <table:table-cell table:number-columns-repeated="3"/>
          <table:table-cell table:formula="of:=SUM([.A546];-[.E546])" office:value-type="float" office:value="-0.0439970000000002" calcext:value-type="float">
            <text:p>-0.0439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547];-[.E5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3934" calcext:value-type="float">
            <text:p>1.163934</text:p>
          </table:table-cell>
          <table:table-cell table:number-columns-repeated="3"/>
          <table:table-cell office:value-type="float" office:value="1.278689" calcext:value-type="float">
            <text:p>1.278689</text:p>
          </table:table-cell>
          <table:table-cell table:number-columns-repeated="3"/>
          <table:table-cell table:formula="of:=SUM([.A548];-[.E548])" office:value-type="float" office:value="-0.114755" calcext:value-type="float">
            <text:p>-0.1147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549];-[.E5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93" calcext:value-type="float">
            <text:p>1.00393</text:p>
          </table:table-cell>
          <table:table-cell table:number-columns-repeated="3"/>
          <table:table-cell office:value-type="float" office:value="1.106505" calcext:value-type="float">
            <text:p>1.106505</text:p>
          </table:table-cell>
          <table:table-cell table:number-columns-repeated="3"/>
          <table:table-cell table:formula="of:=SUM([.A550];-[.E550])" office:value-type="float" office:value="-0.102575" calcext:value-type="float">
            <text:p>-0.1025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551];-[.E5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6371" calcext:value-type="float">
            <text:p>1.106371</text:p>
          </table:table-cell>
          <table:table-cell table:number-columns-repeated="3"/>
          <table:table-cell office:value-type="float" office:value="1.035647" calcext:value-type="float">
            <text:p>1.035647</text:p>
          </table:table-cell>
          <table:table-cell table:number-columns-repeated="3"/>
          <table:table-cell table:formula="of:=SUM([.A552];-[.E552])" office:value-type="float" office:value="0.070724" calcext:value-type="float">
            <text:p>0.0707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553];-[.E5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5662" calcext:value-type="float">
            <text:p>1.025662</text:p>
          </table:table-cell>
          <table:table-cell table:number-columns-repeated="3"/>
          <table:table-cell office:value-type="float" office:value="1.058609" calcext:value-type="float">
            <text:p>1.058609</text:p>
          </table:table-cell>
          <table:table-cell table:number-columns-repeated="3"/>
          <table:table-cell table:formula="of:=SUM([.A554];-[.E554])" office:value-type="float" office:value="-0.0329469999999998" calcext:value-type="float">
            <text:p>-0.0329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555];-[.E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863" calcext:value-type="float">
            <text:p>0.962863</text:p>
          </table:table-cell>
          <table:table-cell table:number-columns-repeated="3"/>
          <table:table-cell office:value-type="float" office:value="1.140368" calcext:value-type="float">
            <text:p>1.140368</text:p>
          </table:table-cell>
          <table:table-cell table:number-columns-repeated="3"/>
          <table:table-cell table:formula="of:=SUM([.A556];-[.E556])" office:value-type="float" office:value="-0.177505" calcext:value-type="float">
            <text:p>-0.1775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557];-[.E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798" calcext:value-type="float">
            <text:p>1.008798</text:p>
          </table:table-cell>
          <table:table-cell table:number-columns-repeated="3"/>
          <table:table-cell office:value-type="float" office:value="1.043991" calcext:value-type="float">
            <text:p>1.043991</text:p>
          </table:table-cell>
          <table:table-cell table:number-columns-repeated="3"/>
          <table:table-cell table:formula="of:=SUM([.A558];-[.E558])" office:value-type="float" office:value="-0.0351929999999998" calcext:value-type="float">
            <text:p>-0.0351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559];-[.E5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948" calcext:value-type="float">
            <text:p>0.995948</text:p>
          </table:table-cell>
          <table:table-cell table:number-columns-repeated="3"/>
          <table:table-cell office:value-type="float" office:value="1.131999" calcext:value-type="float">
            <text:p>1.131999</text:p>
          </table:table-cell>
          <table:table-cell table:number-columns-repeated="3"/>
          <table:table-cell table:formula="of:=SUM([.A560];-[.E560])" office:value-type="float" office:value="-0.136051" calcext:value-type="float">
            <text:p>-0.13605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561];-[.E5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609" calcext:value-type="float">
            <text:p>0.985609</text:p>
          </table:table-cell>
          <table:table-cell table:number-columns-repeated="3"/>
          <table:table-cell office:value-type="float" office:value="1.059041" calcext:value-type="float">
            <text:p>1.059041</text:p>
          </table:table-cell>
          <table:table-cell table:number-columns-repeated="3"/>
          <table:table-cell table:formula="of:=SUM([.A562];-[.E562])" office:value-type="float" office:value="-0.0734319999999999" calcext:value-type="float">
            <text:p>-0.0734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563];-[.E5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618" calcext:value-type="float">
            <text:p>0.970618</text:p>
          </table:table-cell>
          <table:table-cell table:number-columns-repeated="3"/>
          <table:table-cell office:value-type="float" office:value="1.055328" calcext:value-type="float">
            <text:p>1.055328</text:p>
          </table:table-cell>
          <table:table-cell table:number-columns-repeated="3"/>
          <table:table-cell table:formula="of:=SUM([.A564];-[.E564])" office:value-type="float" office:value="-0.0847100000000001" calcext:value-type="float">
            <text:p>-0.084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565];-[.E5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048" calcext:value-type="float">
            <text:p>0.987048</text:p>
          </table:table-cell>
          <table:table-cell table:number-columns-repeated="3"/>
          <table:table-cell office:value-type="float" office:value="1.05547" calcext:value-type="float">
            <text:p>1.05547</text:p>
          </table:table-cell>
          <table:table-cell table:number-columns-repeated="3"/>
          <table:table-cell table:formula="of:=SUM([.A566];-[.E566])" office:value-type="float" office:value="-0.068422" calcext:value-type="float">
            <text:p>-0.06842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567];-[.E5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4833" calcext:value-type="float">
            <text:p>1.024833</text:p>
          </table:table-cell>
          <table:table-cell table:number-columns-repeated="3"/>
          <table:table-cell office:value-type="float" office:value="1.086421" calcext:value-type="float">
            <text:p>1.086421</text:p>
          </table:table-cell>
          <table:table-cell table:number-columns-repeated="3"/>
          <table:table-cell table:formula="of:=SUM([.A568];-[.E568])" office:value-type="float" office:value="-0.061588" calcext:value-type="float">
            <text:p>-0.0615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569];-[.E5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876" calcext:value-type="float">
            <text:p>0.973876</text:p>
          </table:table-cell>
          <table:table-cell table:number-columns-repeated="3"/>
          <table:table-cell office:value-type="float" office:value="1.043617" calcext:value-type="float">
            <text:p>1.043617</text:p>
          </table:table-cell>
          <table:table-cell table:number-columns-repeated="3"/>
          <table:table-cell table:formula="of:=SUM([.A570];-[.E570])" office:value-type="float" office:value="-0.0697410000000001" calcext:value-type="float">
            <text:p>-0.0697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571];-[.E5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297" calcext:value-type="float">
            <text:p>0.975297</text:p>
          </table:table-cell>
          <table:table-cell table:number-columns-repeated="3"/>
          <table:table-cell office:value-type="float" office:value="1.041109" calcext:value-type="float">
            <text:p>1.041109</text:p>
          </table:table-cell>
          <table:table-cell table:number-columns-repeated="3"/>
          <table:table-cell table:formula="of:=SUM([.A572];-[.E572])" office:value-type="float" office:value="-0.0658120000000001" calcext:value-type="float">
            <text:p>-0.0658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573];-[.E5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5397" calcext:value-type="float">
            <text:p>1.015397</text:p>
          </table:table-cell>
          <table:table-cell table:number-columns-repeated="3"/>
          <table:table-cell office:value-type="float" office:value="1.106946" calcext:value-type="float">
            <text:p>1.106946</text:p>
          </table:table-cell>
          <table:table-cell table:number-columns-repeated="3"/>
          <table:table-cell table:formula="of:=SUM([.A574];-[.E574])" office:value-type="float" office:value="-0.0915489999999999" calcext:value-type="float">
            <text:p>-0.0915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575];-[.E5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38" calcext:value-type="float">
            <text:p>0.97538</text:p>
          </table:table-cell>
          <table:table-cell table:number-columns-repeated="3"/>
          <table:table-cell office:value-type="float" office:value="1.067581" calcext:value-type="float">
            <text:p>1.067581</text:p>
          </table:table-cell>
          <table:table-cell table:number-columns-repeated="3"/>
          <table:table-cell table:formula="of:=SUM([.A576];-[.E576])" office:value-type="float" office:value="-0.0922010000000001" calcext:value-type="float">
            <text:p>-0.0922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577];-[.E5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3275" calcext:value-type="float">
            <text:p>1.033275</text:p>
          </table:table-cell>
          <table:table-cell table:number-columns-repeated="3"/>
          <table:table-cell office:value-type="float" office:value="1.108602" calcext:value-type="float">
            <text:p>1.108602</text:p>
          </table:table-cell>
          <table:table-cell table:number-columns-repeated="3"/>
          <table:table-cell table:formula="of:=SUM([.A578];-[.E578])" office:value-type="float" office:value="-0.0753270000000001" calcext:value-type="float">
            <text:p>-0.0753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579];-[.E5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432" calcext:value-type="float">
            <text:p>1.032432</text:p>
          </table:table-cell>
          <table:table-cell table:number-columns-repeated="3"/>
          <table:table-cell office:value-type="float" office:value="1.126713" calcext:value-type="float">
            <text:p>1.126713</text:p>
          </table:table-cell>
          <table:table-cell table:number-columns-repeated="3"/>
          <table:table-cell table:formula="of:=SUM([.A580];-[.E580])" office:value-type="float" office:value="-0.0942810000000001" calcext:value-type="float">
            <text:p>-0.0942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581];-[.E5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1148" calcext:value-type="float">
            <text:p>2.131148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582];-[.E582])" office:value-type="float" office:value="0.295082" calcext:value-type="float">
            <text:p>0.2950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583];-[.E5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0113" calcext:value-type="float">
            <text:p>1.400113</text:p>
          </table:table-cell>
          <table:table-cell table:number-columns-repeated="3"/>
          <table:table-cell office:value-type="float" office:value="1.512855" calcext:value-type="float">
            <text:p>1.512855</text:p>
          </table:table-cell>
          <table:table-cell table:number-columns-repeated="3"/>
          <table:table-cell table:formula="of:=SUM([.A584];-[.E584])" office:value-type="float" office:value="-0.112742" calcext:value-type="float">
            <text:p>-0.1127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585];-[.E5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26" calcext:value-type="float">
            <text:p>0.99526</text:p>
          </table:table-cell>
          <table:table-cell table:number-columns-repeated="3"/>
          <table:table-cell office:value-type="float" office:value="1.133106" calcext:value-type="float">
            <text:p>1.133106</text:p>
          </table:table-cell>
          <table:table-cell table:number-columns-repeated="3"/>
          <table:table-cell table:formula="of:=SUM([.A586];-[.E586])" office:value-type="float" office:value="-0.137846" calcext:value-type="float">
            <text:p>-0.1378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587];-[.E5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603" calcext:value-type="float">
            <text:p>1.084603</text:p>
          </table:table-cell>
          <table:table-cell table:number-columns-repeated="3"/>
          <table:table-cell office:value-type="float" office:value="1.213079" calcext:value-type="float">
            <text:p>1.213079</text:p>
          </table:table-cell>
          <table:table-cell table:number-columns-repeated="3"/>
          <table:table-cell table:formula="of:=SUM([.A588];-[.E588])" office:value-type="float" office:value="-0.128476" calcext:value-type="float">
            <text:p>-0.1284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589];-[.E5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8793" calcext:value-type="float">
            <text:p>1.108793</text:p>
          </table:table-cell>
          <table:table-cell table:number-columns-repeated="3"/>
          <table:table-cell office:value-type="float" office:value="1.520982" calcext:value-type="float">
            <text:p>1.520982</text:p>
          </table:table-cell>
          <table:table-cell table:number-columns-repeated="3"/>
          <table:table-cell table:formula="of:=SUM([.A590];-[.E590])" office:value-type="float" office:value="-0.412189" calcext:value-type="float">
            <text:p>-0.4121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591];-[.E5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244" calcext:value-type="float">
            <text:p>1.017244</text:p>
          </table:table-cell>
          <table:table-cell table:number-columns-repeated="3"/>
          <table:table-cell office:value-type="float" office:value="1.173676" calcext:value-type="float">
            <text:p>1.173676</text:p>
          </table:table-cell>
          <table:table-cell table:number-columns-repeated="3"/>
          <table:table-cell table:formula="of:=SUM([.A592];-[.E592])" office:value-type="float" office:value="-0.156432" calcext:value-type="float">
            <text:p>-0.1564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593];-[.E5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959" calcext:value-type="float">
            <text:p>1.081959</text:p>
          </table:table-cell>
          <table:table-cell table:number-columns-repeated="3"/>
          <table:table-cell office:value-type="float" office:value="1.60068" calcext:value-type="float">
            <text:p>1.60068</text:p>
          </table:table-cell>
          <table:table-cell table:number-columns-repeated="3"/>
          <table:table-cell table:formula="of:=SUM([.A594];-[.E594])" office:value-type="float" office:value="-0.518721" calcext:value-type="float">
            <text:p>-0.5187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595];-[.E5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667" calcext:value-type="float">
            <text:p>1.066667</text:p>
          </table:table-cell>
          <table:table-cell table:number-columns-repeated="3"/>
          <table:table-cell office:value-type="float" office:value="1.276384" calcext:value-type="float">
            <text:p>1.276384</text:p>
          </table:table-cell>
          <table:table-cell table:number-columns-repeated="3"/>
          <table:table-cell table:formula="of:=SUM([.A596];-[.E596])" office:value-type="float" office:value="-0.209717" calcext:value-type="float">
            <text:p>-0.2097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597];-[.E5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004" calcext:value-type="float">
            <text:p>0.982004</text:p>
          </table:table-cell>
          <table:table-cell table:number-columns-repeated="3"/>
          <table:table-cell office:value-type="float" office:value="1.214769" calcext:value-type="float">
            <text:p>1.214769</text:p>
          </table:table-cell>
          <table:table-cell table:number-columns-repeated="3"/>
          <table:table-cell table:formula="of:=SUM([.A598];-[.E598])" office:value-type="float" office:value="-0.232765" calcext:value-type="float">
            <text:p>-0.23276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599];-[.E5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677" calcext:value-type="float">
            <text:p>1.031677</text:p>
          </table:table-cell>
          <table:table-cell table:number-columns-repeated="3"/>
          <table:table-cell office:value-type="float" office:value="1.276221" calcext:value-type="float">
            <text:p>1.276221</text:p>
          </table:table-cell>
          <table:table-cell table:number-columns-repeated="3"/>
          <table:table-cell table:formula="of:=SUM([.A600];-[.E600])" office:value-type="float" office:value="-0.244544" calcext:value-type="float">
            <text:p>-0.2445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601];-[.E6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7667" calcext:value-type="float">
            <text:p>1.077667</text:p>
          </table:table-cell>
          <table:table-cell table:number-columns-repeated="3"/>
          <table:table-cell office:value-type="float" office:value="1.483033" calcext:value-type="float">
            <text:p>1.483033</text:p>
          </table:table-cell>
          <table:table-cell table:number-columns-repeated="3"/>
          <table:table-cell table:formula="of:=SUM([.A602];-[.E602])" office:value-type="float" office:value="-0.405366" calcext:value-type="float">
            <text:p>-0.40536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603];-[.E6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869" calcext:value-type="float">
            <text:p>0.988869</text:p>
          </table:table-cell>
          <table:table-cell table:number-columns-repeated="3"/>
          <table:table-cell office:value-type="float" office:value="1.14925" calcext:value-type="float">
            <text:p>1.14925</text:p>
          </table:table-cell>
          <table:table-cell table:number-columns-repeated="3"/>
          <table:table-cell table:formula="of:=SUM([.A604];-[.E604])" office:value-type="float" office:value="-0.160381" calcext:value-type="float">
            <text:p>-0.1603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605];-[.E6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589" calcext:value-type="float">
            <text:p>0.993589</text:p>
          </table:table-cell>
          <table:table-cell table:number-columns-repeated="3"/>
          <table:table-cell office:value-type="float" office:value="1.138035" calcext:value-type="float">
            <text:p>1.138035</text:p>
          </table:table-cell>
          <table:table-cell table:number-columns-repeated="3"/>
          <table:table-cell table:formula="of:=SUM([.A606];-[.E606])" office:value-type="float" office:value="-0.144446" calcext:value-type="float">
            <text:p>-0.1444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607];-[.E6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0848" calcext:value-type="float">
            <text:p>1.110848</text:p>
          </table:table-cell>
          <table:table-cell table:number-columns-repeated="3"/>
          <table:table-cell office:value-type="float" office:value="1.483035" calcext:value-type="float">
            <text:p>1.483035</text:p>
          </table:table-cell>
          <table:table-cell table:number-columns-repeated="3"/>
          <table:table-cell table:formula="of:=SUM([.A608];-[.E608])" office:value-type="float" office:value="-0.372187" calcext:value-type="float">
            <text:p>-0.3721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609];-[.E6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747" calcext:value-type="float">
            <text:p>0.990747</text:p>
          </table:table-cell>
          <table:table-cell table:number-columns-repeated="3"/>
          <table:table-cell office:value-type="float" office:value="1.273629" calcext:value-type="float">
            <text:p>1.273629</text:p>
          </table:table-cell>
          <table:table-cell table:number-columns-repeated="3"/>
          <table:table-cell table:formula="of:=SUM([.A610];-[.E610])" office:value-type="float" office:value="-0.282882" calcext:value-type="float">
            <text:p>-0.2828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611];-[.E6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218" calcext:value-type="float">
            <text:p>1.121218</text:p>
          </table:table-cell>
          <table:table-cell table:number-columns-repeated="3"/>
          <table:table-cell office:value-type="float" office:value="1.469239" calcext:value-type="float">
            <text:p>1.469239</text:p>
          </table:table-cell>
          <table:table-cell table:number-columns-repeated="3"/>
          <table:table-cell table:formula="of:=SUM([.A612];-[.E612])" office:value-type="float" office:value="-0.348021" calcext:value-type="float">
            <text:p>-0.3480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613];-[.E6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6342" calcext:value-type="float">
            <text:p>1.216342</text:p>
          </table:table-cell>
          <table:table-cell table:number-columns-repeated="3"/>
          <table:table-cell office:value-type="float" office:value="1.432055" calcext:value-type="float">
            <text:p>1.432055</text:p>
          </table:table-cell>
          <table:table-cell table:number-columns-repeated="3"/>
          <table:table-cell table:formula="of:=SUM([.A614];-[.E614])" office:value-type="float" office:value="-0.215713" calcext:value-type="float">
            <text:p>-0.2157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615];-[.E6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7213" calcext:value-type="float">
            <text:p>2.967213</text:p>
          </table:table-cell>
          <table:table-cell table:number-columns-repeated="3"/>
          <table:table-cell office:value-type="float" office:value="3.065574" calcext:value-type="float">
            <text:p>3.065574</text:p>
          </table:table-cell>
          <table:table-cell table:number-columns-repeated="3"/>
          <table:table-cell table:formula="of:=SUM([.A616];-[.E616])" office:value-type="float" office:value="-0.0983609999999997" calcext:value-type="float">
            <text:p>-0.0983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617];-[.E6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114" calcext:value-type="float">
            <text:p>1.56114</text:p>
          </table:table-cell>
          <table:table-cell table:number-columns-repeated="3"/>
          <table:table-cell office:value-type="float" office:value="3.057878" calcext:value-type="float">
            <text:p>3.057878</text:p>
          </table:table-cell>
          <table:table-cell table:number-columns-repeated="3"/>
          <table:table-cell table:formula="of:=SUM([.A618];-[.E618])" office:value-type="float" office:value="-1.496738" calcext:value-type="float">
            <text:p>-1.4967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619];-[.E6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84" calcext:value-type="float">
            <text:p>1.0584</text:p>
          </table:table-cell>
          <table:table-cell table:number-columns-repeated="3"/>
          <table:table-cell office:value-type="float" office:value="1.392871" calcext:value-type="float">
            <text:p>1.392871</text:p>
          </table:table-cell>
          <table:table-cell table:number-columns-repeated="3"/>
          <table:table-cell table:formula="of:=SUM([.A620];-[.E620])" office:value-type="float" office:value="-0.334471" calcext:value-type="float">
            <text:p>-0.3344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621];-[.E6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2351" calcext:value-type="float">
            <text:p>1.372351</text:p>
          </table:table-cell>
          <table:table-cell table:number-columns-repeated="3"/>
          <table:table-cell office:value-type="float" office:value="1.650166" calcext:value-type="float">
            <text:p>1.650166</text:p>
          </table:table-cell>
          <table:table-cell table:number-columns-repeated="3"/>
          <table:table-cell table:formula="of:=SUM([.A622];-[.E622])" office:value-type="float" office:value="-0.277815" calcext:value-type="float">
            <text:p>-0.2778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623];-[.E6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7014" calcext:value-type="float">
            <text:p>1.257014</text:p>
          </table:table-cell>
          <table:table-cell table:number-columns-repeated="3"/>
          <table:table-cell office:value-type="float" office:value="2.335297" calcext:value-type="float">
            <text:p>2.335297</text:p>
          </table:table-cell>
          <table:table-cell table:number-columns-repeated="3"/>
          <table:table-cell table:formula="of:=SUM([.A624];-[.E624])" office:value-type="float" office:value="-1.078283" calcext:value-type="float">
            <text:p>-1.07828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625];-[.E6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4147" calcext:value-type="float">
            <text:p>1.214147</text:p>
          </table:table-cell>
          <table:table-cell table:number-columns-repeated="3"/>
          <table:table-cell office:value-type="float" office:value="1.53704" calcext:value-type="float">
            <text:p>1.53704</text:p>
          </table:table-cell>
          <table:table-cell table:number-columns-repeated="3"/>
          <table:table-cell table:formula="of:=SUM([.A626];-[.E626])" office:value-type="float" office:value="-0.322893" calcext:value-type="float">
            <text:p>-0.3228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627];-[.E6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1106" calcext:value-type="float">
            <text:p>1.241106</text:p>
          </table:table-cell>
          <table:table-cell table:number-columns-repeated="3"/>
          <table:table-cell office:value-type="float" office:value="2.847552" calcext:value-type="float">
            <text:p>2.847552</text:p>
          </table:table-cell>
          <table:table-cell table:number-columns-repeated="3"/>
          <table:table-cell table:formula="of:=SUM([.A628];-[.E628])" office:value-type="float" office:value="-1.606446" calcext:value-type="float">
            <text:p>-1.6064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629];-[.E6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6089" calcext:value-type="float">
            <text:p>1.256089</text:p>
          </table:table-cell>
          <table:table-cell table:number-columns-repeated="3"/>
          <table:table-cell office:value-type="float" office:value="1.995326" calcext:value-type="float">
            <text:p>1.995326</text:p>
          </table:table-cell>
          <table:table-cell table:number-columns-repeated="3"/>
          <table:table-cell table:formula="of:=SUM([.A630];-[.E630])" office:value-type="float" office:value="-0.739237" calcext:value-type="float">
            <text:p>-0.7392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631];-[.E6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6797" calcext:value-type="float">
            <text:p>1.026797</text:p>
          </table:table-cell>
          <table:table-cell table:number-columns-repeated="3"/>
          <table:table-cell office:value-type="float" office:value="1.689167" calcext:value-type="float">
            <text:p>1.689167</text:p>
          </table:table-cell>
          <table:table-cell table:number-columns-repeated="3"/>
          <table:table-cell table:formula="of:=SUM([.A632];-[.E632])" office:value-type="float" office:value="-0.66237" calcext:value-type="float">
            <text:p>-0.662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633];-[.E6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6583" calcext:value-type="float">
            <text:p>1.086583</text:p>
          </table:table-cell>
          <table:table-cell table:number-columns-repeated="3"/>
          <table:table-cell office:value-type="float" office:value="1.853442" calcext:value-type="float">
            <text:p>1.853442</text:p>
          </table:table-cell>
          <table:table-cell table:number-columns-repeated="3"/>
          <table:table-cell table:formula="of:=SUM([.A634];-[.E634])" office:value-type="float" office:value="-0.766859" calcext:value-type="float">
            <text:p>-0.7668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635];-[.E6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583" calcext:value-type="float">
            <text:p>1.430583</text:p>
          </table:table-cell>
          <table:table-cell table:number-columns-repeated="3"/>
          <table:table-cell office:value-type="float" office:value="2.865342" calcext:value-type="float">
            <text:p>2.865342</text:p>
          </table:table-cell>
          <table:table-cell table:number-columns-repeated="3"/>
          <table:table-cell table:formula="of:=SUM([.A636];-[.E636])" office:value-type="float" office:value="-1.434759" calcext:value-type="float">
            <text:p>-1.4347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637];-[.E6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698" calcext:value-type="float">
            <text:p>1.164698</text:p>
          </table:table-cell>
          <table:table-cell table:number-columns-repeated="3"/>
          <table:table-cell office:value-type="float" office:value="1.457974" calcext:value-type="float">
            <text:p>1.457974</text:p>
          </table:table-cell>
          <table:table-cell table:number-columns-repeated="3"/>
          <table:table-cell table:formula="of:=SUM([.A638];-[.E638])" office:value-type="float" office:value="-0.293276" calcext:value-type="float">
            <text:p>-0.2932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639];-[.E6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271" calcext:value-type="float">
            <text:p>1.487271</text:p>
          </table:table-cell>
          <table:table-cell table:number-columns-repeated="3"/>
          <table:table-cell office:value-type="float" office:value="1.409202" calcext:value-type="float">
            <text:p>1.409202</text:p>
          </table:table-cell>
          <table:table-cell table:number-columns-repeated="3"/>
          <table:table-cell table:formula="of:=SUM([.A640];-[.E640])" office:value-type="float" office:value="0.0780689999999999" calcext:value-type="float">
            <text:p>0.0780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641];-[.E6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1917" calcext:value-type="float">
            <text:p>1.331917</text:p>
          </table:table-cell>
          <table:table-cell table:number-columns-repeated="3"/>
          <table:table-cell office:value-type="float" office:value="2.745976" calcext:value-type="float">
            <text:p>2.745976</text:p>
          </table:table-cell>
          <table:table-cell table:number-columns-repeated="3"/>
          <table:table-cell table:formula="of:=SUM([.A642];-[.E642])" office:value-type="float" office:value="-1.414059" calcext:value-type="float">
            <text:p>-1.41405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643];-[.E6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9253" calcext:value-type="float">
            <text:p>1.259253</text:p>
          </table:table-cell>
          <table:table-cell table:number-columns-repeated="3"/>
          <table:table-cell office:value-type="float" office:value="1.766854" calcext:value-type="float">
            <text:p>1.766854</text:p>
          </table:table-cell>
          <table:table-cell table:number-columns-repeated="3"/>
          <table:table-cell table:formula="of:=SUM([.A644];-[.E644])" office:value-type="float" office:value="-0.507601" calcext:value-type="float">
            <text:p>-0.50760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645];-[.E6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5584" calcext:value-type="float">
            <text:p>1.285584</text:p>
          </table:table-cell>
          <table:table-cell table:number-columns-repeated="3"/>
          <table:table-cell office:value-type="float" office:value="2.588902" calcext:value-type="float">
            <text:p>2.588902</text:p>
          </table:table-cell>
          <table:table-cell table:number-columns-repeated="3"/>
          <table:table-cell table:formula="of:=SUM([.A646];-[.E646])" office:value-type="float" office:value="-1.303318" calcext:value-type="float">
            <text:p>-1.3033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647];-[.E6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1031" calcext:value-type="float">
            <text:p>1.361031</text:p>
          </table:table-cell>
          <table:table-cell table:number-columns-repeated="3"/>
          <table:table-cell office:value-type="float" office:value="2.184161" calcext:value-type="float">
            <text:p>2.184161</text:p>
          </table:table-cell>
          <table:table-cell table:number-columns-repeated="3"/>
          <table:table-cell table:formula="of:=SUM([.A648];-[.E648])" office:value-type="float" office:value="-0.82313" calcext:value-type="float">
            <text:p>-0.823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649];-[.E6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901639" calcext:value-type="float">
            <text:p>6.901639</text:p>
          </table:table-cell>
          <table:table-cell table:number-columns-repeated="3"/>
          <table:table-cell table:formula="of:=SUM([.A650];-[.E650])" office:value-type="float" office:value="-4.901639" calcext:value-type="float">
            <text:p>-4.9016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651];-[.E6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121" calcext:value-type="float">
            <text:p>1.995121</text:p>
          </table:table-cell>
          <table:table-cell table:number-columns-repeated="3"/>
          <table:table-cell office:value-type="float" office:value="7.44099" calcext:value-type="float">
            <text:p>7.44099</text:p>
          </table:table-cell>
          <table:table-cell table:number-columns-repeated="3"/>
          <table:table-cell table:formula="of:=SUM([.A652];-[.E652])" office:value-type="float" office:value="-5.445869" calcext:value-type="float">
            <text:p>-5.44586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653];-[.E6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9659" calcext:value-type="float">
            <text:p>1.199659</text:p>
          </table:table-cell>
          <table:table-cell table:number-columns-repeated="3"/>
          <table:table-cell office:value-type="float" office:value="2.200227" calcext:value-type="float">
            <text:p>2.200227</text:p>
          </table:table-cell>
          <table:table-cell table:number-columns-repeated="3"/>
          <table:table-cell table:formula="of:=SUM([.A654];-[.E654])" office:value-type="float" office:value="-1.000568" calcext:value-type="float">
            <text:p>-1.0005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655];-[.E6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2947" calcext:value-type="float">
            <text:p>1.832947</text:p>
          </table:table-cell>
          <table:table-cell table:number-columns-repeated="3"/>
          <table:table-cell office:value-type="float" office:value="3.028974" calcext:value-type="float">
            <text:p>3.028974</text:p>
          </table:table-cell>
          <table:table-cell table:number-columns-repeated="3"/>
          <table:table-cell table:formula="of:=SUM([.A656];-[.E656])" office:value-type="float" office:value="-1.196027" calcext:value-type="float">
            <text:p>-1.1960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657];-[.E6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7853" calcext:value-type="float">
            <text:p>1.687853</text:p>
          </table:table-cell>
          <table:table-cell table:number-columns-repeated="3"/>
          <table:table-cell office:value-type="float" office:value="4.571779" calcext:value-type="float">
            <text:p>4.571779</text:p>
          </table:table-cell>
          <table:table-cell table:number-columns-repeated="3"/>
          <table:table-cell table:formula="of:=SUM([.A658];-[.E658])" office:value-type="float" office:value="-2.883926" calcext:value-type="float">
            <text:p>-2.88392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659];-[.E6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4114" calcext:value-type="float">
            <text:p>1.144114</text:p>
          </table:table-cell>
          <table:table-cell table:number-columns-repeated="3"/>
          <table:table-cell office:value-type="float" office:value="2.615344" calcext:value-type="float">
            <text:p>2.615344</text:p>
          </table:table-cell>
          <table:table-cell table:number-columns-repeated="3"/>
          <table:table-cell table:formula="of:=SUM([.A660];-[.E660])" office:value-type="float" office:value="-1.47123" calcext:value-type="float">
            <text:p>-1.471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661];-[.E6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0026" calcext:value-type="float">
            <text:p>1.550026</text:p>
          </table:table-cell>
          <table:table-cell table:number-columns-repeated="3"/>
          <table:table-cell office:value-type="float" office:value="6.640162" calcext:value-type="float">
            <text:p>6.640162</text:p>
          </table:table-cell>
          <table:table-cell table:number-columns-repeated="3"/>
          <table:table-cell table:formula="of:=SUM([.A662];-[.E662])" office:value-type="float" office:value="-5.090136" calcext:value-type="float">
            <text:p>-5.0901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663];-[.E6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7331" calcext:value-type="float">
            <text:p>1.387331</text:p>
          </table:table-cell>
          <table:table-cell table:number-columns-repeated="3"/>
          <table:table-cell office:value-type="float" office:value="4.435424" calcext:value-type="float">
            <text:p>4.435424</text:p>
          </table:table-cell>
          <table:table-cell table:number-columns-repeated="3"/>
          <table:table-cell table:formula="of:=SUM([.A664];-[.E664])" office:value-type="float" office:value="-3.048093" calcext:value-type="float">
            <text:p>-3.04809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665];-[.E6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1178" calcext:value-type="float">
            <text:p>1.271178</text:p>
          </table:table-cell>
          <table:table-cell table:number-columns-repeated="3"/>
          <table:table-cell office:value-type="float" office:value="3.073586" calcext:value-type="float">
            <text:p>3.073586</text:p>
          </table:table-cell>
          <table:table-cell table:number-columns-repeated="3"/>
          <table:table-cell table:formula="of:=SUM([.A666];-[.E666])" office:value-type="float" office:value="-1.802408" calcext:value-type="float">
            <text:p>-1.8024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667];-[.E6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2672" calcext:value-type="float">
            <text:p>1.342672</text:p>
          </table:table-cell>
          <table:table-cell table:number-columns-repeated="3"/>
          <table:table-cell office:value-type="float" office:value="3.867802" calcext:value-type="float">
            <text:p>3.867802</text:p>
          </table:table-cell>
          <table:table-cell table:number-columns-repeated="3"/>
          <table:table-cell table:formula="of:=SUM([.A668];-[.E668])" office:value-type="float" office:value="-2.52513" calcext:value-type="float">
            <text:p>-2.525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669];-[.E6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166" calcext:value-type="float">
            <text:p>1.785166</text:p>
          </table:table-cell>
          <table:table-cell table:number-columns-repeated="3"/>
          <table:table-cell office:value-type="float" office:value="7.029393" calcext:value-type="float">
            <text:p>7.029393</text:p>
          </table:table-cell>
          <table:table-cell table:number-columns-repeated="3"/>
          <table:table-cell table:formula="of:=SUM([.A670];-[.E670])" office:value-type="float" office:value="-5.244227" calcext:value-type="float">
            <text:p>-5.2442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671];-[.E6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0791" calcext:value-type="float">
            <text:p>1.260791</text:p>
          </table:table-cell>
          <table:table-cell table:number-columns-repeated="3"/>
          <table:table-cell office:value-type="float" office:value="2.274421" calcext:value-type="float">
            <text:p>2.274421</text:p>
          </table:table-cell>
          <table:table-cell table:number-columns-repeated="3"/>
          <table:table-cell table:formula="of:=SUM([.A672];-[.E672])" office:value-type="float" office:value="-1.01363" calcext:value-type="float">
            <text:p>-1.013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673];-[.E6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142" calcext:value-type="float">
            <text:p>1.49142</text:p>
          </table:table-cell>
          <table:table-cell table:number-columns-repeated="3"/>
          <table:table-cell office:value-type="float" office:value="2.24175" calcext:value-type="float">
            <text:p>2.24175</text:p>
          </table:table-cell>
          <table:table-cell table:number-columns-repeated="3"/>
          <table:table-cell table:formula="of:=SUM([.A674];-[.E674])" office:value-type="float" office:value="-0.75033" calcext:value-type="float">
            <text:p>-0.750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675];-[.E6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3125" calcext:value-type="float">
            <text:p>1.553125</text:p>
          </table:table-cell>
          <table:table-cell table:number-columns-repeated="3"/>
          <table:table-cell office:value-type="float" office:value="6.908869" calcext:value-type="float">
            <text:p>6.908869</text:p>
          </table:table-cell>
          <table:table-cell table:number-columns-repeated="3"/>
          <table:table-cell table:formula="of:=SUM([.A676];-[.E676])" office:value-type="float" office:value="-5.355744" calcext:value-type="float">
            <text:p>-5.3557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677];-[.E6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5089" calcext:value-type="float">
            <text:p>1.355089</text:p>
          </table:table-cell>
          <table:table-cell table:number-columns-repeated="3"/>
          <table:table-cell office:value-type="float" office:value="3.143919" calcext:value-type="float">
            <text:p>3.143919</text:p>
          </table:table-cell>
          <table:table-cell table:number-columns-repeated="3"/>
          <table:table-cell table:formula="of:=SUM([.A678];-[.E678])" office:value-type="float" office:value="-1.78883" calcext:value-type="float">
            <text:p>-1.7888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679];-[.E6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7791" calcext:value-type="float">
            <text:p>2.027791</text:p>
          </table:table-cell>
          <table:table-cell table:number-columns-repeated="3"/>
          <table:table-cell office:value-type="float" office:value="5.082183" calcext:value-type="float">
            <text:p>5.082183</text:p>
          </table:table-cell>
          <table:table-cell table:number-columns-repeated="3"/>
          <table:table-cell table:formula="of:=SUM([.A680];-[.E680])" office:value-type="float" office:value="-3.054392" calcext:value-type="float">
            <text:p>-3.0543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681];-[.E6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864" calcext:value-type="float">
            <text:p>0.775864</text:p>
          </table:table-cell>
          <table:table-cell table:number-columns-repeated="3"/>
          <table:table-cell office:value-type="float" office:value="1.264865" calcext:value-type="float">
            <text:p>1.264865</text:p>
          </table:table-cell>
          <table:table-cell table:number-columns-repeated="3"/>
          <table:table-cell table:formula="of:=SUM([.A682];-[.E682])" office:value-type="float" office:value="-0.489001" calcext:value-type="float">
            <text:p>-0.4890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683];-[.E6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918" calcext:value-type="float">
            <text:p>1.04918</text:p>
          </table:table-cell>
          <table:table-cell table:number-columns-repeated="3"/>
          <table:table-cell office:value-type="float" office:value="1.360656" calcext:value-type="float">
            <text:p>1.360656</text:p>
          </table:table-cell>
          <table:table-cell table:number-columns-repeated="3"/>
          <table:table-cell table:formula="of:=SUM([.A684];-[.E684])" office:value-type="float" office:value="-0.311476" calcext:value-type="float">
            <text:p>-0.3114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685];-[.E6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58" calcext:value-type="float">
            <text:p>0.88558</text:p>
          </table:table-cell>
          <table:table-cell table:number-columns-repeated="3"/>
          <table:table-cell office:value-type="float" office:value="1.16456" calcext:value-type="float">
            <text:p>1.16456</text:p>
          </table:table-cell>
          <table:table-cell table:number-columns-repeated="3"/>
          <table:table-cell table:formula="of:=SUM([.A686];-[.E686])" office:value-type="float" office:value="-0.27898" calcext:value-type="float">
            <text:p>-0.278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687];-[.E6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16" calcext:value-type="float">
            <text:p>0.69416</text:p>
          </table:table-cell>
          <table:table-cell table:number-columns-repeated="3"/>
          <table:table-cell office:value-type="float" office:value="1.331627" calcext:value-type="float">
            <text:p>1.331627</text:p>
          </table:table-cell>
          <table:table-cell table:number-columns-repeated="3"/>
          <table:table-cell table:formula="of:=SUM([.A688];-[.E688])" office:value-type="float" office:value="-0.637467" calcext:value-type="float">
            <text:p>-0.6374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689];-[.E6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606" calcext:value-type="float">
            <text:p>0.71606</text:p>
          </table:table-cell>
          <table:table-cell table:number-columns-repeated="3"/>
          <table:table-cell office:value-type="float" office:value="1.306126" calcext:value-type="float">
            <text:p>1.306126</text:p>
          </table:table-cell>
          <table:table-cell table:number-columns-repeated="3"/>
          <table:table-cell table:formula="of:=SUM([.A690];-[.E690])" office:value-type="float" office:value="-0.590066" calcext:value-type="float">
            <text:p>-0.5900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691];-[.E6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1" calcext:value-type="float">
            <text:p>0.9191</text:p>
          </table:table-cell>
          <table:table-cell table:number-columns-repeated="3"/>
          <table:table-cell office:value-type="float" office:value="1.214397" calcext:value-type="float">
            <text:p>1.214397</text:p>
          </table:table-cell>
          <table:table-cell table:number-columns-repeated="3"/>
          <table:table-cell table:formula="of:=SUM([.A692];-[.E692])" office:value-type="float" office:value="-0.295297" calcext:value-type="float">
            <text:p>-0.2952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693];-[.E6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205" calcext:value-type="float">
            <text:p>0.745205</text:p>
          </table:table-cell>
          <table:table-cell table:number-columns-repeated="3"/>
          <table:table-cell office:value-type="float" office:value="1.303713" calcext:value-type="float">
            <text:p>1.303713</text:p>
          </table:table-cell>
          <table:table-cell table:number-columns-repeated="3"/>
          <table:table-cell table:formula="of:=SUM([.A694];-[.E694])" office:value-type="float" office:value="-0.558508" calcext:value-type="float">
            <text:p>-0.5585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695];-[.E6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574" calcext:value-type="float">
            <text:p>0.976574</text:p>
          </table:table-cell>
          <table:table-cell table:number-columns-repeated="3"/>
          <table:table-cell office:value-type="float" office:value="1.083997" calcext:value-type="float">
            <text:p>1.083997</text:p>
          </table:table-cell>
          <table:table-cell table:number-columns-repeated="3"/>
          <table:table-cell table:formula="of:=SUM([.A696];-[.E696])" office:value-type="float" office:value="-0.107423" calcext:value-type="float">
            <text:p>-0.1074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697];-[.E6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986" calcext:value-type="float">
            <text:p>0.746986</text:p>
          </table:table-cell>
          <table:table-cell table:number-columns-repeated="3"/>
          <table:table-cell office:value-type="float" office:value="1.264699" calcext:value-type="float">
            <text:p>1.264699</text:p>
          </table:table-cell>
          <table:table-cell table:number-columns-repeated="3"/>
          <table:table-cell table:formula="of:=SUM([.A698];-[.E698])" office:value-type="float" office:value="-0.517713" calcext:value-type="float">
            <text:p>-0.51771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699];-[.E6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332" calcext:value-type="float">
            <text:p>0.609332</text:p>
          </table:table-cell>
          <table:table-cell table:number-columns-repeated="3"/>
          <table:table-cell office:value-type="float" office:value="1.430063" calcext:value-type="float">
            <text:p>1.430063</text:p>
          </table:table-cell>
          <table:table-cell table:number-columns-repeated="3"/>
          <table:table-cell table:formula="of:=SUM([.A700];-[.E700])" office:value-type="float" office:value="-0.820731" calcext:value-type="float">
            <text:p>-0.820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701];-[.E7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663" calcext:value-type="float">
            <text:p>0.731663</text:p>
          </table:table-cell>
          <table:table-cell table:number-columns-repeated="3"/>
          <table:table-cell office:value-type="float" office:value="1.286921" calcext:value-type="float">
            <text:p>1.286921</text:p>
          </table:table-cell>
          <table:table-cell table:number-columns-repeated="3"/>
          <table:table-cell table:formula="of:=SUM([.A702];-[.E702])" office:value-type="float" office:value="-0.555258" calcext:value-type="float">
            <text:p>-0.5552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703];-[.E7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0457" calcext:value-type="float">
            <text:p>1.010457</text:p>
          </table:table-cell>
          <table:table-cell table:number-columns-repeated="3"/>
          <table:table-cell office:value-type="float" office:value="1.096182" calcext:value-type="float">
            <text:p>1.096182</text:p>
          </table:table-cell>
          <table:table-cell table:number-columns-repeated="3"/>
          <table:table-cell table:formula="of:=SUM([.A704];-[.E704])" office:value-type="float" office:value="-0.0857250000000001" calcext:value-type="float">
            <text:p>-0.0857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705];-[.E7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932" calcext:value-type="float">
            <text:p>0.649932</text:p>
          </table:table-cell>
          <table:table-cell table:number-columns-repeated="3"/>
          <table:table-cell office:value-type="float" office:value="1.392094" calcext:value-type="float">
            <text:p>1.392094</text:p>
          </table:table-cell>
          <table:table-cell table:number-columns-repeated="3"/>
          <table:table-cell table:formula="of:=SUM([.A706];-[.E706])" office:value-type="float" office:value="-0.742162" calcext:value-type="float">
            <text:p>-0.74216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707];-[.E7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181" calcext:value-type="float">
            <text:p>0.680181</text:p>
          </table:table-cell>
          <table:table-cell table:number-columns-repeated="3"/>
          <table:table-cell office:value-type="float" office:value="1.336602" calcext:value-type="float">
            <text:p>1.336602</text:p>
          </table:table-cell>
          <table:table-cell table:number-columns-repeated="3"/>
          <table:table-cell table:formula="of:=SUM([.A708];-[.E708])" office:value-type="float" office:value="-0.656421" calcext:value-type="float">
            <text:p>-0.6564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709];-[.E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533" calcext:value-type="float">
            <text:p>0.831533</text:p>
          </table:table-cell>
          <table:table-cell table:number-columns-repeated="3"/>
          <table:table-cell office:value-type="float" office:value="1.231729" calcext:value-type="float">
            <text:p>1.231729</text:p>
          </table:table-cell>
          <table:table-cell table:number-columns-repeated="3"/>
          <table:table-cell table:formula="of:=SUM([.A710];-[.E710])" office:value-type="float" office:value="-0.400196" calcext:value-type="float">
            <text:p>-0.40019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711];-[.E7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354" calcext:value-type="float">
            <text:p>0.728354</text:p>
          </table:table-cell>
          <table:table-cell table:number-columns-repeated="3"/>
          <table:table-cell office:value-type="float" office:value="1.297092" calcext:value-type="float">
            <text:p>1.297092</text:p>
          </table:table-cell>
          <table:table-cell table:number-columns-repeated="3"/>
          <table:table-cell table:formula="of:=SUM([.A712];-[.E712])" office:value-type="float" office:value="-0.568738" calcext:value-type="float">
            <text:p>-0.56873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713];-[.E7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453" calcext:value-type="float">
            <text:p>0.819453</text:p>
          </table:table-cell>
          <table:table-cell table:number-columns-repeated="3"/>
          <table:table-cell office:value-type="float" office:value="1.201298" calcext:value-type="float">
            <text:p>1.201298</text:p>
          </table:table-cell>
          <table:table-cell table:number-columns-repeated="3"/>
          <table:table-cell table:formula="of:=SUM([.A714];-[.E714])" office:value-type="float" office:value="-0.381845" calcext:value-type="float">
            <text:p>-0.38184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715];-[.E7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3576" calcext:value-type="float">
            <text:p>0.813576</text:p>
          </table:table-cell>
          <table:table-cell table:number-columns-repeated="3"/>
          <table:table-cell office:value-type="float" office:value="1.972973" calcext:value-type="float">
            <text:p>1.972973</text:p>
          </table:table-cell>
          <table:table-cell table:number-columns-repeated="3"/>
          <table:table-cell table:formula="of:=SUM([.A716];-[.E716])" office:value-type="float" office:value="-1.159397" calcext:value-type="float">
            <text:p>-1.1593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717];-[.E7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2131" calcext:value-type="float">
            <text:p>1.672131</text:p>
          </table:table-cell>
          <table:table-cell table:number-columns-repeated="3"/>
          <table:table-cell office:value-type="float" office:value="2.081967" calcext:value-type="float">
            <text:p>2.081967</text:p>
          </table:table-cell>
          <table:table-cell table:number-columns-repeated="3"/>
          <table:table-cell table:formula="of:=SUM([.A718];-[.E718])" office:value-type="float" office:value="-0.409836" calcext:value-type="float">
            <text:p>-0.40983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719];-[.E7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0733" calcext:value-type="float">
            <text:p>1.030733</text:p>
          </table:table-cell>
          <table:table-cell table:number-columns-repeated="3"/>
          <table:table-cell office:value-type="float" office:value="1.542031" calcext:value-type="float">
            <text:p>1.542031</text:p>
          </table:table-cell>
          <table:table-cell table:number-columns-repeated="3"/>
          <table:table-cell table:formula="of:=SUM([.A720];-[.E720])" office:value-type="float" office:value="-0.511298" calcext:value-type="float">
            <text:p>-0.5112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721];-[.E7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442" calcext:value-type="float">
            <text:p>0.955442</text:p>
          </table:table-cell>
          <table:table-cell table:number-columns-repeated="3"/>
          <table:table-cell office:value-type="float" office:value="2.000569" calcext:value-type="float">
            <text:p>2.000569</text:p>
          </table:table-cell>
          <table:table-cell table:number-columns-repeated="3"/>
          <table:table-cell table:formula="of:=SUM([.A722];-[.E722])" office:value-type="float" office:value="-1.045127" calcext:value-type="float">
            <text:p>-1.0451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723];-[.E7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159" calcext:value-type="float">
            <text:p>0.801159</text:p>
          </table:table-cell>
          <table:table-cell table:number-columns-repeated="3"/>
          <table:table-cell office:value-type="float" office:value="1.942715" calcext:value-type="float">
            <text:p>1.942715</text:p>
          </table:table-cell>
          <table:table-cell table:number-columns-repeated="3"/>
          <table:table-cell table:formula="of:=SUM([.A724];-[.E724])" office:value-type="float" office:value="-1.141556" calcext:value-type="float">
            <text:p>-1.1415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725];-[.E7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452" calcext:value-type="float">
            <text:p>0.971452</text:p>
          </table:table-cell>
          <table:table-cell table:number-columns-repeated="3"/>
          <table:table-cell office:value-type="float" office:value="1.754847" calcext:value-type="float">
            <text:p>1.754847</text:p>
          </table:table-cell>
          <table:table-cell table:number-columns-repeated="3"/>
          <table:table-cell table:formula="of:=SUM([.A726];-[.E726])" office:value-type="float" office:value="-0.783395" calcext:value-type="float">
            <text:p>-0.7833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727];-[.E7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772" calcext:value-type="float">
            <text:p>1.017772</text:p>
          </table:table-cell>
          <table:table-cell table:number-columns-repeated="3"/>
          <table:table-cell office:value-type="float" office:value="1.962344" calcext:value-type="float">
            <text:p>1.962344</text:p>
          </table:table-cell>
          <table:table-cell table:number-columns-repeated="3"/>
          <table:table-cell table:formula="of:=SUM([.A728];-[.E728])" office:value-type="float" office:value="-0.944572" calcext:value-type="float">
            <text:p>-0.9445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729];-[.E7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4149" calcext:value-type="float">
            <text:p>1.034149</text:p>
          </table:table-cell>
          <table:table-cell table:number-columns-repeated="3"/>
          <table:table-cell office:value-type="float" office:value="1.306579" calcext:value-type="float">
            <text:p>1.306579</text:p>
          </table:table-cell>
          <table:table-cell table:number-columns-repeated="3"/>
          <table:table-cell table:formula="of:=SUM([.A730];-[.E730])" office:value-type="float" office:value="-0.27243" calcext:value-type="float">
            <text:p>-0.2724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731];-[.E7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7909" calcext:value-type="float">
            <text:p>0.897909</text:p>
          </table:table-cell>
          <table:table-cell table:number-columns-repeated="3"/>
          <table:table-cell office:value-type="float" office:value="1.814022" calcext:value-type="float">
            <text:p>1.814022</text:p>
          </table:table-cell>
          <table:table-cell table:number-columns-repeated="3"/>
          <table:table-cell table:formula="of:=SUM([.A732];-[.E732])" office:value-type="float" office:value="-0.916113" calcext:value-type="float">
            <text:p>-0.91611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733];-[.E7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4308" calcext:value-type="float">
            <text:p>0.644308</text:p>
          </table:table-cell>
          <table:table-cell table:number-columns-repeated="3"/>
          <table:table-cell office:value-type="float" office:value="2.297157" calcext:value-type="float">
            <text:p>2.297157</text:p>
          </table:table-cell>
          <table:table-cell table:number-columns-repeated="3"/>
          <table:table-cell table:formula="of:=SUM([.A734];-[.E734])" office:value-type="float" office:value="-1.652849" calcext:value-type="float">
            <text:p>-1.6528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735];-[.E7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883" calcext:value-type="float">
            <text:p>0.842883</text:p>
          </table:table-cell>
          <table:table-cell table:number-columns-repeated="3"/>
          <table:table-cell office:value-type="float" office:value="1.875123" calcext:value-type="float">
            <text:p>1.875123</text:p>
          </table:table-cell>
          <table:table-cell table:number-columns-repeated="3"/>
          <table:table-cell table:formula="of:=SUM([.A736];-[.E736])" office:value-type="float" office:value="-1.03224" calcext:value-type="float">
            <text:p>-1.032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737];-[.E7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241" calcext:value-type="float">
            <text:p>1.051241</text:p>
          </table:table-cell>
          <table:table-cell table:number-columns-repeated="3"/>
          <table:table-cell office:value-type="float" office:value="1.337442" calcext:value-type="float">
            <text:p>1.337442</text:p>
          </table:table-cell>
          <table:table-cell table:number-columns-repeated="3"/>
          <table:table-cell table:formula="of:=SUM([.A738];-[.E738])" office:value-type="float" office:value="-0.286201" calcext:value-type="float">
            <text:p>-0.2862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739];-[.E7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933" calcext:value-type="float">
            <text:p>0.746933</text:p>
          </table:table-cell>
          <table:table-cell table:number-columns-repeated="3"/>
          <table:table-cell office:value-type="float" office:value="2.183099" calcext:value-type="float">
            <text:p>2.183099</text:p>
          </table:table-cell>
          <table:table-cell table:number-columns-repeated="3"/>
          <table:table-cell table:formula="of:=SUM([.A740];-[.E740])" office:value-type="float" office:value="-1.436166" calcext:value-type="float">
            <text:p>-1.4361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741];-[.E7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9598" calcext:value-type="float">
            <text:p>0.709598</text:p>
          </table:table-cell>
          <table:table-cell table:number-columns-repeated="3"/>
          <table:table-cell office:value-type="float" office:value="2.021686" calcext:value-type="float">
            <text:p>2.021686</text:p>
          </table:table-cell>
          <table:table-cell table:number-columns-repeated="3"/>
          <table:table-cell table:formula="of:=SUM([.A742];-[.E742])" office:value-type="float" office:value="-1.312088" calcext:value-type="float">
            <text:p>-1.3120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743];-[.E7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931" calcext:value-type="float">
            <text:p>0.863931</text:p>
          </table:table-cell>
          <table:table-cell table:number-columns-repeated="3"/>
          <table:table-cell office:value-type="float" office:value="1.748694" calcext:value-type="float">
            <text:p>1.748694</text:p>
          </table:table-cell>
          <table:table-cell table:number-columns-repeated="3"/>
          <table:table-cell table:formula="of:=SUM([.A744];-[.E744])" office:value-type="float" office:value="-0.884763" calcext:value-type="float">
            <text:p>-0.88476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745];-[.E7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989" calcext:value-type="float">
            <text:p>0.731989</text:p>
          </table:table-cell>
          <table:table-cell table:number-columns-repeated="3"/>
          <table:table-cell office:value-type="float" office:value="1.925975" calcext:value-type="float">
            <text:p>1.925975</text:p>
          </table:table-cell>
          <table:table-cell table:number-columns-repeated="3"/>
          <table:table-cell table:formula="of:=SUM([.A746];-[.E746])" office:value-type="float" office:value="-1.193986" calcext:value-type="float">
            <text:p>-1.1939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747];-[.E7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3" calcext:value-type="float">
            <text:p>0.8573</text:p>
          </table:table-cell>
          <table:table-cell table:number-columns-repeated="3"/>
          <table:table-cell office:value-type="float" office:value="1.633239" calcext:value-type="float">
            <text:p>1.633239</text:p>
          </table:table-cell>
          <table:table-cell table:number-columns-repeated="3"/>
          <table:table-cell table:formula="of:=SUM([.A748];-[.E748])" office:value-type="float" office:value="-0.775939" calcext:value-type="float">
            <text:p>-0.7759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749];-[.E7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8705" calcext:value-type="float">
            <text:p>0.858705</text:p>
          </table:table-cell>
          <table:table-cell table:number-columns-repeated="3"/>
          <table:table-cell office:value-type="float" office:value="3.324827" calcext:value-type="float">
            <text:p>3.324827</text:p>
          </table:table-cell>
          <table:table-cell table:number-columns-repeated="3"/>
          <table:table-cell table:formula="of:=SUM([.A750];-[.E750])" office:value-type="float" office:value="-2.466122" calcext:value-type="float">
            <text:p>-2.4661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751];-[.E7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1967" calcext:value-type="float">
            <text:p>3.081967</text:p>
          </table:table-cell>
          <table:table-cell table:number-columns-repeated="3"/>
          <table:table-cell office:value-type="float" office:value="3.52459" calcext:value-type="float">
            <text:p>3.52459</text:p>
          </table:table-cell>
          <table:table-cell table:number-columns-repeated="3"/>
          <table:table-cell table:formula="of:=SUM([.A752];-[.E752])" office:value-type="float" office:value="-0.442623" calcext:value-type="float">
            <text:p>-0.4426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753];-[.E7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23" calcext:value-type="float">
            <text:p>1.47923</text:p>
          </table:table-cell>
          <table:table-cell table:number-columns-repeated="3"/>
          <table:table-cell office:value-type="float" office:value="2.431729" calcext:value-type="float">
            <text:p>2.431729</text:p>
          </table:table-cell>
          <table:table-cell table:number-columns-repeated="3"/>
          <table:table-cell table:formula="of:=SUM([.A754];-[.E754])" office:value-type="float" office:value="-0.952499" calcext:value-type="float">
            <text:p>-0.9524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755];-[.E7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47" calcext:value-type="float">
            <text:p>0.98047</text:p>
          </table:table-cell>
          <table:table-cell table:number-columns-repeated="3"/>
          <table:table-cell office:value-type="float" office:value="3.369169" calcext:value-type="float">
            <text:p>3.369169</text:p>
          </table:table-cell>
          <table:table-cell table:number-columns-repeated="3"/>
          <table:table-cell table:formula="of:=SUM([.A756];-[.E756])" office:value-type="float" office:value="-2.388699" calcext:value-type="float">
            <text:p>-2.3886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757];-[.E7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907" calcext:value-type="float">
            <text:p>1.013907</text:p>
          </table:table-cell>
          <table:table-cell table:number-columns-repeated="3"/>
          <table:table-cell office:value-type="float" office:value="3.233278" calcext:value-type="float">
            <text:p>3.233278</text:p>
          </table:table-cell>
          <table:table-cell table:number-columns-repeated="3"/>
          <table:table-cell table:formula="of:=SUM([.A758];-[.E758])" office:value-type="float" office:value="-2.219371" calcext:value-type="float">
            <text:p>-2.21937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759];-[.E7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8078" calcext:value-type="float">
            <text:p>1.218078</text:p>
          </table:table-cell>
          <table:table-cell table:number-columns-repeated="3"/>
          <table:table-cell office:value-type="float" office:value="3.131779" calcext:value-type="float">
            <text:p>3.131779</text:p>
          </table:table-cell>
          <table:table-cell table:number-columns-repeated="3"/>
          <table:table-cell table:formula="of:=SUM([.A760];-[.E760])" office:value-type="float" office:value="-1.913701" calcext:value-type="float">
            <text:p>-1.9137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761];-[.E7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4373" calcext:value-type="float">
            <text:p>1.054373</text:p>
          </table:table-cell>
          <table:table-cell table:number-columns-repeated="3"/>
          <table:table-cell office:value-type="float" office:value="3.29597" calcext:value-type="float">
            <text:p>3.29597</text:p>
          </table:table-cell>
          <table:table-cell table:number-columns-repeated="3"/>
          <table:table-cell table:formula="of:=SUM([.A762];-[.E762])" office:value-type="float" office:value="-2.241597" calcext:value-type="float">
            <text:p>-2.2415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763];-[.E7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638" calcext:value-type="float">
            <text:p>1.162638</text:p>
          </table:table-cell>
          <table:table-cell table:number-columns-repeated="3"/>
          <table:table-cell office:value-type="float" office:value="2.112205" calcext:value-type="float">
            <text:p>2.112205</text:p>
          </table:table-cell>
          <table:table-cell table:number-columns-repeated="3"/>
          <table:table-cell table:formula="of:=SUM([.A764];-[.E764])" office:value-type="float" office:value="-0.949567" calcext:value-type="float">
            <text:p>-0.9495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765];-[.E7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369" calcext:value-type="float">
            <text:p>1.000369</text:p>
          </table:table-cell>
          <table:table-cell table:number-columns-repeated="3"/>
          <table:table-cell office:value-type="float" office:value="2.957072" calcext:value-type="float">
            <text:p>2.957072</text:p>
          </table:table-cell>
          <table:table-cell table:number-columns-repeated="3"/>
          <table:table-cell table:formula="of:=SUM([.A766];-[.E766])" office:value-type="float" office:value="-1.956703" calcext:value-type="float">
            <text:p>-1.95670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767];-[.E7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7043" calcext:value-type="float">
            <text:p>0.717043</text:p>
          </table:table-cell>
          <table:table-cell table:number-columns-repeated="3"/>
          <table:table-cell office:value-type="float" office:value="4.050977" calcext:value-type="float">
            <text:p>4.050977</text:p>
          </table:table-cell>
          <table:table-cell table:number-columns-repeated="3"/>
          <table:table-cell table:formula="of:=SUM([.A768];-[.E768])" office:value-type="float" office:value="-3.333934" calcext:value-type="float">
            <text:p>-3.3339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769];-[.E7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3316" calcext:value-type="float">
            <text:p>1.153316</text:p>
          </table:table-cell>
          <table:table-cell table:number-columns-repeated="3"/>
          <table:table-cell office:value-type="float" office:value="3.113896" calcext:value-type="float">
            <text:p>3.113896</text:p>
          </table:table-cell>
          <table:table-cell table:number-columns-repeated="3"/>
          <table:table-cell table:formula="of:=SUM([.A770];-[.E770])" office:value-type="float" office:value="-1.96058" calcext:value-type="float">
            <text:p>-1.960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771];-[.E7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8155" calcext:value-type="float">
            <text:p>1.148155</text:p>
          </table:table-cell>
          <table:table-cell table:number-columns-repeated="3"/>
          <table:table-cell office:value-type="float" office:value="1.948375" calcext:value-type="float">
            <text:p>1.948375</text:p>
          </table:table-cell>
          <table:table-cell table:number-columns-repeated="3"/>
          <table:table-cell table:formula="of:=SUM([.A772];-[.E772])" office:value-type="float" office:value="-0.80022" calcext:value-type="float">
            <text:p>-0.800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773];-[.E7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2812" calcext:value-type="float">
            <text:p>0.812812</text:p>
          </table:table-cell>
          <table:table-cell table:number-columns-repeated="3"/>
          <table:table-cell office:value-type="float" office:value="3.773285" calcext:value-type="float">
            <text:p>3.773285</text:p>
          </table:table-cell>
          <table:table-cell table:number-columns-repeated="3"/>
          <table:table-cell table:formula="of:=SUM([.A774];-[.E774])" office:value-type="float" office:value="-2.960473" calcext:value-type="float">
            <text:p>-2.9604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775];-[.E7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183" calcext:value-type="float">
            <text:p>0.977183</text:p>
          </table:table-cell>
          <table:table-cell table:number-columns-repeated="3"/>
          <table:table-cell office:value-type="float" office:value="3.401094" calcext:value-type="float">
            <text:p>3.401094</text:p>
          </table:table-cell>
          <table:table-cell table:number-columns-repeated="3"/>
          <table:table-cell table:formula="of:=SUM([.A776];-[.E776])" office:value-type="float" office:value="-2.423911" calcext:value-type="float">
            <text:p>-2.4239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777];-[.E7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1869" calcext:value-type="float">
            <text:p>1.061869</text:p>
          </table:table-cell>
          <table:table-cell table:number-columns-repeated="3"/>
          <table:table-cell office:value-type="float" office:value="2.962517" calcext:value-type="float">
            <text:p>2.962517</text:p>
          </table:table-cell>
          <table:table-cell table:number-columns-repeated="3"/>
          <table:table-cell table:formula="of:=SUM([.A778];-[.E778])" office:value-type="float" office:value="-1.900648" calcext:value-type="float">
            <text:p>-1.9006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779];-[.E7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5354" calcext:value-type="float">
            <text:p>1.055354</text:p>
          </table:table-cell>
          <table:table-cell table:number-columns-repeated="3"/>
          <table:table-cell office:value-type="float" office:value="3.332948" calcext:value-type="float">
            <text:p>3.332948</text:p>
          </table:table-cell>
          <table:table-cell table:number-columns-repeated="3"/>
          <table:table-cell table:formula="of:=SUM([.A780];-[.E780])" office:value-type="float" office:value="-2.277594" calcext:value-type="float">
            <text:p>-2.27759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781];-[.E7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194" calcext:value-type="float">
            <text:p>1.166194</text:p>
          </table:table-cell>
          <table:table-cell table:number-columns-repeated="3"/>
          <table:table-cell office:value-type="float" office:value="2.719444" calcext:value-type="float">
            <text:p>2.719444</text:p>
          </table:table-cell>
          <table:table-cell table:number-columns-repeated="3"/>
          <table:table-cell table:formula="of:=SUM([.A782];-[.E782])" office:value-type="float" office:value="-1.55325" calcext:value-type="float">
            <text:p>-1.553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783];-[.E7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4613" calcext:value-type="float">
            <text:p>1.864613</text:p>
          </table:table-cell>
          <table:table-cell table:number-columns-repeated="3"/>
          <table:table-cell office:value-type="float" office:value="6.204274" calcext:value-type="float">
            <text:p>6.204274</text:p>
          </table:table-cell>
          <table:table-cell table:number-columns-repeated="3"/>
          <table:table-cell table:formula="of:=SUM([.A784];-[.E784])" office:value-type="float" office:value="-4.339661" calcext:value-type="float">
            <text:p>-4.33966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785];-[.E7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3771" calcext:value-type="float">
            <text:p>5.573771</text:p>
          </table:table-cell>
          <table:table-cell table:number-columns-repeated="3"/>
          <table:table-cell office:value-type="float" office:value="6.901639" calcext:value-type="float">
            <text:p>6.901639</text:p>
          </table:table-cell>
          <table:table-cell table:number-columns-repeated="3"/>
          <table:table-cell table:formula="of:=SUM([.A786];-[.E786])" office:value-type="float" office:value="-1.327868" calcext:value-type="float">
            <text:p>-1.3278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787];-[.E7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062" calcext:value-type="float">
            <text:p>1.86062</text:p>
          </table:table-cell>
          <table:table-cell table:number-columns-repeated="3"/>
          <table:table-cell office:value-type="float" office:value="5.069127" calcext:value-type="float">
            <text:p>5.069127</text:p>
          </table:table-cell>
          <table:table-cell table:number-columns-repeated="3"/>
          <table:table-cell table:formula="of:=SUM([.A788];-[.E788])" office:value-type="float" office:value="-3.208507" calcext:value-type="float">
            <text:p>-3.2085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789];-[.E7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6902" calcext:value-type="float">
            <text:p>1.406902</text:p>
          </table:table-cell>
          <table:table-cell table:number-columns-repeated="3"/>
          <table:table-cell office:value-type="float" office:value="6.227531" calcext:value-type="float">
            <text:p>6.227531</text:p>
          </table:table-cell>
          <table:table-cell table:number-columns-repeated="3"/>
          <table:table-cell table:formula="of:=SUM([.A790];-[.E790])" office:value-type="float" office:value="-4.820629" calcext:value-type="float">
            <text:p>-4.8206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791];-[.E7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3841" calcext:value-type="float">
            <text:p>1.573841</text:p>
          </table:table-cell>
          <table:table-cell table:number-columns-repeated="3"/>
          <table:table-cell office:value-type="float" office:value="5.971854" calcext:value-type="float">
            <text:p>5.971854</text:p>
          </table:table-cell>
          <table:table-cell table:number-columns-repeated="3"/>
          <table:table-cell table:formula="of:=SUM([.A792];-[.E792])" office:value-type="float" office:value="-4.398013" calcext:value-type="float">
            <text:p>-4.39801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793];-[.E7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4867" calcext:value-type="float">
            <text:p>1.544867</text:p>
          </table:table-cell>
          <table:table-cell table:number-columns-repeated="3"/>
          <table:table-cell office:value-type="float" office:value="6.120245" calcext:value-type="float">
            <text:p>6.120245</text:p>
          </table:table-cell>
          <table:table-cell table:number-columns-repeated="3"/>
          <table:table-cell table:formula="of:=SUM([.A794];-[.E794])" office:value-type="float" office:value="-4.575378" calcext:value-type="float">
            <text:p>-4.5753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795];-[.E7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2694" calcext:value-type="float">
            <text:p>1.432694</text:p>
          </table:table-cell>
          <table:table-cell table:number-columns-repeated="3"/>
          <table:table-cell office:value-type="float" office:value="6.059827" calcext:value-type="float">
            <text:p>6.059827</text:p>
          </table:table-cell>
          <table:table-cell table:number-columns-repeated="3"/>
          <table:table-cell table:formula="of:=SUM([.A796];-[.E796])" office:value-type="float" office:value="-4.627133" calcext:value-type="float">
            <text:p>-4.6271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797];-[.E7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0038" calcext:value-type="float">
            <text:p>1.820038</text:p>
          </table:table-cell>
          <table:table-cell table:number-columns-repeated="3"/>
          <table:table-cell office:value-type="float" office:value="4.197025" calcext:value-type="float">
            <text:p>4.197025</text:p>
          </table:table-cell>
          <table:table-cell table:number-columns-repeated="3"/>
          <table:table-cell table:formula="of:=SUM([.A798];-[.E798])" office:value-type="float" office:value="-2.376987" calcext:value-type="float">
            <text:p>-2.3769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799];-[.E7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6716" calcext:value-type="float">
            <text:p>1.486716</text:p>
          </table:table-cell>
          <table:table-cell table:number-columns-repeated="3"/>
          <table:table-cell office:value-type="float" office:value="5.404059" calcext:value-type="float">
            <text:p>5.404059</text:p>
          </table:table-cell>
          <table:table-cell table:number-columns-repeated="3"/>
          <table:table-cell table:formula="of:=SUM([.A800];-[.E800])" office:value-type="float" office:value="-3.917343" calcext:value-type="float">
            <text:p>-3.91734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801];-[.E8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4528" calcext:value-type="float">
            <text:p>1.204528</text:p>
          </table:table-cell>
          <table:table-cell table:number-columns-repeated="3"/>
          <table:table-cell office:value-type="float" office:value="7.865654" calcext:value-type="float">
            <text:p>7.865654</text:p>
          </table:table-cell>
          <table:table-cell table:number-columns-repeated="3"/>
          <table:table-cell table:formula="of:=SUM([.A802];-[.E802])" office:value-type="float" office:value="-6.661126" calcext:value-type="float">
            <text:p>-6.6611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803];-[.E8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2306" calcext:value-type="float">
            <text:p>1.542306</text:p>
          </table:table-cell>
          <table:table-cell table:number-columns-repeated="3"/>
          <table:table-cell office:value-type="float" office:value="5.884556" calcext:value-type="float">
            <text:p>5.884556</text:p>
          </table:table-cell>
          <table:table-cell table:number-columns-repeated="3"/>
          <table:table-cell table:formula="of:=SUM([.A804];-[.E804])" office:value-type="float" office:value="-4.34225" calcext:value-type="float">
            <text:p>-4.342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805];-[.E8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1587" calcext:value-type="float">
            <text:p>1.871587</text:p>
          </table:table-cell>
          <table:table-cell table:number-columns-repeated="3"/>
          <table:table-cell office:value-type="float" office:value="3.440436" calcext:value-type="float">
            <text:p>3.440436</text:p>
          </table:table-cell>
          <table:table-cell table:number-columns-repeated="3"/>
          <table:table-cell table:formula="of:=SUM([.A806];-[.E806])" office:value-type="float" office:value="-1.568849" calcext:value-type="float">
            <text:p>-1.5688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807];-[.E8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1899" calcext:value-type="float">
            <text:p>1.321899</text:p>
          </table:table-cell>
          <table:table-cell table:number-columns-repeated="3"/>
          <table:table-cell office:value-type="float" office:value="7.079055" calcext:value-type="float">
            <text:p>7.079055</text:p>
          </table:table-cell>
          <table:table-cell table:number-columns-repeated="3"/>
          <table:table-cell table:formula="of:=SUM([.A808];-[.E808])" office:value-type="float" office:value="-5.757156" calcext:value-type="float">
            <text:p>-5.7571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809];-[.E8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118" calcext:value-type="float">
            <text:p>1.58118</text:p>
          </table:table-cell>
          <table:table-cell table:number-columns-repeated="3"/>
          <table:table-cell office:value-type="float" office:value="6.20743" calcext:value-type="float">
            <text:p>6.20743</text:p>
          </table:table-cell>
          <table:table-cell table:number-columns-repeated="3"/>
          <table:table-cell table:formula="of:=SUM([.A810];-[.E810])" office:value-type="float" office:value="-4.62625" calcext:value-type="float">
            <text:p>-4.626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811];-[.E8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0043" calcext:value-type="float">
            <text:p>1.630043</text:p>
          </table:table-cell>
          <table:table-cell table:number-columns-repeated="3"/>
          <table:table-cell office:value-type="float" office:value="5.6391" calcext:value-type="float">
            <text:p>5.6391</text:p>
          </table:table-cell>
          <table:table-cell table:number-columns-repeated="3"/>
          <table:table-cell table:formula="of:=SUM([.A812];-[.E812])" office:value-type="float" office:value="-4.009057" calcext:value-type="float">
            <text:p>-4.0090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813];-[.E8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326" calcext:value-type="float">
            <text:p>1.539326</text:p>
          </table:table-cell>
          <table:table-cell table:number-columns-repeated="3"/>
          <table:table-cell office:value-type="float" office:value="6.147885" calcext:value-type="float">
            <text:p>6.147885</text:p>
          </table:table-cell>
          <table:table-cell table:number-columns-repeated="3"/>
          <table:table-cell table:formula="of:=SUM([.A814];-[.E814])" office:value-type="float" office:value="-4.608559" calcext:value-type="float">
            <text:p>-4.6085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815];-[.E8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8425" calcext:value-type="float">
            <text:p>1.568425</text:p>
          </table:table-cell>
          <table:table-cell table:number-columns-repeated="3"/>
          <table:table-cell office:value-type="float" office:value="5.263187" calcext:value-type="float">
            <text:p>5.263187</text:p>
          </table:table-cell>
          <table:table-cell table:number-columns-repeated="3"/>
          <table:table-cell table:formula="of:=SUM([.A816];-[.E816])" office:value-type="float" office:value="-3.694762" calcext:value-type="float">
            <text:p>-3.69476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817];-[.E8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3847" calcext:value-type="float">
            <text:p>0.883847</text:p>
          </table:table-cell>
          <table:table-cell table:number-columns-repeated="3"/>
          <table:table-cell office:value-type="float" office:value="1.137775" calcext:value-type="float">
            <text:p>1.137775</text:p>
          </table:table-cell>
          <table:table-cell table:number-columns-repeated="3"/>
          <table:table-cell table:formula="of:=SUM([.A818];-[.E818])" office:value-type="float" office:value="-0.253928" calcext:value-type="float">
            <text:p>-0.2539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819];-[.E8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967" calcext:value-type="float">
            <text:p>1.081967</text:p>
          </table:table-cell>
          <table:table-cell table:number-columns-repeated="3"/>
          <table:table-cell office:value-type="float" office:value="1.278689" calcext:value-type="float">
            <text:p>1.278689</text:p>
          </table:table-cell>
          <table:table-cell table:number-columns-repeated="3"/>
          <table:table-cell table:formula="of:=SUM([.A820];-[.E820])" office:value-type="float" office:value="-0.196722" calcext:value-type="float">
            <text:p>-0.1967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821];-[.E8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449" calcext:value-type="float">
            <text:p>0.941449</text:p>
          </table:table-cell>
          <table:table-cell table:number-columns-repeated="3"/>
          <table:table-cell office:value-type="float" office:value="1.115204" calcext:value-type="float">
            <text:p>1.115204</text:p>
          </table:table-cell>
          <table:table-cell table:number-columns-repeated="3"/>
          <table:table-cell table:formula="of:=SUM([.A822];-[.E822])" office:value-type="float" office:value="-0.173755" calcext:value-type="float">
            <text:p>-0.1737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823];-[.E8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157" calcext:value-type="float">
            <text:p>0.851157</text:p>
          </table:table-cell>
          <table:table-cell table:number-columns-repeated="3"/>
          <table:table-cell office:value-type="float" office:value="1.172545" calcext:value-type="float">
            <text:p>1.172545</text:p>
          </table:table-cell>
          <table:table-cell table:number-columns-repeated="3"/>
          <table:table-cell table:formula="of:=SUM([.A824];-[.E824])" office:value-type="float" office:value="-0.321388" calcext:value-type="float">
            <text:p>-0.3213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825];-[.E8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967" calcext:value-type="float">
            <text:p>0.854967</text:p>
          </table:table-cell>
          <table:table-cell table:number-columns-repeated="3"/>
          <table:table-cell office:value-type="float" office:value="1.162583" calcext:value-type="float">
            <text:p>1.162583</text:p>
          </table:table-cell>
          <table:table-cell table:number-columns-repeated="3"/>
          <table:table-cell table:formula="of:=SUM([.A826];-[.E826])" office:value-type="float" office:value="-0.307616" calcext:value-type="float">
            <text:p>-0.3076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827];-[.E8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288" calcext:value-type="float">
            <text:p>0.971288</text:p>
          </table:table-cell>
          <table:table-cell table:number-columns-repeated="3"/>
          <table:table-cell office:value-type="float" office:value="1.137096" calcext:value-type="float">
            <text:p>1.137096</text:p>
          </table:table-cell>
          <table:table-cell table:number-columns-repeated="3"/>
          <table:table-cell table:formula="of:=SUM([.A828];-[.E828])" office:value-type="float" office:value="-0.165808" calcext:value-type="float">
            <text:p>-0.1658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829];-[.E8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1783" calcext:value-type="float">
            <text:p>0.891783</text:p>
          </table:table-cell>
          <table:table-cell table:number-columns-repeated="3"/>
          <table:table-cell office:value-type="float" office:value="1.156431" calcext:value-type="float">
            <text:p>1.156431</text:p>
          </table:table-cell>
          <table:table-cell table:number-columns-repeated="3"/>
          <table:table-cell table:formula="of:=SUM([.A830];-[.E830])" office:value-type="float" office:value="-0.264648" calcext:value-type="float">
            <text:p>-0.2646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831];-[.E8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092" calcext:value-type="float">
            <text:p>1.013092</text:p>
          </table:table-cell>
          <table:table-cell table:number-columns-repeated="3"/>
          <table:table-cell office:value-type="float" office:value="1.059469" calcext:value-type="float">
            <text:p>1.059469</text:p>
          </table:table-cell>
          <table:table-cell table:number-columns-repeated="3"/>
          <table:table-cell table:formula="of:=SUM([.A832];-[.E832])" office:value-type="float" office:value="-0.0463769999999999" calcext:value-type="float">
            <text:p>-0.0463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833];-[.E8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03" calcext:value-type="float">
            <text:p>0.85203</text:p>
          </table:table-cell>
          <table:table-cell table:number-columns-repeated="3"/>
          <table:table-cell office:value-type="float" office:value="1.159164" calcext:value-type="float">
            <text:p>1.159164</text:p>
          </table:table-cell>
          <table:table-cell table:number-columns-repeated="3"/>
          <table:table-cell table:formula="of:=SUM([.A834];-[.E834])" office:value-type="float" office:value="-0.307134" calcext:value-type="float">
            <text:p>-0.3071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835];-[.E8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2597" calcext:value-type="float">
            <text:p>0.742597</text:p>
          </table:table-cell>
          <table:table-cell table:number-columns-repeated="3"/>
          <table:table-cell office:value-type="float" office:value="1.291234" calcext:value-type="float">
            <text:p>1.291234</text:p>
          </table:table-cell>
          <table:table-cell table:number-columns-repeated="3"/>
          <table:table-cell table:formula="of:=SUM([.A836];-[.E836])" office:value-type="float" office:value="-0.548637" calcext:value-type="float">
            <text:p>-0.54863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837];-[.E8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568" calcext:value-type="float">
            <text:p>0.854568</text:p>
          </table:table-cell>
          <table:table-cell table:number-columns-repeated="3"/>
          <table:table-cell office:value-type="float" office:value="1.16486" calcext:value-type="float">
            <text:p>1.16486</text:p>
          </table:table-cell>
          <table:table-cell table:number-columns-repeated="3"/>
          <table:table-cell table:formula="of:=SUM([.A838];-[.E838])" office:value-type="float" office:value="-0.310292" calcext:value-type="float">
            <text:p>-0.3102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839];-[.E8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0125" calcext:value-type="float">
            <text:p>1.030125</text:p>
          </table:table-cell>
          <table:table-cell table:number-columns-repeated="3"/>
          <table:table-cell office:value-type="float" office:value="1.058475" calcext:value-type="float">
            <text:p>1.058475</text:p>
          </table:table-cell>
          <table:table-cell table:number-columns-repeated="3"/>
          <table:table-cell table:formula="of:=SUM([.A840];-[.E840])" office:value-type="float" office:value="-0.0283500000000001" calcext:value-type="float">
            <text:p>-0.028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841];-[.E8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304" calcext:value-type="float">
            <text:p>0.830304</text:p>
          </table:table-cell>
          <table:table-cell table:number-columns-repeated="3"/>
          <table:table-cell office:value-type="float" office:value="1.203771" calcext:value-type="float">
            <text:p>1.203771</text:p>
          </table:table-cell>
          <table:table-cell table:number-columns-repeated="3"/>
          <table:table-cell table:formula="of:=SUM([.A842];-[.E842])" office:value-type="float" office:value="-0.373467" calcext:value-type="float">
            <text:p>-0.3734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843];-[.E8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7262" calcext:value-type="float">
            <text:p>0.837262</text:p>
          </table:table-cell>
          <table:table-cell table:number-columns-repeated="3"/>
          <table:table-cell office:value-type="float" office:value="1.176127" calcext:value-type="float">
            <text:p>1.176127</text:p>
          </table:table-cell>
          <table:table-cell table:number-columns-repeated="3"/>
          <table:table-cell table:formula="of:=SUM([.A844];-[.E844])" office:value-type="float" office:value="-0.338865" calcext:value-type="float">
            <text:p>-0.3388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845];-[.E8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795" calcext:value-type="float">
            <text:p>0.928795</text:p>
          </table:table-cell>
          <table:table-cell table:number-columns-repeated="3"/>
          <table:table-cell office:value-type="float" office:value="1.141016" calcext:value-type="float">
            <text:p>1.141016</text:p>
          </table:table-cell>
          <table:table-cell table:number-columns-repeated="3"/>
          <table:table-cell table:formula="of:=SUM([.A846];-[.E846])" office:value-type="float" office:value="-0.212221" calcext:value-type="float">
            <text:p>-0.2122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847];-[.E8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5003" calcext:value-type="float">
            <text:p>0.865003</text:p>
          </table:table-cell>
          <table:table-cell table:number-columns-repeated="3"/>
          <table:table-cell office:value-type="float" office:value="1.155982" calcext:value-type="float">
            <text:p>1.155982</text:p>
          </table:table-cell>
          <table:table-cell table:number-columns-repeated="3"/>
          <table:table-cell table:formula="of:=SUM([.A848];-[.E848])" office:value-type="float" office:value="-0.290979" calcext:value-type="float">
            <text:p>-0.2909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849];-[.E8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647" calcext:value-type="float">
            <text:p>0.903647</text:p>
          </table:table-cell>
          <table:table-cell table:number-columns-repeated="3"/>
          <table:table-cell office:value-type="float" office:value="1.116373" calcext:value-type="float">
            <text:p>1.116373</text:p>
          </table:table-cell>
          <table:table-cell table:number-columns-repeated="3"/>
          <table:table-cell table:formula="of:=SUM([.A850];-[.E850])" office:value-type="float" office:value="-0.212726" calcext:value-type="float">
            <text:p>-0.2127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851];-[.E8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713" calcext:value-type="float">
            <text:p>0.926713</text:p>
          </table:table-cell>
          <table:table-cell table:number-columns-repeated="3"/>
          <table:table-cell office:value-type="float" office:value="1.503834" calcext:value-type="float">
            <text:p>1.503834</text:p>
          </table:table-cell>
          <table:table-cell table:number-columns-repeated="3"/>
          <table:table-cell table:formula="of:=SUM([.A852];-[.E852])" office:value-type="float" office:value="-0.577121" calcext:value-type="float">
            <text:p>-0.5771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853];-[.E8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18" calcext:value-type="float">
            <text:p>1.704918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854];-[.E854])" office:value-type="float" office:value="-0.131148" calcext:value-type="float">
            <text:p>-0.1311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855];-[.E8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3298" calcext:value-type="float">
            <text:p>1.063298</text:p>
          </table:table-cell>
          <table:table-cell table:number-columns-repeated="3"/>
          <table:table-cell office:value-type="float" office:value="1.394957" calcext:value-type="float">
            <text:p>1.394957</text:p>
          </table:table-cell>
          <table:table-cell table:number-columns-repeated="3"/>
          <table:table-cell table:formula="of:=SUM([.A856];-[.E856])" office:value-type="float" office:value="-0.331659" calcext:value-type="float">
            <text:p>-0.3316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857];-[.E8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3766" calcext:value-type="float">
            <text:p>1.113766</text:p>
          </table:table-cell>
          <table:table-cell table:number-columns-repeated="3"/>
          <table:table-cell office:value-type="float" office:value="1.523322" calcext:value-type="float">
            <text:p>1.523322</text:p>
          </table:table-cell>
          <table:table-cell table:number-columns-repeated="3"/>
          <table:table-cell table:formula="of:=SUM([.A858];-[.E858])" office:value-type="float" office:value="-0.409556" calcext:value-type="float">
            <text:p>-0.4095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859];-[.E8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212" calcext:value-type="float">
            <text:p>0.943212</text:p>
          </table:table-cell>
          <table:table-cell table:number-columns-repeated="3"/>
          <table:table-cell office:value-type="float" office:value="1.512583" calcext:value-type="float">
            <text:p>1.512583</text:p>
          </table:table-cell>
          <table:table-cell table:number-columns-repeated="3"/>
          <table:table-cell table:formula="of:=SUM([.A860];-[.E860])" office:value-type="float" office:value="-0.569371" calcext:value-type="float">
            <text:p>-0.56937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861];-[.E8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8937" calcext:value-type="float">
            <text:p>1.038937</text:p>
          </table:table-cell>
          <table:table-cell table:number-columns-repeated="3"/>
          <table:table-cell office:value-type="float" office:value="1.499632" calcext:value-type="float">
            <text:p>1.499632</text:p>
          </table:table-cell>
          <table:table-cell table:number-columns-repeated="3"/>
          <table:table-cell table:formula="of:=SUM([.A862];-[.E862])" office:value-type="float" office:value="-0.460695" calcext:value-type="float">
            <text:p>-0.4606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863];-[.E8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517" calcext:value-type="float">
            <text:p>1.167517</text:p>
          </table:table-cell>
          <table:table-cell table:number-columns-repeated="3"/>
          <table:table-cell office:value-type="float" office:value="1.514165" calcext:value-type="float">
            <text:p>1.514165</text:p>
          </table:table-cell>
          <table:table-cell table:number-columns-repeated="3"/>
          <table:table-cell table:formula="of:=SUM([.A864];-[.E864])" office:value-type="float" office:value="-0.346648" calcext:value-type="float">
            <text:p>-0.3466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865];-[.E8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9087" calcext:value-type="float">
            <text:p>1.069087</text:p>
          </table:table-cell>
          <table:table-cell table:number-columns-repeated="3"/>
          <table:table-cell office:value-type="float" office:value="1.236543" calcext:value-type="float">
            <text:p>1.236543</text:p>
          </table:table-cell>
          <table:table-cell table:number-columns-repeated="3"/>
          <table:table-cell table:formula="of:=SUM([.A866];-[.E866])" office:value-type="float" office:value="-0.167456" calcext:value-type="float">
            <text:p>-0.1674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867];-[.E8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823" calcext:value-type="float">
            <text:p>0.987823</text:p>
          </table:table-cell>
          <table:table-cell table:number-columns-repeated="3"/>
          <table:table-cell office:value-type="float" office:value="1.496679" calcext:value-type="float">
            <text:p>1.496679</text:p>
          </table:table-cell>
          <table:table-cell table:number-columns-repeated="3"/>
          <table:table-cell table:formula="of:=SUM([.A868];-[.E868])" office:value-type="float" office:value="-0.508856" calcext:value-type="float">
            <text:p>-0.5088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869];-[.E8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507" calcext:value-type="float">
            <text:p>0.770507</text:p>
          </table:table-cell>
          <table:table-cell table:number-columns-repeated="3"/>
          <table:table-cell office:value-type="float" office:value="1.884206" calcext:value-type="float">
            <text:p>1.884206</text:p>
          </table:table-cell>
          <table:table-cell table:number-columns-repeated="3"/>
          <table:table-cell table:formula="of:=SUM([.A870];-[.E870])" office:value-type="float" office:value="-1.113699" calcext:value-type="float">
            <text:p>-1.1136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871];-[.E8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1" calcext:value-type="float">
            <text:p>0.9641</text:p>
          </table:table-cell>
          <table:table-cell table:number-columns-repeated="3"/>
          <table:table-cell office:value-type="float" office:value="1.508518" calcext:value-type="float">
            <text:p>1.508518</text:p>
          </table:table-cell>
          <table:table-cell table:number-columns-repeated="3"/>
          <table:table-cell table:formula="of:=SUM([.A872];-[.E872])" office:value-type="float" office:value="-0.544418" calcext:value-type="float">
            <text:p>-0.5444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873];-[.E8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0158" calcext:value-type="float">
            <text:p>1.070158</text:p>
          </table:table-cell>
          <table:table-cell table:number-columns-repeated="3"/>
          <table:table-cell office:value-type="float" office:value="1.228056" calcext:value-type="float">
            <text:p>1.228056</text:p>
          </table:table-cell>
          <table:table-cell table:number-columns-repeated="3"/>
          <table:table-cell table:formula="of:=SUM([.A874];-[.E874])" office:value-type="float" office:value="-0.157898" calcext:value-type="float">
            <text:p>-0.1578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875];-[.E8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62" calcext:value-type="float">
            <text:p>0.93662</text:p>
          </table:table-cell>
          <table:table-cell table:number-columns-repeated="3"/>
          <table:table-cell office:value-type="float" office:value="1.616084" calcext:value-type="float">
            <text:p>1.616084</text:p>
          </table:table-cell>
          <table:table-cell table:number-columns-repeated="3"/>
          <table:table-cell table:formula="of:=SUM([.A876];-[.E876])" office:value-type="float" office:value="-0.679464" calcext:value-type="float">
            <text:p>-0.6794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877];-[.E8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811" calcext:value-type="float">
            <text:p>0.867811</text:p>
          </table:table-cell>
          <table:table-cell table:number-columns-repeated="3"/>
          <table:table-cell office:value-type="float" office:value="1.540826" calcext:value-type="float">
            <text:p>1.540826</text:p>
          </table:table-cell>
          <table:table-cell table:number-columns-repeated="3"/>
          <table:table-cell table:formula="of:=SUM([.A878];-[.E878])" office:value-type="float" office:value="-0.673015" calcext:value-type="float">
            <text:p>-0.6730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879];-[.E8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631" calcext:value-type="float">
            <text:p>0.963631</text:p>
          </table:table-cell>
          <table:table-cell table:number-columns-repeated="3"/>
          <table:table-cell office:value-type="float" office:value="1.476764" calcext:value-type="float">
            <text:p>1.476764</text:p>
          </table:table-cell>
          <table:table-cell table:number-columns-repeated="3"/>
          <table:table-cell table:formula="of:=SUM([.A880];-[.E880])" office:value-type="float" office:value="-0.513133" calcext:value-type="float">
            <text:p>-0.5131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881];-[.E8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126" calcext:value-type="float">
            <text:p>0.870126</text:p>
          </table:table-cell>
          <table:table-cell table:number-columns-repeated="3"/>
          <table:table-cell office:value-type="float" office:value="1.508096" calcext:value-type="float">
            <text:p>1.508096</text:p>
          </table:table-cell>
          <table:table-cell table:number-columns-repeated="3"/>
          <table:table-cell table:formula="of:=SUM([.A882];-[.E882])" office:value-type="float" office:value="-0.63797" calcext:value-type="float">
            <text:p>-0.637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883];-[.E8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965" calcext:value-type="float">
            <text:p>0.96965</text:p>
          </table:table-cell>
          <table:table-cell table:number-columns-repeated="3"/>
          <table:table-cell office:value-type="float" office:value="1.370235" calcext:value-type="float">
            <text:p>1.370235</text:p>
          </table:table-cell>
          <table:table-cell table:number-columns-repeated="3"/>
          <table:table-cell table:formula="of:=SUM([.A884];-[.E884])" office:value-type="float" office:value="-0.400585" calcext:value-type="float">
            <text:p>-0.4005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885];-[.E8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224" calcext:value-type="float">
            <text:p>0.973224</text:p>
          </table:table-cell>
          <table:table-cell table:number-columns-repeated="3"/>
          <table:table-cell office:value-type="float" office:value="2.21873" calcext:value-type="float">
            <text:p>2.21873</text:p>
          </table:table-cell>
          <table:table-cell table:number-columns-repeated="3"/>
          <table:table-cell table:formula="of:=SUM([.A886];-[.E886])" office:value-type="float" office:value="-1.245506" calcext:value-type="float">
            <text:p>-1.2455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887];-[.E8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1148" calcext:value-type="float">
            <text:p>3.131148</text:p>
          </table:table-cell>
          <table:table-cell table:number-columns-repeated="3"/>
          <table:table-cell office:value-type="float" office:value="2.95082" calcext:value-type="float">
            <text:p>2.95082</text:p>
          </table:table-cell>
          <table:table-cell table:number-columns-repeated="3"/>
          <table:table-cell table:formula="of:=SUM([.A888];-[.E888])"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889];-[.E8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9799" calcext:value-type="float">
            <text:p>1.519799</text:p>
          </table:table-cell>
          <table:table-cell table:number-columns-repeated="3"/>
          <table:table-cell office:value-type="float" office:value="2.096283" calcext:value-type="float">
            <text:p>2.096283</text:p>
          </table:table-cell>
          <table:table-cell table:number-columns-repeated="3"/>
          <table:table-cell table:formula="of:=SUM([.A890];-[.E890])" office:value-type="float" office:value="-0.576484" calcext:value-type="float">
            <text:p>-0.5764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891];-[.E8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2397" calcext:value-type="float">
            <text:p>1.142397</text:p>
          </table:table-cell>
          <table:table-cell table:number-columns-repeated="3"/>
          <table:table-cell office:value-type="float" office:value="2.248957" calcext:value-type="float">
            <text:p>2.248957</text:p>
          </table:table-cell>
          <table:table-cell table:number-columns-repeated="3"/>
          <table:table-cell table:formula="of:=SUM([.A892];-[.E892])" office:value-type="float" office:value="-1.10656" calcext:value-type="float">
            <text:p>-1.106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893];-[.E8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255" calcext:value-type="float">
            <text:p>1.14255</text:p>
          </table:table-cell>
          <table:table-cell table:number-columns-repeated="3"/>
          <table:table-cell office:value-type="float" office:value="2.23543" calcext:value-type="float">
            <text:p>2.23543</text:p>
          </table:table-cell>
          <table:table-cell table:number-columns-repeated="3"/>
          <table:table-cell table:formula="of:=SUM([.A894];-[.E894])" office:value-type="float" office:value="-1.09288" calcext:value-type="float">
            <text:p>-1.092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895];-[.E8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0389" calcext:value-type="float">
            <text:p>1.250389</text:p>
          </table:table-cell>
          <table:table-cell table:number-columns-repeated="3"/>
          <table:table-cell office:value-type="float" office:value="2.484172" calcext:value-type="float">
            <text:p>2.484172</text:p>
          </table:table-cell>
          <table:table-cell table:number-columns-repeated="3"/>
          <table:table-cell table:formula="of:=SUM([.A896];-[.E896])" office:value-type="float" office:value="-1.233783" calcext:value-type="float">
            <text:p>-1.2337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897];-[.E8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9718" calcext:value-type="float">
            <text:p>1.199718</text:p>
          </table:table-cell>
          <table:table-cell table:number-columns-repeated="3"/>
          <table:table-cell office:value-type="float" office:value="2.252683" calcext:value-type="float">
            <text:p>2.252683</text:p>
          </table:table-cell>
          <table:table-cell table:number-columns-repeated="3"/>
          <table:table-cell table:formula="of:=SUM([.A898];-[.E898])" office:value-type="float" office:value="-1.052965" calcext:value-type="float">
            <text:p>-1.0529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899];-[.E8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1455" calcext:value-type="float">
            <text:p>1.191455</text:p>
          </table:table-cell>
          <table:table-cell table:number-columns-repeated="3"/>
          <table:table-cell office:value-type="float" office:value="1.933022" calcext:value-type="float">
            <text:p>1.933022</text:p>
          </table:table-cell>
          <table:table-cell table:number-columns-repeated="3"/>
          <table:table-cell table:formula="of:=SUM([.A900];-[.E900])" office:value-type="float" office:value="-0.741567" calcext:value-type="float">
            <text:p>-0.7415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901];-[.E9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0984" calcext:value-type="float">
            <text:p>1.100984</text:p>
          </table:table-cell>
          <table:table-cell table:number-columns-repeated="3"/>
          <table:table-cell office:value-type="float" office:value="2.206273" calcext:value-type="float">
            <text:p>2.206273</text:p>
          </table:table-cell>
          <table:table-cell table:number-columns-repeated="3"/>
          <table:table-cell table:formula="of:=SUM([.A902];-[.E902])" office:value-type="float" office:value="-1.105289" calcext:value-type="float">
            <text:p>-1.1052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903];-[.E9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0666" calcext:value-type="float">
            <text:p>0.820666</text:p>
          </table:table-cell>
          <table:table-cell table:number-columns-repeated="3"/>
          <table:table-cell office:value-type="float" office:value="3.096358" calcext:value-type="float">
            <text:p>3.096358</text:p>
          </table:table-cell>
          <table:table-cell table:number-columns-repeated="3"/>
          <table:table-cell table:formula="of:=SUM([.A904];-[.E904])" office:value-type="float" office:value="-2.275692" calcext:value-type="float">
            <text:p>-2.2756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905];-[.E9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0027" calcext:value-type="float">
            <text:p>1.270027</text:p>
          </table:table-cell>
          <table:table-cell table:number-columns-repeated="3"/>
          <table:table-cell office:value-type="float" office:value="2.242714" calcext:value-type="float">
            <text:p>2.242714</text:p>
          </table:table-cell>
          <table:table-cell table:number-columns-repeated="3"/>
          <table:table-cell table:formula="of:=SUM([.A906];-[.E906])" office:value-type="float" office:value="-0.972687" calcext:value-type="float">
            <text:p>-0.9726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907];-[.E9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787" calcext:value-type="float">
            <text:p>1.162787</text:p>
          </table:table-cell>
          <table:table-cell table:number-columns-repeated="3"/>
          <table:table-cell office:value-type="float" office:value="1.706987" calcext:value-type="float">
            <text:p>1.706987</text:p>
          </table:table-cell>
          <table:table-cell table:number-columns-repeated="3"/>
          <table:table-cell table:formula="of:=SUM([.A908];-[.E908])" office:value-type="float" office:value="-0.5442" calcext:value-type="float">
            <text:p>-0.54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909];-[.E9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328" calcext:value-type="float">
            <text:p>0.979328</text:p>
          </table:table-cell>
          <table:table-cell table:number-columns-repeated="3"/>
          <table:table-cell office:value-type="float" office:value="2.45184" calcext:value-type="float">
            <text:p>2.45184</text:p>
          </table:table-cell>
          <table:table-cell table:number-columns-repeated="3"/>
          <table:table-cell table:formula="of:=SUM([.A910];-[.E910])" office:value-type="float" office:value="-1.472512" calcext:value-type="float">
            <text:p>-1.4725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911];-[.E9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2378" calcext:value-type="float">
            <text:p>1.132378</text:p>
          </table:table-cell>
          <table:table-cell table:number-columns-repeated="3"/>
          <table:table-cell office:value-type="float" office:value="2.275127" calcext:value-type="float">
            <text:p>2.275127</text:p>
          </table:table-cell>
          <table:table-cell table:number-columns-repeated="3"/>
          <table:table-cell table:formula="of:=SUM([.A912];-[.E912])" office:value-type="float" office:value="-1.142749" calcext:value-type="float">
            <text:p>-1.1427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913];-[.E9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1471" calcext:value-type="float">
            <text:p>1.131471</text:p>
          </table:table-cell>
          <table:table-cell table:number-columns-repeated="3"/>
          <table:table-cell office:value-type="float" office:value="2.305093" calcext:value-type="float">
            <text:p>2.305093</text:p>
          </table:table-cell>
          <table:table-cell table:number-columns-repeated="3"/>
          <table:table-cell table:formula="of:=SUM([.A914];-[.E914])" office:value-type="float" office:value="-1.173622" calcext:value-type="float">
            <text:p>-1.1736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915];-[.E9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243" calcext:value-type="float">
            <text:p>1.164243</text:p>
          </table:table-cell>
          <table:table-cell table:number-columns-repeated="3"/>
          <table:table-cell office:value-type="float" office:value="2.334765" calcext:value-type="float">
            <text:p>2.334765</text:p>
          </table:table-cell>
          <table:table-cell table:number-columns-repeated="3"/>
          <table:table-cell table:formula="of:=SUM([.A916];-[.E916])" office:value-type="float" office:value="-1.170522" calcext:value-type="float">
            <text:p>-1.1705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917];-[.E9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9129" calcext:value-type="float">
            <text:p>1.269129</text:p>
          </table:table-cell>
          <table:table-cell table:number-columns-repeated="3"/>
          <table:table-cell office:value-type="float" office:value="2.200475" calcext:value-type="float">
            <text:p>2.200475</text:p>
          </table:table-cell>
          <table:table-cell table:number-columns-repeated="3"/>
          <table:table-cell table:formula="of:=SUM([.A918];-[.E918])" office:value-type="float" office:value="-0.931346" calcext:value-type="float">
            <text:p>-0.93134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919];-[.E9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1948" calcext:value-type="float">
            <text:p>1.901948</text:p>
          </table:table-cell>
          <table:table-cell table:number-columns-repeated="3"/>
          <table:table-cell office:value-type="float" office:value="3.820867" calcext:value-type="float">
            <text:p>3.820867</text:p>
          </table:table-cell>
          <table:table-cell table:number-columns-repeated="3"/>
          <table:table-cell table:formula="of:=SUM([.A920];-[.E920])" office:value-type="float" office:value="-1.918919" calcext:value-type="float">
            <text:p>-1.91891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921];-[.E9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1803" calcext:value-type="float">
            <text:p>5.491803</text:p>
          </table:table-cell>
          <table:table-cell table:number-columns-repeated="3"/>
          <table:table-cell office:value-type="float" office:value="5.672131" calcext:value-type="float">
            <text:p>5.672131</text:p>
          </table:table-cell>
          <table:table-cell table:number-columns-repeated="3"/>
          <table:table-cell table:formula="of:=SUM([.A922];-[.E922])" office:value-type="float" office:value="-0.180328" calcext:value-type="float">
            <text:p>-0.1803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923];-[.E9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7576" calcext:value-type="float">
            <text:p>1.877576</text:p>
          </table:table-cell>
          <table:table-cell table:number-columns-repeated="3"/>
          <table:table-cell office:value-type="float" office:value="4.397342" calcext:value-type="float">
            <text:p>4.397342</text:p>
          </table:table-cell>
          <table:table-cell table:number-columns-repeated="3"/>
          <table:table-cell table:formula="of:=SUM([.A924];-[.E924])" office:value-type="float" office:value="-2.519766" calcext:value-type="float">
            <text:p>-2.5197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925];-[.E9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094" calcext:value-type="float">
            <text:p>1.46094</text:p>
          </table:table-cell>
          <table:table-cell table:number-columns-repeated="3"/>
          <table:table-cell office:value-type="float" office:value="3.801479" calcext:value-type="float">
            <text:p>3.801479</text:p>
          </table:table-cell>
          <table:table-cell table:number-columns-repeated="3"/>
          <table:table-cell table:formula="of:=SUM([.A926];-[.E926])" office:value-type="float" office:value="-2.340539" calcext:value-type="float">
            <text:p>-2.3405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927];-[.E9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543" calcext:value-type="float">
            <text:p>1.63543</text:p>
          </table:table-cell>
          <table:table-cell table:number-columns-repeated="3"/>
          <table:table-cell office:value-type="float" office:value="3.883278" calcext:value-type="float">
            <text:p>3.883278</text:p>
          </table:table-cell>
          <table:table-cell table:number-columns-repeated="3"/>
          <table:table-cell table:formula="of:=SUM([.A928];-[.E928])" office:value-type="float" office:value="-2.247848" calcext:value-type="float">
            <text:p>-2.2478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929];-[.E9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376" calcext:value-type="float">
            <text:p>1.584376</text:p>
          </table:table-cell>
          <table:table-cell table:number-columns-repeated="3"/>
          <table:table-cell office:value-type="float" office:value="4.63681" calcext:value-type="float">
            <text:p>4.63681</text:p>
          </table:table-cell>
          <table:table-cell table:number-columns-repeated="3"/>
          <table:table-cell table:formula="of:=SUM([.A930];-[.E930])" office:value-type="float" office:value="-3.052434" calcext:value-type="float">
            <text:p>-3.0524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931];-[.E9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9706" calcext:value-type="float">
            <text:p>1.489706</text:p>
          </table:table-cell>
          <table:table-cell table:number-columns-repeated="3"/>
          <table:table-cell office:value-type="float" office:value="3.803097" calcext:value-type="float">
            <text:p>3.803097</text:p>
          </table:table-cell>
          <table:table-cell table:number-columns-repeated="3"/>
          <table:table-cell table:formula="of:=SUM([.A932];-[.E932])" office:value-type="float" office:value="-2.313391" calcext:value-type="float">
            <text:p>-2.3133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933];-[.E9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7872" calcext:value-type="float">
            <text:p>1.717872</text:p>
          </table:table-cell>
          <table:table-cell table:number-columns-repeated="3"/>
          <table:table-cell office:value-type="float" office:value="3.748722" calcext:value-type="float">
            <text:p>3.748722</text:p>
          </table:table-cell>
          <table:table-cell table:number-columns-repeated="3"/>
          <table:table-cell table:formula="of:=SUM([.A934];-[.E934])" office:value-type="float" office:value="-2.03085" calcext:value-type="float">
            <text:p>-2.0308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935];-[.E9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0418" calcext:value-type="float">
            <text:p>1.520418</text:p>
          </table:table-cell>
          <table:table-cell table:number-columns-repeated="3"/>
          <table:table-cell office:value-type="float" office:value="3.802583" calcext:value-type="float">
            <text:p>3.802583</text:p>
          </table:table-cell>
          <table:table-cell table:number-columns-repeated="3"/>
          <table:table-cell table:formula="of:=SUM([.A936];-[.E936])" office:value-type="float" office:value="-2.282165" calcext:value-type="float">
            <text:p>-2.2821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937];-[.E9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6994" calcext:value-type="float">
            <text:p>1.216994</text:p>
          </table:table-cell>
          <table:table-cell table:number-columns-repeated="3"/>
          <table:table-cell office:value-type="float" office:value="5.957465" calcext:value-type="float">
            <text:p>5.957465</text:p>
          </table:table-cell>
          <table:table-cell table:number-columns-repeated="3"/>
          <table:table-cell table:formula="of:=SUM([.A938];-[.E938])" office:value-type="float" office:value="-4.740471" calcext:value-type="float">
            <text:p>-4.74047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939];-[.E9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3705" calcext:value-type="float">
            <text:p>1.563705</text:p>
          </table:table-cell>
          <table:table-cell table:number-columns-repeated="3"/>
          <table:table-cell office:value-type="float" office:value="4.140223" calcext:value-type="float">
            <text:p>4.140223</text:p>
          </table:table-cell>
          <table:table-cell table:number-columns-repeated="3"/>
          <table:table-cell table:formula="of:=SUM([.A940];-[.E940])" office:value-type="float" office:value="-2.576518" calcext:value-type="float">
            <text:p>-2.5765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941];-[.E9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6868" calcext:value-type="float">
            <text:p>1.996868</text:p>
          </table:table-cell>
          <table:table-cell table:number-columns-repeated="3"/>
          <table:table-cell office:value-type="float" office:value="3.034154" calcext:value-type="float">
            <text:p>3.034154</text:p>
          </table:table-cell>
          <table:table-cell table:number-columns-repeated="3"/>
          <table:table-cell table:formula="of:=SUM([.A942];-[.E942])" office:value-type="float" office:value="-1.037286" calcext:value-type="float">
            <text:p>-1.037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943];-[.E9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8005" calcext:value-type="float">
            <text:p>1.388005</text:p>
          </table:table-cell>
          <table:table-cell table:number-columns-repeated="3"/>
          <table:table-cell office:value-type="float" office:value="4.25761" calcext:value-type="float">
            <text:p>4.25761</text:p>
          </table:table-cell>
          <table:table-cell table:number-columns-repeated="3"/>
          <table:table-cell table:formula="of:=SUM([.A944];-[.E944])" office:value-type="float" office:value="-2.869605" calcext:value-type="float">
            <text:p>-2.8696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945];-[.E9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7352" calcext:value-type="float">
            <text:p>1.677352</text:p>
          </table:table-cell>
          <table:table-cell table:number-columns-repeated="3"/>
          <table:table-cell office:value-type="float" office:value="3.80313" calcext:value-type="float">
            <text:p>3.80313</text:p>
          </table:table-cell>
          <table:table-cell table:number-columns-repeated="3"/>
          <table:table-cell table:formula="of:=SUM([.A946];-[.E946])" office:value-type="float" office:value="-2.125778" calcext:value-type="float">
            <text:p>-2.1257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947];-[.E9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3018" calcext:value-type="float">
            <text:p>1.563018</text:p>
          </table:table-cell>
          <table:table-cell table:number-columns-repeated="3"/>
          <table:table-cell office:value-type="float" office:value="4.274229" calcext:value-type="float">
            <text:p>4.274229</text:p>
          </table:table-cell>
          <table:table-cell table:number-columns-repeated="3"/>
          <table:table-cell table:formula="of:=SUM([.A948];-[.E948])" office:value-type="float" office:value="-2.711211" calcext:value-type="float">
            <text:p>-2.7112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949];-[.E9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229" calcext:value-type="float">
            <text:p>1.608229</text:p>
          </table:table-cell>
          <table:table-cell table:number-columns-repeated="3"/>
          <table:table-cell office:value-type="float" office:value="4.031229" calcext:value-type="float">
            <text:p>4.031229</text:p>
          </table:table-cell>
          <table:table-cell table:number-columns-repeated="3"/>
          <table:table-cell table:formula="of:=SUM([.A950];-[.E950])" office:value-type="float" office:value="-2.423" calcext:value-type="float">
            <text:p>-2.4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951];-[.E9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008" calcext:value-type="float">
            <text:p>1.608008</text:p>
          </table:table-cell>
          <table:table-cell table:number-columns-repeated="3"/>
          <table:table-cell office:value-type="float" office:value="4.077064" calcext:value-type="float">
            <text:p>4.077064</text:p>
          </table:table-cell>
          <table:table-cell table:number-columns-repeated="3"/>
          <table:table-cell table:formula="of:=SUM([.A952];-[.E952])" office:value-type="float" office:value="-2.469056" calcext:value-type="float">
            <text:p>-2.4690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953];-[.E9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781" calcext:value-type="float">
            <text:p>0.938781</text:p>
          </table:table-cell>
          <table:table-cell table:number-columns-repeated="3"/>
          <table:table-cell office:value-type="float" office:value="1.074167" calcext:value-type="float">
            <text:p>1.074167</text:p>
          </table:table-cell>
          <table:table-cell table:number-columns-repeated="3"/>
          <table:table-cell table:formula="of:=SUM([.A954];-[.E954])" office:value-type="float" office:value="-0.135386" calcext:value-type="float">
            <text:p>-0.1353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955];-[.E9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754" calcext:value-type="float">
            <text:p>1.114754</text:p>
          </table:table-cell>
          <table:table-cell table:number-columns-repeated="3"/>
          <table:table-cell office:value-type="float" office:value="1.262295" calcext:value-type="float">
            <text:p>1.262295</text:p>
          </table:table-cell>
          <table:table-cell table:number-columns-repeated="3"/>
          <table:table-cell table:formula="of:=SUM([.A956];-[.E956])" office:value-type="float" office:value="-0.147541" calcext:value-type="float">
            <text:p>-0.1475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957];-[.E9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33" calcext:value-type="float">
            <text:p>0.99033</text:p>
          </table:table-cell>
          <table:table-cell table:number-columns-repeated="3"/>
          <table:table-cell office:value-type="float" office:value="1.084571" calcext:value-type="float">
            <text:p>1.084571</text:p>
          </table:table-cell>
          <table:table-cell table:number-columns-repeated="3"/>
          <table:table-cell table:formula="of:=SUM([.A958];-[.E958])" office:value-type="float" office:value="-0.0942409999999999" calcext:value-type="float">
            <text:p>-0.0942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959];-[.E9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328" calcext:value-type="float">
            <text:p>0.928328</text:p>
          </table:table-cell>
          <table:table-cell table:number-columns-repeated="3"/>
          <table:table-cell office:value-type="float" office:value="1.092529" calcext:value-type="float">
            <text:p>1.092529</text:p>
          </table:table-cell>
          <table:table-cell table:number-columns-repeated="3"/>
          <table:table-cell table:formula="of:=SUM([.A960];-[.E960])" office:value-type="float" office:value="-0.164201" calcext:value-type="float">
            <text:p>-0.1642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961];-[.E9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828" calcext:value-type="float">
            <text:p>0.925828</text:p>
          </table:table-cell>
          <table:table-cell table:number-columns-repeated="3"/>
          <table:table-cell office:value-type="float" office:value="1.090729" calcext:value-type="float">
            <text:p>1.090729</text:p>
          </table:table-cell>
          <table:table-cell table:number-columns-repeated="3"/>
          <table:table-cell table:formula="of:=SUM([.A962];-[.E962])" office:value-type="float" office:value="-0.164901" calcext:value-type="float">
            <text:p>-0.1649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963];-[.E9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706" calcext:value-type="float">
            <text:p>0.975706</text:p>
          </table:table-cell>
          <table:table-cell table:number-columns-repeated="3"/>
          <table:table-cell office:value-type="float" office:value="1.10274" calcext:value-type="float">
            <text:p>1.10274</text:p>
          </table:table-cell>
          <table:table-cell table:number-columns-repeated="3"/>
          <table:table-cell table:formula="of:=SUM([.A964];-[.E964])" office:value-type="float" office:value="-0.127034" calcext:value-type="float">
            <text:p>-0.1270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965];-[.E9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279" calcext:value-type="float">
            <text:p>0.964279</text:p>
          </table:table-cell>
          <table:table-cell table:number-columns-repeated="3"/>
          <table:table-cell office:value-type="float" office:value="1.083407" calcext:value-type="float">
            <text:p>1.083407</text:p>
          </table:table-cell>
          <table:table-cell table:number-columns-repeated="3"/>
          <table:table-cell table:formula="of:=SUM([.A966];-[.E966])" office:value-type="float" office:value="-0.119128" calcext:value-type="float">
            <text:p>-0.119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967];-[.E9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553" calcext:value-type="float">
            <text:p>1.031553</text:p>
          </table:table-cell>
          <table:table-cell table:number-columns-repeated="3"/>
          <table:table-cell office:value-type="float" office:value="1.051352" calcext:value-type="float">
            <text:p>1.051352</text:p>
          </table:table-cell>
          <table:table-cell table:number-columns-repeated="3"/>
          <table:table-cell table:formula="of:=SUM([.A968];-[.E968])" office:value-type="float" office:value="-0.0197990000000001" calcext:value-type="float">
            <text:p>-0.0197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969];-[.E9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878" calcext:value-type="float">
            <text:p>0.922878</text:p>
          </table:table-cell>
          <table:table-cell table:number-columns-repeated="3"/>
          <table:table-cell office:value-type="float" office:value="1.090037" calcext:value-type="float">
            <text:p>1.090037</text:p>
          </table:table-cell>
          <table:table-cell table:number-columns-repeated="3"/>
          <table:table-cell table:formula="of:=SUM([.A970];-[.E970])" office:value-type="float" office:value="-0.167159" calcext:value-type="float">
            <text:p>-0.1671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971];-[.E9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55" calcext:value-type="float">
            <text:p>0.87655</text:p>
          </table:table-cell>
          <table:table-cell table:number-columns-repeated="3"/>
          <table:table-cell office:value-type="float" office:value="1.154533" calcext:value-type="float">
            <text:p>1.154533</text:p>
          </table:table-cell>
          <table:table-cell table:number-columns-repeated="3"/>
          <table:table-cell table:formula="of:=SUM([.A972];-[.E972])" office:value-type="float" office:value="-0.277983" calcext:value-type="float">
            <text:p>-0.2779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973];-[.E9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388" calcext:value-type="float">
            <text:p>0.915388</text:p>
          </table:table-cell>
          <table:table-cell table:number-columns-repeated="3"/>
          <table:table-cell office:value-type="float" office:value="1.095593" calcext:value-type="float">
            <text:p>1.095593</text:p>
          </table:table-cell>
          <table:table-cell table:number-columns-repeated="3"/>
          <table:table-cell table:formula="of:=SUM([.A974];-[.E974])" office:value-type="float" office:value="-0.180205" calcext:value-type="float">
            <text:p>-0.1802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975];-[.E9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623" calcext:value-type="float">
            <text:p>1.076623</text:p>
          </table:table-cell>
          <table:table-cell table:number-columns-repeated="3"/>
          <table:table-cell office:value-type="float" office:value="1.040564" calcext:value-type="float">
            <text:p>1.040564</text:p>
          </table:table-cell>
          <table:table-cell table:number-columns-repeated="3"/>
          <table:table-cell table:formula="of:=SUM([.A976];-[.E976])" office:value-type="float" office:value="0.0360590000000001" calcext:value-type="float">
            <text:p>0.03605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977];-[.E9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8219" calcext:value-type="float">
            <text:p>0.918219</text:p>
          </table:table-cell>
          <table:table-cell table:number-columns-repeated="3"/>
          <table:table-cell office:value-type="float" office:value="1.108814" calcext:value-type="float">
            <text:p>1.108814</text:p>
          </table:table-cell>
          <table:table-cell table:number-columns-repeated="3"/>
          <table:table-cell table:formula="of:=SUM([.A978];-[.E978])" office:value-type="float" office:value="-0.190595" calcext:value-type="float">
            <text:p>-0.1905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979];-[.E9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708" calcext:value-type="float">
            <text:p>0.915708</text:p>
          </table:table-cell>
          <table:table-cell table:number-columns-repeated="3"/>
          <table:table-cell office:value-type="float" office:value="1.095983" calcext:value-type="float">
            <text:p>1.095983</text:p>
          </table:table-cell>
          <table:table-cell table:number-columns-repeated="3"/>
          <table:table-cell table:formula="of:=SUM([.A980];-[.E980])" office:value-type="float" office:value="-0.180275" calcext:value-type="float">
            <text:p>-0.1802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981];-[.E9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807" calcext:value-type="float">
            <text:p>0.987807</text:p>
          </table:table-cell>
          <table:table-cell table:number-columns-repeated="3"/>
          <table:table-cell office:value-type="float" office:value="1.095868" calcext:value-type="float">
            <text:p>1.095868</text:p>
          </table:table-cell>
          <table:table-cell table:number-columns-repeated="3"/>
          <table:table-cell table:formula="of:=SUM([.A982];-[.E982])" office:value-type="float" office:value="-0.108061" calcext:value-type="float">
            <text:p>-0.10806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983];-[.E9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75" calcext:value-type="float">
            <text:p>0.93275</text:p>
          </table:table-cell>
          <table:table-cell table:number-columns-repeated="3"/>
          <table:table-cell office:value-type="float" office:value="1.086583" calcext:value-type="float">
            <text:p>1.086583</text:p>
          </table:table-cell>
          <table:table-cell table:number-columns-repeated="3"/>
          <table:table-cell table:formula="of:=SUM([.A984];-[.E984])" office:value-type="float" office:value="-0.153833" calcext:value-type="float">
            <text:p>-0.1538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985];-[.E9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339" calcext:value-type="float">
            <text:p>0.946339</text:p>
          </table:table-cell>
          <table:table-cell table:number-columns-repeated="3"/>
          <table:table-cell office:value-type="float" office:value="1.078983" calcext:value-type="float">
            <text:p>1.078983</text:p>
          </table:table-cell>
          <table:table-cell table:number-columns-repeated="3"/>
          <table:table-cell table:formula="of:=SUM([.A986];-[.E986])" office:value-type="float" office:value="-0.132644" calcext:value-type="float">
            <text:p>-0.13264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987];-[.E9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681" calcext:value-type="float">
            <text:p>0.987681</text:p>
          </table:table-cell>
          <table:table-cell table:number-columns-repeated="3"/>
          <table:table-cell office:value-type="float" office:value="1.271904" calcext:value-type="float">
            <text:p>1.271904</text:p>
          </table:table-cell>
          <table:table-cell table:number-columns-repeated="3"/>
          <table:table-cell table:formula="of:=SUM([.A988];-[.E988])" office:value-type="float" office:value="-0.284223" calcext:value-type="float">
            <text:p>-0.2842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989];-[.E9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7705" calcext:value-type="float">
            <text:p>1.737705</text:p>
          </table:table-cell>
          <table:table-cell table:number-columns-repeated="3"/>
          <table:table-cell office:value-type="float" office:value="1.786885" calcext:value-type="float">
            <text:p>1.786885</text:p>
          </table:table-cell>
          <table:table-cell table:number-columns-repeated="3"/>
          <table:table-cell table:formula="of:=SUM([.A990];-[.E990])" office:value-type="float" office:value="-0.0491799999999998" calcext:value-type="float">
            <text:p>-0.049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991];-[.E9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5389" calcext:value-type="float">
            <text:p>1.095389</text:p>
          </table:table-cell>
          <table:table-cell table:number-columns-repeated="3"/>
          <table:table-cell office:value-type="float" office:value="1.309415" calcext:value-type="float">
            <text:p>1.309415</text:p>
          </table:table-cell>
          <table:table-cell table:number-columns-repeated="3"/>
          <table:table-cell table:formula="of:=SUM([.A992];-[.E992])" office:value-type="float" office:value="-0.214026" calcext:value-type="float">
            <text:p>-0.2140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993];-[.E9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1506" calcext:value-type="float">
            <text:p>1.191506</text:p>
          </table:table-cell>
          <table:table-cell table:number-columns-repeated="3"/>
          <table:table-cell office:value-type="float" office:value="1.283845" calcext:value-type="float">
            <text:p>1.283845</text:p>
          </table:table-cell>
          <table:table-cell table:number-columns-repeated="3"/>
          <table:table-cell table:formula="of:=SUM([.A994];-[.E994])" office:value-type="float" office:value="-0.092339" calcext:value-type="float">
            <text:p>-0.0923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995];-[.E9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5695" calcext:value-type="float">
            <text:p>1.045695</text:p>
          </table:table-cell>
          <table:table-cell table:number-columns-repeated="3"/>
          <table:table-cell office:value-type="float" office:value="1.297517" calcext:value-type="float">
            <text:p>1.297517</text:p>
          </table:table-cell>
          <table:table-cell table:number-columns-repeated="3"/>
          <table:table-cell table:formula="of:=SUM([.A996];-[.E996])" office:value-type="float" office:value="-0.251822" calcext:value-type="float">
            <text:p>-0.2518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997];-[.E9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6789" calcext:value-type="float">
            <text:p>1.086789</text:p>
          </table:table-cell>
          <table:table-cell table:number-columns-repeated="3"/>
          <table:table-cell office:value-type="float" office:value="1.400491" calcext:value-type="float">
            <text:p>1.400491</text:p>
          </table:table-cell>
          <table:table-cell table:number-columns-repeated="3"/>
          <table:table-cell table:formula="of:=SUM([.A998];-[.E998])" office:value-type="float" office:value="-0.313702" calcext:value-type="float">
            <text:p>-0.3137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999];-[.E9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4765" calcext:value-type="float">
            <text:p>1.244765</text:p>
          </table:table-cell>
          <table:table-cell table:number-columns-repeated="3"/>
          <table:table-cell office:value-type="float" office:value="1.291923" calcext:value-type="float">
            <text:p>1.291923</text:p>
          </table:table-cell>
          <table:table-cell table:number-columns-repeated="3"/>
          <table:table-cell table:formula="of:=SUM([.A1000];-[.E1000])" office:value-type="float" office:value="-0.047158" calcext:value-type="float">
            <text:p>-0.0471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001];-[.E10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0747" calcext:value-type="float">
            <text:p>1.100747</text:p>
          </table:table-cell>
          <table:table-cell table:number-columns-repeated="3"/>
          <table:table-cell office:value-type="float" office:value="1.221002" calcext:value-type="float">
            <text:p>1.221002</text:p>
          </table:table-cell>
          <table:table-cell table:number-columns-repeated="3"/>
          <table:table-cell table:formula="of:=SUM([.A1002];-[.E1002])" office:value-type="float" office:value="-0.120255" calcext:value-type="float">
            <text:p>-0.1202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003];-[.E10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3542" calcext:value-type="float">
            <text:p>1.043542</text:p>
          </table:table-cell>
          <table:table-cell table:number-columns-repeated="3"/>
          <table:table-cell office:value-type="float" office:value="1.297417" calcext:value-type="float">
            <text:p>1.297417</text:p>
          </table:table-cell>
          <table:table-cell table:number-columns-repeated="3"/>
          <table:table-cell table:formula="of:=SUM([.A1004];-[.E1004])" office:value-type="float" office:value="-0.253875" calcext:value-type="float">
            <text:p>-0.2538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005];-[.E10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341" calcext:value-type="float">
            <text:p>0.898341</text:p>
          </table:table-cell>
          <table:table-cell table:number-columns-repeated="3"/>
          <table:table-cell office:value-type="float" office:value="1.477833" calcext:value-type="float">
            <text:p>1.477833</text:p>
          </table:table-cell>
          <table:table-cell table:number-columns-repeated="3"/>
          <table:table-cell table:formula="of:=SUM([.A1006];-[.E1006])" office:value-type="float" office:value="-0.579492" calcext:value-type="float">
            <text:p>-0.5794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007];-[.E10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2526" calcext:value-type="float">
            <text:p>1.022526</text:p>
          </table:table-cell>
          <table:table-cell table:number-columns-repeated="3"/>
          <table:table-cell office:value-type="float" office:value="1.323103" calcext:value-type="float">
            <text:p>1.323103</text:p>
          </table:table-cell>
          <table:table-cell table:number-columns-repeated="3"/>
          <table:table-cell table:formula="of:=SUM([.A1008];-[.E1008])" office:value-type="float" office:value="-0.300577" calcext:value-type="float">
            <text:p>-0.3005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009];-[.E10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8763" calcext:value-type="float">
            <text:p>1.108763</text:p>
          </table:table-cell>
          <table:table-cell table:number-columns-repeated="3"/>
          <table:table-cell office:value-type="float" office:value="1.193993" calcext:value-type="float">
            <text:p>1.193993</text:p>
          </table:table-cell>
          <table:table-cell table:number-columns-repeated="3"/>
          <table:table-cell table:formula="of:=SUM([.A1010];-[.E1010])" office:value-type="float" office:value="-0.0852300000000001" calcext:value-type="float">
            <text:p>-0.085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011];-[.E10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2" calcext:value-type="float">
            <text:p>0.99682</text:p>
          </table:table-cell>
          <table:table-cell table:number-columns-repeated="3"/>
          <table:table-cell office:value-type="float" office:value="1.335984" calcext:value-type="float">
            <text:p>1.335984</text:p>
          </table:table-cell>
          <table:table-cell table:number-columns-repeated="3"/>
          <table:table-cell table:formula="of:=SUM([.A1012];-[.E1012])" office:value-type="float" office:value="-0.339164" calcext:value-type="float">
            <text:p>-0.3391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013];-[.E10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634" calcext:value-type="float">
            <text:p>0.946634</text:p>
          </table:table-cell>
          <table:table-cell table:number-columns-repeated="3"/>
          <table:table-cell office:value-type="float" office:value="1.300962" calcext:value-type="float">
            <text:p>1.300962</text:p>
          </table:table-cell>
          <table:table-cell table:number-columns-repeated="3"/>
          <table:table-cell table:formula="of:=SUM([.A1014];-[.E1014])" office:value-type="float" office:value="-0.354328" calcext:value-type="float">
            <text:p>-0.3543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015];-[.E10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0098" calcext:value-type="float">
            <text:p>1.030098</text:p>
          </table:table-cell>
          <table:table-cell table:number-columns-repeated="3"/>
          <table:table-cell office:value-type="float" office:value="1.345921" calcext:value-type="float">
            <text:p>1.345921</text:p>
          </table:table-cell>
          <table:table-cell table:number-columns-repeated="3"/>
          <table:table-cell table:formula="of:=SUM([.A1016];-[.E1016])" office:value-type="float" office:value="-0.315823" calcext:value-type="float">
            <text:p>-0.3158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017];-[.E10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359" calcext:value-type="float">
            <text:p>0.939359</text:p>
          </table:table-cell>
          <table:table-cell table:number-columns-repeated="3"/>
          <table:table-cell office:value-type="float" office:value="1.301388" calcext:value-type="float">
            <text:p>1.301388</text:p>
          </table:table-cell>
          <table:table-cell table:number-columns-repeated="3"/>
          <table:table-cell table:formula="of:=SUM([.A1018];-[.E1018])" office:value-type="float" office:value="-0.362029" calcext:value-type="float">
            <text:p>-0.3620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019];-[.E10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3224" calcext:value-type="float">
            <text:p>1.073224</text:p>
          </table:table-cell>
          <table:table-cell table:number-columns-repeated="3"/>
          <table:table-cell office:value-type="float" office:value="1.254502" calcext:value-type="float">
            <text:p>1.254502</text:p>
          </table:table-cell>
          <table:table-cell table:number-columns-repeated="3"/>
          <table:table-cell table:formula="of:=SUM([.A1020];-[.E1020])" office:value-type="float" office:value="-0.181278" calcext:value-type="float">
            <text:p>-0.1812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021];-[.E10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4695" calcext:value-type="float">
            <text:p>1.034695</text:p>
          </table:table-cell>
          <table:table-cell table:number-columns-repeated="3"/>
          <table:table-cell office:value-type="float" office:value="1.670522" calcext:value-type="float">
            <text:p>1.670522</text:p>
          </table:table-cell>
          <table:table-cell table:number-columns-repeated="3"/>
          <table:table-cell table:formula="of:=SUM([.A1022];-[.E1022])" office:value-type="float" office:value="-0.635827" calcext:value-type="float">
            <text:p>-0.6358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023];-[.E10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8688" calcext:value-type="float">
            <text:p>3.278688</text:p>
          </table:table-cell>
          <table:table-cell table:number-columns-repeated="3"/>
          <table:table-cell office:value-type="float" office:value="2.836066" calcext:value-type="float">
            <text:p>2.836066</text:p>
          </table:table-cell>
          <table:table-cell table:number-columns-repeated="3"/>
          <table:table-cell table:formula="of:=SUM([.A1024];-[.E1024])" office:value-type="float" office:value="0.442622" calcext:value-type="float">
            <text:p>0.4426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025];-[.E10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2766" calcext:value-type="float">
            <text:p>1.582766</text:p>
          </table:table-cell>
          <table:table-cell table:number-columns-repeated="3"/>
          <table:table-cell office:value-type="float" office:value="1.984082" calcext:value-type="float">
            <text:p>1.984082</text:p>
          </table:table-cell>
          <table:table-cell table:number-columns-repeated="3"/>
          <table:table-cell table:formula="of:=SUM([.A1026];-[.E1026])" office:value-type="float" office:value="-0.401316" calcext:value-type="float">
            <text:p>-0.4013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027];-[.E10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7721" calcext:value-type="float">
            <text:p>1.227721</text:p>
          </table:table-cell>
          <table:table-cell table:number-columns-repeated="3"/>
          <table:table-cell office:value-type="float" office:value="1.700796" calcext:value-type="float">
            <text:p>1.700796</text:p>
          </table:table-cell>
          <table:table-cell table:number-columns-repeated="3"/>
          <table:table-cell table:formula="of:=SUM([.A1028];-[.E1028])" office:value-type="float" office:value="-0.473075" calcext:value-type="float">
            <text:p>-0.4730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029];-[.E10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583" calcext:value-type="float">
            <text:p>1.212583</text:p>
          </table:table-cell>
          <table:table-cell table:number-columns-repeated="3"/>
          <table:table-cell office:value-type="float" office:value="1.733609" calcext:value-type="float">
            <text:p>1.733609</text:p>
          </table:table-cell>
          <table:table-cell table:number-columns-repeated="3"/>
          <table:table-cell table:formula="of:=SUM([.A1030];-[.E1030])" office:value-type="float" office:value="-0.521026" calcext:value-type="float">
            <text:p>-0.5210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031];-[.E10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951" calcext:value-type="float">
            <text:p>1.295951</text:p>
          </table:table-cell>
          <table:table-cell table:number-columns-repeated="3"/>
          <table:table-cell office:value-type="float" office:value="2.176115" calcext:value-type="float">
            <text:p>2.176115</text:p>
          </table:table-cell>
          <table:table-cell table:number-columns-repeated="3"/>
          <table:table-cell table:formula="of:=SUM([.A1032];-[.E1032])" office:value-type="float" office:value="-0.880164" calcext:value-type="float">
            <text:p>-0.8801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033];-[.E10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4503" calcext:value-type="float">
            <text:p>1.274503</text:p>
          </table:table-cell>
          <table:table-cell table:number-columns-repeated="3"/>
          <table:table-cell office:value-type="float" office:value="1.739046" calcext:value-type="float">
            <text:p>1.739046</text:p>
          </table:table-cell>
          <table:table-cell table:number-columns-repeated="3"/>
          <table:table-cell table:formula="of:=SUM([.A1034];-[.E1034])" office:value-type="float" office:value="-0.464543" calcext:value-type="float">
            <text:p>-0.46454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035];-[.E10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0957" calcext:value-type="float">
            <text:p>1.270957</text:p>
          </table:table-cell>
          <table:table-cell table:number-columns-repeated="3"/>
          <table:table-cell office:value-type="float" office:value="2.019902" calcext:value-type="float">
            <text:p>2.019902</text:p>
          </table:table-cell>
          <table:table-cell table:number-columns-repeated="3"/>
          <table:table-cell table:formula="of:=SUM([.A1036];-[.E1036])" office:value-type="float" office:value="-0.748945" calcext:value-type="float">
            <text:p>-0.74894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037];-[.E10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968" calcext:value-type="float">
            <text:p>1.11968</text:p>
          </table:table-cell>
          <table:table-cell table:number-columns-repeated="3"/>
          <table:table-cell office:value-type="float" office:value="1.782657" calcext:value-type="float">
            <text:p>1.782657</text:p>
          </table:table-cell>
          <table:table-cell table:number-columns-repeated="3"/>
          <table:table-cell table:formula="of:=SUM([.A1038];-[.E1038])" office:value-type="float" office:value="-0.662977" calcext:value-type="float">
            <text:p>-0.6629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039];-[.E10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1224" calcext:value-type="float">
            <text:p>0.931224</text:p>
          </table:table-cell>
          <table:table-cell table:number-columns-repeated="3"/>
          <table:table-cell office:value-type="float" office:value="2.157085" calcext:value-type="float">
            <text:p>2.157085</text:p>
          </table:table-cell>
          <table:table-cell table:number-columns-repeated="3"/>
          <table:table-cell table:formula="of:=SUM([.A1040];-[.E1040])" office:value-type="float" office:value="-1.225861" calcext:value-type="float">
            <text:p>-1.22586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041];-[.E10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8593" calcext:value-type="float">
            <text:p>1.328593</text:p>
          </table:table-cell>
          <table:table-cell table:number-columns-repeated="3"/>
          <table:table-cell office:value-type="float" office:value="1.802196" calcext:value-type="float">
            <text:p>1.802196</text:p>
          </table:table-cell>
          <table:table-cell table:number-columns-repeated="3"/>
          <table:table-cell table:formula="of:=SUM([.A1042];-[.E1042])" office:value-type="float" office:value="-0.473603" calcext:value-type="float">
            <text:p>-0.47360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043];-[.E10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694" calcext:value-type="float">
            <text:p>1.21694</text:p>
          </table:table-cell>
          <table:table-cell table:number-columns-repeated="3"/>
          <table:table-cell office:value-type="float" office:value="1.649043" calcext:value-type="float">
            <text:p>1.649043</text:p>
          </table:table-cell>
          <table:table-cell table:number-columns-repeated="3"/>
          <table:table-cell table:formula="of:=SUM([.A1044];-[.E1044])" office:value-type="float" office:value="-0.432103" calcext:value-type="float">
            <text:p>-0.43210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045];-[.E10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7933" calcext:value-type="float">
            <text:p>1.047933</text:p>
          </table:table-cell>
          <table:table-cell table:number-columns-repeated="3"/>
          <table:table-cell office:value-type="float" office:value="1.801454" calcext:value-type="float">
            <text:p>1.801454</text:p>
          </table:table-cell>
          <table:table-cell table:number-columns-repeated="3"/>
          <table:table-cell table:formula="of:=SUM([.A1046];-[.E1046])" office:value-type="float" office:value="-0.753521" calcext:value-type="float">
            <text:p>-0.7535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047];-[.E10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755" calcext:value-type="float">
            <text:p>1.198755</text:p>
          </table:table-cell>
          <table:table-cell table:number-columns-repeated="3"/>
          <table:table-cell office:value-type="float" office:value="1.720724" calcext:value-type="float">
            <text:p>1.720724</text:p>
          </table:table-cell>
          <table:table-cell table:number-columns-repeated="3"/>
          <table:table-cell table:formula="of:=SUM([.A1048];-[.E1048])" office:value-type="float" office:value="-0.521969" calcext:value-type="float">
            <text:p>-0.5219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049];-[.E10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9884" calcext:value-type="float">
            <text:p>1.219884</text:p>
          </table:table-cell>
          <table:table-cell table:number-columns-repeated="3"/>
          <table:table-cell office:value-type="float" office:value="2.002229" calcext:value-type="float">
            <text:p>2.002229</text:p>
          </table:table-cell>
          <table:table-cell table:number-columns-repeated="3"/>
          <table:table-cell table:formula="of:=SUM([.A1050];-[.E1050])" office:value-type="float" office:value="-0.782345" calcext:value-type="float">
            <text:p>-0.78234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051];-[.E10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1011" calcext:value-type="float">
            <text:p>1.191011</text:p>
          </table:table-cell>
          <table:table-cell table:number-columns-repeated="3"/>
          <table:table-cell office:value-type="float" office:value="1.845506" calcext:value-type="float">
            <text:p>1.845506</text:p>
          </table:table-cell>
          <table:table-cell table:number-columns-repeated="3"/>
          <table:table-cell table:formula="of:=SUM([.A1052];-[.E1052])" office:value-type="float" office:value="-0.654495" calcext:value-type="float">
            <text:p>-0.6544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053];-[.E10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8128" calcext:value-type="float">
            <text:p>1.318128</text:p>
          </table:table-cell>
          <table:table-cell table:number-columns-repeated="3"/>
          <table:table-cell office:value-type="float" office:value="2.123686" calcext:value-type="float">
            <text:p>2.123686</text:p>
          </table:table-cell>
          <table:table-cell table:number-columns-repeated="3"/>
          <table:table-cell table:formula="of:=SUM([.A1054];-[.E1054])" office:value-type="float" office:value="-0.805558" calcext:value-type="float">
            <text:p>-0.80555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055];-[.E10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2074" calcext:value-type="float">
            <text:p>1.902074</text:p>
          </table:table-cell>
          <table:table-cell table:number-columns-repeated="3"/>
          <table:table-cell office:value-type="float" office:value="2.666876" calcext:value-type="float">
            <text:p>2.666876</text:p>
          </table:table-cell>
          <table:table-cell table:number-columns-repeated="3"/>
          <table:table-cell table:formula="of:=SUM([.A1056];-[.E1056])" office:value-type="float" office:value="-0.764802" calcext:value-type="float">
            <text:p>-0.7648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057];-[.E10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2951" calcext:value-type="float">
            <text:p>5.622951</text:p>
          </table:table-cell>
          <table:table-cell table:number-columns-repeated="3"/>
          <table:table-cell office:value-type="float" office:value="5.426229" calcext:value-type="float">
            <text:p>5.426229</text:p>
          </table:table-cell>
          <table:table-cell table:number-columns-repeated="3"/>
          <table:table-cell table:formula="of:=SUM([.A1058];-[.E1058])" office:value-type="float" office:value="0.196721999999999" calcext:value-type="float">
            <text:p>0.19672199999999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059];-[.E10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1574" calcext:value-type="float">
            <text:p>1.891574</text:p>
          </table:table-cell>
          <table:table-cell table:number-columns-repeated="3"/>
          <table:table-cell office:value-type="float" office:value="4.015499" calcext:value-type="float">
            <text:p>4.015499</text:p>
          </table:table-cell>
          <table:table-cell table:number-columns-repeated="3"/>
          <table:table-cell table:formula="of:=SUM([.A1060];-[.E1060])" office:value-type="float" office:value="-2.123925" calcext:value-type="float">
            <text:p>-2.1239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061];-[.E10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3314" calcext:value-type="float">
            <text:p>1.483314</text:p>
          </table:table-cell>
          <table:table-cell table:number-columns-repeated="3"/>
          <table:table-cell office:value-type="float" office:value="2.632537" calcext:value-type="float">
            <text:p>2.632537</text:p>
          </table:table-cell>
          <table:table-cell table:number-columns-repeated="3"/>
          <table:table-cell table:formula="of:=SUM([.A1062];-[.E1062])" office:value-type="float" office:value="-1.149223" calcext:value-type="float">
            <text:p>-1.1492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063];-[.E10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603" calcext:value-type="float">
            <text:p>1.684603</text:p>
          </table:table-cell>
          <table:table-cell table:number-columns-repeated="3"/>
          <table:table-cell office:value-type="float" office:value="2.927152" calcext:value-type="float">
            <text:p>2.927152</text:p>
          </table:table-cell>
          <table:table-cell table:number-columns-repeated="3"/>
          <table:table-cell table:formula="of:=SUM([.A1064];-[.E1064])" office:value-type="float" office:value="-1.242549" calcext:value-type="float">
            <text:p>-1.2425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065];-[.E10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5726" calcext:value-type="float">
            <text:p>1.565726</text:p>
          </table:table-cell>
          <table:table-cell table:number-columns-repeated="3"/>
          <table:table-cell office:value-type="float" office:value="3.896933" calcext:value-type="float">
            <text:p>3.896933</text:p>
          </table:table-cell>
          <table:table-cell table:number-columns-repeated="3"/>
          <table:table-cell table:formula="of:=SUM([.A1066];-[.E1066])" office:value-type="float" office:value="-2.331207" calcext:value-type="float">
            <text:p>-2.3312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067];-[.E10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0882" calcext:value-type="float">
            <text:p>1.530882</text:p>
          </table:table-cell>
          <table:table-cell table:number-columns-repeated="3"/>
          <table:table-cell office:value-type="float" office:value="2.813303" calcext:value-type="float">
            <text:p>2.813303</text:p>
          </table:table-cell>
          <table:table-cell table:number-columns-repeated="3"/>
          <table:table-cell table:formula="of:=SUM([.A1068];-[.E1068])" office:value-type="float" office:value="-1.282421" calcext:value-type="float">
            <text:p>-1.2824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069];-[.E10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637" calcext:value-type="float">
            <text:p>2.10637</text:p>
          </table:table-cell>
          <table:table-cell table:number-columns-repeated="3"/>
          <table:table-cell office:value-type="float" office:value="3.952691" calcext:value-type="float">
            <text:p>3.952691</text:p>
          </table:table-cell>
          <table:table-cell table:number-columns-repeated="3"/>
          <table:table-cell table:formula="of:=SUM([.A1070];-[.E1070])" office:value-type="float" office:value="-1.846321" calcext:value-type="float">
            <text:p>-1.8463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071];-[.E10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7983" calcext:value-type="float">
            <text:p>1.577983</text:p>
          </table:table-cell>
          <table:table-cell table:number-columns-repeated="3"/>
          <table:table-cell office:value-type="float" office:value="3.040591" calcext:value-type="float">
            <text:p>3.040591</text:p>
          </table:table-cell>
          <table:table-cell table:number-columns-repeated="3"/>
          <table:table-cell table:formula="of:=SUM([.A1072];-[.E1072])" office:value-type="float" office:value="-1.462608" calcext:value-type="float">
            <text:p>-1.4626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073];-[.E10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2762" calcext:value-type="float">
            <text:p>1.202762</text:p>
          </table:table-cell>
          <table:table-cell table:number-columns-repeated="3"/>
          <table:table-cell office:value-type="float" office:value="3.91529" calcext:value-type="float">
            <text:p>3.91529</text:p>
          </table:table-cell>
          <table:table-cell table:number-columns-repeated="3"/>
          <table:table-cell table:formula="of:=SUM([.A1074];-[.E1074])" office:value-type="float" office:value="-2.712528" calcext:value-type="float">
            <text:p>-2.7125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075];-[.E10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188" calcext:value-type="float">
            <text:p>1.55188</text:p>
          </table:table-cell>
          <table:table-cell table:number-columns-repeated="3"/>
          <table:table-cell office:value-type="float" office:value="3.196255" calcext:value-type="float">
            <text:p>3.196255</text:p>
          </table:table-cell>
          <table:table-cell table:number-columns-repeated="3"/>
          <table:table-cell table:formula="of:=SUM([.A1076];-[.E1076])" office:value-type="float" office:value="-1.644375" calcext:value-type="float">
            <text:p>-1.6443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077];-[.E10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997" calcext:value-type="float">
            <text:p>1.872997</text:p>
          </table:table-cell>
          <table:table-cell table:number-columns-repeated="3"/>
          <table:table-cell office:value-type="float" office:value="3.162165" calcext:value-type="float">
            <text:p>3.162165</text:p>
          </table:table-cell>
          <table:table-cell table:number-columns-repeated="3"/>
          <table:table-cell table:formula="of:=SUM([.A1078];-[.E1078])" office:value-type="float" office:value="-1.289168" calcext:value-type="float">
            <text:p>-1.2891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079];-[.E10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3226" calcext:value-type="float">
            <text:p>1.403226</text:p>
          </table:table-cell>
          <table:table-cell table:number-columns-repeated="3"/>
          <table:table-cell office:value-type="float" office:value="2.880963" calcext:value-type="float">
            <text:p>2.880963</text:p>
          </table:table-cell>
          <table:table-cell table:number-columns-repeated="3"/>
          <table:table-cell table:formula="of:=SUM([.A1080];-[.E1080])" office:value-type="float" office:value="-1.477737" calcext:value-type="float">
            <text:p>-1.47773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081];-[.E10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061" calcext:value-type="float">
            <text:p>1.725061</text:p>
          </table:table-cell>
          <table:table-cell table:number-columns-repeated="3"/>
          <table:table-cell office:value-type="float" office:value="2.626438" calcext:value-type="float">
            <text:p>2.626438</text:p>
          </table:table-cell>
          <table:table-cell table:number-columns-repeated="3"/>
          <table:table-cell table:formula="of:=SUM([.A1082];-[.E1082])" office:value-type="float" office:value="-0.901377" calcext:value-type="float">
            <text:p>-0.9013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083];-[.E10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751" calcext:value-type="float">
            <text:p>1.57751</text:p>
          </table:table-cell>
          <table:table-cell table:number-columns-repeated="3"/>
          <table:table-cell office:value-type="float" office:value="3.646137" calcext:value-type="float">
            <text:p>3.646137</text:p>
          </table:table-cell>
          <table:table-cell table:number-columns-repeated="3"/>
          <table:table-cell table:formula="of:=SUM([.A1084];-[.E1084])" office:value-type="float" office:value="-2.068627" calcext:value-type="float">
            <text:p>-2.0686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085];-[.E10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4574" calcext:value-type="float">
            <text:p>1.664574</text:p>
          </table:table-cell>
          <table:table-cell table:number-columns-repeated="3"/>
          <table:table-cell office:value-type="float" office:value="3.002644" calcext:value-type="float">
            <text:p>3.002644</text:p>
          </table:table-cell>
          <table:table-cell table:number-columns-repeated="3"/>
          <table:table-cell table:formula="of:=SUM([.A1086];-[.E1086])" office:value-type="float" office:value="-1.33807" calcext:value-type="float">
            <text:p>-1.338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087];-[.E10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43" calcext:value-type="float">
            <text:p>1.6443</text:p>
          </table:table-cell>
          <table:table-cell table:number-columns-repeated="3"/>
          <table:table-cell office:value-type="float" office:value="4.637901" calcext:value-type="float">
            <text:p>4.637901</text:p>
          </table:table-cell>
          <table:table-cell table:number-columns-repeated="3"/>
          <table:table-cell table:formula="of:=SUM([.A1088];-[.E1088])" office:value-type="float" office:value="-2.993601" calcext:value-type="float">
            <text:p>-2.9936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089];-[.E10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693" calcext:value-type="float">
            <text:p>0.967693</text:p>
          </table:table-cell>
          <table:table-cell table:number-columns-repeated="3"/>
          <table:table-cell office:value-type="float" office:value="1.040855" calcext:value-type="float">
            <text:p>1.040855</text:p>
          </table:table-cell>
          <table:table-cell table:number-columns-repeated="3"/>
          <table:table-cell table:formula="of:=SUM([.A1090];-[.E1090])" office:value-type="float" office:value="-0.0731620000000002" calcext:value-type="float">
            <text:p>-0.07316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091];-[.E10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7541" calcext:value-type="float">
            <text:p>1.147541</text:p>
          </table:table-cell>
          <table:table-cell table:number-columns-repeated="3"/>
          <table:table-cell office:value-type="float" office:value="1.229508" calcext:value-type="float">
            <text:p>1.229508</text:p>
          </table:table-cell>
          <table:table-cell table:number-columns-repeated="3"/>
          <table:table-cell table:formula="of:=SUM([.A1092];-[.E1092])" office:value-type="float" office:value="-0.0819670000000001" calcext:value-type="float">
            <text:p>-0.0819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093];-[.E10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279" calcext:value-type="float">
            <text:p>1.003279</text:p>
          </table:table-cell>
          <table:table-cell table:number-columns-repeated="3"/>
          <table:table-cell office:value-type="float" office:value="1.067957" calcext:value-type="float">
            <text:p>1.067957</text:p>
          </table:table-cell>
          <table:table-cell table:number-columns-repeated="3"/>
          <table:table-cell table:formula="of:=SUM([.A1094];-[.E1094])" office:value-type="float" office:value="-0.064678" calcext:value-type="float">
            <text:p>-0.0646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095];-[.E10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577" calcext:value-type="float">
            <text:p>0.967577</text:p>
          </table:table-cell>
          <table:table-cell table:number-columns-repeated="3"/>
          <table:table-cell office:value-type="float" office:value="1.052143" calcext:value-type="float">
            <text:p>1.052143</text:p>
          </table:table-cell>
          <table:table-cell table:number-columns-repeated="3"/>
          <table:table-cell table:formula="of:=SUM([.A1096];-[.E1096])" office:value-type="float" office:value="-0.0845660000000001" calcext:value-type="float">
            <text:p>-0.08456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097];-[.E10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596" calcext:value-type="float">
            <text:p>0.960596</text:p>
          </table:table-cell>
          <table:table-cell table:number-columns-repeated="3"/>
          <table:table-cell office:value-type="float" office:value="1.063907" calcext:value-type="float">
            <text:p>1.063907</text:p>
          </table:table-cell>
          <table:table-cell table:number-columns-repeated="3"/>
          <table:table-cell table:formula="of:=SUM([.A1098];-[.E1098])" office:value-type="float" office:value="-0.103311" calcext:value-type="float">
            <text:p>-0.1033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099];-[.E10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086" calcext:value-type="float">
            <text:p>0.982086</text:p>
          </table:table-cell>
          <table:table-cell table:number-columns-repeated="3"/>
          <table:table-cell office:value-type="float" office:value="1.097342" calcext:value-type="float">
            <text:p>1.097342</text:p>
          </table:table-cell>
          <table:table-cell table:number-columns-repeated="3"/>
          <table:table-cell table:formula="of:=SUM([.A1100];-[.E1100])" office:value-type="float" office:value="-0.115256" calcext:value-type="float">
            <text:p>-0.1152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101];-[.E1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176" calcext:value-type="float">
            <text:p>1.000176</text:p>
          </table:table-cell>
          <table:table-cell table:number-columns-repeated="3"/>
          <table:table-cell office:value-type="float" office:value="1.04751" calcext:value-type="float">
            <text:p>1.04751</text:p>
          </table:table-cell>
          <table:table-cell table:number-columns-repeated="3"/>
          <table:table-cell table:formula="of:=SUM([.A1102];-[.E1102])" office:value-type="float" office:value="-0.047334" calcext:value-type="float">
            <text:p>-0.0473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103];-[.E1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314" calcext:value-type="float">
            <text:p>1.032314</text:p>
          </table:table-cell>
          <table:table-cell table:number-columns-repeated="3"/>
          <table:table-cell office:value-type="float" office:value="1.055977" calcext:value-type="float">
            <text:p>1.055977</text:p>
          </table:table-cell>
          <table:table-cell table:number-columns-repeated="3"/>
          <table:table-cell table:formula="of:=SUM([.A1104];-[.E1104])" office:value-type="float" office:value="-0.023663" calcext:value-type="float">
            <text:p>-0.02366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105];-[.E1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918" calcext:value-type="float">
            <text:p>0.958918</text:p>
          </table:table-cell>
          <table:table-cell table:number-columns-repeated="3"/>
          <table:table-cell office:value-type="float" office:value="1.056212" calcext:value-type="float">
            <text:p>1.056212</text:p>
          </table:table-cell>
          <table:table-cell table:number-columns-repeated="3"/>
          <table:table-cell table:formula="of:=SUM([.A1106];-[.E1106])" office:value-type="float" office:value="-0.097294" calcext:value-type="float">
            <text:p>-0.09729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107];-[.E1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987" calcext:value-type="float">
            <text:p>0.950987</text:p>
          </table:table-cell>
          <table:table-cell table:number-columns-repeated="3"/>
          <table:table-cell office:value-type="float" office:value="1.081537" calcext:value-type="float">
            <text:p>1.081537</text:p>
          </table:table-cell>
          <table:table-cell table:number-columns-repeated="3"/>
          <table:table-cell table:formula="of:=SUM([.A1108];-[.E1108])" office:value-type="float" office:value="-0.13055" calcext:value-type="float">
            <text:p>-0.130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109];-[.E1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497" calcext:value-type="float">
            <text:p>0.956497</text:p>
          </table:table-cell>
          <table:table-cell table:number-columns-repeated="3"/>
          <table:table-cell office:value-type="float" office:value="1.054625" calcext:value-type="float">
            <text:p>1.054625</text:p>
          </table:table-cell>
          <table:table-cell table:number-columns-repeated="3"/>
          <table:table-cell table:formula="of:=SUM([.A1110];-[.E1110])" office:value-type="float" office:value="-0.098128" calcext:value-type="float">
            <text:p>-0.098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111];-[.E1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06" calcext:value-type="float">
            <text:p>1.0506</text:p>
          </table:table-cell>
          <table:table-cell table:number-columns-repeated="3"/>
          <table:table-cell office:value-type="float" office:value="1.034209" calcext:value-type="float">
            <text:p>1.034209</text:p>
          </table:table-cell>
          <table:table-cell table:number-columns-repeated="3"/>
          <table:table-cell table:formula="of:=SUM([.A1112];-[.E1112])" office:value-type="float" office:value="0.016391" calcext:value-type="float">
            <text:p>0.0163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113];-[.E1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702" calcext:value-type="float">
            <text:p>0.955702</text:p>
          </table:table-cell>
          <table:table-cell table:number-columns-repeated="3"/>
          <table:table-cell office:value-type="float" office:value="1.060427" calcext:value-type="float">
            <text:p>1.060427</text:p>
          </table:table-cell>
          <table:table-cell table:number-columns-repeated="3"/>
          <table:table-cell table:formula="of:=SUM([.A1114];-[.E1114])" office:value-type="float" office:value="-0.104725" calcext:value-type="float">
            <text:p>-0.1047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115];-[.E1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874" calcext:value-type="float">
            <text:p>0.955874</text:p>
          </table:table-cell>
          <table:table-cell table:number-columns-repeated="3"/>
          <table:table-cell office:value-type="float" office:value="1.056572" calcext:value-type="float">
            <text:p>1.056572</text:p>
          </table:table-cell>
          <table:table-cell table:number-columns-repeated="3"/>
          <table:table-cell table:formula="of:=SUM([.A1116];-[.E1116])" office:value-type="float" office:value="-0.100698" calcext:value-type="float">
            <text:p>-0.1006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117];-[.E1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3479" calcext:value-type="float">
            <text:p>1.023479</text:p>
          </table:table-cell>
          <table:table-cell table:number-columns-repeated="3"/>
          <table:table-cell office:value-type="float" office:value="1.074549" calcext:value-type="float">
            <text:p>1.074549</text:p>
          </table:table-cell>
          <table:table-cell table:number-columns-repeated="3"/>
          <table:table-cell table:formula="of:=SUM([.A1118];-[.E1118])" office:value-type="float" office:value="-0.05107" calcext:value-type="float">
            <text:p>-0.051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119];-[.E1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449" calcext:value-type="float">
            <text:p>0.967449</text:p>
          </table:table-cell>
          <table:table-cell table:number-columns-repeated="3"/>
          <table:table-cell office:value-type="float" office:value="1.068077" calcext:value-type="float">
            <text:p>1.068077</text:p>
          </table:table-cell>
          <table:table-cell table:number-columns-repeated="3"/>
          <table:table-cell table:formula="of:=SUM([.A1120];-[.E1120])" office:value-type="float" office:value="-0.100628" calcext:value-type="float">
            <text:p>-0.1006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121];-[.E1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09" calcext:value-type="float">
            <text:p>0.96709</text:p>
          </table:table-cell>
          <table:table-cell table:number-columns-repeated="3"/>
          <table:table-cell office:value-type="float" office:value="1.071213" calcext:value-type="float">
            <text:p>1.071213</text:p>
          </table:table-cell>
          <table:table-cell table:number-columns-repeated="3"/>
          <table:table-cell table:formula="of:=SUM([.A1122];-[.E1122])" office:value-type="float" office:value="-0.104123" calcext:value-type="float">
            <text:p>-0.1041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123];-[.E1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6524" calcext:value-type="float">
            <text:p>1.026524</text:p>
          </table:table-cell>
          <table:table-cell table:number-columns-repeated="3"/>
          <table:table-cell office:value-type="float" office:value="1.153488" calcext:value-type="float">
            <text:p>1.153488</text:p>
          </table:table-cell>
          <table:table-cell table:number-columns-repeated="3"/>
          <table:table-cell table:formula="of:=SUM([.A1124];-[.E1124])" office:value-type="float" office:value="-0.126964" calcext:value-type="float">
            <text:p>-0.1269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125];-[.E1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0492" calcext:value-type="float">
            <text:p>1.770492</text:p>
          </table:table-cell>
          <table:table-cell table:number-columns-repeated="3"/>
          <table:table-cell office:value-type="float" office:value="1.737705" calcext:value-type="float">
            <text:p>1.737705</text:p>
          </table:table-cell>
          <table:table-cell table:number-columns-repeated="3"/>
          <table:table-cell table:formula="of:=SUM([.A1126];-[.E1126])" office:value-type="float" office:value="0.0327869999999999" calcext:value-type="float">
            <text:p>0.0327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127];-[.E1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0027" calcext:value-type="float">
            <text:p>1.110027</text:p>
          </table:table-cell>
          <table:table-cell table:number-columns-repeated="3"/>
          <table:table-cell office:value-type="float" office:value="1.279577" calcext:value-type="float">
            <text:p>1.279577</text:p>
          </table:table-cell>
          <table:table-cell table:number-columns-repeated="3"/>
          <table:table-cell table:formula="of:=SUM([.A1128];-[.E1128])" office:value-type="float" office:value="-0.16955" calcext:value-type="float">
            <text:p>-0.169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129];-[.E1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8669" calcext:value-type="float">
            <text:p>1.228669</text:p>
          </table:table-cell>
          <table:table-cell table:number-columns-repeated="3"/>
          <table:table-cell office:value-type="float" office:value="1.162116" calcext:value-type="float">
            <text:p>1.162116</text:p>
          </table:table-cell>
          <table:table-cell table:number-columns-repeated="3"/>
          <table:table-cell table:formula="of:=SUM([.A1130];-[.E1130])" office:value-type="float" office:value="0.0665530000000001" calcext:value-type="float">
            <text:p>0.06655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131];-[.E1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0331" calcext:value-type="float">
            <text:p>1.100331</text:p>
          </table:table-cell>
          <table:table-cell table:number-columns-repeated="3"/>
          <table:table-cell office:value-type="float" office:value="1.217053" calcext:value-type="float">
            <text:p>1.217053</text:p>
          </table:table-cell>
          <table:table-cell table:number-columns-repeated="3"/>
          <table:table-cell table:formula="of:=SUM([.A1132];-[.E1132])" office:value-type="float" office:value="-0.116722" calcext:value-type="float">
            <text:p>-0.1167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133];-[.E1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9836" calcext:value-type="float">
            <text:p>1.119836</text:p>
          </table:table-cell>
          <table:table-cell table:number-columns-repeated="3"/>
          <table:table-cell office:value-type="float" office:value="1.399509" calcext:value-type="float">
            <text:p>1.399509</text:p>
          </table:table-cell>
          <table:table-cell table:number-columns-repeated="3"/>
          <table:table-cell table:formula="of:=SUM([.A1134];-[.E1134])" office:value-type="float" office:value="-0.279673" calcext:value-type="float">
            <text:p>-0.2796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135];-[.E1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391" calcext:value-type="float">
            <text:p>1.272391</text:p>
          </table:table-cell>
          <table:table-cell table:number-columns-repeated="3"/>
          <table:table-cell office:value-type="float" office:value="1.181594" calcext:value-type="float">
            <text:p>1.181594</text:p>
          </table:table-cell>
          <table:table-cell table:number-columns-repeated="3"/>
          <table:table-cell table:formula="of:=SUM([.A1136];-[.E1136])" office:value-type="float" office:value="0.090797" calcext:value-type="float">
            <text:p>0.0907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137];-[.E1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132" calcext:value-type="float">
            <text:p>1.107132</text:p>
          </table:table-cell>
          <table:table-cell table:number-columns-repeated="3"/>
          <table:table-cell office:value-type="float" office:value="1.256396" calcext:value-type="float">
            <text:p>1.256396</text:p>
          </table:table-cell>
          <table:table-cell table:number-columns-repeated="3"/>
          <table:table-cell table:formula="of:=SUM([.A1138];-[.E1138])" office:value-type="float" office:value="-0.149264" calcext:value-type="float">
            <text:p>-0.1492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139];-[.E1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5412" calcext:value-type="float">
            <text:p>1.105412</text:p>
          </table:table-cell>
          <table:table-cell table:number-columns-repeated="3"/>
          <table:table-cell office:value-type="float" office:value="1.202952" calcext:value-type="float">
            <text:p>1.202952</text:p>
          </table:table-cell>
          <table:table-cell table:number-columns-repeated="3"/>
          <table:table-cell table:formula="of:=SUM([.A1140];-[.E1140])" office:value-type="float" office:value="-0.09754" calcext:value-type="float">
            <text:p>-0.097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141];-[.E1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002" calcext:value-type="float">
            <text:p>0.975002</text:p>
          </table:table-cell>
          <table:table-cell table:number-columns-repeated="3"/>
          <table:table-cell office:value-type="float" office:value="1.262572" calcext:value-type="float">
            <text:p>1.262572</text:p>
          </table:table-cell>
          <table:table-cell table:number-columns-repeated="3"/>
          <table:table-cell table:formula="of:=SUM([.A1142];-[.E1142])" office:value-type="float" office:value="-0.28757" calcext:value-type="float">
            <text:p>-0.287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143];-[.E1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747" calcext:value-type="float">
            <text:p>1.065747</text:p>
          </table:table-cell>
          <table:table-cell table:number-columns-repeated="3"/>
          <table:table-cell office:value-type="float" office:value="1.217514" calcext:value-type="float">
            <text:p>1.217514</text:p>
          </table:table-cell>
          <table:table-cell table:number-columns-repeated="3"/>
          <table:table-cell table:formula="of:=SUM([.A1144];-[.E1144])" office:value-type="float" office:value="-0.151767" calcext:value-type="float">
            <text:p>-0.1517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145];-[.E1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6125" calcext:value-type="float">
            <text:p>1.116125</text:p>
          </table:table-cell>
          <table:table-cell table:number-columns-repeated="3"/>
          <table:table-cell office:value-type="float" office:value="1.216629" calcext:value-type="float">
            <text:p>1.216629</text:p>
          </table:table-cell>
          <table:table-cell table:number-columns-repeated="3"/>
          <table:table-cell table:formula="of:=SUM([.A1146];-[.E1146])" office:value-type="float" office:value="-0.100504" calcext:value-type="float">
            <text:p>-0.10050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147];-[.E1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5661" calcext:value-type="float">
            <text:p>1.045661</text:p>
          </table:table-cell>
          <table:table-cell table:number-columns-repeated="3"/>
          <table:table-cell office:value-type="float" office:value="1.190141" calcext:value-type="float">
            <text:p>1.190141</text:p>
          </table:table-cell>
          <table:table-cell table:number-columns-repeated="3"/>
          <table:table-cell table:formula="of:=SUM([.A1148];-[.E1148])" office:value-type="float" office:value="-0.14448" calcext:value-type="float">
            <text:p>-0.144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149];-[.E1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12" calcext:value-type="float">
            <text:p>0.98812</text:p>
          </table:table-cell>
          <table:table-cell table:number-columns-repeated="3"/>
          <table:table-cell office:value-type="float" office:value="1.18499" calcext:value-type="float">
            <text:p>1.18499</text:p>
          </table:table-cell>
          <table:table-cell table:number-columns-repeated="3"/>
          <table:table-cell table:formula="of:=SUM([.A1150];-[.E1150])" office:value-type="float" office:value="-0.19687" calcext:value-type="float">
            <text:p>-0.196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151];-[.E1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8418" calcext:value-type="float">
            <text:p>1.068418</text:p>
          </table:table-cell>
          <table:table-cell table:number-columns-repeated="3"/>
          <table:table-cell office:value-type="float" office:value="1.297638" calcext:value-type="float">
            <text:p>1.297638</text:p>
          </table:table-cell>
          <table:table-cell table:number-columns-repeated="3"/>
          <table:table-cell table:formula="of:=SUM([.A1152];-[.E1152])" office:value-type="float" office:value="-0.22922" calcext:value-type="float">
            <text:p>-0.229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153];-[.E1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876" calcext:value-type="float">
            <text:p>0.975876</text:p>
          </table:table-cell>
          <table:table-cell table:number-columns-repeated="3"/>
          <table:table-cell office:value-type="float" office:value="1.245373" calcext:value-type="float">
            <text:p>1.245373</text:p>
          </table:table-cell>
          <table:table-cell table:number-columns-repeated="3"/>
          <table:table-cell table:formula="of:=SUM([.A1154];-[.E1154])" office:value-type="float" office:value="-0.269497" calcext:value-type="float">
            <text:p>-0.2694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155];-[.E1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943" calcext:value-type="float">
            <text:p>1.15943</text:p>
          </table:table-cell>
          <table:table-cell table:number-columns-repeated="3"/>
          <table:table-cell office:value-type="float" office:value="1.237225" calcext:value-type="float">
            <text:p>1.237225</text:p>
          </table:table-cell>
          <table:table-cell table:number-columns-repeated="3"/>
          <table:table-cell table:formula="of:=SUM([.A1156];-[.E1156])" office:value-type="float" office:value="-0.0777950000000001" calcext:value-type="float">
            <text:p>-0.0777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157];-[.E1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2282" calcext:value-type="float">
            <text:p>1.072282</text:p>
          </table:table-cell>
          <table:table-cell table:number-columns-repeated="3"/>
          <table:table-cell office:value-type="float" office:value="1.417976" calcext:value-type="float">
            <text:p>1.417976</text:p>
          </table:table-cell>
          <table:table-cell table:number-columns-repeated="3"/>
          <table:table-cell table:formula="of:=SUM([.A1158];-[.E1158])" office:value-type="float" office:value="-0.345694" calcext:value-type="float">
            <text:p>-0.34569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159];-[.E1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3443" calcext:value-type="float">
            <text:p>3.393443</text:p>
          </table:table-cell>
          <table:table-cell table:number-columns-repeated="3"/>
          <table:table-cell office:value-type="float" office:value="2.721312" calcext:value-type="float">
            <text:p>2.721312</text:p>
          </table:table-cell>
          <table:table-cell table:number-columns-repeated="3"/>
          <table:table-cell table:formula="of:=SUM([.A1160];-[.E1160])" office:value-type="float" office:value="0.672131" calcext:value-type="float">
            <text:p>0.6721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161];-[.E1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0381" calcext:value-type="float">
            <text:p>1.730381</text:p>
          </table:table-cell>
          <table:table-cell table:number-columns-repeated="3"/>
          <table:table-cell office:value-type="float" office:value="1.984313" calcext:value-type="float">
            <text:p>1.984313</text:p>
          </table:table-cell>
          <table:table-cell table:number-columns-repeated="3"/>
          <table:table-cell table:formula="of:=SUM([.A1162];-[.E1162])" office:value-type="float" office:value="-0.253932" calcext:value-type="float">
            <text:p>-0.2539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163];-[.E1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3606" calcext:value-type="float">
            <text:p>1.273606</text:p>
          </table:table-cell>
          <table:table-cell table:number-columns-repeated="3"/>
          <table:table-cell office:value-type="float" office:value="1.419416" calcext:value-type="float">
            <text:p>1.419416</text:p>
          </table:table-cell>
          <table:table-cell table:number-columns-repeated="3"/>
          <table:table-cell table:formula="of:=SUM([.A1164];-[.E1164])" office:value-type="float" office:value="-0.14581" calcext:value-type="float">
            <text:p>-0.1458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165];-[.E1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874" calcext:value-type="float">
            <text:p>1.243874</text:p>
          </table:table-cell>
          <table:table-cell table:number-columns-repeated="3"/>
          <table:table-cell office:value-type="float" office:value="1.548179" calcext:value-type="float">
            <text:p>1.548179</text:p>
          </table:table-cell>
          <table:table-cell table:number-columns-repeated="3"/>
          <table:table-cell table:formula="of:=SUM([.A1166];-[.E1166])" office:value-type="float" office:value="-0.304305" calcext:value-type="float">
            <text:p>-0.3043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167];-[.E1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6728" calcext:value-type="float">
            <text:p>1.276728</text:p>
          </table:table-cell>
          <table:table-cell table:number-columns-repeated="3"/>
          <table:table-cell office:value-type="float" office:value="2.22364" calcext:value-type="float">
            <text:p>2.22364</text:p>
          </table:table-cell>
          <table:table-cell table:number-columns-repeated="3"/>
          <table:table-cell table:formula="of:=SUM([.A1168];-[.E1168])" office:value-type="float" office:value="-0.946912" calcext:value-type="float">
            <text:p>-0.9469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169];-[.E1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3065" calcext:value-type="float">
            <text:p>1.263065</text:p>
          </table:table-cell>
          <table:table-cell table:number-columns-repeated="3"/>
          <table:table-cell office:value-type="float" office:value="1.50132" calcext:value-type="float">
            <text:p>1.50132</text:p>
          </table:table-cell>
          <table:table-cell table:number-columns-repeated="3"/>
          <table:table-cell table:formula="of:=SUM([.A1170];-[.E1170])" office:value-type="float" office:value="-0.238255" calcext:value-type="float">
            <text:p>-0.2382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171];-[.E1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2261" calcext:value-type="float">
            <text:p>1.242261</text:p>
          </table:table-cell>
          <table:table-cell table:number-columns-repeated="3"/>
          <table:table-cell office:value-type="float" office:value="2.162415" calcext:value-type="float">
            <text:p>2.162415</text:p>
          </table:table-cell>
          <table:table-cell table:number-columns-repeated="3"/>
          <table:table-cell table:formula="of:=SUM([.A1172];-[.E1172])" office:value-type="float" office:value="-0.920154" calcext:value-type="float">
            <text:p>-0.9201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173];-[.E1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4305" calcext:value-type="float">
            <text:p>1.204305</text:p>
          </table:table-cell>
          <table:table-cell table:number-columns-repeated="3"/>
          <table:table-cell office:value-type="float" office:value="1.603567" calcext:value-type="float">
            <text:p>1.603567</text:p>
          </table:table-cell>
          <table:table-cell table:number-columns-repeated="3"/>
          <table:table-cell table:formula="of:=SUM([.A1174];-[.E1174])" office:value-type="float" office:value="-0.399262" calcext:value-type="float">
            <text:p>-0.39926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175];-[.E1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832" calcext:value-type="float">
            <text:p>1.001832</text:p>
          </table:table-cell>
          <table:table-cell table:number-columns-repeated="3"/>
          <table:table-cell office:value-type="float" office:value="1.678173" calcext:value-type="float">
            <text:p>1.678173</text:p>
          </table:table-cell>
          <table:table-cell table:number-columns-repeated="3"/>
          <table:table-cell table:formula="of:=SUM([.A1176];-[.E1176])" office:value-type="float" office:value="-0.676341" calcext:value-type="float">
            <text:p>-0.6763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177];-[.E1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157" calcext:value-type="float">
            <text:p>1.329157</text:p>
          </table:table-cell>
          <table:table-cell table:number-columns-repeated="3"/>
          <table:table-cell office:value-type="float" office:value="1.645502" calcext:value-type="float">
            <text:p>1.645502</text:p>
          </table:table-cell>
          <table:table-cell table:number-columns-repeated="3"/>
          <table:table-cell table:formula="of:=SUM([.A1178];-[.E1178])" office:value-type="float" office:value="-0.316345" calcext:value-type="float">
            <text:p>-0.31634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179];-[.E1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1003" calcext:value-type="float">
            <text:p>1.251003</text:p>
          </table:table-cell>
          <table:table-cell table:number-columns-repeated="3"/>
          <table:table-cell office:value-type="float" office:value="1.848512" calcext:value-type="float">
            <text:p>1.848512</text:p>
          </table:table-cell>
          <table:table-cell table:number-columns-repeated="3"/>
          <table:table-cell table:formula="of:=SUM([.A1180];-[.E1180])" office:value-type="float" office:value="-0.597509" calcext:value-type="float">
            <text:p>-0.5975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181];-[.E1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8151" calcext:value-type="float">
            <text:p>1.068151</text:p>
          </table:table-cell>
          <table:table-cell table:number-columns-repeated="3"/>
          <table:table-cell office:value-type="float" office:value="1.475466" calcext:value-type="float">
            <text:p>1.475466</text:p>
          </table:table-cell>
          <table:table-cell table:number-columns-repeated="3"/>
          <table:table-cell table:formula="of:=SUM([.A1182];-[.E1182])" office:value-type="float" office:value="-0.407315" calcext:value-type="float">
            <text:p>-0.4073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183];-[.E1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1595" calcext:value-type="float">
            <text:p>1.181595</text:p>
          </table:table-cell>
          <table:table-cell table:number-columns-repeated="3"/>
          <table:table-cell office:value-type="float" office:value="1.454083" calcext:value-type="float">
            <text:p>1.454083</text:p>
          </table:table-cell>
          <table:table-cell table:number-columns-repeated="3"/>
          <table:table-cell table:formula="of:=SUM([.A1184];-[.E1184])" office:value-type="float" office:value="-0.272488" calcext:value-type="float">
            <text:p>-0.2724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185];-[.E1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8167" calcext:value-type="float">
            <text:p>1.268167</text:p>
          </table:table-cell>
          <table:table-cell table:number-columns-repeated="3"/>
          <table:table-cell office:value-type="float" office:value="1.932976" calcext:value-type="float">
            <text:p>1.932976</text:p>
          </table:table-cell>
          <table:table-cell table:number-columns-repeated="3"/>
          <table:table-cell table:formula="of:=SUM([.A1186];-[.E1186])" office:value-type="float" office:value="-0.664809" calcext:value-type="float">
            <text:p>-0.6648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187];-[.E1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301" calcext:value-type="float">
            <text:p>1.215301</text:p>
          </table:table-cell>
          <table:table-cell table:number-columns-repeated="3"/>
          <table:table-cell office:value-type="float" office:value="1.735625" calcext:value-type="float">
            <text:p>1.735625</text:p>
          </table:table-cell>
          <table:table-cell table:number-columns-repeated="3"/>
          <table:table-cell table:formula="of:=SUM([.A1188];-[.E1188])" office:value-type="float" office:value="-0.520324" calcext:value-type="float">
            <text:p>-0.5203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189];-[.E1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395" calcext:value-type="float">
            <text:p>1.366395</text:p>
          </table:table-cell>
          <table:table-cell table:number-columns-repeated="3"/>
          <table:table-cell office:value-type="float" office:value="1.971387" calcext:value-type="float">
            <text:p>1.971387</text:p>
          </table:table-cell>
          <table:table-cell table:number-columns-repeated="3"/>
          <table:table-cell table:formula="of:=SUM([.A1190];-[.E1190])" office:value-type="float" office:value="-0.604992" calcext:value-type="float">
            <text:p>-0.6049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191];-[.E1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3721" calcext:value-type="float">
            <text:p>1.883721</text:p>
          </table:table-cell>
          <table:table-cell table:number-columns-repeated="3"/>
          <table:table-cell office:value-type="float" office:value="2.159648" calcext:value-type="float">
            <text:p>2.159648</text:p>
          </table:table-cell>
          <table:table-cell table:number-columns-repeated="3"/>
          <table:table-cell table:formula="of:=SUM([.A1192];-[.E1192])" office:value-type="float" office:value="-0.275927" calcext:value-type="float">
            <text:p>-0.2759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193];-[.E1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541" calcext:value-type="float">
            <text:p>5.47541</text:p>
          </table:table-cell>
          <table:table-cell table:number-columns-repeated="3"/>
          <table:table-cell office:value-type="float" office:value="4.934426" calcext:value-type="float">
            <text:p>4.934426</text:p>
          </table:table-cell>
          <table:table-cell table:number-columns-repeated="3"/>
          <table:table-cell table:formula="of:=SUM([.A1194];-[.E1194])" office:value-type="float" office:value="0.540984" calcext:value-type="float">
            <text:p>0.5409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195];-[.E1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6246" calcext:value-type="float">
            <text:p>1.916246</text:p>
          </table:table-cell>
          <table:table-cell table:number-columns-repeated="3"/>
          <table:table-cell office:value-type="float" office:value="4.367536" calcext:value-type="float">
            <text:p>4.367536</text:p>
          </table:table-cell>
          <table:table-cell table:number-columns-repeated="3"/>
          <table:table-cell table:formula="of:=SUM([.A1196];-[.E1196])" office:value-type="float" office:value="-2.45129" calcext:value-type="float">
            <text:p>-2.451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197];-[.E1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333" calcext:value-type="float">
            <text:p>1.479333</text:p>
          </table:table-cell>
          <table:table-cell table:number-columns-repeated="3"/>
          <table:table-cell office:value-type="float" office:value="2.032423" calcext:value-type="float">
            <text:p>2.032423</text:p>
          </table:table-cell>
          <table:table-cell table:number-columns-repeated="3"/>
          <table:table-cell table:formula="of:=SUM([.A1198];-[.E1198])" office:value-type="float" office:value="-0.55309" calcext:value-type="float">
            <text:p>-0.553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199];-[.E1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133" calcext:value-type="float">
            <text:p>1.680133</text:p>
          </table:table-cell>
          <table:table-cell table:number-columns-repeated="3"/>
          <table:table-cell office:value-type="float" office:value="2.49255" calcext:value-type="float">
            <text:p>2.49255</text:p>
          </table:table-cell>
          <table:table-cell table:number-columns-repeated="3"/>
          <table:table-cell table:formula="of:=SUM([.A1200];-[.E1200])" office:value-type="float" office:value="-0.812417" calcext:value-type="float">
            <text:p>-0.8124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201];-[.E1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1063" calcext:value-type="float">
            <text:p>1.601063</text:p>
          </table:table-cell>
          <table:table-cell table:number-columns-repeated="3"/>
          <table:table-cell office:value-type="float" office:value="3.791411" calcext:value-type="float">
            <text:p>3.791411</text:p>
          </table:table-cell>
          <table:table-cell table:number-columns-repeated="3"/>
          <table:table-cell table:formula="of:=SUM([.A1202];-[.E1202])" office:value-type="float" office:value="-2.190348" calcext:value-type="float">
            <text:p>-2.1903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203];-[.E1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0384" calcext:value-type="float">
            <text:p>1.540384</text:p>
          </table:table-cell>
          <table:table-cell table:number-columns-repeated="3"/>
          <table:table-cell office:value-type="float" office:value="2.309168" calcext:value-type="float">
            <text:p>2.309168</text:p>
          </table:table-cell>
          <table:table-cell table:number-columns-repeated="3"/>
          <table:table-cell table:formula="of:=SUM([.A1204];-[.E1204])" office:value-type="float" office:value="-0.768784" calcext:value-type="float">
            <text:p>-0.7687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205];-[.E1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6364" calcext:value-type="float">
            <text:p>1.996364</text:p>
          </table:table-cell>
          <table:table-cell table:number-columns-repeated="3"/>
          <table:table-cell office:value-type="float" office:value="4.36231" calcext:value-type="float">
            <text:p>4.36231</text:p>
          </table:table-cell>
          <table:table-cell table:number-columns-repeated="3"/>
          <table:table-cell table:formula="of:=SUM([.A1206];-[.E1206])" office:value-type="float" office:value="-2.365946" calcext:value-type="float">
            <text:p>-2.36594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207];-[.E1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379" calcext:value-type="float">
            <text:p>1.684379</text:p>
          </table:table-cell>
          <table:table-cell table:number-columns-repeated="3"/>
          <table:table-cell office:value-type="float" office:value="2.795203" calcext:value-type="float">
            <text:p>2.795203</text:p>
          </table:table-cell>
          <table:table-cell table:number-columns-repeated="3"/>
          <table:table-cell table:formula="of:=SUM([.A1208];-[.E1208])" office:value-type="float" office:value="-1.110824" calcext:value-type="float">
            <text:p>-1.1108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209];-[.E1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1318" calcext:value-type="float">
            <text:p>1.171318</text:p>
          </table:table-cell>
          <table:table-cell table:number-columns-repeated="3"/>
          <table:table-cell office:value-type="float" office:value="2.822792" calcext:value-type="float">
            <text:p>2.822792</text:p>
          </table:table-cell>
          <table:table-cell table:number-columns-repeated="3"/>
          <table:table-cell table:formula="of:=SUM([.A1210];-[.E1210])" office:value-type="float" office:value="-1.651474" calcext:value-type="float">
            <text:p>-1.6514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211];-[.E1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1337" calcext:value-type="float">
            <text:p>1.501337</text:p>
          </table:table-cell>
          <table:table-cell table:number-columns-repeated="3"/>
          <table:table-cell office:value-type="float" office:value="2.816134" calcext:value-type="float">
            <text:p>2.816134</text:p>
          </table:table-cell>
          <table:table-cell table:number-columns-repeated="3"/>
          <table:table-cell table:formula="of:=SUM([.A1212];-[.E1212])" office:value-type="float" office:value="-1.314797" calcext:value-type="float">
            <text:p>-1.3147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213];-[.E1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6871" calcext:value-type="float">
            <text:p>1.966871</text:p>
          </table:table-cell>
          <table:table-cell table:number-columns-repeated="3"/>
          <table:table-cell office:value-type="float" office:value="4.00934" calcext:value-type="float">
            <text:p>4.00934</text:p>
          </table:table-cell>
          <table:table-cell table:number-columns-repeated="3"/>
          <table:table-cell table:formula="of:=SUM([.A1214];-[.E1214])" office:value-type="float" office:value="-2.042469" calcext:value-type="float">
            <text:p>-2.0424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215];-[.E1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502" calcext:value-type="float">
            <text:p>1.45502</text:p>
          </table:table-cell>
          <table:table-cell table:number-columns-repeated="3"/>
          <table:table-cell office:value-type="float" office:value="2.202862" calcext:value-type="float">
            <text:p>2.202862</text:p>
          </table:table-cell>
          <table:table-cell table:number-columns-repeated="3"/>
          <table:table-cell table:formula="of:=SUM([.A1216];-[.E1216])" office:value-type="float" office:value="-0.747842" calcext:value-type="float">
            <text:p>-0.7478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217];-[.E1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997" calcext:value-type="float">
            <text:p>1.71997</text:p>
          </table:table-cell>
          <table:table-cell table:number-columns-repeated="3"/>
          <table:table-cell office:value-type="float" office:value="2.091835" calcext:value-type="float">
            <text:p>2.091835</text:p>
          </table:table-cell>
          <table:table-cell table:number-columns-repeated="3"/>
          <table:table-cell table:formula="of:=SUM([.A1218];-[.E1218])" office:value-type="float" office:value="-0.371865" calcext:value-type="float">
            <text:p>-0.3718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219];-[.E1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1616" calcext:value-type="float">
            <text:p>1.601616</text:p>
          </table:table-cell>
          <table:table-cell table:number-columns-repeated="3"/>
          <table:table-cell office:value-type="float" office:value="3.796628" calcext:value-type="float">
            <text:p>3.796628</text:p>
          </table:table-cell>
          <table:table-cell table:number-columns-repeated="3"/>
          <table:table-cell table:formula="of:=SUM([.A1220];-[.E1220])" office:value-type="float" office:value="-2.195012" calcext:value-type="float">
            <text:p>-2.1950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221];-[.E1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54" calcext:value-type="float">
            <text:p>1.6654</text:p>
          </table:table-cell>
          <table:table-cell table:number-columns-repeated="3"/>
          <table:table-cell office:value-type="float" office:value="2.705221" calcext:value-type="float">
            <text:p>2.705221</text:p>
          </table:table-cell>
          <table:table-cell table:number-columns-repeated="3"/>
          <table:table-cell table:formula="of:=SUM([.A1222];-[.E1222])" office:value-type="float" office:value="-1.039821" calcext:value-type="float">
            <text:p>-1.0398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223];-[.E1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636" calcext:value-type="float">
            <text:p>1.655636</text:p>
          </table:table-cell>
          <table:table-cell table:number-columns-repeated="3"/>
          <table:table-cell office:value-type="float" office:value="4.157967" calcext:value-type="float">
            <text:p>4.157967</text:p>
          </table:table-cell>
          <table:table-cell table:number-columns-repeated="3"/>
          <table:table-cell table:formula="of:=SUM([.A1224];-[.E1224])" office:value-type="float" office:value="-2.502331" calcext:value-type="float">
            <text:p>-2.5023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225];-[.E1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155" calcext:value-type="float">
            <text:p>0.983155</text:p>
          </table:table-cell>
          <table:table-cell table:number-columns-repeated="3"/>
          <table:table-cell office:value-type="float" office:value="1.024136" calcext:value-type="float">
            <text:p>1.024136</text:p>
          </table:table-cell>
          <table:table-cell table:number-columns-repeated="3"/>
          <table:table-cell table:formula="of:=SUM([.A1226];-[.E1226])" office:value-type="float" office:value="-0.0409809999999999" calcext:value-type="float">
            <text:p>-0.04098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227];-[.E1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0328" calcext:value-type="float">
            <text:p>1.180328</text:p>
          </table:table-cell>
          <table:table-cell table:number-columns-repeated="3"/>
          <table:table-cell office:value-type="float" office:value="1.245902" calcext:value-type="float">
            <text:p>1.245902</text:p>
          </table:table-cell>
          <table:table-cell table:number-columns-repeated="3"/>
          <table:table-cell table:formula="of:=SUM([.A1228];-[.E1228])" office:value-type="float" office:value="-0.065574" calcext:value-type="float">
            <text:p>-0.0655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229];-[.E1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297" calcext:value-type="float">
            <text:p>0.995297</text:p>
          </table:table-cell>
          <table:table-cell table:number-columns-repeated="3"/>
          <table:table-cell office:value-type="float" office:value="1.072394" calcext:value-type="float">
            <text:p>1.072394</text:p>
          </table:table-cell>
          <table:table-cell table:number-columns-repeated="3"/>
          <table:table-cell table:formula="of:=SUM([.A1230];-[.E1230])" office:value-type="float" office:value="-0.0770970000000001" calcext:value-type="float">
            <text:p>-0.07709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231];-[.E1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107" calcext:value-type="float">
            <text:p>0.987107</text:p>
          </table:table-cell>
          <table:table-cell table:number-columns-repeated="3"/>
          <table:table-cell office:value-type="float" office:value="1.032234" calcext:value-type="float">
            <text:p>1.032234</text:p>
          </table:table-cell>
          <table:table-cell table:number-columns-repeated="3"/>
          <table:table-cell table:formula="of:=SUM([.A1232];-[.E1232])" office:value-type="float" office:value="-0.0451270000000001" calcext:value-type="float">
            <text:p>-0.0451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233];-[.E1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642" calcext:value-type="float">
            <text:p>0.978642</text:p>
          </table:table-cell>
          <table:table-cell table:number-columns-repeated="3"/>
          <table:table-cell office:value-type="float" office:value="1.049669" calcext:value-type="float">
            <text:p>1.049669</text:p>
          </table:table-cell>
          <table:table-cell table:number-columns-repeated="3"/>
          <table:table-cell table:formula="of:=SUM([.A1234];-[.E1234])" office:value-type="float" office:value="-0.0710270000000001" calcext:value-type="float">
            <text:p>-0.0710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235];-[.E1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759" calcext:value-type="float">
            <text:p>0.981759</text:p>
          </table:table-cell>
          <table:table-cell table:number-columns-repeated="3"/>
          <table:table-cell office:value-type="float" office:value="1.093824" calcext:value-type="float">
            <text:p>1.093824</text:p>
          </table:table-cell>
          <table:table-cell table:number-columns-repeated="3"/>
          <table:table-cell table:formula="of:=SUM([.A1236];-[.E1236])" office:value-type="float" office:value="-0.112065" calcext:value-type="float">
            <text:p>-0.1120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237];-[.E1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2171" calcext:value-type="float">
            <text:p>1.022171</text:p>
          </table:table-cell>
          <table:table-cell table:number-columns-repeated="3"/>
          <table:table-cell office:value-type="float" office:value="1.029386" calcext:value-type="float">
            <text:p>1.029386</text:p>
          </table:table-cell>
          <table:table-cell table:number-columns-repeated="3"/>
          <table:table-cell table:formula="of:=SUM([.A1238];-[.E1238])" office:value-type="float" office:value="-0.00721499999999997" calcext:value-type="float">
            <text:p>-0.0072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239];-[.E1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351" calcext:value-type="float">
            <text:p>1.031351</text:p>
          </table:table-cell>
          <table:table-cell table:number-columns-repeated="3"/>
          <table:table-cell office:value-type="float" office:value="1.08718" calcext:value-type="float">
            <text:p>1.08718</text:p>
          </table:table-cell>
          <table:table-cell table:number-columns-repeated="3"/>
          <table:table-cell table:formula="of:=SUM([.A1240];-[.E1240])" office:value-type="float" office:value="-0.0558290000000001" calcext:value-type="float">
            <text:p>-0.0558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241];-[.E1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614" calcext:value-type="float">
            <text:p>0.977614</text:p>
          </table:table-cell>
          <table:table-cell table:number-columns-repeated="3"/>
          <table:table-cell office:value-type="float" office:value="1.042312" calcext:value-type="float">
            <text:p>1.042312</text:p>
          </table:table-cell>
          <table:table-cell table:number-columns-repeated="3"/>
          <table:table-cell table:formula="of:=SUM([.A1242];-[.E1242])" office:value-type="float" office:value="-0.0646979999999999" calcext:value-type="float">
            <text:p>-0.0646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243];-[.E1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231" calcext:value-type="float">
            <text:p>0.975231</text:p>
          </table:table-cell>
          <table:table-cell table:number-columns-repeated="3"/>
          <table:table-cell office:value-type="float" office:value="1.047508" calcext:value-type="float">
            <text:p>1.047508</text:p>
          </table:table-cell>
          <table:table-cell table:number-columns-repeated="3"/>
          <table:table-cell table:formula="of:=SUM([.A1244];-[.E1244])" office:value-type="float" office:value="-0.0722770000000001" calcext:value-type="float">
            <text:p>-0.0722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245];-[.E1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474" calcext:value-type="float">
            <text:p>0.977474</text:p>
          </table:table-cell>
          <table:table-cell table:number-columns-repeated="3"/>
          <table:table-cell office:value-type="float" office:value="1.034915" calcext:value-type="float">
            <text:p>1.034915</text:p>
          </table:table-cell>
          <table:table-cell table:number-columns-repeated="3"/>
          <table:table-cell table:formula="of:=SUM([.A1246];-[.E1246])" office:value-type="float" office:value="-0.0574410000000001" calcext:value-type="float">
            <text:p>-0.0574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247];-[.E1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6369" calcext:value-type="float">
            <text:p>1.046369</text:p>
          </table:table-cell>
          <table:table-cell table:number-columns-repeated="3"/>
          <table:table-cell office:value-type="float" office:value="1.034136" calcext:value-type="float">
            <text:p>1.034136</text:p>
          </table:table-cell>
          <table:table-cell table:number-columns-repeated="3"/>
          <table:table-cell table:formula="of:=SUM([.A1248];-[.E1248])" office:value-type="float" office:value="0.0122330000000002" calcext:value-type="float">
            <text:p>0.0122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249];-[.E1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239" calcext:value-type="float">
            <text:p>0.975239</text:p>
          </table:table-cell>
          <table:table-cell table:number-columns-repeated="3"/>
          <table:table-cell office:value-type="float" office:value="1.039073" calcext:value-type="float">
            <text:p>1.039073</text:p>
          </table:table-cell>
          <table:table-cell table:number-columns-repeated="3"/>
          <table:table-cell table:formula="of:=SUM([.A1250];-[.E1250])" office:value-type="float" office:value="-0.0638339999999999" calcext:value-type="float">
            <text:p>-0.06383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251];-[.E1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617" calcext:value-type="float">
            <text:p>0.976617</text:p>
          </table:table-cell>
          <table:table-cell table:number-columns-repeated="3"/>
          <table:table-cell office:value-type="float" office:value="1.035074" calcext:value-type="float">
            <text:p>1.035074</text:p>
          </table:table-cell>
          <table:table-cell table:number-columns-repeated="3"/>
          <table:table-cell table:formula="of:=SUM([.A1252];-[.E1252])" office:value-type="float" office:value="-0.0584570000000001" calcext:value-type="float">
            <text:p>-0.0584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253];-[.E1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9717" calcext:value-type="float">
            <text:p>1.019717</text:p>
          </table:table-cell>
          <table:table-cell table:number-columns-repeated="3"/>
          <table:table-cell office:value-type="float" office:value="1.072041" calcext:value-type="float">
            <text:p>1.072041</text:p>
          </table:table-cell>
          <table:table-cell table:number-columns-repeated="3"/>
          <table:table-cell table:formula="of:=SUM([.A1254];-[.E1254])" office:value-type="float" office:value="-0.052324" calcext:value-type="float">
            <text:p>-0.0523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255];-[.E1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798" calcext:value-type="float">
            <text:p>0.984798</text:p>
          </table:table-cell>
          <table:table-cell table:number-columns-repeated="3"/>
          <table:table-cell office:value-type="float" office:value="1.051223" calcext:value-type="float">
            <text:p>1.051223</text:p>
          </table:table-cell>
          <table:table-cell table:number-columns-repeated="3"/>
          <table:table-cell table:formula="of:=SUM([.A1256];-[.E1256])" office:value-type="float" office:value="-0.0664250000000001" calcext:value-type="float">
            <text:p>-0.0664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257];-[.E1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974" calcext:value-type="float">
            <text:p>0.978974</text:p>
          </table:table-cell>
          <table:table-cell table:number-columns-repeated="3"/>
          <table:table-cell office:value-type="float" office:value="1.100649" calcext:value-type="float">
            <text:p>1.100649</text:p>
          </table:table-cell>
          <table:table-cell table:number-columns-repeated="3"/>
          <table:table-cell table:formula="of:=SUM([.A1258];-[.E1258])" office:value-type="float" office:value="-0.121675" calcext:value-type="float">
            <text:p>-0.1216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259];-[.E1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4557" calcext:value-type="float">
            <text:p>1.054557</text:p>
          </table:table-cell>
          <table:table-cell table:number-columns-repeated="3"/>
          <table:table-cell office:value-type="float" office:value="1.095035" calcext:value-type="float">
            <text:p>1.095035</text:p>
          </table:table-cell>
          <table:table-cell table:number-columns-repeated="3"/>
          <table:table-cell table:formula="of:=SUM([.A1260];-[.E1260])" office:value-type="float" office:value="-0.040478" calcext:value-type="float">
            <text:p>-0.0404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261];-[.E1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3279" calcext:value-type="float">
            <text:p>1.803279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1262];-[.E1262])" office:value-type="float" office:value="-0.0327870000000001" calcext:value-type="float">
            <text:p>-0.0327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263];-[.E1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27" calcext:value-type="float">
            <text:p>1.1227</text:p>
          </table:table-cell>
          <table:table-cell table:number-columns-repeated="3"/>
          <table:table-cell office:value-type="float" office:value="1.319516" calcext:value-type="float">
            <text:p>1.319516</text:p>
          </table:table-cell>
          <table:table-cell table:number-columns-repeated="3"/>
          <table:table-cell table:formula="of:=SUM([.A1264];-[.E1264])" office:value-type="float" office:value="-0.196816" calcext:value-type="float">
            <text:p>-0.1968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265];-[.E1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27" calcext:value-type="float">
            <text:p>1.2427</text:p>
          </table:table-cell>
          <table:table-cell table:number-columns-repeated="3"/>
          <table:table-cell office:value-type="float" office:value="1.10694" calcext:value-type="float">
            <text:p>1.10694</text:p>
          </table:table-cell>
          <table:table-cell table:number-columns-repeated="3"/>
          <table:table-cell table:formula="of:=SUM([.A1266];-[.E1266])" office:value-type="float" office:value="0.13576" calcext:value-type="float">
            <text:p>0.135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267];-[.E1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2219" calcext:value-type="float">
            <text:p>1.092219</text:p>
          </table:table-cell>
          <table:table-cell table:number-columns-repeated="3"/>
          <table:table-cell office:value-type="float" office:value="1.175828" calcext:value-type="float">
            <text:p>1.175828</text:p>
          </table:table-cell>
          <table:table-cell table:number-columns-repeated="3"/>
          <table:table-cell table:formula="of:=SUM([.A1268];-[.E1268])" office:value-type="float" office:value="-0.083609" calcext:value-type="float">
            <text:p>-0.0836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269];-[.E1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1186" calcext:value-type="float">
            <text:p>1.101186</text:p>
          </table:table-cell>
          <table:table-cell table:number-columns-repeated="3"/>
          <table:table-cell office:value-type="float" office:value="1.421104" calcext:value-type="float">
            <text:p>1.421104</text:p>
          </table:table-cell>
          <table:table-cell table:number-columns-repeated="3"/>
          <table:table-cell table:formula="of:=SUM([.A1270];-[.E1270])" office:value-type="float" office:value="-0.319918" calcext:value-type="float">
            <text:p>-0.31991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271];-[.E1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487" calcext:value-type="float">
            <text:p>1.198487</text:p>
          </table:table-cell>
          <table:table-cell table:number-columns-repeated="3"/>
          <table:table-cell office:value-type="float" office:value="1.131973" calcext:value-type="float">
            <text:p>1.131973</text:p>
          </table:table-cell>
          <table:table-cell table:number-columns-repeated="3"/>
          <table:table-cell table:formula="of:=SUM([.A1272];-[.E1272])" office:value-type="float" office:value="0.0665140000000002" calcext:value-type="float">
            <text:p>0.06651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273];-[.E1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514" calcext:value-type="float">
            <text:p>1.126514</text:p>
          </table:table-cell>
          <table:table-cell table:number-columns-repeated="3"/>
          <table:table-cell office:value-type="float" office:value="1.395998" calcext:value-type="float">
            <text:p>1.395998</text:p>
          </table:table-cell>
          <table:table-cell table:number-columns-repeated="3"/>
          <table:table-cell table:formula="of:=SUM([.A1274];-[.E1274])" office:value-type="float" office:value="-0.269484" calcext:value-type="float">
            <text:p>-0.2694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275];-[.E1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5375" calcext:value-type="float">
            <text:p>1.115375</text:p>
          </table:table-cell>
          <table:table-cell table:number-columns-repeated="3"/>
          <table:table-cell office:value-type="float" office:value="1.177122" calcext:value-type="float">
            <text:p>1.177122</text:p>
          </table:table-cell>
          <table:table-cell table:number-columns-repeated="3"/>
          <table:table-cell table:formula="of:=SUM([.A1276];-[.E1276])" office:value-type="float" office:value="-0.061747" calcext:value-type="float">
            <text:p>-0.0617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277];-[.E1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589" calcext:value-type="float">
            <text:p>1.000589</text:p>
          </table:table-cell>
          <table:table-cell table:number-columns-repeated="3"/>
          <table:table-cell office:value-type="float" office:value="1.165985" calcext:value-type="float">
            <text:p>1.165985</text:p>
          </table:table-cell>
          <table:table-cell table:number-columns-repeated="3"/>
          <table:table-cell table:formula="of:=SUM([.A1278];-[.E1278])" office:value-type="float" office:value="-0.165396" calcext:value-type="float">
            <text:p>-0.16539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279];-[.E1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8426" calcext:value-type="float">
            <text:p>1.058426</text:p>
          </table:table-cell>
          <table:table-cell table:number-columns-repeated="3"/>
          <table:table-cell office:value-type="float" office:value="1.166409" calcext:value-type="float">
            <text:p>1.166409</text:p>
          </table:table-cell>
          <table:table-cell table:number-columns-repeated="3"/>
          <table:table-cell table:formula="of:=SUM([.A1280];-[.E1280])" office:value-type="float" office:value="-0.107983" calcext:value-type="float">
            <text:p>-0.1079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281];-[.E1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2427" calcext:value-type="float">
            <text:p>1.092427</text:p>
          </table:table-cell>
          <table:table-cell table:number-columns-repeated="3"/>
          <table:table-cell office:value-type="float" office:value="1.259262" calcext:value-type="float">
            <text:p>1.259262</text:p>
          </table:table-cell>
          <table:table-cell table:number-columns-repeated="3"/>
          <table:table-cell table:formula="of:=SUM([.A1282];-[.E1282])" office:value-type="float" office:value="-0.166835" calcext:value-type="float">
            <text:p>-0.1668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283];-[.E1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7029" calcext:value-type="float">
            <text:p>1.037029</text:p>
          </table:table-cell>
          <table:table-cell table:number-columns-repeated="3"/>
          <table:table-cell office:value-type="float" office:value="1.13085" calcext:value-type="float">
            <text:p>1.13085</text:p>
          </table:table-cell>
          <table:table-cell table:number-columns-repeated="3"/>
          <table:table-cell table:formula="of:=SUM([.A1284];-[.E1284])" office:value-type="float" office:value="-0.0938210000000002" calcext:value-type="float">
            <text:p>-0.0938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285];-[.E1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1691" calcext:value-type="float">
            <text:p>1.011691</text:p>
          </table:table-cell>
          <table:table-cell table:number-columns-repeated="3"/>
          <table:table-cell office:value-type="float" office:value="1.123326" calcext:value-type="float">
            <text:p>1.123326</text:p>
          </table:table-cell>
          <table:table-cell table:number-columns-repeated="3"/>
          <table:table-cell table:formula="of:=SUM([.A1286];-[.E1286])" office:value-type="float" office:value="-0.111635" calcext:value-type="float">
            <text:p>-0.1116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287];-[.E1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5938" calcext:value-type="float">
            <text:p>1.095938</text:p>
          </table:table-cell>
          <table:table-cell table:number-columns-repeated="3"/>
          <table:table-cell office:value-type="float" office:value="1.320839" calcext:value-type="float">
            <text:p>1.320839</text:p>
          </table:table-cell>
          <table:table-cell table:number-columns-repeated="3"/>
          <table:table-cell table:formula="of:=SUM([.A1288];-[.E1288])" office:value-type="float" office:value="-0.224901" calcext:value-type="float">
            <text:p>-0.2249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289];-[.E1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878" calcext:value-type="float">
            <text:p>0.994878</text:p>
          </table:table-cell>
          <table:table-cell table:number-columns-repeated="3"/>
          <table:table-cell office:value-type="float" office:value="1.202743" calcext:value-type="float">
            <text:p>1.202743</text:p>
          </table:table-cell>
          <table:table-cell table:number-columns-repeated="3"/>
          <table:table-cell table:formula="of:=SUM([.A1290];-[.E1290])" office:value-type="float" office:value="-0.207865" calcext:value-type="float">
            <text:p>-0.20786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291];-[.E1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5595" calcext:value-type="float">
            <text:p>1.205595</text:p>
          </table:table-cell>
          <table:table-cell table:number-columns-repeated="3"/>
          <table:table-cell office:value-type="float" office:value="1.325807" calcext:value-type="float">
            <text:p>1.325807</text:p>
          </table:table-cell>
          <table:table-cell table:number-columns-repeated="3"/>
          <table:table-cell table:formula="of:=SUM([.A1292];-[.E1292])" office:value-type="float" office:value="-0.120212" calcext:value-type="float">
            <text:p>-0.1202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293];-[.E1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8611" calcext:value-type="float">
            <text:p>1.108611</text:p>
          </table:table-cell>
          <table:table-cell table:number-columns-repeated="3"/>
          <table:table-cell office:value-type="float" office:value="1.295663" calcext:value-type="float">
            <text:p>1.295663</text:p>
          </table:table-cell>
          <table:table-cell table:number-columns-repeated="3"/>
          <table:table-cell table:formula="of:=SUM([.A1294];-[.E1294])" office:value-type="float" office:value="-0.187052" calcext:value-type="float">
            <text:p>-0.1870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295];-[.E1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623" calcext:value-type="float">
            <text:p>3.442623</text:p>
          </table:table-cell>
          <table:table-cell table:number-columns-repeated="3"/>
          <table:table-cell office:value-type="float" office:value="2.95082" calcext:value-type="float">
            <text:p>2.95082</text:p>
          </table:table-cell>
          <table:table-cell table:number-columns-repeated="3"/>
          <table:table-cell table:formula="of:=SUM([.A1296];-[.E1296])" office:value-type="float" office:value="0.491803" calcext:value-type="float">
            <text:p>0.49180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297];-[.E1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6964" calcext:value-type="float">
            <text:p>1.686964</text:p>
          </table:table-cell>
          <table:table-cell table:number-columns-repeated="3"/>
          <table:table-cell office:value-type="float" office:value="2.196662" calcext:value-type="float">
            <text:p>2.196662</text:p>
          </table:table-cell>
          <table:table-cell table:number-columns-repeated="3"/>
          <table:table-cell table:formula="of:=SUM([.A1298];-[.E1298])" office:value-type="float" office:value="-0.509698" calcext:value-type="float">
            <text:p>-0.5096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299];-[.E1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4463" calcext:value-type="float">
            <text:p>1.294463</text:p>
          </table:table-cell>
          <table:table-cell table:number-columns-repeated="3"/>
          <table:table-cell office:value-type="float" office:value="1.31058" calcext:value-type="float">
            <text:p>1.31058</text:p>
          </table:table-cell>
          <table:table-cell table:number-columns-repeated="3"/>
          <table:table-cell table:formula="of:=SUM([.A1300];-[.E1300])" office:value-type="float" office:value="-0.0161170000000002" calcext:value-type="float">
            <text:p>-0.0161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301];-[.E1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447" calcext:value-type="float">
            <text:p>1.30447</text:p>
          </table:table-cell>
          <table:table-cell table:number-columns-repeated="3"/>
          <table:table-cell office:value-type="float" office:value="1.497185" calcext:value-type="float">
            <text:p>1.497185</text:p>
          </table:table-cell>
          <table:table-cell table:number-columns-repeated="3"/>
          <table:table-cell table:formula="of:=SUM([.A1302];-[.E1302])" office:value-type="float" office:value="-0.192715" calcext:value-type="float">
            <text:p>-0.1927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303];-[.E1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0307" calcext:value-type="float">
            <text:p>1.290307</text:p>
          </table:table-cell>
          <table:table-cell table:number-columns-repeated="3"/>
          <table:table-cell office:value-type="float" office:value="2.215624" calcext:value-type="float">
            <text:p>2.215624</text:p>
          </table:table-cell>
          <table:table-cell table:number-columns-repeated="3"/>
          <table:table-cell table:formula="of:=SUM([.A1304];-[.E1304])" office:value-type="float" office:value="-0.925317" calcext:value-type="float">
            <text:p>-0.9253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305];-[.E1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5121" calcext:value-type="float">
            <text:p>1.305121</text:p>
          </table:table-cell>
          <table:table-cell table:number-columns-repeated="3"/>
          <table:table-cell office:value-type="float" office:value="1.405244" calcext:value-type="float">
            <text:p>1.405244</text:p>
          </table:table-cell>
          <table:table-cell table:number-columns-repeated="3"/>
          <table:table-cell table:formula="of:=SUM([.A1306];-[.E1306])" office:value-type="float" office:value="-0.100123" calcext:value-type="float">
            <text:p>-0.10012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307];-[.E1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918" calcext:value-type="float">
            <text:p>1.292918</text:p>
          </table:table-cell>
          <table:table-cell table:number-columns-repeated="3"/>
          <table:table-cell office:value-type="float" office:value="2.401586" calcext:value-type="float">
            <text:p>2.401586</text:p>
          </table:table-cell>
          <table:table-cell table:number-columns-repeated="3"/>
          <table:table-cell table:formula="of:=SUM([.A1308];-[.E1308])" office:value-type="float" office:value="-1.108668" calcext:value-type="float">
            <text:p>-1.1086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309];-[.E1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1095" calcext:value-type="float">
            <text:p>1.271095</text:p>
          </table:table-cell>
          <table:table-cell table:number-columns-repeated="3"/>
          <table:table-cell office:value-type="float" office:value="1.644895" calcext:value-type="float">
            <text:p>1.644895</text:p>
          </table:table-cell>
          <table:table-cell table:number-columns-repeated="3"/>
          <table:table-cell table:formula="of:=SUM([.A1310];-[.E1310])" office:value-type="float" office:value="-0.3738" calcext:value-type="float">
            <text:p>-0.373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311];-[.E1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9721" calcext:value-type="float">
            <text:p>1.039721</text:p>
          </table:table-cell>
          <table:table-cell table:number-columns-repeated="3"/>
          <table:table-cell office:value-type="float" office:value="1.501129" calcext:value-type="float">
            <text:p>1.501129</text:p>
          </table:table-cell>
          <table:table-cell table:number-columns-repeated="3"/>
          <table:table-cell table:formula="of:=SUM([.A1312];-[.E1312])" office:value-type="float" office:value="-0.461408" calcext:value-type="float">
            <text:p>-0.4614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313];-[.E1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5381" calcext:value-type="float">
            <text:p>1.265381</text:p>
          </table:table-cell>
          <table:table-cell table:number-columns-repeated="3"/>
          <table:table-cell office:value-type="float" office:value="1.644516" calcext:value-type="float">
            <text:p>1.644516</text:p>
          </table:table-cell>
          <table:table-cell table:number-columns-repeated="3"/>
          <table:table-cell table:formula="of:=SUM([.A1314];-[.E1314])" office:value-type="float" office:value="-0.379135" calcext:value-type="float">
            <text:p>-0.3791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315];-[.E1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1183" calcext:value-type="float">
            <text:p>1.281183</text:p>
          </table:table-cell>
          <table:table-cell table:number-columns-repeated="3"/>
          <table:table-cell office:value-type="float" office:value="2.127076" calcext:value-type="float">
            <text:p>2.127076</text:p>
          </table:table-cell>
          <table:table-cell table:number-columns-repeated="3"/>
          <table:table-cell table:formula="of:=SUM([.A1316];-[.E1316])" office:value-type="float" office:value="-0.845893" calcext:value-type="float">
            <text:p>-0.84589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317];-[.E1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1336" calcext:value-type="float">
            <text:p>1.061336</text:p>
          </table:table-cell>
          <table:table-cell table:number-columns-repeated="3"/>
          <table:table-cell office:value-type="float" office:value="1.348251" calcext:value-type="float">
            <text:p>1.348251</text:p>
          </table:table-cell>
          <table:table-cell table:number-columns-repeated="3"/>
          <table:table-cell table:formula="of:=SUM([.A1318];-[.E1318])" office:value-type="float" office:value="-0.286915" calcext:value-type="float">
            <text:p>-0.2869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319];-[.E1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3875" calcext:value-type="float">
            <text:p>1.153875</text:p>
          </table:table-cell>
          <table:table-cell table:number-columns-repeated="3"/>
          <table:table-cell office:value-type="float" office:value="1.322082" calcext:value-type="float">
            <text:p>1.322082</text:p>
          </table:table-cell>
          <table:table-cell table:number-columns-repeated="3"/>
          <table:table-cell table:formula="of:=SUM([.A1320];-[.E1320])" office:value-type="float" office:value="-0.168207" calcext:value-type="float">
            <text:p>-0.1682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321];-[.E1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0327" calcext:value-type="float">
            <text:p>1.270327</text:p>
          </table:table-cell>
          <table:table-cell table:number-columns-repeated="3"/>
          <table:table-cell office:value-type="float" office:value="2.127081" calcext:value-type="float">
            <text:p>2.127081</text:p>
          </table:table-cell>
          <table:table-cell table:number-columns-repeated="3"/>
          <table:table-cell table:formula="of:=SUM([.A1322];-[.E1322])" office:value-type="float" office:value="-0.856754" calcext:value-type="float">
            <text:p>-0.8567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323];-[.E1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7693" calcext:value-type="float">
            <text:p>1.227693</text:p>
          </table:table-cell>
          <table:table-cell table:number-columns-repeated="3"/>
          <table:table-cell office:value-type="float" office:value="1.638467" calcext:value-type="float">
            <text:p>1.638467</text:p>
          </table:table-cell>
          <table:table-cell table:number-columns-repeated="3"/>
          <table:table-cell table:formula="of:=SUM([.A1324];-[.E1324])" office:value-type="float" office:value="-0.410774" calcext:value-type="float">
            <text:p>-0.4107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325];-[.E1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3029" calcext:value-type="float">
            <text:p>1.333029</text:p>
          </table:table-cell>
          <table:table-cell table:number-columns-repeated="3"/>
          <table:table-cell office:value-type="float" office:value="2.09489" calcext:value-type="float">
            <text:p>2.09489</text:p>
          </table:table-cell>
          <table:table-cell table:number-columns-repeated="3"/>
          <table:table-cell table:formula="of:=SUM([.A1326];-[.E1326])" office:value-type="float" office:value="-0.761861" calcext:value-type="float">
            <text:p>-0.76186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327];-[.E1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7869" calcext:value-type="float">
            <text:p>1.887869</text:p>
          </table:table-cell>
          <table:table-cell table:number-columns-repeated="3"/>
          <table:table-cell office:value-type="float" office:value="1.925833" calcext:value-type="float">
            <text:p>1.925833</text:p>
          </table:table-cell>
          <table:table-cell table:number-columns-repeated="3"/>
          <table:table-cell table:formula="of:=SUM([.A1328];-[.E1328])" office:value-type="float" office:value="-0.0379640000000001" calcext:value-type="float">
            <text:p>-0.03796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329];-[.E1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0164" calcext:value-type="float">
            <text:p>5.590164</text:p>
          </table:table-cell>
          <table:table-cell table:number-columns-repeated="3"/>
          <table:table-cell office:value-type="float" office:value="5.426229" calcext:value-type="float">
            <text:p>5.426229</text:p>
          </table:table-cell>
          <table:table-cell table:number-columns-repeated="3"/>
          <table:table-cell table:formula="of:=SUM([.A1330];-[.E1330])" office:value-type="float" office:value="0.163935" calcext:value-type="float">
            <text:p>0.1639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331];-[.E1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7515" calcext:value-type="float">
            <text:p>1.837515</text:p>
          </table:table-cell>
          <table:table-cell table:number-columns-repeated="3"/>
          <table:table-cell office:value-type="float" office:value="5.409739" calcext:value-type="float">
            <text:p>5.409739</text:p>
          </table:table-cell>
          <table:table-cell table:number-columns-repeated="3"/>
          <table:table-cell table:formula="of:=SUM([.A1332];-[.E1332])" office:value-type="float" office:value="-3.572224" calcext:value-type="float">
            <text:p>-3.5722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333];-[.E1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8479" calcext:value-type="float">
            <text:p>1.228479</text:p>
          </table:table-cell>
          <table:table-cell table:number-columns-repeated="3"/>
          <table:table-cell office:value-type="float" office:value="1.841866" calcext:value-type="float">
            <text:p>1.841866</text:p>
          </table:table-cell>
          <table:table-cell table:number-columns-repeated="3"/>
          <table:table-cell table:formula="of:=SUM([.A1334];-[.E1334])" office:value-type="float" office:value="-0.613387" calcext:value-type="float">
            <text:p>-0.6133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335];-[.E1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411" calcext:value-type="float">
            <text:p>1.688411</text:p>
          </table:table-cell>
          <table:table-cell table:number-columns-repeated="3"/>
          <table:table-cell office:value-type="float" office:value="2.393212" calcext:value-type="float">
            <text:p>2.393212</text:p>
          </table:table-cell>
          <table:table-cell table:number-columns-repeated="3"/>
          <table:table-cell table:formula="of:=SUM([.A1336];-[.E1336])" office:value-type="float" office:value="-0.704801" calcext:value-type="float">
            <text:p>-0.70480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337];-[.E1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8834" calcext:value-type="float">
            <text:p>1.568834</text:p>
          </table:table-cell>
          <table:table-cell table:number-columns-repeated="3"/>
          <table:table-cell office:value-type="float" office:value="3.86135" calcext:value-type="float">
            <text:p>3.86135</text:p>
          </table:table-cell>
          <table:table-cell table:number-columns-repeated="3"/>
          <table:table-cell table:formula="of:=SUM([.A1338];-[.E1338])" office:value-type="float" office:value="-2.292516" calcext:value-type="float">
            <text:p>-2.2925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339];-[.E1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2279" calcext:value-type="float">
            <text:p>1.352279</text:p>
          </table:table-cell>
          <table:table-cell table:number-columns-repeated="3"/>
          <table:table-cell office:value-type="float" office:value="2.150801" calcext:value-type="float">
            <text:p>2.150801</text:p>
          </table:table-cell>
          <table:table-cell table:number-columns-repeated="3"/>
          <table:table-cell table:formula="of:=SUM([.A1340];-[.E1340])" office:value-type="float" office:value="-0.798522" calcext:value-type="float">
            <text:p>-0.79852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341];-[.E1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159" calcext:value-type="float">
            <text:p>1.592159</text:p>
          </table:table-cell>
          <table:table-cell table:number-columns-repeated="3"/>
          <table:table-cell office:value-type="float" office:value="4.95904" calcext:value-type="float">
            <text:p>4.95904</text:p>
          </table:table-cell>
          <table:table-cell table:number-columns-repeated="3"/>
          <table:table-cell table:formula="of:=SUM([.A1342];-[.E1342])" office:value-type="float" office:value="-3.366881" calcext:value-type="float">
            <text:p>-3.36688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343];-[.E1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8647" calcext:value-type="float">
            <text:p>1.598647</text:p>
          </table:table-cell>
          <table:table-cell table:number-columns-repeated="3"/>
          <table:table-cell office:value-type="float" office:value="3.132841" calcext:value-type="float">
            <text:p>3.132841</text:p>
          </table:table-cell>
          <table:table-cell table:number-columns-repeated="3"/>
          <table:table-cell table:formula="of:=SUM([.A1344];-[.E1344])" office:value-type="float" office:value="-1.534194" calcext:value-type="float">
            <text:p>-1.53419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345];-[.E1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509" calcext:value-type="float">
            <text:p>1.166509</text:p>
          </table:table-cell>
          <table:table-cell table:number-columns-repeated="3"/>
          <table:table-cell office:value-type="float" office:value="2.476786" calcext:value-type="float">
            <text:p>2.476786</text:p>
          </table:table-cell>
          <table:table-cell table:number-columns-repeated="3"/>
          <table:table-cell table:formula="of:=SUM([.A1346];-[.E1346])" office:value-type="float" office:value="-1.310277" calcext:value-type="float">
            <text:p>-1.31027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347];-[.E1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7122" calcext:value-type="float">
            <text:p>1.477122</text:p>
          </table:table-cell>
          <table:table-cell table:number-columns-repeated="3"/>
          <table:table-cell office:value-type="float" office:value="2.828805" calcext:value-type="float">
            <text:p>2.828805</text:p>
          </table:table-cell>
          <table:table-cell table:number-columns-repeated="3"/>
          <table:table-cell table:formula="of:=SUM([.A1348];-[.E1348])" office:value-type="float" office:value="-1.351683" calcext:value-type="float">
            <text:p>-1.3516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349];-[.E1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375" calcext:value-type="float">
            <text:p>2.229375</text:p>
          </table:table-cell>
          <table:table-cell table:number-columns-repeated="3"/>
          <table:table-cell office:value-type="float" office:value="4.997161" calcext:value-type="float">
            <text:p>4.997161</text:p>
          </table:table-cell>
          <table:table-cell table:number-columns-repeated="3"/>
          <table:table-cell table:formula="of:=SUM([.A1350];-[.E1350])" office:value-type="float" office:value="-2.767786" calcext:value-type="float">
            <text:p>-2.7677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351];-[.E1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7083" calcext:value-type="float">
            <text:p>1.417083</text:p>
          </table:table-cell>
          <table:table-cell table:number-columns-repeated="3"/>
          <table:table-cell office:value-type="float" office:value="1.981372" calcext:value-type="float">
            <text:p>1.981372</text:p>
          </table:table-cell>
          <table:table-cell table:number-columns-repeated="3"/>
          <table:table-cell table:formula="of:=SUM([.A1352];-[.E1352])" office:value-type="float" office:value="-0.564289" calcext:value-type="float">
            <text:p>-0.5642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353];-[.E1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289" calcext:value-type="float">
            <text:p>1.655289</text:p>
          </table:table-cell>
          <table:table-cell table:number-columns-repeated="3"/>
          <table:table-cell office:value-type="float" office:value="1.876862" calcext:value-type="float">
            <text:p>1.876862</text:p>
          </table:table-cell>
          <table:table-cell table:number-columns-repeated="3"/>
          <table:table-cell table:formula="of:=SUM([.A1354];-[.E1354])" office:value-type="float" office:value="-0.221573" calcext:value-type="float">
            <text:p>-0.2215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355];-[.E1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457" calcext:value-type="float">
            <text:p>1.80457</text:p>
          </table:table-cell>
          <table:table-cell table:number-columns-repeated="3"/>
          <table:table-cell office:value-type="float" office:value="4.741378" calcext:value-type="float">
            <text:p>4.741378</text:p>
          </table:table-cell>
          <table:table-cell table:number-columns-repeated="3"/>
          <table:table-cell table:formula="of:=SUM([.A1356];-[.E1356])" office:value-type="float" office:value="-2.936808" calcext:value-type="float">
            <text:p>-2.9368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357];-[.E1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763" calcext:value-type="float">
            <text:p>1.642763</text:p>
          </table:table-cell>
          <table:table-cell table:number-columns-repeated="3"/>
          <table:table-cell office:value-type="float" office:value="2.643258" calcext:value-type="float">
            <text:p>2.643258</text:p>
          </table:table-cell>
          <table:table-cell table:number-columns-repeated="3"/>
          <table:table-cell table:formula="of:=SUM([.A1358];-[.E1358])" office:value-type="float" office:value="-1.000495" calcext:value-type="float">
            <text:p>-1.00049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359];-[.E1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2949" calcext:value-type="float">
            <text:p>1.662949</text:p>
          </table:table-cell>
          <table:table-cell table:number-columns-repeated="3"/>
          <table:table-cell office:value-type="float" office:value="4.40479" calcext:value-type="float">
            <text:p>4.40479</text:p>
          </table:table-cell>
          <table:table-cell table:number-columns-repeated="3"/>
          <table:table-cell table:formula="of:=SUM([.A1360];-[.E1360])" office:value-type="float" office:value="-2.741841" calcext:value-type="float">
            <text:p>-2.7418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361];-[.E1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015" calcext:value-type="float">
            <text:p>0.936015</text:p>
          </table:table-cell>
          <table:table-cell table:number-columns-repeated="3"/>
          <table:table-cell office:value-type="float" office:value="1.261094" calcext:value-type="float">
            <text:p>1.261094</text:p>
          </table:table-cell>
          <table:table-cell table:number-columns-repeated="3"/>
          <table:table-cell table:formula="of:=SUM([.A1362];-[.E1362])" office:value-type="float" office:value="-0.325079" calcext:value-type="float">
            <text:p>-0.3250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363];-[.E1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344" calcext:value-type="float">
            <text:p>0.639344</text:p>
          </table:table-cell>
          <table:table-cell table:number-columns-repeated="3"/>
          <table:table-cell office:value-type="float" office:value="1.360656" calcext:value-type="float">
            <text:p>1.360656</text:p>
          </table:table-cell>
          <table:table-cell table:number-columns-repeated="3"/>
          <table:table-cell table:formula="of:=SUM([.A1364];-[.E1364])" office:value-type="float" office:value="-0.721312" calcext:value-type="float">
            <text:p>-0.7213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365];-[.E1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788" calcext:value-type="float">
            <text:p>0.892788</text:p>
          </table:table-cell>
          <table:table-cell table:number-columns-repeated="3"/>
          <table:table-cell office:value-type="float" office:value="1.153786" calcext:value-type="float">
            <text:p>1.153786</text:p>
          </table:table-cell>
          <table:table-cell table:number-columns-repeated="3"/>
          <table:table-cell table:formula="of:=SUM([.A1366];-[.E1366])" office:value-type="float" office:value="-0.260998" calcext:value-type="float">
            <text:p>-0.2609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367];-[.E1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0417" calcext:value-type="float">
            <text:p>0.700417</text:p>
          </table:table-cell>
          <table:table-cell table:number-columns-repeated="3"/>
          <table:table-cell office:value-type="float" office:value="1.329162" calcext:value-type="float">
            <text:p>1.329162</text:p>
          </table:table-cell>
          <table:table-cell table:number-columns-repeated="3"/>
          <table:table-cell table:formula="of:=SUM([.A1368];-[.E1368])" office:value-type="float" office:value="-0.628745" calcext:value-type="float">
            <text:p>-0.628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369];-[.E1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2848" calcext:value-type="float">
            <text:p>0.722848</text:p>
          </table:table-cell>
          <table:table-cell table:number-columns-repeated="3"/>
          <table:table-cell office:value-type="float" office:value="1.292053" calcext:value-type="float">
            <text:p>1.292053</text:p>
          </table:table-cell>
          <table:table-cell table:number-columns-repeated="3"/>
          <table:table-cell table:formula="of:=SUM([.A1370];-[.E1370])" office:value-type="float" office:value="-0.569205" calcext:value-type="float">
            <text:p>-0.5692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371];-[.E1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432" calcext:value-type="float">
            <text:p>0.941432</text:p>
          </table:table-cell>
          <table:table-cell table:number-columns-repeated="3"/>
          <table:table-cell office:value-type="float" office:value="1.18225" calcext:value-type="float">
            <text:p>1.18225</text:p>
          </table:table-cell>
          <table:table-cell table:number-columns-repeated="3"/>
          <table:table-cell table:formula="of:=SUM([.A1372];-[.E1372])" office:value-type="float" office:value="-0.240818" calcext:value-type="float">
            <text:p>-0.2408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373];-[.E1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269" calcext:value-type="float">
            <text:p>0.743269</text:p>
          </table:table-cell>
          <table:table-cell table:number-columns-repeated="3"/>
          <table:table-cell office:value-type="float" office:value="1.303537" calcext:value-type="float">
            <text:p>1.303537</text:p>
          </table:table-cell>
          <table:table-cell table:number-columns-repeated="3"/>
          <table:table-cell table:formula="of:=SUM([.A1374];-[.E1374])" office:value-type="float" office:value="-0.560268" calcext:value-type="float">
            <text:p>-0.5602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375];-[.E1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155" calcext:value-type="float">
            <text:p>0.957155</text:p>
          </table:table-cell>
          <table:table-cell table:number-columns-repeated="3"/>
          <table:table-cell office:value-type="float" office:value="1.072454" calcext:value-type="float">
            <text:p>1.072454</text:p>
          </table:table-cell>
          <table:table-cell table:number-columns-repeated="3"/>
          <table:table-cell table:formula="of:=SUM([.A1376];-[.E1376])" office:value-type="float" office:value="-0.115299" calcext:value-type="float">
            <text:p>-0.1152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377];-[.E1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125" calcext:value-type="float">
            <text:p>0.746125</text:p>
          </table:table-cell>
          <table:table-cell table:number-columns-repeated="3"/>
          <table:table-cell office:value-type="float" office:value="1.263961" calcext:value-type="float">
            <text:p>1.263961</text:p>
          </table:table-cell>
          <table:table-cell table:number-columns-repeated="3"/>
          <table:table-cell table:formula="of:=SUM([.A1378];-[.E1378])" office:value-type="float" office:value="-0.517836" calcext:value-type="float">
            <text:p>-0.5178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379];-[.E1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137" calcext:value-type="float">
            <text:p>0.600137</text:p>
          </table:table-cell>
          <table:table-cell table:number-columns-repeated="3"/>
          <table:table-cell office:value-type="float" office:value="1.428754" calcext:value-type="float">
            <text:p>1.428754</text:p>
          </table:table-cell>
          <table:table-cell table:number-columns-repeated="3"/>
          <table:table-cell table:formula="of:=SUM([.A1380];-[.E1380])" office:value-type="float" office:value="-0.828617" calcext:value-type="float">
            <text:p>-0.82861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381];-[.E1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59" calcext:value-type="float">
            <text:p>0.73659</text:p>
          </table:table-cell>
          <table:table-cell table:number-columns-repeated="3"/>
          <table:table-cell office:value-type="float" office:value="1.281994" calcext:value-type="float">
            <text:p>1.281994</text:p>
          </table:table-cell>
          <table:table-cell table:number-columns-repeated="3"/>
          <table:table-cell table:formula="of:=SUM([.A1382];-[.E1382])" office:value-type="float" office:value="-0.545404" calcext:value-type="float">
            <text:p>-0.5454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383];-[.E1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3075" calcext:value-type="float">
            <text:p>1.023075</text:p>
          </table:table-cell>
          <table:table-cell table:number-columns-repeated="3"/>
          <table:table-cell office:value-type="float" office:value="1.0899" calcext:value-type="float">
            <text:p>1.0899</text:p>
          </table:table-cell>
          <table:table-cell table:number-columns-repeated="3"/>
          <table:table-cell table:formula="of:=SUM([.A1384];-[.E1384])" office:value-type="float" office:value="-0.0668250000000001" calcext:value-type="float">
            <text:p>-0.0668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385];-[.E1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348" calcext:value-type="float">
            <text:p>0.735348</text:p>
          </table:table-cell>
          <table:table-cell table:number-columns-repeated="3"/>
          <table:table-cell office:value-type="float" office:value="1.390959" calcext:value-type="float">
            <text:p>1.390959</text:p>
          </table:table-cell>
          <table:table-cell table:number-columns-repeated="3"/>
          <table:table-cell table:formula="of:=SUM([.A1386];-[.E1386])" office:value-type="float" office:value="-0.655611" calcext:value-type="float">
            <text:p>-0.6556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387];-[.E1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444" calcext:value-type="float">
            <text:p>0.682444</text:p>
          </table:table-cell>
          <table:table-cell table:number-columns-repeated="3"/>
          <table:table-cell office:value-type="float" office:value="1.336413" calcext:value-type="float">
            <text:p>1.336413</text:p>
          </table:table-cell>
          <table:table-cell table:number-columns-repeated="3"/>
          <table:table-cell table:formula="of:=SUM([.A1388];-[.E1388])" office:value-type="float" office:value="-0.653969" calcext:value-type="float">
            <text:p>-0.6539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389];-[.E1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677" calcext:value-type="float">
            <text:p>0.794677</text:p>
          </table:table-cell>
          <table:table-cell table:number-columns-repeated="3"/>
          <table:table-cell office:value-type="float" office:value="1.22936" calcext:value-type="float">
            <text:p>1.22936</text:p>
          </table:table-cell>
          <table:table-cell table:number-columns-repeated="3"/>
          <table:table-cell table:formula="of:=SUM([.A1390];-[.E1390])" office:value-type="float" office:value="-0.434683" calcext:value-type="float">
            <text:p>-0.4346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391];-[.E1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494" calcext:value-type="float">
            <text:p>0.731494</text:p>
          </table:table-cell>
          <table:table-cell table:number-columns-repeated="3"/>
          <table:table-cell office:value-type="float" office:value="1.293787" calcext:value-type="float">
            <text:p>1.293787</text:p>
          </table:table-cell>
          <table:table-cell table:number-columns-repeated="3"/>
          <table:table-cell table:formula="of:=SUM([.A1392];-[.E1392])" office:value-type="float" office:value="-0.562293" calcext:value-type="float">
            <text:p>-0.5622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393];-[.E1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453" calcext:value-type="float">
            <text:p>0.819453</text:p>
          </table:table-cell>
          <table:table-cell table:number-columns-repeated="3"/>
          <table:table-cell office:value-type="float" office:value="1.188408" calcext:value-type="float">
            <text:p>1.188408</text:p>
          </table:table-cell>
          <table:table-cell table:number-columns-repeated="3"/>
          <table:table-cell table:formula="of:=SUM([.A1394];-[.E1394])" office:value-type="float" office:value="-0.368955" calcext:value-type="float">
            <text:p>-0.36895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395];-[.E1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392" calcext:value-type="float">
            <text:p>0.936392</text:p>
          </table:table-cell>
          <table:table-cell table:number-columns-repeated="3"/>
          <table:table-cell office:value-type="float" office:value="1.794595" calcext:value-type="float">
            <text:p>1.794595</text:p>
          </table:table-cell>
          <table:table-cell table:number-columns-repeated="3"/>
          <table:table-cell table:formula="of:=SUM([.A1396];-[.E1396])" office:value-type="float" office:value="-0.858203" calcext:value-type="float">
            <text:p>-0.8582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397];-[.E1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2131" calcext:value-type="float">
            <text:p>1.672131</text:p>
          </table:table-cell>
          <table:table-cell table:number-columns-repeated="3"/>
          <table:table-cell office:value-type="float" office:value="2.081967" calcext:value-type="float">
            <text:p>2.081967</text:p>
          </table:table-cell>
          <table:table-cell table:number-columns-repeated="3"/>
          <table:table-cell table:formula="of:=SUM([.A1398];-[.E1398])" office:value-type="float" office:value="-0.409836" calcext:value-type="float">
            <text:p>-0.4098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399];-[.E1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035" calcext:value-type="float">
            <text:p>0.998035</text:p>
          </table:table-cell>
          <table:table-cell table:number-columns-repeated="3"/>
          <table:table-cell office:value-type="float" office:value="1.49368" calcext:value-type="float">
            <text:p>1.49368</text:p>
          </table:table-cell>
          <table:table-cell table:number-columns-repeated="3"/>
          <table:table-cell table:formula="of:=SUM([.A1400];-[.E1400])" office:value-type="float" office:value="-0.495645" calcext:value-type="float">
            <text:p>-0.4956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401];-[.E1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035" calcext:value-type="float">
            <text:p>0.711035</text:p>
          </table:table-cell>
          <table:table-cell table:number-columns-repeated="3"/>
          <table:table-cell office:value-type="float" office:value="1.994881" calcext:value-type="float">
            <text:p>1.994881</text:p>
          </table:table-cell>
          <table:table-cell table:number-columns-repeated="3"/>
          <table:table-cell table:formula="of:=SUM([.A1402];-[.E1402])" office:value-type="float" office:value="-1.283846" calcext:value-type="float">
            <text:p>-1.2838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403];-[.E1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649" calcext:value-type="float">
            <text:p>0.852649</text:p>
          </table:table-cell>
          <table:table-cell table:number-columns-repeated="3"/>
          <table:table-cell office:value-type="float" office:value="1.918378" calcext:value-type="float">
            <text:p>1.918378</text:p>
          </table:table-cell>
          <table:table-cell table:number-columns-repeated="3"/>
          <table:table-cell table:formula="of:=SUM([.A1404];-[.E1404])" office:value-type="float" office:value="-1.065729" calcext:value-type="float">
            <text:p>-1.0657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405];-[.E1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2658" calcext:value-type="float">
            <text:p>1.062658</text:p>
          </table:table-cell>
          <table:table-cell table:number-columns-repeated="3"/>
          <table:table-cell office:value-type="float" office:value="1.64319" calcext:value-type="float">
            <text:p>1.64319</text:p>
          </table:table-cell>
          <table:table-cell table:number-columns-repeated="3"/>
          <table:table-cell table:formula="of:=SUM([.A1406];-[.E1406])" office:value-type="float" office:value="-0.580532" calcext:value-type="float">
            <text:p>-0.5805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407];-[.E1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2244" calcext:value-type="float">
            <text:p>0.752244</text:p>
          </table:table-cell>
          <table:table-cell table:number-columns-repeated="3"/>
          <table:table-cell office:value-type="float" office:value="1.911139" calcext:value-type="float">
            <text:p>1.911139</text:p>
          </table:table-cell>
          <table:table-cell table:number-columns-repeated="3"/>
          <table:table-cell table:formula="of:=SUM([.A1408];-[.E1408])" office:value-type="float" office:value="-1.158895" calcext:value-type="float">
            <text:p>-1.1588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409];-[.E1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9249" calcext:value-type="float">
            <text:p>1.039249</text:p>
          </table:table-cell>
          <table:table-cell table:number-columns-repeated="3"/>
          <table:table-cell office:value-type="float" office:value="1.25199" calcext:value-type="float">
            <text:p>1.25199</text:p>
          </table:table-cell>
          <table:table-cell table:number-columns-repeated="3"/>
          <table:table-cell table:formula="of:=SUM([.A1410];-[.E1410])" office:value-type="float" office:value="-0.212741" calcext:value-type="float">
            <text:p>-0.2127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411];-[.E1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009" calcext:value-type="float">
            <text:p>0.761009</text:p>
          </table:table-cell>
          <table:table-cell table:number-columns-repeated="3"/>
          <table:table-cell office:value-type="float" office:value="1.794096" calcext:value-type="float">
            <text:p>1.794096</text:p>
          </table:table-cell>
          <table:table-cell table:number-columns-repeated="3"/>
          <table:table-cell table:formula="of:=SUM([.A1412];-[.E1412])" office:value-type="float" office:value="-1.033087" calcext:value-type="float">
            <text:p>-1.0330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413];-[.E1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8455" calcext:value-type="float">
            <text:p>0.668455</text:p>
          </table:table-cell>
          <table:table-cell table:number-columns-repeated="3"/>
          <table:table-cell office:value-type="float" office:value="2.290188" calcext:value-type="float">
            <text:p>2.290188</text:p>
          </table:table-cell>
          <table:table-cell table:number-columns-repeated="3"/>
          <table:table-cell table:formula="of:=SUM([.A1414];-[.E1414])" office:value-type="float" office:value="-1.621733" calcext:value-type="float">
            <text:p>-1.6217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415];-[.E1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68" calcext:value-type="float">
            <text:p>0.840068</text:p>
          </table:table-cell>
          <table:table-cell table:number-columns-repeated="3"/>
          <table:table-cell office:value-type="float" office:value="1.860763" calcext:value-type="float">
            <text:p>1.860763</text:p>
          </table:table-cell>
          <table:table-cell table:number-columns-repeated="3"/>
          <table:table-cell table:formula="of:=SUM([.A1416];-[.E1416])" office:value-type="float" office:value="-1.020695" calcext:value-type="float">
            <text:p>-1.0206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417];-[.E1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6043" calcext:value-type="float">
            <text:p>1.206043</text:p>
          </table:table-cell>
          <table:table-cell table:number-columns-repeated="3"/>
          <table:table-cell office:value-type="float" office:value="1.288545" calcext:value-type="float">
            <text:p>1.288545</text:p>
          </table:table-cell>
          <table:table-cell table:number-columns-repeated="3"/>
          <table:table-cell table:formula="of:=SUM([.A1418];-[.E1418])" office:value-type="float" office:value="-0.0825020000000001" calcext:value-type="float">
            <text:p>-0.0825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419];-[.E1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294" calcext:value-type="float">
            <text:p>0.753294</text:p>
          </table:table-cell>
          <table:table-cell table:number-columns-repeated="3"/>
          <table:table-cell office:value-type="float" office:value="2.176284" calcext:value-type="float">
            <text:p>2.176284</text:p>
          </table:table-cell>
          <table:table-cell table:number-columns-repeated="3"/>
          <table:table-cell table:formula="of:=SUM([.A1420];-[.E1420])" office:value-type="float" office:value="-1.42299" calcext:value-type="float">
            <text:p>-1.4229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421];-[.E1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029" calcext:value-type="float">
            <text:p>0.82029</text:p>
          </table:table-cell>
          <table:table-cell table:number-columns-repeated="3"/>
          <table:table-cell office:value-type="float" office:value="2.009806" calcext:value-type="float">
            <text:p>2.009806</text:p>
          </table:table-cell>
          <table:table-cell table:number-columns-repeated="3"/>
          <table:table-cell table:formula="of:=SUM([.A1422];-[.E1422])" office:value-type="float" office:value="-1.189516" calcext:value-type="float">
            <text:p>-1.1895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423];-[.E1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874" calcext:value-type="float">
            <text:p>0.854874</text:p>
          </table:table-cell>
          <table:table-cell table:number-columns-repeated="3"/>
          <table:table-cell office:value-type="float" office:value="1.695186" calcext:value-type="float">
            <text:p>1.695186</text:p>
          </table:table-cell>
          <table:table-cell table:number-columns-repeated="3"/>
          <table:table-cell table:formula="of:=SUM([.A1424];-[.E1424])" office:value-type="float" office:value="-0.840312" calcext:value-type="float">
            <text:p>-0.8403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425];-[.E1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2935" calcext:value-type="float">
            <text:p>0.872935</text:p>
          </table:table-cell>
          <table:table-cell table:number-columns-repeated="3"/>
          <table:table-cell office:value-type="float" office:value="1.891276" calcext:value-type="float">
            <text:p>1.891276</text:p>
          </table:table-cell>
          <table:table-cell table:number-columns-repeated="3"/>
          <table:table-cell table:formula="of:=SUM([.A1426];-[.E1426])" office:value-type="float" office:value="-1.018341" calcext:value-type="float">
            <text:p>-1.0183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427];-[.E1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64" calcext:value-type="float">
            <text:p>0.83664</text:p>
          </table:table-cell>
          <table:table-cell table:number-columns-repeated="3"/>
          <table:table-cell office:value-type="float" office:value="1.603894" calcext:value-type="float">
            <text:p>1.603894</text:p>
          </table:table-cell>
          <table:table-cell table:number-columns-repeated="3"/>
          <table:table-cell table:formula="of:=SUM([.A1428];-[.E1428])" office:value-type="float" office:value="-0.767254" calcext:value-type="float">
            <text:p>-0.7672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429];-[.E1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4387" calcext:value-type="float">
            <text:p>1.024387</text:p>
          </table:table-cell>
          <table:table-cell table:number-columns-repeated="3"/>
          <table:table-cell office:value-type="float" office:value="3.27027" calcext:value-type="float">
            <text:p>3.27027</text:p>
          </table:table-cell>
          <table:table-cell table:number-columns-repeated="3"/>
          <table:table-cell table:formula="of:=SUM([.A1430];-[.E1430])" office:value-type="float" office:value="-2.245883" calcext:value-type="float">
            <text:p>-2.2458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431];-[.E1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8033" calcext:value-type="float">
            <text:p>2.918033</text:p>
          </table:table-cell>
          <table:table-cell table:number-columns-repeated="3"/>
          <table:table-cell office:value-type="float" office:value="3.52459" calcext:value-type="float">
            <text:p>3.52459</text:p>
          </table:table-cell>
          <table:table-cell table:number-columns-repeated="3"/>
          <table:table-cell table:formula="of:=SUM([.A1432];-[.E1432])" office:value-type="float" office:value="-0.606557" calcext:value-type="float">
            <text:p>-0.60655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433];-[.E1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004" calcext:value-type="float">
            <text:p>1.243004</text:p>
          </table:table-cell>
          <table:table-cell table:number-columns-repeated="3"/>
          <table:table-cell office:value-type="float" office:value="2.26474" calcext:value-type="float">
            <text:p>2.26474</text:p>
          </table:table-cell>
          <table:table-cell table:number-columns-repeated="3"/>
          <table:table-cell table:formula="of:=SUM([.A1434];-[.E1434])" office:value-type="float" office:value="-1.021736" calcext:value-type="float">
            <text:p>-1.0217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435];-[.E1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22" calcext:value-type="float">
            <text:p>0.994122</text:p>
          </table:table-cell>
          <table:table-cell table:number-columns-repeated="3"/>
          <table:table-cell office:value-type="float" office:value="3.334661" calcext:value-type="float">
            <text:p>3.334661</text:p>
          </table:table-cell>
          <table:table-cell table:number-columns-repeated="3"/>
          <table:table-cell table:formula="of:=SUM([.A1436];-[.E1436])" office:value-type="float" office:value="-2.340539" calcext:value-type="float">
            <text:p>-2.3405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437];-[.E1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3675" calcext:value-type="float">
            <text:p>1.123675</text:p>
          </table:table-cell>
          <table:table-cell table:number-columns-repeated="3"/>
          <table:table-cell office:value-type="float" office:value="3.199669" calcext:value-type="float">
            <text:p>3.199669</text:p>
          </table:table-cell>
          <table:table-cell table:number-columns-repeated="3"/>
          <table:table-cell table:formula="of:=SUM([.A1438];-[.E1438])" office:value-type="float" office:value="-2.075994" calcext:value-type="float">
            <text:p>-2.0759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439];-[.E1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1472" calcext:value-type="float">
            <text:p>1.241472</text:p>
          </table:table-cell>
          <table:table-cell table:number-columns-repeated="3"/>
          <table:table-cell office:value-type="float" office:value="2.761309" calcext:value-type="float">
            <text:p>2.761309</text:p>
          </table:table-cell>
          <table:table-cell table:number-columns-repeated="3"/>
          <table:table-cell table:formula="of:=SUM([.A1440];-[.E1440])" office:value-type="float" office:value="-1.519837" calcext:value-type="float">
            <text:p>-1.5198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441];-[.E1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3609" calcext:value-type="float">
            <text:p>1.033609</text:p>
          </table:table-cell>
          <table:table-cell table:number-columns-repeated="3"/>
          <table:table-cell office:value-type="float" office:value="3.245469" calcext:value-type="float">
            <text:p>3.245469</text:p>
          </table:table-cell>
          <table:table-cell table:number-columns-repeated="3"/>
          <table:table-cell table:formula="of:=SUM([.A1442];-[.E1442])" office:value-type="float" office:value="-2.21186" calcext:value-type="float">
            <text:p>-2.211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443];-[.E1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7543" calcext:value-type="float">
            <text:p>1.227543</text:p>
          </table:table-cell>
          <table:table-cell table:number-columns-repeated="3"/>
          <table:table-cell office:value-type="float" office:value="1.715351" calcext:value-type="float">
            <text:p>1.715351</text:p>
          </table:table-cell>
          <table:table-cell table:number-columns-repeated="3"/>
          <table:table-cell table:formula="of:=SUM([.A1444];-[.E1444])" office:value-type="float" office:value="-0.487808" calcext:value-type="float">
            <text:p>-0.4878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445];-[.E1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3321" calcext:value-type="float">
            <text:p>1.103321</text:p>
          </table:table-cell>
          <table:table-cell table:number-columns-repeated="3"/>
          <table:table-cell office:value-type="float" office:value="2.899385" calcext:value-type="float">
            <text:p>2.899385</text:p>
          </table:table-cell>
          <table:table-cell table:number-columns-repeated="3"/>
          <table:table-cell table:formula="of:=SUM([.A1446];-[.E1446])" office:value-type="float" office:value="-1.796064" calcext:value-type="float">
            <text:p>-1.7960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447];-[.E1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268" calcext:value-type="float">
            <text:p>0.735268</text:p>
          </table:table-cell>
          <table:table-cell table:number-columns-repeated="3"/>
          <table:table-cell office:value-type="float" office:value="4.026699" calcext:value-type="float">
            <text:p>4.026699</text:p>
          </table:table-cell>
          <table:table-cell table:number-columns-repeated="3"/>
          <table:table-cell table:formula="of:=SUM([.A1448];-[.E1448])" office:value-type="float" office:value="-3.291431" calcext:value-type="float">
            <text:p>-3.2914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449];-[.E1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141" calcext:value-type="float">
            <text:p>1.000141</text:p>
          </table:table-cell>
          <table:table-cell table:number-columns-repeated="3"/>
          <table:table-cell office:value-type="float" office:value="3.041954" calcext:value-type="float">
            <text:p>3.041954</text:p>
          </table:table-cell>
          <table:table-cell table:number-columns-repeated="3"/>
          <table:table-cell table:formula="of:=SUM([.A1450];-[.E1450])" office:value-type="float" office:value="-2.041813" calcext:value-type="float">
            <text:p>-2.0418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451];-[.E1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828" calcext:value-type="float">
            <text:p>1.198828</text:p>
          </table:table-cell>
          <table:table-cell table:number-columns-repeated="3"/>
          <table:table-cell office:value-type="float" office:value="1.787364" calcext:value-type="float">
            <text:p>1.787364</text:p>
          </table:table-cell>
          <table:table-cell table:number-columns-repeated="3"/>
          <table:table-cell table:formula="of:=SUM([.A1452];-[.E1452])" office:value-type="float" office:value="-0.588536" calcext:value-type="float">
            <text:p>-0.5885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453];-[.E1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908" calcext:value-type="float">
            <text:p>0.801908</text:p>
          </table:table-cell>
          <table:table-cell table:number-columns-repeated="3"/>
          <table:table-cell office:value-type="float" office:value="3.760563" calcext:value-type="float">
            <text:p>3.760563</text:p>
          </table:table-cell>
          <table:table-cell table:number-columns-repeated="3"/>
          <table:table-cell table:formula="of:=SUM([.A1454];-[.E1454])" office:value-type="float" office:value="-2.958655" calcext:value-type="float">
            <text:p>-2.95865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455];-[.E1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748" calcext:value-type="float">
            <text:p>0.911748</text:p>
          </table:table-cell>
          <table:table-cell table:number-columns-repeated="3"/>
          <table:table-cell office:value-type="float" office:value="3.383934" calcext:value-type="float">
            <text:p>3.383934</text:p>
          </table:table-cell>
          <table:table-cell table:number-columns-repeated="3"/>
          <table:table-cell table:formula="of:=SUM([.A1456];-[.E1456])" office:value-type="float" office:value="-2.472186" calcext:value-type="float">
            <text:p>-2.4721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457];-[.E1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914" calcext:value-type="float">
            <text:p>0.977914</text:p>
          </table:table-cell>
          <table:table-cell table:number-columns-repeated="3"/>
          <table:table-cell office:value-type="float" office:value="2.746952" calcext:value-type="float">
            <text:p>2.746952</text:p>
          </table:table-cell>
          <table:table-cell table:number-columns-repeated="3"/>
          <table:table-cell table:formula="of:=SUM([.A1458];-[.E1458])" office:value-type="float" office:value="-1.769038" calcext:value-type="float">
            <text:p>-1.76903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459];-[.E1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121" calcext:value-type="float">
            <text:p>0.909121</text:p>
          </table:table-cell>
          <table:table-cell table:number-columns-repeated="3"/>
          <table:table-cell office:value-type="float" office:value="3.160608" calcext:value-type="float">
            <text:p>3.160608</text:p>
          </table:table-cell>
          <table:table-cell table:number-columns-repeated="3"/>
          <table:table-cell table:formula="of:=SUM([.A1460];-[.E1460])" office:value-type="float" office:value="-2.251487" calcext:value-type="float">
            <text:p>-2.2514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461];-[.E1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312" calcext:value-type="float">
            <text:p>0.974312</text:p>
          </table:table-cell>
          <table:table-cell table:number-columns-repeated="3"/>
          <table:table-cell office:value-type="float" office:value="2.477557" calcext:value-type="float">
            <text:p>2.477557</text:p>
          </table:table-cell>
          <table:table-cell table:number-columns-repeated="3"/>
          <table:table-cell table:formula="of:=SUM([.A1462];-[.E1462])" office:value-type="float" office:value="-1.503245" calcext:value-type="float">
            <text:p>-1.5032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463];-[.E1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7668" calcext:value-type="float">
            <text:p>1.207668</text:p>
          </table:table-cell>
          <table:table-cell table:number-columns-repeated="3"/>
          <table:table-cell office:value-type="float" office:value="5.981772" calcext:value-type="float">
            <text:p>5.981772</text:p>
          </table:table-cell>
          <table:table-cell table:number-columns-repeated="3"/>
          <table:table-cell table:formula="of:=SUM([.A1464];-[.E1464])" office:value-type="float" office:value="-4.774104" calcext:value-type="float">
            <text:p>-4.7741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465];-[.E1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04918" calcext:value-type="float">
            <text:p>5.704918</text:p>
          </table:table-cell>
          <table:table-cell table:number-columns-repeated="3"/>
          <table:table-cell office:value-type="float" office:value="6.409836" calcext:value-type="float">
            <text:p>6.409836</text:p>
          </table:table-cell>
          <table:table-cell table:number-columns-repeated="3"/>
          <table:table-cell table:formula="of:=SUM([.A1466];-[.E1466])" office:value-type="float" office:value="-0.704918" calcext:value-type="float">
            <text:p>-0.7049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467];-[.E1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2787" calcext:value-type="float">
            <text:p>2.192787</text:p>
          </table:table-cell>
          <table:table-cell table:number-columns-repeated="3"/>
          <table:table-cell office:value-type="float" office:value="4.06799" calcext:value-type="float">
            <text:p>4.06799</text:p>
          </table:table-cell>
          <table:table-cell table:number-columns-repeated="3"/>
          <table:table-cell table:formula="of:=SUM([.A1468];-[.E1468])" office:value-type="float" office:value="-1.875203" calcext:value-type="float">
            <text:p>-1.8752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469];-[.E1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058" calcext:value-type="float">
            <text:p>1.31058</text:p>
          </table:table-cell>
          <table:table-cell table:number-columns-repeated="3"/>
          <table:table-cell office:value-type="float" office:value="6.076792" calcext:value-type="float">
            <text:p>6.076792</text:p>
          </table:table-cell>
          <table:table-cell table:number-columns-repeated="3"/>
          <table:table-cell table:formula="of:=SUM([.A1470];-[.E1470])" office:value-type="float" office:value="-4.766212" calcext:value-type="float">
            <text:p>-4.766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471];-[.E1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8576" calcext:value-type="float">
            <text:p>1.638576</text:p>
          </table:table-cell>
          <table:table-cell table:number-columns-repeated="3"/>
          <table:table-cell office:value-type="float" office:value="5.785596" calcext:value-type="float">
            <text:p>5.785596</text:p>
          </table:table-cell>
          <table:table-cell table:number-columns-repeated="3"/>
          <table:table-cell table:formula="of:=SUM([.A1472];-[.E1472])" office:value-type="float" office:value="-4.14702" calcext:value-type="float">
            <text:p>-4.147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473];-[.E1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589" calcext:value-type="float">
            <text:p>1.60589</text:p>
          </table:table-cell>
          <table:table-cell table:number-columns-repeated="3"/>
          <table:table-cell office:value-type="float" office:value="5.568098" calcext:value-type="float">
            <text:p>5.568098</text:p>
          </table:table-cell>
          <table:table-cell table:number-columns-repeated="3"/>
          <table:table-cell table:formula="of:=SUM([.A1474];-[.E1474])" office:value-type="float" office:value="-3.962208" calcext:value-type="float">
            <text:p>-3.9622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475];-[.E1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7558" calcext:value-type="float">
            <text:p>1.357558</text:p>
          </table:table-cell>
          <table:table-cell table:number-columns-repeated="3"/>
          <table:table-cell office:value-type="float" office:value="5.919937" calcext:value-type="float">
            <text:p>5.919937</text:p>
          </table:table-cell>
          <table:table-cell table:number-columns-repeated="3"/>
          <table:table-cell table:formula="of:=SUM([.A1476];-[.E1476])" office:value-type="float" office:value="-4.562379" calcext:value-type="float">
            <text:p>-4.5623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477];-[.E1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1599" calcext:value-type="float">
            <text:p>1.641599</text:p>
          </table:table-cell>
          <table:table-cell table:number-columns-repeated="3"/>
          <table:table-cell office:value-type="float" office:value="3.383296" calcext:value-type="float">
            <text:p>3.383296</text:p>
          </table:table-cell>
          <table:table-cell table:number-columns-repeated="3"/>
          <table:table-cell table:formula="of:=SUM([.A1478];-[.E1478])" office:value-type="float" office:value="-1.741697" calcext:value-type="float">
            <text:p>-1.74169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479];-[.E1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7417" calcext:value-type="float">
            <text:p>1.597417</text:p>
          </table:table-cell>
          <table:table-cell table:number-columns-repeated="3"/>
          <table:table-cell office:value-type="float" office:value="5.193727" calcext:value-type="float">
            <text:p>5.193727</text:p>
          </table:table-cell>
          <table:table-cell table:number-columns-repeated="3"/>
          <table:table-cell table:formula="of:=SUM([.A1480];-[.E1480])" office:value-type="float" office:value="-3.59631" calcext:value-type="float">
            <text:p>-3.596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481];-[.E1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78" calcext:value-type="float">
            <text:p>1.16978</text:p>
          </table:table-cell>
          <table:table-cell table:number-columns-repeated="3"/>
          <table:table-cell office:value-type="float" office:value="7.537807" calcext:value-type="float">
            <text:p>7.537807</text:p>
          </table:table-cell>
          <table:table-cell table:number-columns-repeated="3"/>
          <table:table-cell table:formula="of:=SUM([.A1482];-[.E1482])" office:value-type="float" office:value="-6.368027" calcext:value-type="float">
            <text:p>-6.3680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483];-[.E1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1495" calcext:value-type="float">
            <text:p>1.461495</text:p>
          </table:table-cell>
          <table:table-cell table:number-columns-repeated="3"/>
          <table:table-cell office:value-type="float" office:value="5.529776" calcext:value-type="float">
            <text:p>5.529776</text:p>
          </table:table-cell>
          <table:table-cell table:number-columns-repeated="3"/>
          <table:table-cell table:formula="of:=SUM([.A1484];-[.E1484])" office:value-type="float" office:value="-4.068281" calcext:value-type="float">
            <text:p>-4.06828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485];-[.E1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8221" calcext:value-type="float">
            <text:p>1.628221</text:p>
          </table:table-cell>
          <table:table-cell table:number-columns-repeated="3"/>
          <table:table-cell office:value-type="float" office:value="3.032232" calcext:value-type="float">
            <text:p>3.032232</text:p>
          </table:table-cell>
          <table:table-cell table:number-columns-repeated="3"/>
          <table:table-cell table:formula="of:=SUM([.A1486];-[.E1486])" office:value-type="float" office:value="-1.404011" calcext:value-type="float">
            <text:p>-1.4040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487];-[.E1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582" calcext:value-type="float">
            <text:p>1.19582</text:p>
          </table:table-cell>
          <table:table-cell table:number-columns-repeated="3"/>
          <table:table-cell office:value-type="float" office:value="6.942753" calcext:value-type="float">
            <text:p>6.942753</text:p>
          </table:table-cell>
          <table:table-cell table:number-columns-repeated="3"/>
          <table:table-cell table:formula="of:=SUM([.A1488];-[.E1488])" office:value-type="float" office:value="-5.746933" calcext:value-type="float">
            <text:p>-5.7469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489];-[.E1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4716" calcext:value-type="float">
            <text:p>1.334716</text:p>
          </table:table-cell>
          <table:table-cell table:number-columns-repeated="3"/>
          <table:table-cell office:value-type="float" office:value="6.145201" calcext:value-type="float">
            <text:p>6.145201</text:p>
          </table:table-cell>
          <table:table-cell table:number-columns-repeated="3"/>
          <table:table-cell table:formula="of:=SUM([.A1490];-[.E1490])" office:value-type="float" office:value="-4.810485" calcext:value-type="float">
            <text:p>-4.8104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491];-[.E1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87" calcext:value-type="float">
            <text:p>1.61987</text:p>
          </table:table-cell>
          <table:table-cell table:number-columns-repeated="3"/>
          <table:table-cell office:value-type="float" office:value="5.205393" calcext:value-type="float">
            <text:p>5.205393</text:p>
          </table:table-cell>
          <table:table-cell table:number-columns-repeated="3"/>
          <table:table-cell table:formula="of:=SUM([.A1492];-[.E1492])" office:value-type="float" office:value="-3.585523" calcext:value-type="float">
            <text:p>-3.58552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493];-[.E1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3754" calcext:value-type="float">
            <text:p>1.393754</text:p>
          </table:table-cell>
          <table:table-cell table:number-columns-repeated="3"/>
          <table:table-cell office:value-type="float" office:value="5.999174" calcext:value-type="float">
            <text:p>5.999174</text:p>
          </table:table-cell>
          <table:table-cell table:number-columns-repeated="3"/>
          <table:table-cell table:formula="of:=SUM([.A1494];-[.E1494])" office:value-type="float" office:value="-4.60542" calcext:value-type="float">
            <text:p>-4.605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495];-[.E1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7557" calcext:value-type="float">
            <text:p>1.477557</text:p>
          </table:table-cell>
          <table:table-cell table:number-columns-repeated="3"/>
          <table:table-cell office:value-type="float" office:value="4.684523" calcext:value-type="float">
            <text:p>4.684523</text:p>
          </table:table-cell>
          <table:table-cell table:number-columns-repeated="3"/>
          <table:table-cell table:formula="of:=SUM([.A1496];-[.E1496])" office:value-type="float" office:value="-3.206966" calcext:value-type="float">
            <text:p>-3.2069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497];-[.E1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7153" calcext:value-type="float">
            <text:p>1.027153</text:p>
          </table:table-cell>
          <table:table-cell table:number-columns-repeated="3"/>
          <table:table-cell office:value-type="float" office:value="1.135387" calcext:value-type="float">
            <text:p>1.135387</text:p>
          </table:table-cell>
          <table:table-cell table:number-columns-repeated="3"/>
          <table:table-cell table:formula="of:=SUM([.A1498];-[.E1498])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499];-[.E1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705" calcext:value-type="float">
            <text:p>0.737705</text:p>
          </table:table-cell>
          <table:table-cell table:number-columns-repeated="3"/>
          <table:table-cell office:value-type="float" office:value="1.278689" calcext:value-type="float">
            <text:p>1.278689</text:p>
          </table:table-cell>
          <table:table-cell table:number-columns-repeated="3"/>
          <table:table-cell table:formula="of:=SUM([.A1500];-[.E1500])" office:value-type="float" office:value="-0.540984" calcext:value-type="float">
            <text:p>-0.5409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501];-[.E1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323" calcext:value-type="float">
            <text:p>0.928323</text:p>
          </table:table-cell>
          <table:table-cell table:number-columns-repeated="3"/>
          <table:table-cell office:value-type="float" office:value="1.106825" calcext:value-type="float">
            <text:p>1.106825</text:p>
          </table:table-cell>
          <table:table-cell table:number-columns-repeated="3"/>
          <table:table-cell table:formula="of:=SUM([.A1502];-[.E1502])" office:value-type="float" office:value="-0.178502" calcext:value-type="float">
            <text:p>-0.1785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503];-[.E15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518" calcext:value-type="float">
            <text:p>0.855518</text:p>
          </table:table-cell>
          <table:table-cell table:number-columns-repeated="3"/>
          <table:table-cell office:value-type="float" office:value="1.170459" calcext:value-type="float">
            <text:p>1.170459</text:p>
          </table:table-cell>
          <table:table-cell table:number-columns-repeated="3"/>
          <table:table-cell table:formula="of:=SUM([.A1504];-[.E1504])" office:value-type="float" office:value="-0.314941" calcext:value-type="float">
            <text:p>-0.3149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505];-[.E15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285" calcext:value-type="float">
            <text:p>0.857285</text:p>
          </table:table-cell>
          <table:table-cell table:number-columns-repeated="3"/>
          <table:table-cell office:value-type="float" office:value="1.151987" calcext:value-type="float">
            <text:p>1.151987</text:p>
          </table:table-cell>
          <table:table-cell table:number-columns-repeated="3"/>
          <table:table-cell table:formula="of:=SUM([.A1506];-[.E1506])" office:value-type="float" office:value="-0.294702" calcext:value-type="float">
            <text:p>-0.2947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507];-[.E15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18" calcext:value-type="float">
            <text:p>0.999018</text:p>
          </table:table-cell>
          <table:table-cell table:number-columns-repeated="3"/>
          <table:table-cell office:value-type="float" office:value="1.104131" calcext:value-type="float">
            <text:p>1.104131</text:p>
          </table:table-cell>
          <table:table-cell table:number-columns-repeated="3"/>
          <table:table-cell table:formula="of:=SUM([.A1508];-[.E1508])" office:value-type="float" office:value="-0.105113" calcext:value-type="float">
            <text:p>-0.1051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509];-[.E15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375" calcext:value-type="float">
            <text:p>0.890375</text:p>
          </table:table-cell>
          <table:table-cell table:number-columns-repeated="3"/>
          <table:table-cell office:value-type="float" office:value="1.156255" calcext:value-type="float">
            <text:p>1.156255</text:p>
          </table:table-cell>
          <table:table-cell table:number-columns-repeated="3"/>
          <table:table-cell table:formula="of:=SUM([.A1510];-[.E1510])" office:value-type="float" office:value="-0.26588" calcext:value-type="float">
            <text:p>-0.265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511];-[.E15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508" calcext:value-type="float">
            <text:p>0.987508</text:p>
          </table:table-cell>
          <table:table-cell table:number-columns-repeated="3"/>
          <table:table-cell office:value-type="float" office:value="1.045871" calcext:value-type="float">
            <text:p>1.045871</text:p>
          </table:table-cell>
          <table:table-cell table:number-columns-repeated="3"/>
          <table:table-cell table:formula="of:=SUM([.A1512];-[.E1512])" office:value-type="float" office:value="-0.0583630000000001" calcext:value-type="float">
            <text:p>-0.0583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513];-[.E15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351" calcext:value-type="float">
            <text:p>0.855351</text:p>
          </table:table-cell>
          <table:table-cell table:number-columns-repeated="3"/>
          <table:table-cell office:value-type="float" office:value="1.158303" calcext:value-type="float">
            <text:p>1.158303</text:p>
          </table:table-cell>
          <table:table-cell table:number-columns-repeated="3"/>
          <table:table-cell table:formula="of:=SUM([.A1514];-[.E1514])" office:value-type="float" office:value="-0.302952" calcext:value-type="float">
            <text:p>-0.3029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515];-[.E15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2017" calcext:value-type="float">
            <text:p>0.722017</text:p>
          </table:table-cell>
          <table:table-cell table:number-columns-repeated="3"/>
          <table:table-cell office:value-type="float" office:value="1.290057" calcext:value-type="float">
            <text:p>1.290057</text:p>
          </table:table-cell>
          <table:table-cell table:number-columns-repeated="3"/>
          <table:table-cell table:formula="of:=SUM([.A1516];-[.E1516])" office:value-type="float" office:value="-0.56804" calcext:value-type="float">
            <text:p>-0.568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517];-[.E1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987" calcext:value-type="float">
            <text:p>0.864987</text:p>
          </table:table-cell>
          <table:table-cell table:number-columns-repeated="3"/>
          <table:table-cell office:value-type="float" office:value="1.160636" calcext:value-type="float">
            <text:p>1.160636</text:p>
          </table:table-cell>
          <table:table-cell table:number-columns-repeated="3"/>
          <table:table-cell table:formula="of:=SUM([.A1518];-[.E1518])" office:value-type="float" office:value="-0.295649" calcext:value-type="float">
            <text:p>-0.29564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519];-[.E15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6572" calcext:value-type="float">
            <text:p>1.036572</text:p>
          </table:table-cell>
          <table:table-cell table:number-columns-repeated="3"/>
          <table:table-cell office:value-type="float" office:value="1.054061" calcext:value-type="float">
            <text:p>1.054061</text:p>
          </table:table-cell>
          <table:table-cell table:number-columns-repeated="3"/>
          <table:table-cell table:formula="of:=SUM([.A1520];-[.E1520])" office:value-type="float" office:value="-0.0174889999999999" calcext:value-type="float">
            <text:p>-0.0174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521];-[.E15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762" calcext:value-type="float">
            <text:p>0.922762</text:p>
          </table:table-cell>
          <table:table-cell table:number-columns-repeated="3"/>
          <table:table-cell office:value-type="float" office:value="1.202408" calcext:value-type="float">
            <text:p>1.202408</text:p>
          </table:table-cell>
          <table:table-cell table:number-columns-repeated="3"/>
          <table:table-cell table:formula="of:=SUM([.A1522];-[.E1522])" office:value-type="float" office:value="-0.279646" calcext:value-type="float">
            <text:p>-0.2796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523];-[.E1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976" calcext:value-type="float">
            <text:p>0.841976</text:p>
          </table:table-cell>
          <table:table-cell table:number-columns-repeated="3"/>
          <table:table-cell office:value-type="float" office:value="1.175561" calcext:value-type="float">
            <text:p>1.175561</text:p>
          </table:table-cell>
          <table:table-cell table:number-columns-repeated="3"/>
          <table:table-cell table:formula="of:=SUM([.A1524];-[.E1524])" office:value-type="float" office:value="-0.333585" calcext:value-type="float">
            <text:p>-0.3335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525];-[.E1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599" calcext:value-type="float">
            <text:p>0.885599</text:p>
          </table:table-cell>
          <table:table-cell table:number-columns-repeated="3"/>
          <table:table-cell office:value-type="float" office:value="1.137881" calcext:value-type="float">
            <text:p>1.137881</text:p>
          </table:table-cell>
          <table:table-cell table:number-columns-repeated="3"/>
          <table:table-cell table:formula="of:=SUM([.A1526];-[.E1526])" office:value-type="float" office:value="-0.252282" calcext:value-type="float">
            <text:p>-0.2522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527];-[.E1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291" calcext:value-type="float">
            <text:p>0.870291</text:p>
          </table:table-cell>
          <table:table-cell table:number-columns-repeated="3"/>
          <table:table-cell office:value-type="float" office:value="1.152842" calcext:value-type="float">
            <text:p>1.152842</text:p>
          </table:table-cell>
          <table:table-cell table:number-columns-repeated="3"/>
          <table:table-cell table:formula="of:=SUM([.A1528];-[.E1528])" office:value-type="float" office:value="-0.282551" calcext:value-type="float">
            <text:p>-0.28255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529];-[.E1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5933" calcext:value-type="float">
            <text:p>0.905933</text:p>
          </table:table-cell>
          <table:table-cell table:number-columns-repeated="3"/>
          <table:table-cell office:value-type="float" office:value="1.104123" calcext:value-type="float">
            <text:p>1.104123</text:p>
          </table:table-cell>
          <table:table-cell table:number-columns-repeated="3"/>
          <table:table-cell table:formula="of:=SUM([.A1530];-[.E1530])" office:value-type="float" office:value="-0.19819" calcext:value-type="float">
            <text:p>-0.198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531];-[.E1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4444" calcext:value-type="float">
            <text:p>1.034444</text:p>
          </table:table-cell>
          <table:table-cell table:number-columns-repeated="3"/>
          <table:table-cell office:value-type="float" office:value="1.413325" calcext:value-type="float">
            <text:p>1.413325</text:p>
          </table:table-cell>
          <table:table-cell table:number-columns-repeated="3"/>
          <table:table-cell table:formula="of:=SUM([.A1532];-[.E1532])" office:value-type="float" office:value="-0.378881" calcext:value-type="float">
            <text:p>-0.37888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533];-[.E15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18" calcext:value-type="float">
            <text:p>1.704918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1534];-[.E1534])" office:value-type="float" office:value="-0.131148" calcext:value-type="float">
            <text:p>-0.1311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535];-[.E15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8206" calcext:value-type="float">
            <text:p>1.038206</text:p>
          </table:table-cell>
          <table:table-cell table:number-columns-repeated="3"/>
          <table:table-cell office:value-type="float" office:value="1.345613" calcext:value-type="float">
            <text:p>1.345613</text:p>
          </table:table-cell>
          <table:table-cell table:number-columns-repeated="3"/>
          <table:table-cell table:formula="of:=SUM([.A1536];-[.E1536])" office:value-type="float" office:value="-0.307407" calcext:value-type="float">
            <text:p>-0.30740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537];-[.E15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98" calcext:value-type="float">
            <text:p>0.86898</text:p>
          </table:table-cell>
          <table:table-cell table:number-columns-repeated="3"/>
          <table:table-cell office:value-type="float" office:value="1.517634" calcext:value-type="float">
            <text:p>1.517634</text:p>
          </table:table-cell>
          <table:table-cell table:number-columns-repeated="3"/>
          <table:table-cell table:formula="of:=SUM([.A1538];-[.E1538])" office:value-type="float" office:value="-0.648654" calcext:value-type="float">
            <text:p>-0.6486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539];-[.E1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113" calcext:value-type="float">
            <text:p>0.958113</text:p>
          </table:table-cell>
          <table:table-cell table:number-columns-repeated="3"/>
          <table:table-cell office:value-type="float" office:value="1.487748" calcext:value-type="float">
            <text:p>1.487748</text:p>
          </table:table-cell>
          <table:table-cell table:number-columns-repeated="3"/>
          <table:table-cell table:formula="of:=SUM([.A1540];-[.E1540])" office:value-type="float" office:value="-0.529635" calcext:value-type="float">
            <text:p>-0.5296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541];-[.E1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098" calcext:value-type="float">
            <text:p>1.128098</text:p>
          </table:table-cell>
          <table:table-cell table:number-columns-repeated="3"/>
          <table:table-cell office:value-type="float" office:value="1.411288" calcext:value-type="float">
            <text:p>1.411288</text:p>
          </table:table-cell>
          <table:table-cell table:number-columns-repeated="3"/>
          <table:table-cell table:formula="of:=SUM([.A1542];-[.E1542])" office:value-type="float" office:value="-0.28319" calcext:value-type="float">
            <text:p>-0.283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543];-[.E15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173" calcext:value-type="float">
            <text:p>0.899173</text:p>
          </table:table-cell>
          <table:table-cell table:number-columns-repeated="3"/>
          <table:table-cell office:value-type="float" office:value="1.469294" calcext:value-type="float">
            <text:p>1.469294</text:p>
          </table:table-cell>
          <table:table-cell table:number-columns-repeated="3"/>
          <table:table-cell table:formula="of:=SUM([.A1544];-[.E1544])" office:value-type="float" office:value="-0.570121" calcext:value-type="float">
            <text:p>-0.57012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545];-[.E15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1707" calcext:value-type="float">
            <text:p>1.091707</text:p>
          </table:table-cell>
          <table:table-cell table:number-columns-repeated="3"/>
          <table:table-cell office:value-type="float" office:value="1.178408" calcext:value-type="float">
            <text:p>1.178408</text:p>
          </table:table-cell>
          <table:table-cell table:number-columns-repeated="3"/>
          <table:table-cell table:formula="of:=SUM([.A1546];-[.E1546])" office:value-type="float" office:value="-0.0867009999999999" calcext:value-type="float">
            <text:p>-0.0867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547];-[.E15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464" calcext:value-type="float">
            <text:p>0.871464</text:p>
          </table:table-cell>
          <table:table-cell table:number-columns-repeated="3"/>
          <table:table-cell office:value-type="float" office:value="1.477491" calcext:value-type="float">
            <text:p>1.477491</text:p>
          </table:table-cell>
          <table:table-cell table:number-columns-repeated="3"/>
          <table:table-cell table:formula="of:=SUM([.A1548];-[.E1548])" office:value-type="float" office:value="-0.606027" calcext:value-type="float">
            <text:p>-0.6060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549];-[.E15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0989" calcext:value-type="float">
            <text:p>0.790989</text:p>
          </table:table-cell>
          <table:table-cell table:number-columns-repeated="3"/>
          <table:table-cell office:value-type="float" office:value="1.873703" calcext:value-type="float">
            <text:p>1.873703</text:p>
          </table:table-cell>
          <table:table-cell table:number-columns-repeated="3"/>
          <table:table-cell table:formula="of:=SUM([.A1550];-[.E1550])" office:value-type="float" office:value="-1.082714" calcext:value-type="float">
            <text:p>-1.0827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551];-[.E15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234" calcext:value-type="float">
            <text:p>0.945234</text:p>
          </table:table-cell>
          <table:table-cell table:number-columns-repeated="3"/>
          <table:table-cell office:value-type="float" office:value="1.49458" calcext:value-type="float">
            <text:p>1.49458</text:p>
          </table:table-cell>
          <table:table-cell table:number-columns-repeated="3"/>
          <table:table-cell table:formula="of:=SUM([.A1552];-[.E1552])" office:value-type="float" office:value="-0.549346" calcext:value-type="float">
            <text:p>-0.5493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553];-[.E15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824" calcext:value-type="float">
            <text:p>1.124824</text:p>
          </table:table-cell>
          <table:table-cell table:number-columns-repeated="3"/>
          <table:table-cell office:value-type="float" office:value="1.175424" calcext:value-type="float">
            <text:p>1.175424</text:p>
          </table:table-cell>
          <table:table-cell table:number-columns-repeated="3"/>
          <table:table-cell table:formula="of:=SUM([.A1554];-[.E1554])" office:value-type="float" office:value="-0.0506" calcext:value-type="float">
            <text:p>-0.05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555];-[.E1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163" calcext:value-type="float">
            <text:p>0.941163</text:p>
          </table:table-cell>
          <table:table-cell table:number-columns-repeated="3"/>
          <table:table-cell office:value-type="float" office:value="1.611313" calcext:value-type="float">
            <text:p>1.611313</text:p>
          </table:table-cell>
          <table:table-cell table:number-columns-repeated="3"/>
          <table:table-cell table:formula="of:=SUM([.A1556];-[.E1556])" office:value-type="float" office:value="-0.67015" calcext:value-type="float">
            <text:p>-0.670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557];-[.E1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463" calcext:value-type="float">
            <text:p>0.949463</text:p>
          </table:table-cell>
          <table:table-cell table:number-columns-repeated="3"/>
          <table:table-cell office:value-type="float" office:value="1.52838" calcext:value-type="float">
            <text:p>1.52838</text:p>
          </table:table-cell>
          <table:table-cell table:number-columns-repeated="3"/>
          <table:table-cell table:formula="of:=SUM([.A1558];-[.E1558])" office:value-type="float" office:value="-0.578917" calcext:value-type="float">
            <text:p>-0.57891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559];-[.E15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549" calcext:value-type="float">
            <text:p>0.955549</text:p>
          </table:table-cell>
          <table:table-cell table:number-columns-repeated="3"/>
          <table:table-cell office:value-type="float" office:value="1.423047" calcext:value-type="float">
            <text:p>1.423047</text:p>
          </table:table-cell>
          <table:table-cell table:number-columns-repeated="3"/>
          <table:table-cell table:formula="of:=SUM([.A1560];-[.E1560])" office:value-type="float" office:value="-0.467498" calcext:value-type="float">
            <text:p>-0.4674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561];-[.E15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929" calcext:value-type="float">
            <text:p>0.988929</text:p>
          </table:table-cell>
          <table:table-cell table:number-columns-repeated="3"/>
          <table:table-cell office:value-type="float" office:value="1.467945" calcext:value-type="float">
            <text:p>1.467945</text:p>
          </table:table-cell>
          <table:table-cell table:number-columns-repeated="3"/>
          <table:table-cell table:formula="of:=SUM([.A1562];-[.E1562])" office:value-type="float" office:value="-0.479016" calcext:value-type="float">
            <text:p>-0.4790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563];-[.E15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039" calcext:value-type="float">
            <text:p>0.925039</text:p>
          </table:table-cell>
          <table:table-cell table:number-columns-repeated="3"/>
          <table:table-cell office:value-type="float" office:value="1.349118" calcext:value-type="float">
            <text:p>1.349118</text:p>
          </table:table-cell>
          <table:table-cell table:number-columns-repeated="3"/>
          <table:table-cell table:formula="of:=SUM([.A1564];-[.E1564])" office:value-type="float" office:value="-0.424079" calcext:value-type="float">
            <text:p>-0.4240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565];-[.E15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52" calcext:value-type="float">
            <text:p>1.138152</text:p>
          </table:table-cell>
          <table:table-cell table:number-columns-repeated="3"/>
          <table:table-cell office:value-type="float" office:value="2.175613" calcext:value-type="float">
            <text:p>2.175613</text:p>
          </table:table-cell>
          <table:table-cell table:number-columns-repeated="3"/>
          <table:table-cell table:formula="of:=SUM([.A1566];-[.E1566])" office:value-type="float" office:value="-1.037461" calcext:value-type="float">
            <text:p>-1.03746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567];-[.E15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82" calcext:value-type="float">
            <text:p>2.95082</text:p>
          </table:table-cell>
          <table:table-cell table:number-columns-repeated="3"/>
          <table:table-cell office:value-type="float" office:value="2.95082" calcext:value-type="float">
            <text:p>2.95082</text:p>
          </table:table-cell>
          <table:table-cell table:number-columns-repeated="3"/>
          <table:table-cell table:formula="of:=SUM([.A1568];-[.E15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569];-[.E15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7862" calcext:value-type="float">
            <text:p>1.327862</text:p>
          </table:table-cell>
          <table:table-cell table:number-columns-repeated="3"/>
          <table:table-cell office:value-type="float" office:value="1.921567" calcext:value-type="float">
            <text:p>1.921567</text:p>
          </table:table-cell>
          <table:table-cell table:number-columns-repeated="3"/>
          <table:table-cell table:formula="of:=SUM([.A1570];-[.E1570])" office:value-type="float" office:value="-0.593705" calcext:value-type="float">
            <text:p>-0.5937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571];-[.E15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3015" calcext:value-type="float">
            <text:p>1.153015</text:p>
          </table:table-cell>
          <table:table-cell table:number-columns-repeated="3"/>
          <table:table-cell office:value-type="float" office:value="2.221085" calcext:value-type="float">
            <text:p>2.221085</text:p>
          </table:table-cell>
          <table:table-cell table:number-columns-repeated="3"/>
          <table:table-cell table:formula="of:=SUM([.A1572];-[.E1572])" office:value-type="float" office:value="-1.06807" calcext:value-type="float">
            <text:p>-1.0680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573];-[.E15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0927" calcext:value-type="float">
            <text:p>1.260927</text:p>
          </table:table-cell>
          <table:table-cell table:number-columns-repeated="3"/>
          <table:table-cell office:value-type="float" office:value="2.196027" calcext:value-type="float">
            <text:p>2.196027</text:p>
          </table:table-cell>
          <table:table-cell table:number-columns-repeated="3"/>
          <table:table-cell table:formula="of:=SUM([.A1574];-[.E1574])" office:value-type="float" office:value="-0.9351" calcext:value-type="float">
            <text:p>-0.935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575];-[.E15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7791" calcext:value-type="float">
            <text:p>1.317791</text:p>
          </table:table-cell>
          <table:table-cell table:number-columns-repeated="3"/>
          <table:table-cell office:value-type="float" office:value="2.165808" calcext:value-type="float">
            <text:p>2.165808</text:p>
          </table:table-cell>
          <table:table-cell table:number-columns-repeated="3"/>
          <table:table-cell table:formula="of:=SUM([.A1576];-[.E1576])" office:value-type="float" office:value="-0.848017" calcext:value-type="float">
            <text:p>-0.84801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577];-[.E15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3706" calcext:value-type="float">
            <text:p>1.183706</text:p>
          </table:table-cell>
          <table:table-cell table:number-columns-repeated="3"/>
          <table:table-cell office:value-type="float" office:value="2.199718" calcext:value-type="float">
            <text:p>2.199718</text:p>
          </table:table-cell>
          <table:table-cell table:number-columns-repeated="3"/>
          <table:table-cell table:formula="of:=SUM([.A1578];-[.E1578])" office:value-type="float" office:value="-1.016012" calcext:value-type="float">
            <text:p>-1.0160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579];-[.E15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3405" calcext:value-type="float">
            <text:p>1.253405</text:p>
          </table:table-cell>
          <table:table-cell table:number-columns-repeated="3"/>
          <table:table-cell office:value-type="float" office:value="1.551934" calcext:value-type="float">
            <text:p>1.551934</text:p>
          </table:table-cell>
          <table:table-cell table:number-columns-repeated="3"/>
          <table:table-cell table:formula="of:=SUM([.A1580];-[.E1580])" office:value-type="float" office:value="-0.298529" calcext:value-type="float">
            <text:p>-0.2985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581];-[.E15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7626" calcext:value-type="float">
            <text:p>1.207626</text:p>
          </table:table-cell>
          <table:table-cell table:number-columns-repeated="3"/>
          <table:table-cell office:value-type="float" office:value="2.158918" calcext:value-type="float">
            <text:p>2.158918</text:p>
          </table:table-cell>
          <table:table-cell table:number-columns-repeated="3"/>
          <table:table-cell table:formula="of:=SUM([.A1582];-[.E1582])" office:value-type="float" office:value="-0.951292" calcext:value-type="float">
            <text:p>-0.9512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583];-[.E15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5381" calcext:value-type="float">
            <text:p>0.855381</text:p>
          </table:table-cell>
          <table:table-cell table:number-columns-repeated="3"/>
          <table:table-cell office:value-type="float" office:value="3.063148" calcext:value-type="float">
            <text:p>3.063148</text:p>
          </table:table-cell>
          <table:table-cell table:number-columns-repeated="3"/>
          <table:table-cell table:formula="of:=SUM([.A1584];-[.E1584])" office:value-type="float" office:value="-2.207767" calcext:value-type="float">
            <text:p>-2.2077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585];-[.E15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736" calcext:value-type="float">
            <text:p>1.124736</text:p>
          </table:table-cell>
          <table:table-cell table:number-columns-repeated="3"/>
          <table:table-cell office:value-type="float" office:value="2.186541" calcext:value-type="float">
            <text:p>2.186541</text:p>
          </table:table-cell>
          <table:table-cell table:number-columns-repeated="3"/>
          <table:table-cell table:formula="of:=SUM([.A1586];-[.E1586])" office:value-type="float" office:value="-1.061805" calcext:value-type="float">
            <text:p>-1.0618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587];-[.E15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1392" calcext:value-type="float">
            <text:p>1.201392</text:p>
          </table:table-cell>
          <table:table-cell table:number-columns-repeated="3"/>
          <table:table-cell office:value-type="float" office:value="1.532131" calcext:value-type="float">
            <text:p>1.532131</text:p>
          </table:table-cell>
          <table:table-cell table:number-columns-repeated="3"/>
          <table:table-cell table:formula="of:=SUM([.A1588];-[.E1588])" office:value-type="float" office:value="-0.330739" calcext:value-type="float">
            <text:p>-0.3307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589];-[.E15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65" calcext:value-type="float">
            <text:p>0.996365</text:p>
          </table:table-cell>
          <table:table-cell table:number-columns-repeated="3"/>
          <table:table-cell office:value-type="float" office:value="2.437528" calcext:value-type="float">
            <text:p>2.437528</text:p>
          </table:table-cell>
          <table:table-cell table:number-columns-repeated="3"/>
          <table:table-cell table:formula="of:=SUM([.A1590];-[.E1590])" office:value-type="float" office:value="-1.441163" calcext:value-type="float">
            <text:p>-1.4411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591];-[.E15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383" calcext:value-type="float">
            <text:p>1.056383</text:p>
          </table:table-cell>
          <table:table-cell table:number-columns-repeated="3"/>
          <table:table-cell office:value-type="float" office:value="2.261927" calcext:value-type="float">
            <text:p>2.261927</text:p>
          </table:table-cell>
          <table:table-cell table:number-columns-repeated="3"/>
          <table:table-cell table:formula="of:=SUM([.A1592];-[.E1592])" office:value-type="float" office:value="-1.205544" calcext:value-type="float">
            <text:p>-1.2055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593];-[.E15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1172" calcext:value-type="float">
            <text:p>1.061172</text:p>
          </table:table-cell>
          <table:table-cell table:number-columns-repeated="3"/>
          <table:table-cell office:value-type="float" office:value="2.11245" calcext:value-type="float">
            <text:p>2.11245</text:p>
          </table:table-cell>
          <table:table-cell table:number-columns-repeated="3"/>
          <table:table-cell table:formula="of:=SUM([.A1594];-[.E1594])" office:value-type="float" office:value="-1.051278" calcext:value-type="float">
            <text:p>-1.0512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595];-[.E15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8751" calcext:value-type="float">
            <text:p>1.028751</text:p>
          </table:table-cell>
          <table:table-cell table:number-columns-repeated="3"/>
          <table:table-cell office:value-type="float" office:value="2.185559" calcext:value-type="float">
            <text:p>2.185559</text:p>
          </table:table-cell>
          <table:table-cell table:number-columns-repeated="3"/>
          <table:table-cell table:formula="of:=SUM([.A1596];-[.E1596])" office:value-type="float" office:value="-1.156808" calcext:value-type="float">
            <text:p>-1.1568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597];-[.E15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2859" calcext:value-type="float">
            <text:p>1.072859</text:p>
          </table:table-cell>
          <table:table-cell table:number-columns-repeated="3"/>
          <table:table-cell office:value-type="float" office:value="1.863881" calcext:value-type="float">
            <text:p>1.863881</text:p>
          </table:table-cell>
          <table:table-cell table:number-columns-repeated="3"/>
          <table:table-cell table:formula="of:=SUM([.A1598];-[.E1598])" office:value-type="float" office:value="-0.791022" calcext:value-type="float">
            <text:p>-0.7910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599];-[.E15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1892" calcext:value-type="float">
            <text:p>1.291892</text:p>
          </table:table-cell>
          <table:table-cell table:number-columns-repeated="3"/>
          <table:table-cell office:value-type="float" office:value="3.611565" calcext:value-type="float">
            <text:p>3.611565</text:p>
          </table:table-cell>
          <table:table-cell table:number-columns-repeated="3"/>
          <table:table-cell table:formula="of:=SUM([.A1600];-[.E1600])" office:value-type="float" office:value="-2.319673" calcext:value-type="float">
            <text:p>-2.3196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601];-[.E16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54098" calcext:value-type="float">
            <text:p>5.754098</text:p>
          </table:table-cell>
          <table:table-cell table:number-columns-repeated="3"/>
          <table:table-cell office:value-type="float" office:value="5.180328" calcext:value-type="float">
            <text:p>5.180328</text:p>
          </table:table-cell>
          <table:table-cell table:number-columns-repeated="3"/>
          <table:table-cell table:formula="of:=SUM([.A1602];-[.E1602])" office:value-type="float" office:value="0.57377" calcext:value-type="float">
            <text:p>0.5737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603];-[.E16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8953" calcext:value-type="float">
            <text:p>2.238953</text:p>
          </table:table-cell>
          <table:table-cell table:number-columns-repeated="3"/>
          <table:table-cell office:value-type="float" office:value="3.349178" calcext:value-type="float">
            <text:p>3.349178</text:p>
          </table:table-cell>
          <table:table-cell table:number-columns-repeated="3"/>
          <table:table-cell table:formula="of:=SUM([.A1604];-[.E1604])" office:value-type="float" office:value="-1.110225" calcext:value-type="float">
            <text:p>-1.1102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605];-[.E16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4486" calcext:value-type="float">
            <text:p>1.414486</text:p>
          </table:table-cell>
          <table:table-cell table:number-columns-repeated="3"/>
          <table:table-cell office:value-type="float" office:value="3.676337" calcext:value-type="float">
            <text:p>3.676337</text:p>
          </table:table-cell>
          <table:table-cell table:number-columns-repeated="3"/>
          <table:table-cell table:formula="of:=SUM([.A1606];-[.E1606])" office:value-type="float" office:value="-2.261851" calcext:value-type="float">
            <text:p>-2.26185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607];-[.E16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4503" calcext:value-type="float">
            <text:p>1.724503</text:p>
          </table:table-cell>
          <table:table-cell table:number-columns-repeated="3"/>
          <table:table-cell office:value-type="float" office:value="3.647351" calcext:value-type="float">
            <text:p>3.647351</text:p>
          </table:table-cell>
          <table:table-cell table:number-columns-repeated="3"/>
          <table:table-cell table:formula="of:=SUM([.A1608];-[.E1608])" office:value-type="float" office:value="-1.922848" calcext:value-type="float">
            <text:p>-1.9228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609];-[.E16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6994" calcext:value-type="float">
            <text:p>1.706994</text:p>
          </table:table-cell>
          <table:table-cell table:number-columns-repeated="3"/>
          <table:table-cell office:value-type="float" office:value="4.180368" calcext:value-type="float">
            <text:p>4.180368</text:p>
          </table:table-cell>
          <table:table-cell table:number-columns-repeated="3"/>
          <table:table-cell table:formula="of:=SUM([.A1610];-[.E1610])" office:value-type="float" office:value="-2.473374" calcext:value-type="float">
            <text:p>-2.4733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611];-[.E16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9938" calcext:value-type="float">
            <text:p>1.449938</text:p>
          </table:table-cell>
          <table:table-cell table:number-columns-repeated="3"/>
          <table:table-cell office:value-type="float" office:value="3.684322" calcext:value-type="float">
            <text:p>3.684322</text:p>
          </table:table-cell>
          <table:table-cell table:number-columns-repeated="3"/>
          <table:table-cell table:formula="of:=SUM([.A1612];-[.E1612])" office:value-type="float" office:value="-2.234384" calcext:value-type="float">
            <text:p>-2.2343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613];-[.E16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7069" calcext:value-type="float">
            <text:p>1.747069</text:p>
          </table:table-cell>
          <table:table-cell table:number-columns-repeated="3"/>
          <table:table-cell office:value-type="float" office:value="2.999333" calcext:value-type="float">
            <text:p>2.999333</text:p>
          </table:table-cell>
          <table:table-cell table:number-columns-repeated="3"/>
          <table:table-cell table:formula="of:=SUM([.A1614];-[.E1614])" office:value-type="float" office:value="-1.252264" calcext:value-type="float">
            <text:p>-1.2522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615];-[.E16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836" calcext:value-type="float">
            <text:p>1.640836</text:p>
          </table:table-cell>
          <table:table-cell table:number-columns-repeated="3"/>
          <table:table-cell office:value-type="float" office:value="3.584871" calcext:value-type="float">
            <text:p>3.584871</text:p>
          </table:table-cell>
          <table:table-cell table:number-columns-repeated="3"/>
          <table:table-cell table:formula="of:=SUM([.A1616];-[.E1616])" office:value-type="float" office:value="-1.944035" calcext:value-type="float">
            <text:p>-1.9440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617];-[.E16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358" calcext:value-type="float">
            <text:p>1.231358</text:p>
          </table:table-cell>
          <table:table-cell table:number-columns-repeated="3"/>
          <table:table-cell office:value-type="float" office:value="5.492197" calcext:value-type="float">
            <text:p>5.492197</text:p>
          </table:table-cell>
          <table:table-cell table:number-columns-repeated="3"/>
          <table:table-cell table:formula="of:=SUM([.A1618];-[.E1618])" office:value-type="float" office:value="-4.260839" calcext:value-type="float">
            <text:p>-4.2608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619];-[.E16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1043" calcext:value-type="float">
            <text:p>1.531043</text:p>
          </table:table-cell>
          <table:table-cell table:number-columns-repeated="3"/>
          <table:table-cell office:value-type="float" office:value="3.662959" calcext:value-type="float">
            <text:p>3.662959</text:p>
          </table:table-cell>
          <table:table-cell table:number-columns-repeated="3"/>
          <table:table-cell table:formula="of:=SUM([.A1620];-[.E1620])" office:value-type="float" office:value="-2.131916" calcext:value-type="float">
            <text:p>-2.1319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621];-[.E16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2228" calcext:value-type="float">
            <text:p>1.672228</text:p>
          </table:table-cell>
          <table:table-cell table:number-columns-repeated="3"/>
          <table:table-cell office:value-type="float" office:value="2.514971" calcext:value-type="float">
            <text:p>2.514971</text:p>
          </table:table-cell>
          <table:table-cell table:number-columns-repeated="3"/>
          <table:table-cell table:formula="of:=SUM([.A1622];-[.E1622])" office:value-type="float" office:value="-0.842743" calcext:value-type="float">
            <text:p>-0.842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623];-[.E16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8719" calcext:value-type="float">
            <text:p>1.318719</text:p>
          </table:table-cell>
          <table:table-cell table:number-columns-repeated="3"/>
          <table:table-cell office:value-type="float" office:value="4.111086" calcext:value-type="float">
            <text:p>4.111086</text:p>
          </table:table-cell>
          <table:table-cell table:number-columns-repeated="3"/>
          <table:table-cell table:formula="of:=SUM([.A1624];-[.E1624])" office:value-type="float" office:value="-2.792367" calcext:value-type="float">
            <text:p>-2.7923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625];-[.E16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7677" calcext:value-type="float">
            <text:p>1.437677</text:p>
          </table:table-cell>
          <table:table-cell table:number-columns-repeated="3"/>
          <table:table-cell office:value-type="float" office:value="3.732416" calcext:value-type="float">
            <text:p>3.732416</text:p>
          </table:table-cell>
          <table:table-cell table:number-columns-repeated="3"/>
          <table:table-cell table:formula="of:=SUM([.A1626];-[.E1626])" office:value-type="float" office:value="-2.294739" calcext:value-type="float">
            <text:p>-2.2947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627];-[.E16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1219" calcext:value-type="float">
            <text:p>1.671219</text:p>
          </table:table-cell>
          <table:table-cell table:number-columns-repeated="3"/>
          <table:table-cell office:value-type="float" office:value="3.796628" calcext:value-type="float">
            <text:p>3.796628</text:p>
          </table:table-cell>
          <table:table-cell table:number-columns-repeated="3"/>
          <table:table-cell table:formula="of:=SUM([.A1628];-[.E1628])" office:value-type="float" office:value="-2.125409" calcext:value-type="float">
            <text:p>-2.12540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629];-[.E16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2901" calcext:value-type="float">
            <text:p>1.472901</text:p>
          </table:table-cell>
          <table:table-cell table:number-columns-repeated="3"/>
          <table:table-cell office:value-type="float" office:value="3.860212" calcext:value-type="float">
            <text:p>3.860212</text:p>
          </table:table-cell>
          <table:table-cell table:number-columns-repeated="3"/>
          <table:table-cell table:formula="of:=SUM([.A1630];-[.E1630])" office:value-type="float" office:value="-2.387311" calcext:value-type="float">
            <text:p>-2.3873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631];-[.E16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5774" calcext:value-type="float">
            <text:p>1.565774</text:p>
          </table:table-cell>
          <table:table-cell table:number-columns-repeated="3"/>
          <table:table-cell office:value-type="float" office:value="3.572447" calcext:value-type="float">
            <text:p>3.572447</text:p>
          </table:table-cell>
          <table:table-cell table:number-columns-repeated="3"/>
          <table:table-cell table:formula="of:=SUM([.A1632];-[.E1632])" office:value-type="float" office:value="-2.006673" calcext:value-type="float">
            <text:p>-2.0066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633];-[.E16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8272" calcext:value-type="float">
            <text:p>1.048272</text:p>
          </table:table-cell>
          <table:table-cell table:number-columns-repeated="3"/>
          <table:table-cell office:value-type="float" office:value="1.072156" calcext:value-type="float">
            <text:p>1.072156</text:p>
          </table:table-cell>
          <table:table-cell table:number-columns-repeated="3"/>
          <table:table-cell table:formula="of:=SUM([.A1634];-[.E1634])" office:value-type="float" office:value="-0.023884" calcext:value-type="float">
            <text:p>-0.0238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635];-[.E16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492" calcext:value-type="float">
            <text:p>0.770492</text:p>
          </table:table-cell>
          <table:table-cell table:number-columns-repeated="3"/>
          <table:table-cell office:value-type="float" office:value="1.262295" calcext:value-type="float">
            <text:p>1.262295</text:p>
          </table:table-cell>
          <table:table-cell table:number-columns-repeated="3"/>
          <table:table-cell table:formula="of:=SUM([.A1636];-[.E1636])" office:value-type="float" office:value="-0.491803" calcext:value-type="float">
            <text:p>-0.4918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637];-[.E16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747" calcext:value-type="float">
            <text:p>0.958747</text:p>
          </table:table-cell>
          <table:table-cell table:number-columns-repeated="3"/>
          <table:table-cell office:value-type="float" office:value="1.076203" calcext:value-type="float">
            <text:p>1.076203</text:p>
          </table:table-cell>
          <table:table-cell table:number-columns-repeated="3"/>
          <table:table-cell table:formula="of:=SUM([.A1638];-[.E1638])" office:value-type="float" office:value="-0.117456" calcext:value-type="float">
            <text:p>-0.1174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639];-[.E16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1551" calcext:value-type="float">
            <text:p>0.931551</text:p>
          </table:table-cell>
          <table:table-cell table:number-columns-repeated="3"/>
          <table:table-cell office:value-type="float" office:value="1.090444" calcext:value-type="float">
            <text:p>1.090444</text:p>
          </table:table-cell>
          <table:table-cell table:number-columns-repeated="3"/>
          <table:table-cell table:formula="of:=SUM([.A1640];-[.E1640])" office:value-type="float" office:value="-0.158893" calcext:value-type="float">
            <text:p>-0.1588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641];-[.E16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166" calcext:value-type="float">
            <text:p>0.925166</text:p>
          </table:table-cell>
          <table:table-cell table:number-columns-repeated="3"/>
          <table:table-cell office:value-type="float" office:value="1.081622" calcext:value-type="float">
            <text:p>1.081622</text:p>
          </table:table-cell>
          <table:table-cell table:number-columns-repeated="3"/>
          <table:table-cell table:formula="of:=SUM([.A1642];-[.E1642])" office:value-type="float" office:value="-0.156456" calcext:value-type="float">
            <text:p>-0.1564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643];-[.E16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2331" calcext:value-type="float">
            <text:p>1.022331</text:p>
          </table:table-cell>
          <table:table-cell table:number-columns-repeated="3"/>
          <table:table-cell office:value-type="float" office:value="1.063313" calcext:value-type="float">
            <text:p>1.063313</text:p>
          </table:table-cell>
          <table:table-cell table:number-columns-repeated="3"/>
          <table:table-cell table:formula="of:=SUM([.A1644];-[.E1644])" office:value-type="float" office:value="-0.0409819999999999" calcext:value-type="float">
            <text:p>-0.0409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645];-[.E16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224" calcext:value-type="float">
            <text:p>0.963224</text:p>
          </table:table-cell>
          <table:table-cell table:number-columns-repeated="3"/>
          <table:table-cell office:value-type="float" office:value="1.083231" calcext:value-type="float">
            <text:p>1.083231</text:p>
          </table:table-cell>
          <table:table-cell table:number-columns-repeated="3"/>
          <table:table-cell table:formula="of:=SUM([.A1646];-[.E1646])" office:value-type="float" office:value="-0.120007" calcext:value-type="float">
            <text:p>-0.12000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647];-[.E16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2892" calcext:value-type="float">
            <text:p>1.002892</text:p>
          </table:table-cell>
          <table:table-cell table:number-columns-repeated="3"/>
          <table:table-cell office:value-type="float" office:value="1.035797" calcext:value-type="float">
            <text:p>1.035797</text:p>
          </table:table-cell>
          <table:table-cell table:number-columns-repeated="3"/>
          <table:table-cell table:formula="of:=SUM([.A1648];-[.E1648])" office:value-type="float" office:value="-0.0329050000000002" calcext:value-type="float">
            <text:p>-0.0329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649];-[.E16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627" calcext:value-type="float">
            <text:p>0.930627</text:p>
          </table:table-cell>
          <table:table-cell table:number-columns-repeated="3"/>
          <table:table-cell office:value-type="float" office:value="1.087823" calcext:value-type="float">
            <text:p>1.087823</text:p>
          </table:table-cell>
          <table:table-cell table:number-columns-repeated="3"/>
          <table:table-cell table:formula="of:=SUM([.A1650];-[.E1650])" office:value-type="float" office:value="-0.157196" calcext:value-type="float">
            <text:p>-0.1571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651];-[.E16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403" calcext:value-type="float">
            <text:p>0.852403</text:p>
          </table:table-cell>
          <table:table-cell table:number-columns-repeated="3"/>
          <table:table-cell office:value-type="float" office:value="1.152865" calcext:value-type="float">
            <text:p>1.152865</text:p>
          </table:table-cell>
          <table:table-cell table:number-columns-repeated="3"/>
          <table:table-cell table:formula="of:=SUM([.A1652];-[.E1652])" office:value-type="float" office:value="-0.300462" calcext:value-type="float">
            <text:p>-0.30046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653];-[.E16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137" calcext:value-type="float">
            <text:p>0.942137</text:p>
          </table:table-cell>
          <table:table-cell table:number-columns-repeated="3"/>
          <table:table-cell office:value-type="float" office:value="1.092355" calcext:value-type="float">
            <text:p>1.092355</text:p>
          </table:table-cell>
          <table:table-cell table:number-columns-repeated="3"/>
          <table:table-cell table:formula="of:=SUM([.A1654];-[.E1654])" office:value-type="float" office:value="-0.150218" calcext:value-type="float">
            <text:p>-0.1502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655];-[.E16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3642" calcext:value-type="float">
            <text:p>1.033642</text:p>
          </table:table-cell>
          <table:table-cell table:number-columns-repeated="3"/>
          <table:table-cell office:value-type="float" office:value="1.035967" calcext:value-type="float">
            <text:p>1.035967</text:p>
          </table:table-cell>
          <table:table-cell table:number-columns-repeated="3"/>
          <table:table-cell table:formula="of:=SUM([.A1656];-[.E1656])" office:value-type="float" office:value="-0.00232500000000013" calcext:value-type="float">
            <text:p>-0.0023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657];-[.E16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719" calcext:value-type="float">
            <text:p>1.017719</text:p>
          </table:table-cell>
          <table:table-cell table:number-columns-repeated="3"/>
          <table:table-cell office:value-type="float" office:value="1.107451" calcext:value-type="float">
            <text:p>1.107451</text:p>
          </table:table-cell>
          <table:table-cell table:number-columns-repeated="3"/>
          <table:table-cell table:formula="of:=SUM([.A1658];-[.E1658])" office:value-type="float" office:value="-0.0897319999999999" calcext:value-type="float">
            <text:p>-0.0897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659];-[.E16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554" calcext:value-type="float">
            <text:p>0.921554</text:p>
          </table:table-cell>
          <table:table-cell table:number-columns-repeated="3"/>
          <table:table-cell office:value-type="float" office:value="1.095229" calcext:value-type="float">
            <text:p>1.095229</text:p>
          </table:table-cell>
          <table:table-cell table:number-columns-repeated="3"/>
          <table:table-cell table:formula="of:=SUM([.A1660];-[.E1660])" office:value-type="float" office:value="-0.173675" calcext:value-type="float">
            <text:p>-0.1736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661];-[.E16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677" calcext:value-type="float">
            <text:p>0.930677</text:p>
          </table:table-cell>
          <table:table-cell table:number-columns-repeated="3"/>
          <table:table-cell office:value-type="float" office:value="1.09127" calcext:value-type="float">
            <text:p>1.09127</text:p>
          </table:table-cell>
          <table:table-cell table:number-columns-repeated="3"/>
          <table:table-cell table:formula="of:=SUM([.A1662];-[.E1662])" office:value-type="float" office:value="-0.160593" calcext:value-type="float">
            <text:p>-0.1605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663];-[.E16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35" calcext:value-type="float">
            <text:p>0.94035</text:p>
          </table:table-cell>
          <table:table-cell table:number-columns-repeated="3"/>
          <table:table-cell office:value-type="float" office:value="1.083444" calcext:value-type="float">
            <text:p>1.083444</text:p>
          </table:table-cell>
          <table:table-cell table:number-columns-repeated="3"/>
          <table:table-cell table:formula="of:=SUM([.A1664];-[.E1664])" office:value-type="float" office:value="-0.143094" calcext:value-type="float">
            <text:p>-0.1430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665];-[.E16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538" calcext:value-type="float">
            <text:p>0.949538</text:p>
          </table:table-cell>
          <table:table-cell table:number-columns-repeated="3"/>
          <table:table-cell office:value-type="float" office:value="1.061889" calcext:value-type="float">
            <text:p>1.061889</text:p>
          </table:table-cell>
          <table:table-cell table:number-columns-repeated="3"/>
          <table:table-cell table:formula="of:=SUM([.A1666];-[.E1666])" office:value-type="float" office:value="-0.112351" calcext:value-type="float">
            <text:p>-0.11235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667];-[.E16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43" calcext:value-type="float">
            <text:p>1.07643</text:p>
          </table:table-cell>
          <table:table-cell table:number-columns-repeated="3"/>
          <table:table-cell office:value-type="float" office:value="1.222502" calcext:value-type="float">
            <text:p>1.222502</text:p>
          </table:table-cell>
          <table:table-cell table:number-columns-repeated="3"/>
          <table:table-cell table:formula="of:=SUM([.A1668];-[.E1668])" office:value-type="float" office:value="-0.146072" calcext:value-type="float">
            <text:p>-0.1460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669];-[.E16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7705" calcext:value-type="float">
            <text:p>1.737705</text:p>
          </table:table-cell>
          <table:table-cell table:number-columns-repeated="3"/>
          <table:table-cell office:value-type="float" office:value="1.786885" calcext:value-type="float">
            <text:p>1.786885</text:p>
          </table:table-cell>
          <table:table-cell table:number-columns-repeated="3"/>
          <table:table-cell table:formula="of:=SUM([.A1670];-[.E1670])" office:value-type="float" office:value="-0.0491799999999998" calcext:value-type="float">
            <text:p>-0.049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671];-[.E16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64" calcext:value-type="float">
            <text:p>1.12164</text:p>
          </table:table-cell>
          <table:table-cell table:number-columns-repeated="3"/>
          <table:table-cell office:value-type="float" office:value="1.253712" calcext:value-type="float">
            <text:p>1.253712</text:p>
          </table:table-cell>
          <table:table-cell table:number-columns-repeated="3"/>
          <table:table-cell table:formula="of:=SUM([.A1672];-[.E1672])" office:value-type="float" office:value="-0.132072" calcext:value-type="float">
            <text:p>-0.1320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673];-[.E16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8805" calcext:value-type="float">
            <text:p>0.948805</text:p>
          </table:table-cell>
          <table:table-cell table:number-columns-repeated="3"/>
          <table:table-cell office:value-type="float" office:value="1.277588" calcext:value-type="float">
            <text:p>1.277588</text:p>
          </table:table-cell>
          <table:table-cell table:number-columns-repeated="3"/>
          <table:table-cell table:formula="of:=SUM([.A1674];-[.E1674])" office:value-type="float" office:value="-0.328783" calcext:value-type="float">
            <text:p>-0.32878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675];-[.E16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318" calcext:value-type="float">
            <text:p>0.977318</text:p>
          </table:table-cell>
          <table:table-cell table:number-columns-repeated="3"/>
          <table:table-cell office:value-type="float" office:value="1.272185" calcext:value-type="float">
            <text:p>1.272185</text:p>
          </table:table-cell>
          <table:table-cell table:number-columns-repeated="3"/>
          <table:table-cell table:formula="of:=SUM([.A1676];-[.E1676])" office:value-type="float" office:value="-0.294867" calcext:value-type="float">
            <text:p>-0.2948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677];-[.E16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9673" calcext:value-type="float">
            <text:p>1.159673</text:p>
          </table:table-cell>
          <table:table-cell table:number-columns-repeated="3"/>
          <table:table-cell office:value-type="float" office:value="1.308221" calcext:value-type="float">
            <text:p>1.308221</text:p>
          </table:table-cell>
          <table:table-cell table:number-columns-repeated="3"/>
          <table:table-cell table:formula="of:=SUM([.A1678];-[.E1678])" office:value-type="float" office:value="-0.148548" calcext:value-type="float">
            <text:p>-0.1485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679];-[.E16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374" calcext:value-type="float">
            <text:p>0.972374</text:p>
          </table:table-cell>
          <table:table-cell table:number-columns-repeated="3"/>
          <table:table-cell office:value-type="float" office:value="1.25022" calcext:value-type="float">
            <text:p>1.25022</text:p>
          </table:table-cell>
          <table:table-cell table:number-columns-repeated="3"/>
          <table:table-cell table:formula="of:=SUM([.A1680];-[.E1680])" office:value-type="float" office:value="-0.277846" calcext:value-type="float">
            <text:p>-0.2778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681];-[.E16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1207" calcext:value-type="float">
            <text:p>1.131207</text:p>
          </table:table-cell>
          <table:table-cell table:number-columns-repeated="3"/>
          <table:table-cell office:value-type="float" office:value="1.154055" calcext:value-type="float">
            <text:p>1.154055</text:p>
          </table:table-cell>
          <table:table-cell table:number-columns-repeated="3"/>
          <table:table-cell table:formula="of:=SUM([.A1682];-[.E1682])" office:value-type="float" office:value="-0.022848" calcext:value-type="float">
            <text:p>-0.0228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683];-[.E16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371" calcext:value-type="float">
            <text:p>0.946371</text:p>
          </table:table-cell>
          <table:table-cell table:number-columns-repeated="3"/>
          <table:table-cell office:value-type="float" office:value="1.270111" calcext:value-type="float">
            <text:p>1.270111</text:p>
          </table:table-cell>
          <table:table-cell table:number-columns-repeated="3"/>
          <table:table-cell table:formula="of:=SUM([.A1684];-[.E1684])" office:value-type="float" office:value="-0.32374" calcext:value-type="float">
            <text:p>-0.323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685];-[.E16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247" calcext:value-type="float">
            <text:p>0.912247</text:p>
          </table:table-cell>
          <table:table-cell table:number-columns-repeated="3"/>
          <table:table-cell office:value-type="float" office:value="1.4636" calcext:value-type="float">
            <text:p>1.4636</text:p>
          </table:table-cell>
          <table:table-cell table:number-columns-repeated="3"/>
          <table:table-cell table:formula="of:=SUM([.A1686];-[.E1686])" office:value-type="float" office:value="-0.551353" calcext:value-type="float">
            <text:p>-0.5513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687];-[.E16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491" calcext:value-type="float">
            <text:p>1.005491</text:p>
          </table:table-cell>
          <table:table-cell table:number-columns-repeated="3"/>
          <table:table-cell office:value-type="float" office:value="1.28678" calcext:value-type="float">
            <text:p>1.28678</text:p>
          </table:table-cell>
          <table:table-cell table:number-columns-repeated="3"/>
          <table:table-cell table:formula="of:=SUM([.A1688];-[.E1688])" office:value-type="float" office:value="-0.281289" calcext:value-type="float">
            <text:p>-0.2812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689];-[.E16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152" calcext:value-type="float">
            <text:p>1.20152</text:p>
          </table:table-cell>
          <table:table-cell table:number-columns-repeated="3"/>
          <table:table-cell office:value-type="float" office:value="1.121692" calcext:value-type="float">
            <text:p>1.121692</text:p>
          </table:table-cell>
          <table:table-cell table:number-columns-repeated="3"/>
          <table:table-cell table:formula="of:=SUM([.A1690];-[.E1690])" office:value-type="float" office:value="0.079828" calcext:value-type="float">
            <text:p>0.07982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691];-[.E16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5893" calcext:value-type="float">
            <text:p>1.035893</text:p>
          </table:table-cell>
          <table:table-cell table:number-columns-repeated="3"/>
          <table:table-cell office:value-type="float" office:value="1.326442" calcext:value-type="float">
            <text:p>1.326442</text:p>
          </table:table-cell>
          <table:table-cell table:number-columns-repeated="3"/>
          <table:table-cell table:formula="of:=SUM([.A1692];-[.E1692])" office:value-type="float" office:value="-0.290549" calcext:value-type="float">
            <text:p>-0.29054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693];-[.E16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017" calcext:value-type="float">
            <text:p>1.003017</text:p>
          </table:table-cell>
          <table:table-cell table:number-columns-repeated="3"/>
          <table:table-cell office:value-type="float" office:value="1.28795" calcext:value-type="float">
            <text:p>1.28795</text:p>
          </table:table-cell>
          <table:table-cell table:number-columns-repeated="3"/>
          <table:table-cell table:formula="of:=SUM([.A1694];-[.E1694])" office:value-type="float" office:value="-0.284933" calcext:value-type="float">
            <text:p>-0.2849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695];-[.E16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627" calcext:value-type="float">
            <text:p>1.017627</text:p>
          </table:table-cell>
          <table:table-cell table:number-columns-repeated="3"/>
          <table:table-cell office:value-type="float" office:value="1.287605" calcext:value-type="float">
            <text:p>1.287605</text:p>
          </table:table-cell>
          <table:table-cell table:number-columns-repeated="3"/>
          <table:table-cell table:formula="of:=SUM([.A1696];-[.E1696])" office:value-type="float" office:value="-0.269978" calcext:value-type="float">
            <text:p>-0.2699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697];-[.E16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8744" calcext:value-type="float">
            <text:p>1.048744</text:p>
          </table:table-cell>
          <table:table-cell table:number-columns-repeated="3"/>
          <table:table-cell office:value-type="float" office:value="1.259749" calcext:value-type="float">
            <text:p>1.259749</text:p>
          </table:table-cell>
          <table:table-cell table:number-columns-repeated="3"/>
          <table:table-cell table:formula="of:=SUM([.A1698];-[.E1698])" office:value-type="float" office:value="-0.211005" calcext:value-type="float">
            <text:p>-0.2110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699];-[.E16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484" calcext:value-type="float">
            <text:p>0.972484</text:p>
          </table:table-cell>
          <table:table-cell table:number-columns-repeated="3"/>
          <table:table-cell office:value-type="float" office:value="1.23695" calcext:value-type="float">
            <text:p>1.23695</text:p>
          </table:table-cell>
          <table:table-cell table:number-columns-repeated="3"/>
          <table:table-cell table:formula="of:=SUM([.A1700];-[.E1700])" office:value-type="float" office:value="-0.264466" calcext:value-type="float">
            <text:p>-0.2644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701];-[.E17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8617" calcext:value-type="float">
            <text:p>1.198617</text:p>
          </table:table-cell>
          <table:table-cell table:number-columns-repeated="3"/>
          <table:table-cell office:value-type="float" office:value="1.634444" calcext:value-type="float">
            <text:p>1.634444</text:p>
          </table:table-cell>
          <table:table-cell table:number-columns-repeated="3"/>
          <table:table-cell table:formula="of:=SUM([.A1702];-[.E1702])" office:value-type="float" office:value="-0.435827" calcext:value-type="float">
            <text:p>-0.4358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703];-[.E17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3607" calcext:value-type="float">
            <text:p>2.983607</text:p>
          </table:table-cell>
          <table:table-cell table:number-columns-repeated="3"/>
          <table:table-cell office:value-type="float" office:value="2.836066" calcext:value-type="float">
            <text:p>2.836066</text:p>
          </table:table-cell>
          <table:table-cell table:number-columns-repeated="3"/>
          <table:table-cell table:formula="of:=SUM([.A1704];-[.E1704])"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705];-[.E17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9966" calcext:value-type="float">
            <text:p>1.609966</text:p>
          </table:table-cell>
          <table:table-cell table:number-columns-repeated="3"/>
          <table:table-cell office:value-type="float" office:value="1.721969" calcext:value-type="float">
            <text:p>1.721969</text:p>
          </table:table-cell>
          <table:table-cell table:number-columns-repeated="3"/>
          <table:table-cell table:formula="of:=SUM([.A1706];-[.E1706])" office:value-type="float" office:value="-0.112003" calcext:value-type="float">
            <text:p>-0.1120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707];-[.E17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048" calcext:value-type="float">
            <text:p>1.229048</text:p>
          </table:table-cell>
          <table:table-cell table:number-columns-repeated="3"/>
          <table:table-cell office:value-type="float" office:value="1.662306" calcext:value-type="float">
            <text:p>1.662306</text:p>
          </table:table-cell>
          <table:table-cell table:number-columns-repeated="3"/>
          <table:table-cell table:formula="of:=SUM([.A1708];-[.E1708])" office:value-type="float" office:value="-0.433258" calcext:value-type="float">
            <text:p>-0.43325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709];-[.E1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1391" calcext:value-type="float">
            <text:p>1.341391</text:p>
          </table:table-cell>
          <table:table-cell table:number-columns-repeated="3"/>
          <table:table-cell office:value-type="float" office:value="1.694205" calcext:value-type="float">
            <text:p>1.694205</text:p>
          </table:table-cell>
          <table:table-cell table:number-columns-repeated="3"/>
          <table:table-cell table:formula="of:=SUM([.A1710];-[.E1710])" office:value-type="float" office:value="-0.352814" calcext:value-type="float">
            <text:p>-0.3528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711];-[.E17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5153" calcext:value-type="float">
            <text:p>1.365153</text:p>
          </table:table-cell>
          <table:table-cell table:number-columns-repeated="3"/>
          <table:table-cell office:value-type="float" office:value="1.934479" calcext:value-type="float">
            <text:p>1.934479</text:p>
          </table:table-cell>
          <table:table-cell table:number-columns-repeated="3"/>
          <table:table-cell table:formula="of:=SUM([.A1712];-[.E1712])" office:value-type="float" office:value="-0.569326" calcext:value-type="float">
            <text:p>-0.56932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713];-[.E17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2361" calcext:value-type="float">
            <text:p>1.262361</text:p>
          </table:table-cell>
          <table:table-cell table:number-columns-repeated="3"/>
          <table:table-cell office:value-type="float" office:value="1.681154" calcext:value-type="float">
            <text:p>1.681154</text:p>
          </table:table-cell>
          <table:table-cell table:number-columns-repeated="3"/>
          <table:table-cell table:formula="of:=SUM([.A1714];-[.E1714])" office:value-type="float" office:value="-0.418793" calcext:value-type="float">
            <text:p>-0.4187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715];-[.E17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927" calcext:value-type="float">
            <text:p>1.295927</text:p>
          </table:table-cell>
          <table:table-cell table:number-columns-repeated="3"/>
          <table:table-cell office:value-type="float" office:value="1.515671" calcext:value-type="float">
            <text:p>1.515671</text:p>
          </table:table-cell>
          <table:table-cell table:number-columns-repeated="3"/>
          <table:table-cell table:formula="of:=SUM([.A1716];-[.E1716])" office:value-type="float" office:value="-0.219744" calcext:value-type="float">
            <text:p>-0.219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717];-[.E17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7368" calcext:value-type="float">
            <text:p>1.277368</text:p>
          </table:table-cell>
          <table:table-cell table:number-columns-repeated="3"/>
          <table:table-cell office:value-type="float" office:value="1.693973" calcext:value-type="float">
            <text:p>1.693973</text:p>
          </table:table-cell>
          <table:table-cell table:number-columns-repeated="3"/>
          <table:table-cell table:formula="of:=SUM([.A1718];-[.E1718])" office:value-type="float" office:value="-0.416605" calcext:value-type="float">
            <text:p>-0.4166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719];-[.E17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068" calcext:value-type="float">
            <text:p>0.975068</text:p>
          </table:table-cell>
          <table:table-cell table:number-columns-repeated="3"/>
          <table:table-cell office:value-type="float" office:value="2.114943" calcext:value-type="float">
            <text:p>2.114943</text:p>
          </table:table-cell>
          <table:table-cell table:number-columns-repeated="3"/>
          <table:table-cell table:formula="of:=SUM([.A1720];-[.E1720])" office:value-type="float" office:value="-1.139875" calcext:value-type="float">
            <text:p>-1.1398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721];-[.E17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3444" calcext:value-type="float">
            <text:p>1.183444</text:p>
          </table:table-cell>
          <table:table-cell table:number-columns-repeated="3"/>
          <table:table-cell office:value-type="float" office:value="1.753907" calcext:value-type="float">
            <text:p>1.753907</text:p>
          </table:table-cell>
          <table:table-cell table:number-columns-repeated="3"/>
          <table:table-cell table:formula="of:=SUM([.A1722];-[.E1722])" office:value-type="float" office:value="-0.570463" calcext:value-type="float">
            <text:p>-0.5704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723];-[.E17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3584" calcext:value-type="float">
            <text:p>1.263584</text:p>
          </table:table-cell>
          <table:table-cell table:number-columns-repeated="3"/>
          <table:table-cell office:value-type="float" office:value="1.452651" calcext:value-type="float">
            <text:p>1.452651</text:p>
          </table:table-cell>
          <table:table-cell table:number-columns-repeated="3"/>
          <table:table-cell table:formula="of:=SUM([.A1724];-[.E1724])" office:value-type="float" office:value="-0.189067" calcext:value-type="float">
            <text:p>-0.1890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725];-[.E17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6774" calcext:value-type="float">
            <text:p>1.096774</text:p>
          </table:table-cell>
          <table:table-cell table:number-columns-repeated="3"/>
          <table:table-cell office:value-type="float" office:value="1.783962" calcext:value-type="float">
            <text:p>1.783962</text:p>
          </table:table-cell>
          <table:table-cell table:number-columns-repeated="3"/>
          <table:table-cell table:formula="of:=SUM([.A1726];-[.E1726])" office:value-type="float" office:value="-0.687188" calcext:value-type="float">
            <text:p>-0.6871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727];-[.E17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401" calcext:value-type="float">
            <text:p>1.125401</text:p>
          </table:table-cell>
          <table:table-cell table:number-columns-repeated="3"/>
          <table:table-cell office:value-type="float" office:value="1.702244" calcext:value-type="float">
            <text:p>1.702244</text:p>
          </table:table-cell>
          <table:table-cell table:number-columns-repeated="3"/>
          <table:table-cell table:formula="of:=SUM([.A1728];-[.E1728])" office:value-type="float" office:value="-0.576843" calcext:value-type="float">
            <text:p>-0.5768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729];-[.E17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5159" calcext:value-type="float">
            <text:p>1.155159</text:p>
          </table:table-cell>
          <table:table-cell table:number-columns-repeated="3"/>
          <table:table-cell office:value-type="float" office:value="1.807148" calcext:value-type="float">
            <text:p>1.807148</text:p>
          </table:table-cell>
          <table:table-cell table:number-columns-repeated="3"/>
          <table:table-cell table:formula="of:=SUM([.A1730];-[.E1730])" office:value-type="float" office:value="-0.651989" calcext:value-type="float">
            <text:p>-0.6519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731];-[.E17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549" calcext:value-type="float">
            <text:p>1.090549</text:p>
          </table:table-cell>
          <table:table-cell table:number-columns-repeated="3"/>
          <table:table-cell office:value-type="float" office:value="1.703239" calcext:value-type="float">
            <text:p>1.703239</text:p>
          </table:table-cell>
          <table:table-cell table:number-columns-repeated="3"/>
          <table:table-cell table:formula="of:=SUM([.A1732];-[.E1732])" office:value-type="float" office:value="-0.61269" calcext:value-type="float">
            <text:p>-0.612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733];-[.E17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8571" calcext:value-type="float">
            <text:p>1.168571</text:p>
          </table:table-cell>
          <table:table-cell table:number-columns-repeated="3"/>
          <table:table-cell office:value-type="float" office:value="1.593839" calcext:value-type="float">
            <text:p>1.593839</text:p>
          </table:table-cell>
          <table:table-cell table:number-columns-repeated="3"/>
          <table:table-cell table:formula="of:=SUM([.A1734];-[.E1734])" office:value-type="float" office:value="-0.425268" calcext:value-type="float">
            <text:p>-0.4252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735];-[.E17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1672" calcext:value-type="float">
            <text:p>1.341672</text:p>
          </table:table-cell>
          <table:table-cell table:number-columns-repeated="3"/>
          <table:table-cell office:value-type="float" office:value="2.436832" calcext:value-type="float">
            <text:p>2.436832</text:p>
          </table:table-cell>
          <table:table-cell table:number-columns-repeated="3"/>
          <table:table-cell table:formula="of:=SUM([.A1736];-[.E1736])" office:value-type="float" office:value="-1.09516" calcext:value-type="float">
            <text:p>-1.095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737];-[.E17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1639" calcext:value-type="float">
            <text:p>5.901639</text:p>
          </table:table-cell>
          <table:table-cell table:number-columns-repeated="3"/>
          <table:table-cell office:value-type="float" office:value="4.934426" calcext:value-type="float">
            <text:p>4.934426</text:p>
          </table:table-cell>
          <table:table-cell table:number-columns-repeated="3"/>
          <table:table-cell table:formula="of:=SUM([.A1738];-[.E1738])" office:value-type="float" office:value="0.967213" calcext:value-type="float">
            <text:p>0.9672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739];-[.E17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3799" calcext:value-type="float">
            <text:p>2.323799</text:p>
          </table:table-cell>
          <table:table-cell table:number-columns-repeated="3"/>
          <table:table-cell office:value-type="float" office:value="3.108746" calcext:value-type="float">
            <text:p>3.108746</text:p>
          </table:table-cell>
          <table:table-cell table:number-columns-repeated="3"/>
          <table:table-cell table:formula="of:=SUM([.A1740];-[.E1740])" office:value-type="float" office:value="-0.784947" calcext:value-type="float">
            <text:p>-0.7849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741];-[.E17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132" calcext:value-type="float">
            <text:p>1.46132</text:p>
          </table:table-cell>
          <table:table-cell table:number-columns-repeated="3"/>
          <table:table-cell office:value-type="float" office:value="2.501707" calcext:value-type="float">
            <text:p>2.501707</text:p>
          </table:table-cell>
          <table:table-cell table:number-columns-repeated="3"/>
          <table:table-cell table:formula="of:=SUM([.A1742];-[.E1742])" office:value-type="float" office:value="-1.040387" calcext:value-type="float">
            <text:p>-1.0403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743];-[.E17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7351" calcext:value-type="float">
            <text:p>1.797351</text:p>
          </table:table-cell>
          <table:table-cell table:number-columns-repeated="3"/>
          <table:table-cell office:value-type="float" office:value="2.57202" calcext:value-type="float">
            <text:p>2.57202</text:p>
          </table:table-cell>
          <table:table-cell table:number-columns-repeated="3"/>
          <table:table-cell table:formula="of:=SUM([.A1744];-[.E1744])" office:value-type="float" office:value="-0.774669" calcext:value-type="float">
            <text:p>-0.7746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745];-[.E17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2413" calcext:value-type="float">
            <text:p>1.702413</text:p>
          </table:table-cell>
          <table:table-cell table:number-columns-repeated="3"/>
          <table:table-cell office:value-type="float" office:value="3.520245" calcext:value-type="float">
            <text:p>3.520245</text:p>
          </table:table-cell>
          <table:table-cell table:number-columns-repeated="3"/>
          <table:table-cell table:formula="of:=SUM([.A1746];-[.E1746])" office:value-type="float" office:value="-1.817832" calcext:value-type="float">
            <text:p>-1.8178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747];-[.E17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4281" calcext:value-type="float">
            <text:p>1.494281</text:p>
          </table:table-cell>
          <table:table-cell table:number-columns-repeated="3"/>
          <table:table-cell office:value-type="float" office:value="2.583671" calcext:value-type="float">
            <text:p>2.583671</text:p>
          </table:table-cell>
          <table:table-cell table:number-columns-repeated="3"/>
          <table:table-cell table:formula="of:=SUM([.A1748];-[.E1748])" office:value-type="float" office:value="-1.08939" calcext:value-type="float">
            <text:p>-1.089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749];-[.E17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579" calcext:value-type="float">
            <text:p>1.83579</text:p>
          </table:table-cell>
          <table:table-cell table:number-columns-repeated="3"/>
          <table:table-cell office:value-type="float" office:value="3.185505" calcext:value-type="float">
            <text:p>3.185505</text:p>
          </table:table-cell>
          <table:table-cell table:number-columns-repeated="3"/>
          <table:table-cell table:formula="of:=SUM([.A1750];-[.E1750])" office:value-type="float" office:value="-1.349715" calcext:value-type="float">
            <text:p>-1.3497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751];-[.E17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908" calcext:value-type="float">
            <text:p>1.674908</text:p>
          </table:table-cell>
          <table:table-cell table:number-columns-repeated="3"/>
          <table:table-cell office:value-type="float" office:value="2.677122" calcext:value-type="float">
            <text:p>2.677122</text:p>
          </table:table-cell>
          <table:table-cell table:number-columns-repeated="3"/>
          <table:table-cell table:formula="of:=SUM([.A1752];-[.E1752])" office:value-type="float" office:value="-1.002214" calcext:value-type="float">
            <text:p>-1.0022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753];-[.E17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1567" calcext:value-type="float">
            <text:p>1.241567</text:p>
          </table:table-cell>
          <table:table-cell table:number-columns-repeated="3"/>
          <table:table-cell office:value-type="float" office:value="3.479469" calcext:value-type="float">
            <text:p>3.479469</text:p>
          </table:table-cell>
          <table:table-cell table:number-columns-repeated="3"/>
          <table:table-cell table:formula="of:=SUM([.A1754];-[.E1754])" office:value-type="float" office:value="-2.237902" calcext:value-type="float">
            <text:p>-2.2379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755];-[.E17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3705" calcext:value-type="float">
            <text:p>1.563705</text:p>
          </table:table-cell>
          <table:table-cell table:number-columns-repeated="3"/>
          <table:table-cell office:value-type="float" office:value="2.718992" calcext:value-type="float">
            <text:p>2.718992</text:p>
          </table:table-cell>
          <table:table-cell table:number-columns-repeated="3"/>
          <table:table-cell table:formula="of:=SUM([.A1756];-[.E1756])" office:value-type="float" office:value="-1.155287" calcext:value-type="float">
            <text:p>-1.155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757];-[.E17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2088" calcext:value-type="float">
            <text:p>1.802088</text:p>
          </table:table-cell>
          <table:table-cell table:number-columns-repeated="3"/>
          <table:table-cell office:value-type="float" office:value="2.390807" calcext:value-type="float">
            <text:p>2.390807</text:p>
          </table:table-cell>
          <table:table-cell table:number-columns-repeated="3"/>
          <table:table-cell table:formula="of:=SUM([.A1758];-[.E1758])" office:value-type="float" office:value="-0.588719" calcext:value-type="float">
            <text:p>-0.5887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759];-[.E17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7783" calcext:value-type="float">
            <text:p>1.377783</text:p>
          </table:table-cell>
          <table:table-cell table:number-columns-repeated="3"/>
          <table:table-cell office:value-type="float" office:value="2.717401" calcext:value-type="float">
            <text:p>2.717401</text:p>
          </table:table-cell>
          <table:table-cell table:number-columns-repeated="3"/>
          <table:table-cell table:formula="of:=SUM([.A1760];-[.E1760])" office:value-type="float" office:value="-1.339618" calcext:value-type="float">
            <text:p>-1.3396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761];-[.E17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637" calcext:value-type="float">
            <text:p>1.474637</text:p>
          </table:table-cell>
          <table:table-cell table:number-columns-repeated="3"/>
          <table:table-cell office:value-type="float" office:value="2.544409" calcext:value-type="float">
            <text:p>2.544409</text:p>
          </table:table-cell>
          <table:table-cell table:number-columns-repeated="3"/>
          <table:table-cell table:formula="of:=SUM([.A1762];-[.E1762])" office:value-type="float" office:value="-1.069772" calcext:value-type="float">
            <text:p>-1.0697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763];-[.E17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0178" calcext:value-type="float">
            <text:p>1.650178</text:p>
          </table:table-cell>
          <table:table-cell table:number-columns-repeated="3"/>
          <table:table-cell office:value-type="float" office:value="3.147635" calcext:value-type="float">
            <text:p>3.147635</text:p>
          </table:table-cell>
          <table:table-cell table:number-columns-repeated="3"/>
          <table:table-cell table:formula="of:=SUM([.A1764];-[.E1764])" office:value-type="float" office:value="-1.497457" calcext:value-type="float">
            <text:p>-1.49745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765];-[.E17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0575" calcext:value-type="float">
            <text:p>1.510575</text:p>
          </table:table-cell>
          <table:table-cell table:number-columns-repeated="3"/>
          <table:table-cell office:value-type="float" office:value="2.811798" calcext:value-type="float">
            <text:p>2.811798</text:p>
          </table:table-cell>
          <table:table-cell table:number-columns-repeated="3"/>
          <table:table-cell table:formula="of:=SUM([.A1766];-[.E1766])" office:value-type="float" office:value="-1.301223" calcext:value-type="float">
            <text:p>-1.30122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767];-[.E17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7663" calcext:value-type="float">
            <text:p>1.627663</text:p>
          </table:table-cell>
          <table:table-cell table:number-columns-repeated="3"/>
          <table:table-cell office:value-type="float" office:value="3.407898" calcext:value-type="float">
            <text:p>3.407898</text:p>
          </table:table-cell>
          <table:table-cell table:number-columns-repeated="3"/>
          <table:table-cell table:formula="of:=SUM([.A1768];-[.E1768])" office:value-type="float" office:value="-1.780235" calcext:value-type="float">
            <text:p>-1.7802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769];-[.E17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5575" calcext:value-type="float">
            <text:p>1.035575</text:p>
          </table:table-cell>
          <table:table-cell table:number-columns-repeated="3"/>
          <table:table-cell office:value-type="float" office:value="1.038969" calcext:value-type="float">
            <text:p>1.038969</text:p>
          </table:table-cell>
          <table:table-cell table:number-columns-repeated="3"/>
          <table:table-cell table:formula="of:=SUM([.A1770];-[.E1770])" office:value-type="float" office:value="-0.00339400000000012" calcext:value-type="float">
            <text:p>-0.0033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771];-[.E17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672" calcext:value-type="float">
            <text:p>0.819672</text:p>
          </table:table-cell>
          <table:table-cell table:number-columns-repeated="3"/>
          <table:table-cell office:value-type="float" office:value="1.229508" calcext:value-type="float">
            <text:p>1.229508</text:p>
          </table:table-cell>
          <table:table-cell table:number-columns-repeated="3"/>
          <table:table-cell table:formula="of:=SUM([.A1772];-[.E1772])" office:value-type="float" office:value="-0.409836" calcext:value-type="float">
            <text:p>-0.4098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773];-[.E17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648" calcext:value-type="float">
            <text:p>0.975648</text:p>
          </table:table-cell>
          <table:table-cell table:number-columns-repeated="3"/>
          <table:table-cell office:value-type="float" office:value="1.056664" calcext:value-type="float">
            <text:p>1.056664</text:p>
          </table:table-cell>
          <table:table-cell table:number-columns-repeated="3"/>
          <table:table-cell table:formula="of:=SUM([.A1774];-[.E1774])" office:value-type="float" office:value="-0.0810160000000001" calcext:value-type="float">
            <text:p>-0.0810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775];-[.E17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231" calcext:value-type="float">
            <text:p>0.970231</text:p>
          </table:table-cell>
          <table:table-cell table:number-columns-repeated="3"/>
          <table:table-cell office:value-type="float" office:value="1.04835" calcext:value-type="float">
            <text:p>1.04835</text:p>
          </table:table-cell>
          <table:table-cell table:number-columns-repeated="3"/>
          <table:table-cell table:formula="of:=SUM([.A1776];-[.E1776])" office:value-type="float" office:value="-0.0781190000000002" calcext:value-type="float">
            <text:p>-0.0781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777];-[.E17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768" calcext:value-type="float">
            <text:p>0.959768</text:p>
          </table:table-cell>
          <table:table-cell table:number-columns-repeated="3"/>
          <table:table-cell office:value-type="float" office:value="1.046689" calcext:value-type="float">
            <text:p>1.046689</text:p>
          </table:table-cell>
          <table:table-cell table:number-columns-repeated="3"/>
          <table:table-cell table:formula="of:=SUM([.A1778];-[.E1778])" office:value-type="float" office:value="-0.086921" calcext:value-type="float">
            <text:p>-0.08692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779];-[.E17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1575" calcext:value-type="float">
            <text:p>1.031575</text:p>
          </table:table-cell>
          <table:table-cell table:number-columns-repeated="3"/>
          <table:table-cell office:value-type="float" office:value="1.043845" calcext:value-type="float">
            <text:p>1.043845</text:p>
          </table:table-cell>
          <table:table-cell table:number-columns-repeated="3"/>
          <table:table-cell table:formula="of:=SUM([.A1780];-[.E1780])" office:value-type="float" office:value="-0.01227" calcext:value-type="float">
            <text:p>-0.012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781];-[.E17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046982" calcext:value-type="float">
            <text:p>1.046982</text:p>
          </table:table-cell>
          <table:table-cell table:number-columns-repeated="3"/>
          <table:table-cell table:formula="of:=SUM([.A1782];-[.E1782])" office:value-type="float" office:value="-0.0469820000000001" calcext:value-type="float">
            <text:p>-0.0469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783];-[.E17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709" calcext:value-type="float">
            <text:p>1.005709</text:p>
          </table:table-cell>
          <table:table-cell table:number-columns-repeated="3"/>
          <table:table-cell office:value-type="float" office:value="1.036388" calcext:value-type="float">
            <text:p>1.036388</text:p>
          </table:table-cell>
          <table:table-cell table:number-columns-repeated="3"/>
          <table:table-cell table:formula="of:=SUM([.A1784];-[.E1784])" office:value-type="float" office:value="-0.0306790000000001" calcext:value-type="float">
            <text:p>-0.0306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785];-[.E17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956" calcext:value-type="float">
            <text:p>0.971956</text:p>
          </table:table-cell>
          <table:table-cell table:number-columns-repeated="3"/>
          <table:table-cell office:value-type="float" office:value="1.052644" calcext:value-type="float">
            <text:p>1.052644</text:p>
          </table:table-cell>
          <table:table-cell table:number-columns-repeated="3"/>
          <table:table-cell table:formula="of:=SUM([.A1786];-[.E1786])" office:value-type="float" office:value="-0.080688" calcext:value-type="float">
            <text:p>-0.0806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787];-[.E17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422" calcext:value-type="float">
            <text:p>0.938422</text:p>
          </table:table-cell>
          <table:table-cell table:number-columns-repeated="3"/>
          <table:table-cell office:value-type="float" office:value="1.079344" calcext:value-type="float">
            <text:p>1.079344</text:p>
          </table:table-cell>
          <table:table-cell table:number-columns-repeated="3"/>
          <table:table-cell table:formula="of:=SUM([.A1788];-[.E1788])" office:value-type="float" office:value="-0.140922" calcext:value-type="float">
            <text:p>-0.1409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789];-[.E17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514" calcext:value-type="float">
            <text:p>0.984514</text:p>
          </table:table-cell>
          <table:table-cell table:number-columns-repeated="3"/>
          <table:table-cell office:value-type="float" office:value="1.051668" calcext:value-type="float">
            <text:p>1.051668</text:p>
          </table:table-cell>
          <table:table-cell table:number-columns-repeated="3"/>
          <table:table-cell table:formula="of:=SUM([.A1790];-[.E1790])" office:value-type="float" office:value="-0.067154" calcext:value-type="float">
            <text:p>-0.0671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791];-[.E17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003" calcext:value-type="float">
            <text:p>1.008003</text:p>
          </table:table-cell>
          <table:table-cell table:number-columns-repeated="3"/>
          <table:table-cell office:value-type="float" office:value="1.029448" calcext:value-type="float">
            <text:p>1.029448</text:p>
          </table:table-cell>
          <table:table-cell table:number-columns-repeated="3"/>
          <table:table-cell table:formula="of:=SUM([.A1792];-[.E1792])" office:value-type="float" office:value="-0.0214449999999999" calcext:value-type="float">
            <text:p>-0.0214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793];-[.E17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425" calcext:value-type="float">
            <text:p>1.065425</text:p>
          </table:table-cell>
          <table:table-cell table:number-columns-repeated="3"/>
          <table:table-cell office:value-type="float" office:value="1.058383" calcext:value-type="float">
            <text:p>1.058383</text:p>
          </table:table-cell>
          <table:table-cell table:number-columns-repeated="3"/>
          <table:table-cell table:formula="of:=SUM([.A1794];-[.E1794])" office:value-type="float" office:value="0.00704199999999999" calcext:value-type="float">
            <text:p>0.0070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795];-[.E17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343" calcext:value-type="float">
            <text:p>0.961343</text:p>
          </table:table-cell>
          <table:table-cell table:number-columns-repeated="3"/>
          <table:table-cell office:value-type="float" office:value="1.055063" calcext:value-type="float">
            <text:p>1.055063</text:p>
          </table:table-cell>
          <table:table-cell table:number-columns-repeated="3"/>
          <table:table-cell table:formula="of:=SUM([.A1796];-[.E1796])" office:value-type="float" office:value="-0.0937200000000001" calcext:value-type="float">
            <text:p>-0.093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797];-[.E17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012" calcext:value-type="float">
            <text:p>0.957012</text:p>
          </table:table-cell>
          <table:table-cell table:number-columns-repeated="3"/>
          <table:table-cell office:value-type="float" office:value="1.067024" calcext:value-type="float">
            <text:p>1.067024</text:p>
          </table:table-cell>
          <table:table-cell table:number-columns-repeated="3"/>
          <table:table-cell table:formula="of:=SUM([.A1798];-[.E1798])" office:value-type="float" office:value="-0.110012" calcext:value-type="float">
            <text:p>-0.1100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799];-[.E17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024" calcext:value-type="float">
            <text:p>0.978024</text:p>
          </table:table-cell>
          <table:table-cell table:number-columns-repeated="3"/>
          <table:table-cell office:value-type="float" office:value="1.063781" calcext:value-type="float">
            <text:p>1.063781</text:p>
          </table:table-cell>
          <table:table-cell table:number-columns-repeated="3"/>
          <table:table-cell table:formula="of:=SUM([.A1800];-[.E1800])" office:value-type="float" office:value="-0.0857570000000001" calcext:value-type="float">
            <text:p>-0.08575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801];-[.E18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392" calcext:value-type="float">
            <text:p>0.972392</text:p>
          </table:table-cell>
          <table:table-cell table:number-columns-repeated="3"/>
          <table:table-cell office:value-type="float" office:value="1.04196" calcext:value-type="float">
            <text:p>1.04196</text:p>
          </table:table-cell>
          <table:table-cell table:number-columns-repeated="3"/>
          <table:table-cell table:formula="of:=SUM([.A1802];-[.E1802])" office:value-type="float" office:value="-0.0695680000000001" calcext:value-type="float">
            <text:p>-0.0695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803];-[.E18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3218" calcext:value-type="float">
            <text:p>1.083218</text:p>
          </table:table-cell>
          <table:table-cell table:number-columns-repeated="3"/>
          <table:table-cell office:value-type="float" office:value="1.122564" calcext:value-type="float">
            <text:p>1.122564</text:p>
          </table:table-cell>
          <table:table-cell table:number-columns-repeated="3"/>
          <table:table-cell table:formula="of:=SUM([.A1804];-[.E1804])" office:value-type="float" office:value="-0.0393459999999999" calcext:value-type="float">
            <text:p>-0.0393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805];-[.E18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0492" calcext:value-type="float">
            <text:p>1.770492</text:p>
          </table:table-cell>
          <table:table-cell table:number-columns-repeated="3"/>
          <table:table-cell office:value-type="float" office:value="1.688525" calcext:value-type="float">
            <text:p>1.688525</text:p>
          </table:table-cell>
          <table:table-cell table:number-columns-repeated="3"/>
          <table:table-cell table:formula="of:=SUM([.A1806];-[.E1806])" office:value-type="float" office:value="0.0819670000000001" calcext:value-type="float">
            <text:p>0.0819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807];-[.E18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3928" calcext:value-type="float">
            <text:p>1.143928</text:p>
          </table:table-cell>
          <table:table-cell table:number-columns-repeated="3"/>
          <table:table-cell office:value-type="float" office:value="1.20387" calcext:value-type="float">
            <text:p>1.20387</text:p>
          </table:table-cell>
          <table:table-cell table:number-columns-repeated="3"/>
          <table:table-cell table:formula="of:=SUM([.A1808];-[.E1808])" office:value-type="float" office:value="-0.0599419999999999" calcext:value-type="float">
            <text:p>-0.0599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809];-[.E18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68" calcext:value-type="float">
            <text:p>0.991468</text:p>
          </table:table-cell>
          <table:table-cell table:number-columns-repeated="3"/>
          <table:table-cell office:value-type="float" office:value="1.156428" calcext:value-type="float">
            <text:p>1.156428</text:p>
          </table:table-cell>
          <table:table-cell table:number-columns-repeated="3"/>
          <table:table-cell table:formula="of:=SUM([.A1810];-[.E1810])" office:value-type="float" office:value="-0.16496" calcext:value-type="float">
            <text:p>-0.164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811];-[.E18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007" calcext:value-type="float">
            <text:p>0.974007</text:p>
          </table:table-cell>
          <table:table-cell table:number-columns-repeated="3"/>
          <table:table-cell office:value-type="float" office:value="1.191722" calcext:value-type="float">
            <text:p>1.191722</text:p>
          </table:table-cell>
          <table:table-cell table:number-columns-repeated="3"/>
          <table:table-cell table:formula="of:=SUM([.A1812];-[.E1812])" office:value-type="float" office:value="-0.217715" calcext:value-type="float">
            <text:p>-0.2177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813];-[.E18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6748" calcext:value-type="float">
            <text:p>1.106748</text:p>
          </table:table-cell>
          <table:table-cell table:number-columns-repeated="3"/>
          <table:table-cell office:value-type="float" office:value="1.292024" calcext:value-type="float">
            <text:p>1.292024</text:p>
          </table:table-cell>
          <table:table-cell table:number-columns-repeated="3"/>
          <table:table-cell table:formula="of:=SUM([.A1814];-[.E1814])" office:value-type="float" office:value="-0.185276" calcext:value-type="float">
            <text:p>-0.1852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815];-[.E18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003" calcext:value-type="float">
            <text:p>1.01003</text:p>
          </table:table-cell>
          <table:table-cell table:number-columns-repeated="3"/>
          <table:table-cell office:value-type="float" office:value="1.14253" calcext:value-type="float">
            <text:p>1.14253</text:p>
          </table:table-cell>
          <table:table-cell table:number-columns-repeated="3"/>
          <table:table-cell table:formula="of:=SUM([.A1816];-[.E1816])" office:value-type="float" office:value="-0.1325" calcext:value-type="float">
            <text:p>-0.13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817];-[.E18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29" calcext:value-type="float">
            <text:p>1.13829</text:p>
          </table:table-cell>
          <table:table-cell table:number-columns-repeated="3"/>
          <table:table-cell office:value-type="float" office:value="1.167931" calcext:value-type="float">
            <text:p>1.167931</text:p>
          </table:table-cell>
          <table:table-cell table:number-columns-repeated="3"/>
          <table:table-cell table:formula="of:=SUM([.A1818];-[.E1818])" office:value-type="float" office:value="-0.029641" calcext:value-type="float">
            <text:p>-0.0296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819];-[.E18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454" calcext:value-type="float">
            <text:p>0.987454</text:p>
          </table:table-cell>
          <table:table-cell table:number-columns-repeated="3"/>
          <table:table-cell office:value-type="float" office:value="1.168635" calcext:value-type="float">
            <text:p>1.168635</text:p>
          </table:table-cell>
          <table:table-cell table:number-columns-repeated="3"/>
          <table:table-cell table:formula="of:=SUM([.A1820];-[.E1820])" office:value-type="float" office:value="-0.181181" calcext:value-type="float">
            <text:p>-0.18118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821];-[.E18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736" calcext:value-type="float">
            <text:p>0.992736</text:p>
          </table:table-cell>
          <table:table-cell table:number-columns-repeated="3"/>
          <table:table-cell office:value-type="float" office:value="1.244609" calcext:value-type="float">
            <text:p>1.244609</text:p>
          </table:table-cell>
          <table:table-cell table:number-columns-repeated="3"/>
          <table:table-cell table:formula="of:=SUM([.A1822];-[.E1822])" office:value-type="float" office:value="-0.251873" calcext:value-type="float">
            <text:p>-0.2518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823];-[.E18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24" calcext:value-type="float">
            <text:p>1.03224</text:p>
          </table:table-cell>
          <table:table-cell table:number-columns-repeated="3"/>
          <table:table-cell office:value-type="float" office:value="1.163874" calcext:value-type="float">
            <text:p>1.163874</text:p>
          </table:table-cell>
          <table:table-cell table:number-columns-repeated="3"/>
          <table:table-cell table:formula="of:=SUM([.A1824];-[.E1824])" office:value-type="float" office:value="-0.131634" calcext:value-type="float">
            <text:p>-0.13163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825];-[.E18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4318" calcext:value-type="float">
            <text:p>1.244318</text:p>
          </table:table-cell>
          <table:table-cell table:number-columns-repeated="3"/>
          <table:table-cell office:value-type="float" office:value="1.102628" calcext:value-type="float">
            <text:p>1.102628</text:p>
          </table:table-cell>
          <table:table-cell table:number-columns-repeated="3"/>
          <table:table-cell table:formula="of:=SUM([.A1826];-[.E1826])" office:value-type="float" office:value="0.14169" calcext:value-type="float">
            <text:p>0.141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827];-[.E18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734" calcext:value-type="float">
            <text:p>1.084734</text:p>
          </table:table-cell>
          <table:table-cell table:number-columns-repeated="3"/>
          <table:table-cell office:value-type="float" office:value="1.181281" calcext:value-type="float">
            <text:p>1.181281</text:p>
          </table:table-cell>
          <table:table-cell table:number-columns-repeated="3"/>
          <table:table-cell table:formula="of:=SUM([.A1828];-[.E1828])" office:value-type="float" office:value="-0.0965469999999999" calcext:value-type="float">
            <text:p>-0.0965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829];-[.E18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98" calcext:value-type="float">
            <text:p>1.0198</text:p>
          </table:table-cell>
          <table:table-cell table:number-columns-repeated="3"/>
          <table:table-cell office:value-type="float" office:value="1.169715" calcext:value-type="float">
            <text:p>1.169715</text:p>
          </table:table-cell>
          <table:table-cell table:number-columns-repeated="3"/>
          <table:table-cell table:formula="of:=SUM([.A1830];-[.E1830])" office:value-type="float" office:value="-0.149915" calcext:value-type="float">
            <text:p>-0.1499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831];-[.E18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9815" calcext:value-type="float">
            <text:p>1.049815</text:p>
          </table:table-cell>
          <table:table-cell table:number-columns-repeated="3"/>
          <table:table-cell office:value-type="float" office:value="1.223647" calcext:value-type="float">
            <text:p>1.223647</text:p>
          </table:table-cell>
          <table:table-cell table:number-columns-repeated="3"/>
          <table:table-cell table:formula="of:=SUM([.A1832];-[.E1832])" office:value-type="float" office:value="-0.173832" calcext:value-type="float">
            <text:p>-0.1738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833];-[.E18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295" calcext:value-type="float">
            <text:p>1.081295</text:p>
          </table:table-cell>
          <table:table-cell table:number-columns-repeated="3"/>
          <table:table-cell office:value-type="float" office:value="1.20423" calcext:value-type="float">
            <text:p>1.20423</text:p>
          </table:table-cell>
          <table:table-cell table:number-columns-repeated="3"/>
          <table:table-cell table:formula="of:=SUM([.A1834];-[.E1834])" office:value-type="float" office:value="-0.122935" calcext:value-type="float">
            <text:p>-0.1229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835];-[.E18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166" calcext:value-type="float">
            <text:p>0.997166</text:p>
          </table:table-cell>
          <table:table-cell table:number-columns-repeated="3"/>
          <table:table-cell office:value-type="float" office:value="1.213639" calcext:value-type="float">
            <text:p>1.213639</text:p>
          </table:table-cell>
          <table:table-cell table:number-columns-repeated="3"/>
          <table:table-cell table:formula="of:=SUM([.A1836];-[.E1836])" office:value-type="float" office:value="-0.216473" calcext:value-type="float">
            <text:p>-0.2164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837];-[.E18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8536" calcext:value-type="float">
            <text:p>1.228536</text:p>
          </table:table-cell>
          <table:table-cell table:number-columns-repeated="3"/>
          <table:table-cell office:value-type="float" office:value="1.35814" calcext:value-type="float">
            <text:p>1.35814</text:p>
          </table:table-cell>
          <table:table-cell table:number-columns-repeated="3"/>
          <table:table-cell table:formula="of:=SUM([.A1838];-[.E1838])" office:value-type="float" office:value="-0.129604" calcext:value-type="float">
            <text:p>-0.12960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839];-[.E18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393" calcext:value-type="float">
            <text:p>3.016393</text:p>
          </table:table-cell>
          <table:table-cell table:number-columns-repeated="3"/>
          <table:table-cell office:value-type="float" office:value="2.721312" calcext:value-type="float">
            <text:p>2.721312</text:p>
          </table:table-cell>
          <table:table-cell table:number-columns-repeated="3"/>
          <table:table-cell table:formula="of:=SUM([.A1840];-[.E1840])" office:value-type="float" office:value="0.295081" calcext:value-type="float">
            <text:p>0.29508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841];-[.E18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5455" calcext:value-type="float">
            <text:p>1.555455</text:p>
          </table:table-cell>
          <table:table-cell table:number-columns-repeated="3"/>
          <table:table-cell office:value-type="float" office:value="1.652345" calcext:value-type="float">
            <text:p>1.652345</text:p>
          </table:table-cell>
          <table:table-cell table:number-columns-repeated="3"/>
          <table:table-cell table:formula="of:=SUM([.A1842];-[.E1842])" office:value-type="float" office:value="-0.0968900000000001" calcext:value-type="float">
            <text:p>-0.096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843];-[.E18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3417" calcext:value-type="float">
            <text:p>1.273417</text:p>
          </table:table-cell>
          <table:table-cell table:number-columns-repeated="3"/>
          <table:table-cell office:value-type="float" office:value="1.378271" calcext:value-type="float">
            <text:p>1.378271</text:p>
          </table:table-cell>
          <table:table-cell table:number-columns-repeated="3"/>
          <table:table-cell table:formula="of:=SUM([.A1844];-[.E1844])" office:value-type="float" office:value="-0.104854" calcext:value-type="float">
            <text:p>-0.1048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845];-[.E18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3642" calcext:value-type="float">
            <text:p>1.303642</text:p>
          </table:table-cell>
          <table:table-cell table:number-columns-repeated="3"/>
          <table:table-cell office:value-type="float" office:value="1.506457" calcext:value-type="float">
            <text:p>1.506457</text:p>
          </table:table-cell>
          <table:table-cell table:number-columns-repeated="3"/>
          <table:table-cell table:formula="of:=SUM([.A1846];-[.E1846])" office:value-type="float" office:value="-0.202815" calcext:value-type="float">
            <text:p>-0.2028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847];-[.E18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0123" calcext:value-type="float">
            <text:p>1.340123</text:p>
          </table:table-cell>
          <table:table-cell table:number-columns-repeated="3"/>
          <table:table-cell office:value-type="float" office:value="1.932188" calcext:value-type="float">
            <text:p>1.932188</text:p>
          </table:table-cell>
          <table:table-cell table:number-columns-repeated="3"/>
          <table:table-cell table:formula="of:=SUM([.A1848];-[.E1848])" office:value-type="float" office:value="-0.592065" calcext:value-type="float">
            <text:p>-0.59206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849];-[.E18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7056" calcext:value-type="float">
            <text:p>1.307056</text:p>
          </table:table-cell>
          <table:table-cell table:number-columns-repeated="3"/>
          <table:table-cell office:value-type="float" office:value="1.42372" calcext:value-type="float">
            <text:p>1.42372</text:p>
          </table:table-cell>
          <table:table-cell table:number-columns-repeated="3"/>
          <table:table-cell table:formula="of:=SUM([.A1850];-[.E1850])" office:value-type="float" office:value="-0.116664" calcext:value-type="float">
            <text:p>-0.1166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851];-[.E18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4097" calcext:value-type="float">
            <text:p>1.434097</text:p>
          </table:table-cell>
          <table:table-cell table:number-columns-repeated="3"/>
          <table:table-cell office:value-type="float" office:value="1.598257" calcext:value-type="float">
            <text:p>1.598257</text:p>
          </table:table-cell>
          <table:table-cell table:number-columns-repeated="3"/>
          <table:table-cell table:formula="of:=SUM([.A1852];-[.E1852])" office:value-type="float" office:value="-0.16416" calcext:value-type="float">
            <text:p>-0.164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853];-[.E18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2054" calcext:value-type="float">
            <text:p>1.312054</text:p>
          </table:table-cell>
          <table:table-cell table:number-columns-repeated="3"/>
          <table:table-cell office:value-type="float" office:value="1.473555" calcext:value-type="float">
            <text:p>1.473555</text:p>
          </table:table-cell>
          <table:table-cell table:number-columns-repeated="3"/>
          <table:table-cell table:formula="of:=SUM([.A1854];-[.E1854])" office:value-type="float" office:value="-0.161501" calcext:value-type="float">
            <text:p>-0.1615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855];-[.E18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4653" calcext:value-type="float">
            <text:p>1.064653</text:p>
          </table:table-cell>
          <table:table-cell table:number-columns-repeated="3"/>
          <table:table-cell office:value-type="float" office:value="1.612669" calcext:value-type="float">
            <text:p>1.612669</text:p>
          </table:table-cell>
          <table:table-cell table:number-columns-repeated="3"/>
          <table:table-cell table:formula="of:=SUM([.A1856];-[.E1856])" office:value-type="float" office:value="-0.548016" calcext:value-type="float">
            <text:p>-0.5480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857];-[.E18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7232" calcext:value-type="float">
            <text:p>1.217232</text:p>
          </table:table-cell>
          <table:table-cell table:number-columns-repeated="3"/>
          <table:table-cell office:value-type="float" office:value="1.507532" calcext:value-type="float">
            <text:p>1.507532</text:p>
          </table:table-cell>
          <table:table-cell table:number-columns-repeated="3"/>
          <table:table-cell table:formula="of:=SUM([.A1858];-[.E1858])" office:value-type="float" office:value="-0.2903" calcext:value-type="float">
            <text:p>-0.290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859];-[.E18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2849" calcext:value-type="float">
            <text:p>1.292849</text:p>
          </table:table-cell>
          <table:table-cell table:number-columns-repeated="3"/>
          <table:table-cell office:value-type="float" office:value="1.505467" calcext:value-type="float">
            <text:p>1.505467</text:p>
          </table:table-cell>
          <table:table-cell table:number-columns-repeated="3"/>
          <table:table-cell table:formula="of:=SUM([.A1860];-[.E1860])" office:value-type="float" office:value="-0.212618" calcext:value-type="float">
            <text:p>-0.2126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861];-[.E18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4021" calcext:value-type="float">
            <text:p>1.154021</text:p>
          </table:table-cell>
          <table:table-cell table:number-columns-repeated="3"/>
          <table:table-cell office:value-type="float" office:value="1.443662" calcext:value-type="float">
            <text:p>1.443662</text:p>
          </table:table-cell>
          <table:table-cell table:number-columns-repeated="3"/>
          <table:table-cell table:formula="of:=SUM([.A1862];-[.E1862])" office:value-type="float" office:value="-0.289641" calcext:value-type="float">
            <text:p>-0.2896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863];-[.E18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229" calcext:value-type="float">
            <text:p>1.161229</text:p>
          </table:table-cell>
          <table:table-cell table:number-columns-repeated="3"/>
          <table:table-cell office:value-type="float" office:value="1.431642" calcext:value-type="float">
            <text:p>1.431642</text:p>
          </table:table-cell>
          <table:table-cell table:number-columns-repeated="3"/>
          <table:table-cell table:formula="of:=SUM([.A1864];-[.E1864])" office:value-type="float" office:value="-0.270413" calcext:value-type="float">
            <text:p>-0.2704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1865];-[.E18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0663" calcext:value-type="float">
            <text:p>1.160663</text:p>
          </table:table-cell>
          <table:table-cell table:number-columns-repeated="3"/>
          <table:table-cell office:value-type="float" office:value="1.694489" calcext:value-type="float">
            <text:p>1.694489</text:p>
          </table:table-cell>
          <table:table-cell table:number-columns-repeated="3"/>
          <table:table-cell table:formula="of:=SUM([.A1866];-[.E1866])" office:value-type="float" office:value="-0.533826" calcext:value-type="float">
            <text:p>-0.53382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1867];-[.E18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447" calcext:value-type="float">
            <text:p>1.121447</text:p>
          </table:table-cell>
          <table:table-cell table:number-columns-repeated="3"/>
          <table:table-cell office:value-type="float" office:value="1.572538" calcext:value-type="float">
            <text:p>1.572538</text:p>
          </table:table-cell>
          <table:table-cell table:number-columns-repeated="3"/>
          <table:table-cell table:formula="of:=SUM([.A1868];-[.E1868])" office:value-type="float" office:value="-0.451091" calcext:value-type="float">
            <text:p>-0.45109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1869];-[.E18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6168" calcext:value-type="float">
            <text:p>1.276168</text:p>
          </table:table-cell>
          <table:table-cell table:number-columns-repeated="3"/>
          <table:table-cell office:value-type="float" office:value="1.553524" calcext:value-type="float">
            <text:p>1.553524</text:p>
          </table:table-cell>
          <table:table-cell table:number-columns-repeated="3"/>
          <table:table-cell table:formula="of:=SUM([.A1870];-[.E1870])" office:value-type="float" office:value="-0.277356" calcext:value-type="float">
            <text:p>-0.2773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1871];-[.E18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6619" calcext:value-type="float">
            <text:p>1.376619</text:p>
          </table:table-cell>
          <table:table-cell table:number-columns-repeated="3"/>
          <table:table-cell office:value-type="float" office:value="1.895663" calcext:value-type="float">
            <text:p>1.895663</text:p>
          </table:table-cell>
          <table:table-cell table:number-columns-repeated="3"/>
          <table:table-cell table:formula="of:=SUM([.A1872];-[.E1872])" office:value-type="float" office:value="-0.519044" calcext:value-type="float">
            <text:p>-0.5190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1873];-[.E18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6394" calcext:value-type="float">
            <text:p>6.016394</text:p>
          </table:table-cell>
          <table:table-cell table:number-columns-repeated="3"/>
          <table:table-cell office:value-type="float" office:value="4.688525" calcext:value-type="float">
            <text:p>4.688525</text:p>
          </table:table-cell>
          <table:table-cell table:number-columns-repeated="3"/>
          <table:table-cell table:formula="of:=SUM([.A1874];-[.E1874])" office:value-type="float" office:value="1.327869" calcext:value-type="float">
            <text:p>1.32786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1875];-[.E18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4351" calcext:value-type="float">
            <text:p>2.244351</text:p>
          </table:table-cell>
          <table:table-cell table:number-columns-repeated="3"/>
          <table:table-cell office:value-type="float" office:value="3.109243" calcext:value-type="float">
            <text:p>3.109243</text:p>
          </table:table-cell>
          <table:table-cell table:number-columns-repeated="3"/>
          <table:table-cell table:formula="of:=SUM([.A1876];-[.E1876])" office:value-type="float" office:value="-0.864892" calcext:value-type="float">
            <text:p>-0.8648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1877];-[.E18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522" calcext:value-type="float">
            <text:p>1.479522</text:p>
          </table:table-cell>
          <table:table-cell table:number-columns-repeated="3"/>
          <table:table-cell office:value-type="float" office:value="1.898749" calcext:value-type="float">
            <text:p>1.898749</text:p>
          </table:table-cell>
          <table:table-cell table:number-columns-repeated="3"/>
          <table:table-cell table:formula="of:=SUM([.A1878];-[.E1878])" office:value-type="float" office:value="-0.419227" calcext:value-type="float">
            <text:p>-0.41922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1879];-[.E18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2252" calcext:value-type="float">
            <text:p>1.812252</text:p>
          </table:table-cell>
          <table:table-cell table:number-columns-repeated="3"/>
          <table:table-cell office:value-type="float" office:value="2.174669" calcext:value-type="float">
            <text:p>2.174669</text:p>
          </table:table-cell>
          <table:table-cell table:number-columns-repeated="3"/>
          <table:table-cell table:formula="of:=SUM([.A1880];-[.E1880])" office:value-type="float" office:value="-0.362417" calcext:value-type="float">
            <text:p>-0.36241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1881];-[.E18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6319" calcext:value-type="float">
            <text:p>1.756319</text:p>
          </table:table-cell>
          <table:table-cell table:number-columns-repeated="3"/>
          <table:table-cell office:value-type="float" office:value="3.622086" calcext:value-type="float">
            <text:p>3.622086</text:p>
          </table:table-cell>
          <table:table-cell table:number-columns-repeated="3"/>
          <table:table-cell table:formula="of:=SUM([.A1882];-[.E1882])" office:value-type="float" office:value="-1.865767" calcext:value-type="float">
            <text:p>-1.8657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1883];-[.E18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871" calcext:value-type="float">
            <text:p>1.50871</text:p>
          </table:table-cell>
          <table:table-cell table:number-columns-repeated="3"/>
          <table:table-cell office:value-type="float" office:value="2.074257" calcext:value-type="float">
            <text:p>2.074257</text:p>
          </table:table-cell>
          <table:table-cell table:number-columns-repeated="3"/>
          <table:table-cell table:formula="of:=SUM([.A1884];-[.E1884])" office:value-type="float" office:value="-0.565547" calcext:value-type="float">
            <text:p>-0.5655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1885];-[.E18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0473" calcext:value-type="float">
            <text:p>1.650473</text:p>
          </table:table-cell>
          <table:table-cell table:number-columns-repeated="3"/>
          <table:table-cell office:value-type="float" office:value="3.490888" calcext:value-type="float">
            <text:p>3.490888</text:p>
          </table:table-cell>
          <table:table-cell table:number-columns-repeated="3"/>
          <table:table-cell table:formula="of:=SUM([.A1886];-[.E1886])" office:value-type="float" office:value="-1.840415" calcext:value-type="float">
            <text:p>-1.8404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1887];-[.E18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3161" calcext:value-type="float">
            <text:p>1.713161</text:p>
          </table:table-cell>
          <table:table-cell table:number-columns-repeated="3"/>
          <table:table-cell office:value-type="float" office:value="2.293358" calcext:value-type="float">
            <text:p>2.293358</text:p>
          </table:table-cell>
          <table:table-cell table:number-columns-repeated="3"/>
          <table:table-cell table:formula="of:=SUM([.A1888];-[.E1888])" office:value-type="float" office:value="-0.580197" calcext:value-type="float">
            <text:p>-0.58019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1889];-[.E18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689" calcext:value-type="float">
            <text:p>1.229689</text:p>
          </table:table-cell>
          <table:table-cell table:number-columns-repeated="3"/>
          <table:table-cell office:value-type="float" office:value="2.453228" calcext:value-type="float">
            <text:p>2.453228</text:p>
          </table:table-cell>
          <table:table-cell table:number-columns-repeated="3"/>
          <table:table-cell table:formula="of:=SUM([.A1890];-[.E1890])" office:value-type="float" office:value="-1.223539" calcext:value-type="float">
            <text:p>-1.2235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1891];-[.E18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9747" calcext:value-type="float">
            <text:p>1.599747</text:p>
          </table:table-cell>
          <table:table-cell table:number-columns-repeated="3"/>
          <table:table-cell office:value-type="float" office:value="2.383218" calcext:value-type="float">
            <text:p>2.383218</text:p>
          </table:table-cell>
          <table:table-cell table:number-columns-repeated="3"/>
          <table:table-cell table:formula="of:=SUM([.A1892];-[.E1892])" office:value-type="float" office:value="-0.783471" calcext:value-type="float">
            <text:p>-0.7834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1893];-[.E18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3403" calcext:value-type="float">
            <text:p>1.843403</text:p>
          </table:table-cell>
          <table:table-cell table:number-columns-repeated="3"/>
          <table:table-cell office:value-type="float" office:value="2.81824" calcext:value-type="float">
            <text:p>2.81824</text:p>
          </table:table-cell>
          <table:table-cell table:number-columns-repeated="3"/>
          <table:table-cell table:formula="of:=SUM([.A1894];-[.E1894])" office:value-type="float" office:value="-0.974837" calcext:value-type="float">
            <text:p>-0.9748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1895];-[.E18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9814" calcext:value-type="float">
            <text:p>1.409814</text:p>
          </table:table-cell>
          <table:table-cell table:number-columns-repeated="3"/>
          <table:table-cell office:value-type="float" office:value="2.018855" calcext:value-type="float">
            <text:p>2.018855</text:p>
          </table:table-cell>
          <table:table-cell table:number-columns-repeated="3"/>
          <table:table-cell table:formula="of:=SUM([.A1896];-[.E1896])" office:value-type="float" office:value="-0.609041" calcext:value-type="float">
            <text:p>-0.6090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1897];-[.E18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0854" calcext:value-type="float">
            <text:p>1.490854</text:p>
          </table:table-cell>
          <table:table-cell table:number-columns-repeated="3"/>
          <table:table-cell office:value-type="float" office:value="1.973034" calcext:value-type="float">
            <text:p>1.973034</text:p>
          </table:table-cell>
          <table:table-cell table:number-columns-repeated="3"/>
          <table:table-cell table:formula="of:=SUM([.A1898];-[.E1898])" office:value-type="float" office:value="-0.48218" calcext:value-type="float">
            <text:p>-0.482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1899];-[.E18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8354" calcext:value-type="float">
            <text:p>1.708354</text:p>
          </table:table-cell>
          <table:table-cell table:number-columns-repeated="3"/>
          <table:table-cell office:value-type="float" office:value="2.999234" calcext:value-type="float">
            <text:p>2.999234</text:p>
          </table:table-cell>
          <table:table-cell table:number-columns-repeated="3"/>
          <table:table-cell table:formula="of:=SUM([.A1900];-[.E1900])" office:value-type="float" office:value="-1.29088" calcext:value-type="float">
            <text:p>-1.290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1901];-[.E19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603" calcext:value-type="float">
            <text:p>1.526603</text:p>
          </table:table-cell>
          <table:table-cell table:number-columns-repeated="3"/>
          <table:table-cell office:value-type="float" office:value="2.576338" calcext:value-type="float">
            <text:p>2.576338</text:p>
          </table:table-cell>
          <table:table-cell table:number-columns-repeated="3"/>
          <table:table-cell table:formula="of:=SUM([.A1902];-[.E1902])" office:value-type="float" office:value="-1.049735" calcext:value-type="float">
            <text:p>-1.0497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1903];-[.E19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0176" calcext:value-type="float">
            <text:p>1.720176</text:p>
          </table:table-cell>
          <table:table-cell table:number-columns-repeated="3"/>
          <table:table-cell office:value-type="float" office:value="3.081543" calcext:value-type="float">
            <text:p>3.081543</text:p>
          </table:table-cell>
          <table:table-cell table:number-columns-repeated="3"/>
          <table:table-cell table:formula="of:=SUM([.A1904];-[.E1904])" office:value-type="float" office:value="-1.361367" calcext:value-type="float">
            <text:p>-1.3613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1905];-[.E19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5324" calcext:value-type="float">
            <text:p>1.035324</text:p>
          </table:table-cell>
          <table:table-cell table:number-columns-repeated="3"/>
          <table:table-cell office:value-type="float" office:value="1.02225" calcext:value-type="float">
            <text:p>1.02225</text:p>
          </table:table-cell>
          <table:table-cell table:number-columns-repeated="3"/>
          <table:table-cell table:formula="of:=SUM([.A1906];-[.E1906])" office:value-type="float" office:value="0.0130739999999998" calcext:value-type="float">
            <text:p>0.0130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1907];-[.E19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459" calcext:value-type="float">
            <text:p>0.852459</text:p>
          </table:table-cell>
          <table:table-cell table:number-columns-repeated="3"/>
          <table:table-cell office:value-type="float" office:value="1.245902" calcext:value-type="float">
            <text:p>1.245902</text:p>
          </table:table-cell>
          <table:table-cell table:number-columns-repeated="3"/>
          <table:table-cell table:formula="of:=SUM([.A1908];-[.E1908])" office:value-type="float" office:value="-0.393443" calcext:value-type="float">
            <text:p>-0.3934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1909];-[.E19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293" calcext:value-type="float">
            <text:p>0.982293</text:p>
          </table:table-cell>
          <table:table-cell table:number-columns-repeated="3"/>
          <table:table-cell office:value-type="float" office:value="1.055151" calcext:value-type="float">
            <text:p>1.055151</text:p>
          </table:table-cell>
          <table:table-cell table:number-columns-repeated="3"/>
          <table:table-cell table:formula="of:=SUM([.A1910];-[.E1910])" office:value-type="float" office:value="-0.072858" calcext:value-type="float">
            <text:p>-0.07285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1911];-[.E19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382" calcext:value-type="float">
            <text:p>0.989382</text:p>
          </table:table-cell>
          <table:table-cell table:number-columns-repeated="3"/>
          <table:table-cell office:value-type="float" office:value="1.026924" calcext:value-type="float">
            <text:p>1.026924</text:p>
          </table:table-cell>
          <table:table-cell table:number-columns-repeated="3"/>
          <table:table-cell table:formula="of:=SUM([.A1912];-[.E1912])" office:value-type="float" office:value="-0.037542" calcext:value-type="float">
            <text:p>-0.0375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1913];-[.E19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146" calcext:value-type="float">
            <text:p>0.978146</text:p>
          </table:table-cell>
          <table:table-cell table:number-columns-repeated="3"/>
          <table:table-cell office:value-type="float" office:value="1.031291" calcext:value-type="float">
            <text:p>1.031291</text:p>
          </table:table-cell>
          <table:table-cell table:number-columns-repeated="3"/>
          <table:table-cell table:formula="of:=SUM([.A1914];-[.E1914])" office:value-type="float" office:value="-0.053145" calcext:value-type="float">
            <text:p>-0.0531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1915];-[.E19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6585" calcext:value-type="float">
            <text:p>1.026585</text:p>
          </table:table-cell>
          <table:table-cell table:number-columns-repeated="3"/>
          <table:table-cell office:value-type="float" office:value="1.035256" calcext:value-type="float">
            <text:p>1.035256</text:p>
          </table:table-cell>
          <table:table-cell table:number-columns-repeated="3"/>
          <table:table-cell table:formula="of:=SUM([.A1916];-[.E1916])" office:value-type="float" office:value="-0.00867099999999987" calcext:value-type="float">
            <text:p>-0.0086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1917];-[.E19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4987" calcext:value-type="float">
            <text:p>1.024987</text:p>
          </table:table-cell>
          <table:table-cell table:number-columns-repeated="3"/>
          <table:table-cell office:value-type="float" office:value="1.028682" calcext:value-type="float">
            <text:p>1.028682</text:p>
          </table:table-cell>
          <table:table-cell table:number-columns-repeated="3"/>
          <table:table-cell table:formula="of:=SUM([.A1918];-[.E1918])" office:value-type="float" office:value="-0.003695" calcext:value-type="float">
            <text:p>-0.0036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1919];-[.E19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6922" calcext:value-type="float">
            <text:p>1.006922</text:p>
          </table:table-cell>
          <table:table-cell table:number-columns-repeated="3"/>
          <table:table-cell office:value-type="float" office:value="1.042513" calcext:value-type="float">
            <text:p>1.042513</text:p>
          </table:table-cell>
          <table:table-cell table:number-columns-repeated="3"/>
          <table:table-cell table:formula="of:=SUM([.A1920];-[.E1920])" office:value-type="float" office:value="-0.0355909999999999" calcext:value-type="float">
            <text:p>-0.03559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1921];-[.E19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941" calcext:value-type="float">
            <text:p>0.995941</text:p>
          </table:table-cell>
          <table:table-cell table:number-columns-repeated="3"/>
          <table:table-cell office:value-type="float" office:value="1.035301" calcext:value-type="float">
            <text:p>1.035301</text:p>
          </table:table-cell>
          <table:table-cell table:number-columns-repeated="3"/>
          <table:table-cell table:formula="of:=SUM([.A1922];-[.E1922])" office:value-type="float" office:value="-0.0393600000000001" calcext:value-type="float">
            <text:p>-0.039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1923];-[.E19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624" calcext:value-type="float">
            <text:p>0.975624</text:p>
          </table:table-cell>
          <table:table-cell table:number-columns-repeated="3"/>
          <table:table-cell office:value-type="float" office:value="1.042339" calcext:value-type="float">
            <text:p>1.042339</text:p>
          </table:table-cell>
          <table:table-cell table:number-columns-repeated="3"/>
          <table:table-cell table:formula="of:=SUM([.A1924];-[.E1924])" office:value-type="float" office:value="-0.066715" calcext:value-type="float">
            <text:p>-0.0667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1925];-[.E19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9855" calcext:value-type="float">
            <text:p>1.009855</text:p>
          </table:table-cell>
          <table:table-cell table:number-columns-repeated="3"/>
          <table:table-cell office:value-type="float" office:value="1.03041" calcext:value-type="float">
            <text:p>1.03041</text:p>
          </table:table-cell>
          <table:table-cell table:number-columns-repeated="3"/>
          <table:table-cell table:formula="of:=SUM([.A1926];-[.E1926])" office:value-type="float" office:value="-0.0205550000000001" calcext:value-type="float">
            <text:p>-0.02055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1927];-[.E19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421" calcext:value-type="float">
            <text:p>1.005421</text:p>
          </table:table-cell>
          <table:table-cell table:number-columns-repeated="3"/>
          <table:table-cell office:value-type="float" office:value="1.027983" calcext:value-type="float">
            <text:p>1.027983</text:p>
          </table:table-cell>
          <table:table-cell table:number-columns-repeated="3"/>
          <table:table-cell table:formula="of:=SUM([.A1928];-[.E1928])" office:value-type="float" office:value="-0.0225620000000002" calcext:value-type="float">
            <text:p>-0.02256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1929];-[.E19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9732" calcext:value-type="float">
            <text:p>1.089732</text:p>
          </table:table-cell>
          <table:table-cell table:number-columns-repeated="3"/>
          <table:table-cell office:value-type="float" office:value="1.036801" calcext:value-type="float">
            <text:p>1.036801</text:p>
          </table:table-cell>
          <table:table-cell table:number-columns-repeated="3"/>
          <table:table-cell table:formula="of:=SUM([.A1930];-[.E1930])" office:value-type="float" office:value="0.0529309999999998" calcext:value-type="float">
            <text:p>0.05293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1931];-[.E19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48" calcext:value-type="float">
            <text:p>0.98548</text:p>
          </table:table-cell>
          <table:table-cell table:number-columns-repeated="3"/>
          <table:table-cell office:value-type="float" office:value="1.033566" calcext:value-type="float">
            <text:p>1.033566</text:p>
          </table:table-cell>
          <table:table-cell table:number-columns-repeated="3"/>
          <table:table-cell table:formula="of:=SUM([.A1932];-[.E1932])" office:value-type="float" office:value="-0.0480859999999999" calcext:value-type="float">
            <text:p>-0.0480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1933];-[.E19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545" calcext:value-type="float">
            <text:p>0.975545</text:p>
          </table:table-cell>
          <table:table-cell table:number-columns-repeated="3"/>
          <table:table-cell office:value-type="float" office:value="1.059221" calcext:value-type="float">
            <text:p>1.059221</text:p>
          </table:table-cell>
          <table:table-cell table:number-columns-repeated="3"/>
          <table:table-cell table:formula="of:=SUM([.A1934];-[.E1934])" office:value-type="float" office:value="-0.083676" calcext:value-type="float">
            <text:p>-0.0836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1935];-[.E19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5618" calcext:value-type="float">
            <text:p>1.005618</text:p>
          </table:table-cell>
          <table:table-cell table:number-columns-repeated="3"/>
          <table:table-cell office:value-type="float" office:value="1.047257" calcext:value-type="float">
            <text:p>1.047257</text:p>
          </table:table-cell>
          <table:table-cell table:number-columns-repeated="3"/>
          <table:table-cell table:formula="of:=SUM([.A1936];-[.E1936])" office:value-type="float" office:value="-0.0416390000000002" calcext:value-type="float">
            <text:p>-0.0416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1937];-[.E19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002" calcext:value-type="float">
            <text:p>0.984002</text:p>
          </table:table-cell>
          <table:table-cell table:number-columns-repeated="3"/>
          <table:table-cell office:value-type="float" office:value="1.029162" calcext:value-type="float">
            <text:p>1.029162</text:p>
          </table:table-cell>
          <table:table-cell table:number-columns-repeated="3"/>
          <table:table-cell table:formula="of:=SUM([.A1938];-[.E1938])" office:value-type="float" office:value="-0.04516" calcext:value-type="float">
            <text:p>-0.045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1939];-[.E19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5047" calcext:value-type="float">
            <text:p>1.075047</text:p>
          </table:table-cell>
          <table:table-cell table:number-columns-repeated="3"/>
          <table:table-cell office:value-type="float" office:value="1.072407" calcext:value-type="float">
            <text:p>1.072407</text:p>
          </table:table-cell>
          <table:table-cell table:number-columns-repeated="3"/>
          <table:table-cell table:formula="of:=SUM([.A1940];-[.E1940])" office:value-type="float" office:value="0.00263999999999998" calcext:value-type="float">
            <text:p>0.002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1941];-[.E19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3279" calcext:value-type="float">
            <text:p>1.803279</text:p>
          </table:table-cell>
          <table:table-cell table:number-columns-repeated="3"/>
          <table:table-cell office:value-type="float" office:value="1.737705" calcext:value-type="float">
            <text:p>1.737705</text:p>
          </table:table-cell>
          <table:table-cell table:number-columns-repeated="3"/>
          <table:table-cell table:formula="of:=SUM([.A1942];-[.E1942])" office:value-type="float" office:value="0.0655739999999998" calcext:value-type="float">
            <text:p>0.0655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1943];-[.E19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8305" calcext:value-type="float">
            <text:p>1.108305</text:p>
          </table:table-cell>
          <table:table-cell table:number-columns-repeated="3"/>
          <table:table-cell office:value-type="float" office:value="1.217183" calcext:value-type="float">
            <text:p>1.217183</text:p>
          </table:table-cell>
          <table:table-cell table:number-columns-repeated="3"/>
          <table:table-cell table:formula="of:=SUM([.A1944];-[.E1944])" office:value-type="float" office:value="-0.108878" calcext:value-type="float">
            <text:p>-0.1088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1945];-[.E19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325" calcext:value-type="float">
            <text:p>1.012325</text:p>
          </table:table-cell>
          <table:table-cell table:number-columns-repeated="3"/>
          <table:table-cell office:value-type="float" office:value="1.096701" calcext:value-type="float">
            <text:p>1.096701</text:p>
          </table:table-cell>
          <table:table-cell table:number-columns-repeated="3"/>
          <table:table-cell table:formula="of:=SUM([.A1946];-[.E1946])" office:value-type="float" office:value="-0.084376" calcext:value-type="float">
            <text:p>-0.0843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1947];-[.E19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881" calcext:value-type="float">
            <text:p>0.992881</text:p>
          </table:table-cell>
          <table:table-cell table:number-columns-repeated="3"/>
          <table:table-cell office:value-type="float" office:value="1.149007" calcext:value-type="float">
            <text:p>1.149007</text:p>
          </table:table-cell>
          <table:table-cell table:number-columns-repeated="3"/>
          <table:table-cell table:formula="of:=SUM([.A1948];-[.E1948])" office:value-type="float" office:value="-0.156126" calcext:value-type="float">
            <text:p>-0.15612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1949];-[.E19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636" calcext:value-type="float">
            <text:p>1.081636</text:p>
          </table:table-cell>
          <table:table-cell table:number-columns-repeated="3"/>
          <table:table-cell office:value-type="float" office:value="1.281472" calcext:value-type="float">
            <text:p>1.281472</text:p>
          </table:table-cell>
          <table:table-cell table:number-columns-repeated="3"/>
          <table:table-cell table:formula="of:=SUM([.A1950];-[.E1950])" office:value-type="float" office:value="-0.199836" calcext:value-type="float">
            <text:p>-0.1998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1951];-[.E19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5193" calcext:value-type="float">
            <text:p>1.035193</text:p>
          </table:table-cell>
          <table:table-cell table:number-columns-repeated="3"/>
          <table:table-cell office:value-type="float" office:value="1.088158" calcext:value-type="float">
            <text:p>1.088158</text:p>
          </table:table-cell>
          <table:table-cell table:number-columns-repeated="3"/>
          <table:table-cell table:formula="of:=SUM([.A1952];-[.E1952])" office:value-type="float" office:value="-0.0529649999999999" calcext:value-type="float">
            <text:p>-0.05296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1953];-[.E19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455" calcext:value-type="float">
            <text:p>1.156455</text:p>
          </table:table-cell>
          <table:table-cell table:number-columns-repeated="3"/>
          <table:table-cell office:value-type="float" office:value="1.261541" calcext:value-type="float">
            <text:p>1.261541</text:p>
          </table:table-cell>
          <table:table-cell table:number-columns-repeated="3"/>
          <table:table-cell table:formula="of:=SUM([.A1954];-[.E1954])" office:value-type="float" office:value="-0.105086" calcext:value-type="float">
            <text:p>-0.1050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1955];-[.E19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4637" calcext:value-type="float">
            <text:p>1.014637</text:p>
          </table:table-cell>
          <table:table-cell table:number-columns-repeated="3"/>
          <table:table-cell office:value-type="float" office:value="1.126937" calcext:value-type="float">
            <text:p>1.126937</text:p>
          </table:table-cell>
          <table:table-cell table:number-columns-repeated="3"/>
          <table:table-cell table:formula="of:=SUM([.A1956];-[.E1956])" office:value-type="float" office:value="-0.1123" calcext:value-type="float">
            <text:p>-0.112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1957];-[.E19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9186" calcext:value-type="float">
            <text:p>1.029186</text:p>
          </table:table-cell>
          <table:table-cell table:number-columns-repeated="3"/>
          <table:table-cell office:value-type="float" office:value="1.142525" calcext:value-type="float">
            <text:p>1.142525</text:p>
          </table:table-cell>
          <table:table-cell table:number-columns-repeated="3"/>
          <table:table-cell table:formula="of:=SUM([.A1958];-[.E1958])" office:value-type="float" office:value="-0.113339" calcext:value-type="float">
            <text:p>-0.11333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1959];-[.E19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6882" calcext:value-type="float">
            <text:p>1.046882</text:p>
          </table:table-cell>
          <table:table-cell table:number-columns-repeated="3"/>
          <table:table-cell office:value-type="float" office:value="1.104744" calcext:value-type="float">
            <text:p>1.104744</text:p>
          </table:table-cell>
          <table:table-cell table:number-columns-repeated="3"/>
          <table:table-cell table:formula="of:=SUM([.A1960];-[.E1960])" office:value-type="float" office:value="-0.0578619999999999" calcext:value-type="float">
            <text:p>-0.05786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1961];-[.E19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3802" calcext:value-type="float">
            <text:p>1.083802</text:p>
          </table:table-cell>
          <table:table-cell table:number-columns-repeated="3"/>
          <table:table-cell office:value-type="float" office:value="1.102408" calcext:value-type="float">
            <text:p>1.102408</text:p>
          </table:table-cell>
          <table:table-cell table:number-columns-repeated="3"/>
          <table:table-cell table:formula="of:=SUM([.A1962];-[.E1962])" office:value-type="float" office:value="-0.0186060000000001" calcext:value-type="float">
            <text:p>-0.0186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1963];-[.E19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9041" calcext:value-type="float">
            <text:p>1.109041</text:p>
          </table:table-cell>
          <table:table-cell table:number-columns-repeated="3"/>
          <table:table-cell office:value-type="float" office:value="1.117219" calcext:value-type="float">
            <text:p>1.117219</text:p>
          </table:table-cell>
          <table:table-cell table:number-columns-repeated="3"/>
          <table:table-cell table:formula="of:=SUM([.A1964];-[.E1964])" office:value-type="float" office:value="-0.00817800000000002" calcext:value-type="float">
            <text:p>-0.0081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1965];-[.E19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2817" calcext:value-type="float">
            <text:p>1.022817</text:p>
          </table:table-cell>
          <table:table-cell table:number-columns-repeated="3"/>
          <table:table-cell office:value-type="float" office:value="1.105223" calcext:value-type="float">
            <text:p>1.105223</text:p>
          </table:table-cell>
          <table:table-cell table:number-columns-repeated="3"/>
          <table:table-cell table:formula="of:=SUM([.A1966];-[.E1966])" office:value-type="float" office:value="-0.082406" calcext:value-type="float">
            <text:p>-0.0824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1967];-[.E19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5492" calcext:value-type="float">
            <text:p>1.065492</text:p>
          </table:table-cell>
          <table:table-cell table:number-columns-repeated="3"/>
          <table:table-cell office:value-type="float" office:value="1.216122" calcext:value-type="float">
            <text:p>1.216122</text:p>
          </table:table-cell>
          <table:table-cell table:number-columns-repeated="3"/>
          <table:table-cell table:formula="of:=SUM([.A1968];-[.E1968])" office:value-type="float" office:value="-0.15063" calcext:value-type="float">
            <text:p>-0.150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1969];-[.E19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153668" calcext:value-type="float">
            <text:p>1.153668</text:p>
          </table:table-cell>
          <table:table-cell table:number-columns-repeated="3"/>
          <table:table-cell table:formula="of:=SUM([.A1970];-[.E1970])" office:value-type="float" office:value="-0.055353" calcext:value-type="float">
            <text:p>-0.0553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1971];-[.E19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3072" calcext:value-type="float">
            <text:p>1.013072</text:p>
          </table:table-cell>
          <table:table-cell table:number-columns-repeated="3"/>
          <table:table-cell office:value-type="float" office:value="1.301947" calcext:value-type="float">
            <text:p>1.301947</text:p>
          </table:table-cell>
          <table:table-cell table:number-columns-repeated="3"/>
          <table:table-cell table:formula="of:=SUM([.A1972];-[.E1972])" office:value-type="float" office:value="-0.288875" calcext:value-type="float">
            <text:p>-0.2888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1973];-[.E19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764" calcext:value-type="float">
            <text:p>1.224764</text:p>
          </table:table-cell>
          <table:table-cell table:number-columns-repeated="3"/>
          <table:table-cell office:value-type="float" office:value="1.221747" calcext:value-type="float">
            <text:p>1.221747</text:p>
          </table:table-cell>
          <table:table-cell table:number-columns-repeated="3"/>
          <table:table-cell table:formula="of:=SUM([.A1974];-[.E1974])" office:value-type="float" office:value="0.00301700000000005" calcext:value-type="float">
            <text:p>0.00301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1975];-[.E19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918" calcext:value-type="float">
            <text:p>3.04918</text:p>
          </table:table-cell>
          <table:table-cell table:number-columns-repeated="3"/>
          <table:table-cell office:value-type="float" office:value="2.95082" calcext:value-type="float">
            <text:p>2.95082</text:p>
          </table:table-cell>
          <table:table-cell table:number-columns-repeated="3"/>
          <table:table-cell table:formula="of:=SUM([.A1976];-[.E1976])" office:value-type="float" office:value="0.0983599999999996" calcext:value-type="float">
            <text:p>0.098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1977];-[.E19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6771" calcext:value-type="float">
            <text:p>1.576771</text:p>
          </table:table-cell>
          <table:table-cell table:number-columns-repeated="3"/>
          <table:table-cell office:value-type="float" office:value="1.745537" calcext:value-type="float">
            <text:p>1.745537</text:p>
          </table:table-cell>
          <table:table-cell table:number-columns-repeated="3"/>
          <table:table-cell table:formula="of:=SUM([.A1978];-[.E1978])" office:value-type="float" office:value="-0.168766" calcext:value-type="float">
            <text:p>-0.1687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1979];-[.E19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5173" calcext:value-type="float">
            <text:p>1.285173</text:p>
          </table:table-cell>
          <table:table-cell table:number-columns-repeated="3"/>
          <table:table-cell office:value-type="float" office:value="1.249526" calcext:value-type="float">
            <text:p>1.249526</text:p>
          </table:table-cell>
          <table:table-cell table:number-columns-repeated="3"/>
          <table:table-cell table:formula="of:=SUM([.A1980];-[.E1980])" office:value-type="float" office:value="0.035647" calcext:value-type="float">
            <text:p>0.0356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1981];-[.E19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8676" calcext:value-type="float">
            <text:p>1.298676</text:p>
          </table:table-cell>
          <table:table-cell table:number-columns-repeated="3"/>
          <table:table-cell office:value-type="float" office:value="1.410265" calcext:value-type="float">
            <text:p>1.410265</text:p>
          </table:table-cell>
          <table:table-cell table:number-columns-repeated="3"/>
          <table:table-cell table:formula="of:=SUM([.A1982];-[.E1982])" office:value-type="float" office:value="-0.111589" calcext:value-type="float">
            <text:p>-0.1115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1983];-[.E19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2188" calcext:value-type="float">
            <text:p>1.332188</text:p>
          </table:table-cell>
          <table:table-cell table:number-columns-repeated="3"/>
          <table:table-cell office:value-type="float" office:value="1.982577" calcext:value-type="float">
            <text:p>1.982577</text:p>
          </table:table-cell>
          <table:table-cell table:number-columns-repeated="3"/>
          <table:table-cell table:formula="of:=SUM([.A1984];-[.E1984])" office:value-type="float" office:value="-0.650389" calcext:value-type="float">
            <text:p>-0.6503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1985];-[.E19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0489" calcext:value-type="float">
            <text:p>1.340489</text:p>
          </table:table-cell>
          <table:table-cell table:number-columns-repeated="3"/>
          <table:table-cell office:value-type="float" office:value="1.307936" calcext:value-type="float">
            <text:p>1.307936</text:p>
          </table:table-cell>
          <table:table-cell table:number-columns-repeated="3"/>
          <table:table-cell table:formula="of:=SUM([.A1986];-[.E1986])" office:value-type="float" office:value="0.0325530000000001" calcext:value-type="float">
            <text:p>0.0325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1987];-[.E19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529" calcext:value-type="float">
            <text:p>1.362529</text:p>
          </table:table-cell>
          <table:table-cell table:number-columns-repeated="3"/>
          <table:table-cell office:value-type="float" office:value="1.923995" calcext:value-type="float">
            <text:p>1.923995</text:p>
          </table:table-cell>
          <table:table-cell table:number-columns-repeated="3"/>
          <table:table-cell table:formula="of:=SUM([.A1988];-[.E1988])" office:value-type="float" office:value="-0.561466" calcext:value-type="float">
            <text:p>-0.56146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1989];-[.E19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2472" calcext:value-type="float">
            <text:p>1.332472</text:p>
          </table:table-cell>
          <table:table-cell table:number-columns-repeated="3"/>
          <table:table-cell office:value-type="float" office:value="1.413284" calcext:value-type="float">
            <text:p>1.413284</text:p>
          </table:table-cell>
          <table:table-cell table:number-columns-repeated="3"/>
          <table:table-cell table:formula="of:=SUM([.A1990];-[.E1990])" office:value-type="float" office:value="-0.0808119999999999" calcext:value-type="float">
            <text:p>-0.0808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1991];-[.E19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1103" calcext:value-type="float">
            <text:p>1.101103</text:p>
          </table:table-cell>
          <table:table-cell table:number-columns-repeated="3"/>
          <table:table-cell office:value-type="float" office:value="1.387298" calcext:value-type="float">
            <text:p>1.387298</text:p>
          </table:table-cell>
          <table:table-cell table:number-columns-repeated="3"/>
          <table:table-cell table:formula="of:=SUM([.A1992];-[.E1992])" office:value-type="float" office:value="-0.286195" calcext:value-type="float">
            <text:p>-0.28619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1993];-[.E19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0752" calcext:value-type="float">
            <text:p>1.220752</text:p>
          </table:table-cell>
          <table:table-cell table:number-columns-repeated="3"/>
          <table:table-cell office:value-type="float" office:value="1.388287" calcext:value-type="float">
            <text:p>1.388287</text:p>
          </table:table-cell>
          <table:table-cell table:number-columns-repeated="3"/>
          <table:table-cell table:formula="of:=SUM([.A1994];-[.E1994])" office:value-type="float" office:value="-0.167535" calcext:value-type="float">
            <text:p>-0.1675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1995];-[.E19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9647" calcext:value-type="float">
            <text:p>1.259647</text:p>
          </table:table-cell>
          <table:table-cell table:number-columns-repeated="3"/>
          <table:table-cell office:value-type="float" office:value="1.604945" calcext:value-type="float">
            <text:p>1.604945</text:p>
          </table:table-cell>
          <table:table-cell table:number-columns-repeated="3"/>
          <table:table-cell table:formula="of:=SUM([.A1996];-[.E1996])" office:value-type="float" office:value="-0.345298" calcext:value-type="float">
            <text:p>-0.3452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1997];-[.E19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4462" calcext:value-type="float">
            <text:p>1.184462</text:p>
          </table:table-cell>
          <table:table-cell table:number-columns-repeated="3"/>
          <table:table-cell office:value-type="float" office:value="1.305316" calcext:value-type="float">
            <text:p>1.305316</text:p>
          </table:table-cell>
          <table:table-cell table:number-columns-repeated="3"/>
          <table:table-cell table:formula="of:=SUM([.A1998];-[.E1998])" office:value-type="float" office:value="-0.120854" calcext:value-type="float">
            <text:p>-0.1208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1999];-[.E19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561" calcext:value-type="float">
            <text:p>1.175561</text:p>
          </table:table-cell>
          <table:table-cell table:number-columns-repeated="3"/>
          <table:table-cell office:value-type="float" office:value="1.287762" calcext:value-type="float">
            <text:p>1.287762</text:p>
          </table:table-cell>
          <table:table-cell table:number-columns-repeated="3"/>
          <table:table-cell table:formula="of:=SUM([.A2000];-[.E2000])" office:value-type="float" office:value="-0.112201" calcext:value-type="float">
            <text:p>-0.1122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001];-[.E20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442" calcext:value-type="float">
            <text:p>1.169442</text:p>
          </table:table-cell>
          <table:table-cell table:number-columns-repeated="3"/>
          <table:table-cell office:value-type="float" office:value="1.748624" calcext:value-type="float">
            <text:p>1.748624</text:p>
          </table:table-cell>
          <table:table-cell table:number-columns-repeated="3"/>
          <table:table-cell table:formula="of:=SUM([.A2002];-[.E2002])" office:value-type="float" office:value="-0.579182" calcext:value-type="float">
            <text:p>-0.5791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003];-[.E20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5327" calcext:value-type="float">
            <text:p>1.135327</text:p>
          </table:table-cell>
          <table:table-cell table:number-columns-repeated="3"/>
          <table:table-cell office:value-type="float" office:value="1.473067" calcext:value-type="float">
            <text:p>1.473067</text:p>
          </table:table-cell>
          <table:table-cell table:number-columns-repeated="3"/>
          <table:table-cell table:formula="of:=SUM([.A2004];-[.E2004])" office:value-type="float" office:value="-0.33774" calcext:value-type="float">
            <text:p>-0.337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005];-[.E20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949" calcext:value-type="float">
            <text:p>1.367949</text:p>
          </table:table-cell>
          <table:table-cell table:number-columns-repeated="3"/>
          <table:table-cell office:value-type="float" office:value="1.760216" calcext:value-type="float">
            <text:p>1.760216</text:p>
          </table:table-cell>
          <table:table-cell table:number-columns-repeated="3"/>
          <table:table-cell table:formula="of:=SUM([.A2006];-[.E2006])" office:value-type="float" office:value="-0.392267" calcext:value-type="float">
            <text:p>-0.3922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007];-[.E20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196" calcext:value-type="float">
            <text:p>1.368196</text:p>
          </table:table-cell>
          <table:table-cell table:number-columns-repeated="3"/>
          <table:table-cell office:value-type="float" office:value="1.633564" calcext:value-type="float">
            <text:p>1.633564</text:p>
          </table:table-cell>
          <table:table-cell table:number-columns-repeated="3"/>
          <table:table-cell table:formula="of:=SUM([.A2008];-[.E2008])" office:value-type="float" office:value="-0.265368" calcext:value-type="float">
            <text:p>-0.2653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009];-[.E20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65574" calcext:value-type="float">
            <text:p>6.065574</text:p>
          </table:table-cell>
          <table:table-cell table:number-columns-repeated="3"/>
          <table:table-cell office:value-type="float" office:value="5.180328" calcext:value-type="float">
            <text:p>5.180328</text:p>
          </table:table-cell>
          <table:table-cell table:number-columns-repeated="3"/>
          <table:table-cell table:formula="of:=SUM([.A2010];-[.E2010])" office:value-type="float" office:value="0.885246" calcext:value-type="float">
            <text:p>0.8852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011];-[.E20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4331" calcext:value-type="float">
            <text:p>2.414331</text:p>
          </table:table-cell>
          <table:table-cell table:number-columns-repeated="3"/>
          <table:table-cell office:value-type="float" office:value="3.564275" calcext:value-type="float">
            <text:p>3.564275</text:p>
          </table:table-cell>
          <table:table-cell table:number-columns-repeated="3"/>
          <table:table-cell table:formula="of:=SUM([.A2012];-[.E2012])" office:value-type="float" office:value="-1.149944" calcext:value-type="float">
            <text:p>-1.1499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013];-[.E20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014" calcext:value-type="float">
            <text:p>1.49014</text:p>
          </table:table-cell>
          <table:table-cell table:number-columns-repeated="3"/>
          <table:table-cell office:value-type="float" office:value="1.665529" calcext:value-type="float">
            <text:p>1.665529</text:p>
          </table:table-cell>
          <table:table-cell table:number-columns-repeated="3"/>
          <table:table-cell table:formula="of:=SUM([.A2014];-[.E2014])" office:value-type="float" office:value="-0.175389" calcext:value-type="float">
            <text:p>-0.1753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015];-[.E20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033" calcext:value-type="float">
            <text:p>1.745033</text:p>
          </table:table-cell>
          <table:table-cell table:number-columns-repeated="3"/>
          <table:table-cell office:value-type="float" office:value="2.065397" calcext:value-type="float">
            <text:p>2.065397</text:p>
          </table:table-cell>
          <table:table-cell table:number-columns-repeated="3"/>
          <table:table-cell table:formula="of:=SUM([.A2016];-[.E2016])" office:value-type="float" office:value="-0.320364" calcext:value-type="float">
            <text:p>-0.3203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017];-[.E20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421" calcext:value-type="float">
            <text:p>1.786421</text:p>
          </table:table-cell>
          <table:table-cell table:number-columns-repeated="3"/>
          <table:table-cell office:value-type="float" office:value="3.604908" calcext:value-type="float">
            <text:p>3.604908</text:p>
          </table:table-cell>
          <table:table-cell table:number-columns-repeated="3"/>
          <table:table-cell table:formula="of:=SUM([.A2018];-[.E2018])" office:value-type="float" office:value="-1.818487" calcext:value-type="float">
            <text:p>-1.8184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019];-[.E20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7156" calcext:value-type="float">
            <text:p>1.517156</text:p>
          </table:table-cell>
          <table:table-cell table:number-columns-repeated="3"/>
          <table:table-cell office:value-type="float" office:value="1.868379" calcext:value-type="float">
            <text:p>1.868379</text:p>
          </table:table-cell>
          <table:table-cell table:number-columns-repeated="3"/>
          <table:table-cell table:formula="of:=SUM([.A2020];-[.E2020])" office:value-type="float" office:value="-0.351223" calcext:value-type="float">
            <text:p>-0.35122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021];-[.E20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4011" calcext:value-type="float">
            <text:p>1.724011</text:p>
          </table:table-cell>
          <table:table-cell table:number-columns-repeated="3"/>
          <table:table-cell office:value-type="float" office:value="4.003398" calcext:value-type="float">
            <text:p>4.003398</text:p>
          </table:table-cell>
          <table:table-cell table:number-columns-repeated="3"/>
          <table:table-cell table:formula="of:=SUM([.A2022];-[.E2022])" office:value-type="float" office:value="-2.279387" calcext:value-type="float">
            <text:p>-2.2793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023];-[.E20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8585" calcext:value-type="float">
            <text:p>1.748585</text:p>
          </table:table-cell>
          <table:table-cell table:number-columns-repeated="3"/>
          <table:table-cell office:value-type="float" office:value="2.381919" calcext:value-type="float">
            <text:p>2.381919</text:p>
          </table:table-cell>
          <table:table-cell table:number-columns-repeated="3"/>
          <table:table-cell table:formula="of:=SUM([.A2024];-[.E2024])" office:value-type="float" office:value="-0.633334" calcext:value-type="float">
            <text:p>-0.63333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025];-[.E20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3375" calcext:value-type="float">
            <text:p>1.223375</text:p>
          </table:table-cell>
          <table:table-cell table:number-columns-repeated="3"/>
          <table:table-cell office:value-type="float" office:value="2.073848" calcext:value-type="float">
            <text:p>2.073848</text:p>
          </table:table-cell>
          <table:table-cell table:number-columns-repeated="3"/>
          <table:table-cell table:formula="of:=SUM([.A2026];-[.E2026])" office:value-type="float" office:value="-0.850473" calcext:value-type="float">
            <text:p>-0.8504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027];-[.E20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8467" calcext:value-type="float">
            <text:p>1.628467</text:p>
          </table:table-cell>
          <table:table-cell table:number-columns-repeated="3"/>
          <table:table-cell office:value-type="float" office:value="2.381107" calcext:value-type="float">
            <text:p>2.381107</text:p>
          </table:table-cell>
          <table:table-cell table:number-columns-repeated="3"/>
          <table:table-cell table:formula="of:=SUM([.A2028];-[.E2028])" office:value-type="float" office:value="-0.75264" calcext:value-type="float">
            <text:p>-0.7526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029];-[.E20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4251" calcext:value-type="float">
            <text:p>1.774251</text:p>
          </table:table-cell>
          <table:table-cell table:number-columns-repeated="3"/>
          <table:table-cell office:value-type="float" office:value="3.415164" calcext:value-type="float">
            <text:p>3.415164</text:p>
          </table:table-cell>
          <table:table-cell table:number-columns-repeated="3"/>
          <table:table-cell table:formula="of:=SUM([.A2030];-[.E2030])" office:value-type="float" office:value="-1.640913" calcext:value-type="float">
            <text:p>-1.6409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031];-[.E20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1627" calcext:value-type="float">
            <text:p>1.421627</text:p>
          </table:table-cell>
          <table:table-cell table:number-columns-repeated="3"/>
          <table:table-cell office:value-type="float" office:value="1.746252" calcext:value-type="float">
            <text:p>1.746252</text:p>
          </table:table-cell>
          <table:table-cell table:number-columns-repeated="3"/>
          <table:table-cell table:formula="of:=SUM([.A2032];-[.E2032])" office:value-type="float" office:value="-0.324625" calcext:value-type="float">
            <text:p>-0.3246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033];-[.E20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9334" calcext:value-type="float">
            <text:p>1.509334</text:p>
          </table:table-cell>
          <table:table-cell table:number-columns-repeated="3"/>
          <table:table-cell office:value-type="float" office:value="1.690175" calcext:value-type="float">
            <text:p>1.690175</text:p>
          </table:table-cell>
          <table:table-cell table:number-columns-repeated="3"/>
          <table:table-cell table:formula="of:=SUM([.A2034];-[.E2034])" office:value-type="float" office:value="-0.180841" calcext:value-type="float">
            <text:p>-0.1808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035];-[.E20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762" calcext:value-type="float">
            <text:p>1.71762</text:p>
          </table:table-cell>
          <table:table-cell table:number-columns-repeated="3"/>
          <table:table-cell office:value-type="float" office:value="3.415174" calcext:value-type="float">
            <text:p>3.415174</text:p>
          </table:table-cell>
          <table:table-cell table:number-columns-repeated="3"/>
          <table:table-cell table:formula="of:=SUM([.A2036];-[.E2036])" office:value-type="float" office:value="-1.697554" calcext:value-type="float">
            <text:p>-1.6975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037];-[.E20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5281" calcext:value-type="float">
            <text:p>1.525281</text:p>
          </table:table-cell>
          <table:table-cell table:number-columns-repeated="3"/>
          <table:table-cell office:value-type="float" office:value="2.368143" calcext:value-type="float">
            <text:p>2.368143</text:p>
          </table:table-cell>
          <table:table-cell table:number-columns-repeated="3"/>
          <table:table-cell table:formula="of:=SUM([.A2038];-[.E2038])" office:value-type="float" office:value="-0.842862" calcext:value-type="float">
            <text:p>-0.84286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039];-[.E20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4608" calcext:value-type="float">
            <text:p>1.814608</text:p>
          </table:table-cell>
          <table:table-cell table:number-columns-repeated="3"/>
          <table:table-cell office:value-type="float" office:value="3.346193" calcext:value-type="float">
            <text:p>3.346193</text:p>
          </table:table-cell>
          <table:table-cell table:number-columns-repeated="3"/>
          <table:table-cell table:formula="of:=SUM([.A2040];-[.E2040])" office:value-type="float" office:value="-1.531585" calcext:value-type="float">
            <text:p>-1.5315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041];-[.E20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9843" calcext:value-type="float">
            <text:p>1.149843</text:p>
          </table:table-cell>
          <table:table-cell table:number-columns-repeated="3"/>
          <table:table-cell office:value-type="float" office:value="1.257448" calcext:value-type="float">
            <text:p>1.257448</text:p>
          </table:table-cell>
          <table:table-cell table:number-columns-repeated="3"/>
          <table:table-cell table:formula="of:=SUM([.A2042];-[.E2042])" office:value-type="float" office:value="-0.107605" calcext:value-type="float">
            <text:p>-0.1076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043];-[.E20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344" calcext:value-type="float">
            <text:p>0.639344</text:p>
          </table:table-cell>
          <table:table-cell table:number-columns-repeated="3"/>
          <table:table-cell office:value-type="float" office:value="1.360656" calcext:value-type="float">
            <text:p>1.360656</text:p>
          </table:table-cell>
          <table:table-cell table:number-columns-repeated="3"/>
          <table:table-cell table:formula="of:=SUM([.A2044];-[.E2044])" office:value-type="float" office:value="-0.721312" calcext:value-type="float">
            <text:p>-0.7213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045];-[.E20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947" calcext:value-type="float">
            <text:p>0.922947</text:p>
          </table:table-cell>
          <table:table-cell table:number-columns-repeated="3"/>
          <table:table-cell office:value-type="float" office:value="1.123616" calcext:value-type="float">
            <text:p>1.123616</text:p>
          </table:table-cell>
          <table:table-cell table:number-columns-repeated="3"/>
          <table:table-cell table:formula="of:=SUM([.A2046];-[.E2046])" office:value-type="float" office:value="-0.200669" calcext:value-type="float">
            <text:p>-0.2006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047];-[.E20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482" calcext:value-type="float">
            <text:p>0.67482</text:p>
          </table:table-cell>
          <table:table-cell table:number-columns-repeated="3"/>
          <table:table-cell office:value-type="float" office:value="1.328972" calcext:value-type="float">
            <text:p>1.328972</text:p>
          </table:table-cell>
          <table:table-cell table:number-columns-repeated="3"/>
          <table:table-cell table:formula="of:=SUM([.A2048];-[.E2048])" office:value-type="float" office:value="-0.654152" calcext:value-type="float">
            <text:p>-0.6541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049];-[.E20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709" calcext:value-type="float">
            <text:p>0.943709</text:p>
          </table:table-cell>
          <table:table-cell table:number-columns-repeated="3"/>
          <table:table-cell office:value-type="float" office:value="1.290728" calcext:value-type="float">
            <text:p>1.290728</text:p>
          </table:table-cell>
          <table:table-cell table:number-columns-repeated="3"/>
          <table:table-cell table:formula="of:=SUM([.A2050];-[.E2050])" office:value-type="float" office:value="-0.347019" calcext:value-type="float">
            <text:p>-0.3470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051];-[.E20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826" calcext:value-type="float">
            <text:p>1.084826</text:p>
          </table:table-cell>
          <table:table-cell table:number-columns-repeated="3"/>
          <table:table-cell office:value-type="float" office:value="1.180286" calcext:value-type="float">
            <text:p>1.180286</text:p>
          </table:table-cell>
          <table:table-cell table:number-columns-repeated="3"/>
          <table:table-cell table:formula="of:=SUM([.A2052];-[.E2052])" office:value-type="float" office:value="-0.0954599999999999" calcext:value-type="float">
            <text:p>-0.0954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053];-[.E20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0862" calcext:value-type="float">
            <text:p>0.700862</text:p>
          </table:table-cell>
          <table:table-cell table:number-columns-repeated="3"/>
          <table:table-cell office:value-type="float" office:value="1.303361" calcext:value-type="float">
            <text:p>1.303361</text:p>
          </table:table-cell>
          <table:table-cell table:number-columns-repeated="3"/>
          <table:table-cell table:formula="of:=SUM([.A2054];-[.E2054])" office:value-type="float" office:value="-0.602499" calcext:value-type="float">
            <text:p>-0.6024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055];-[.E20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22" calcext:value-type="float">
            <text:p>0.95922</text:p>
          </table:table-cell>
          <table:table-cell table:number-columns-repeated="3"/>
          <table:table-cell office:value-type="float" office:value="1.066418" calcext:value-type="float">
            <text:p>1.066418</text:p>
          </table:table-cell>
          <table:table-cell table:number-columns-repeated="3"/>
          <table:table-cell table:formula="of:=SUM([.A2056];-[.E2056])" office:value-type="float" office:value="-0.107198" calcext:value-type="float">
            <text:p>-0.1071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057];-[.E20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832" calcext:value-type="float">
            <text:p>0.748832</text:p>
          </table:table-cell>
          <table:table-cell table:number-columns-repeated="3"/>
          <table:table-cell office:value-type="float" office:value="1.261624" calcext:value-type="float">
            <text:p>1.261624</text:p>
          </table:table-cell>
          <table:table-cell table:number-columns-repeated="3"/>
          <table:table-cell table:formula="of:=SUM([.A2058];-[.E2058])" office:value-type="float" office:value="-0.512792" calcext:value-type="float">
            <text:p>-0.5127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059];-[.E20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685" calcext:value-type="float">
            <text:p>0.636685</text:p>
          </table:table-cell>
          <table:table-cell table:number-columns-repeated="3"/>
          <table:table-cell office:value-type="float" office:value="1.428198" calcext:value-type="float">
            <text:p>1.428198</text:p>
          </table:table-cell>
          <table:table-cell table:number-columns-repeated="3"/>
          <table:table-cell table:formula="of:=SUM([.A2060];-[.E2060])" office:value-type="float" office:value="-0.791513" calcext:value-type="float">
            <text:p>-0.7915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061];-[.E20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3493" calcext:value-type="float">
            <text:p>0.733493</text:p>
          </table:table-cell>
          <table:table-cell table:number-columns-repeated="3"/>
          <table:table-cell office:value-type="float" office:value="1.28143" calcext:value-type="float">
            <text:p>1.28143</text:p>
          </table:table-cell>
          <table:table-cell table:number-columns-repeated="3"/>
          <table:table-cell table:formula="of:=SUM([.A2062];-[.E2062])" office:value-type="float" office:value="-0.547937" calcext:value-type="float">
            <text:p>-0.5479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063];-[.E20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8167" calcext:value-type="float">
            <text:p>1.218167</text:p>
          </table:table-cell>
          <table:table-cell table:number-columns-repeated="3"/>
          <table:table-cell office:value-type="float" office:value="1.069389" calcext:value-type="float">
            <text:p>1.069389</text:p>
          </table:table-cell>
          <table:table-cell table:number-columns-repeated="3"/>
          <table:table-cell table:formula="of:=SUM([.A2064];-[.E2064])" office:value-type="float" office:value="0.148778" calcext:value-type="float">
            <text:p>0.1487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065];-[.E20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8069" calcext:value-type="float">
            <text:p>0.748069</text:p>
          </table:table-cell>
          <table:table-cell table:number-columns-repeated="3"/>
          <table:table-cell office:value-type="float" office:value="1.38846" calcext:value-type="float">
            <text:p>1.38846</text:p>
          </table:table-cell>
          <table:table-cell table:number-columns-repeated="3"/>
          <table:table-cell table:formula="of:=SUM([.A2066];-[.E2066])" office:value-type="float" office:value="-0.640391" calcext:value-type="float">
            <text:p>-0.64039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067];-[.E20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513" calcext:value-type="float">
            <text:p>0.694513</text:p>
          </table:table-cell>
          <table:table-cell table:number-columns-repeated="3"/>
          <table:table-cell office:value-type="float" office:value="1.329248" calcext:value-type="float">
            <text:p>1.329248</text:p>
          </table:table-cell>
          <table:table-cell table:number-columns-repeated="3"/>
          <table:table-cell table:formula="of:=SUM([.A2068];-[.E2068])" office:value-type="float" office:value="-0.634735" calcext:value-type="float">
            <text:p>-0.63473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069];-[.E20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435" calcext:value-type="float">
            <text:p>0.801435</text:p>
          </table:table-cell>
          <table:table-cell table:number-columns-repeated="3"/>
          <table:table-cell office:value-type="float" office:value="1.218839" calcext:value-type="float">
            <text:p>1.218839</text:p>
          </table:table-cell>
          <table:table-cell table:number-columns-repeated="3"/>
          <table:table-cell table:formula="of:=SUM([.A2070];-[.E2070])" office:value-type="float" office:value="-0.417404" calcext:value-type="float">
            <text:p>-0.41740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2071];-[.E20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129" calcext:value-type="float">
            <text:p>0.735129</text:p>
          </table:table-cell>
          <table:table-cell table:number-columns-repeated="3"/>
          <table:table-cell office:value-type="float" office:value="1.2885" calcext:value-type="float">
            <text:p>1.2885</text:p>
          </table:table-cell>
          <table:table-cell table:number-columns-repeated="3"/>
          <table:table-cell table:formula="of:=SUM([.A2072];-[.E2072])" office:value-type="float" office:value="-0.553371" calcext:value-type="float">
            <text:p>-0.5533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2073];-[.E20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2653" calcext:value-type="float">
            <text:p>0.822653</text:p>
          </table:table-cell>
          <table:table-cell table:number-columns-repeated="3"/>
          <table:table-cell office:value-type="float" office:value="1.184752" calcext:value-type="float">
            <text:p>1.184752</text:p>
          </table:table-cell>
          <table:table-cell table:number-columns-repeated="3"/>
          <table:table-cell table:formula="of:=SUM([.A2074];-[.E2074])" office:value-type="float" office:value="-0.362099" calcext:value-type="float">
            <text:p>-0.3620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2075];-[.E20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8102" calcext:value-type="float">
            <text:p>1.418102</text:p>
          </table:table-cell>
          <table:table-cell table:number-columns-repeated="3"/>
          <table:table-cell office:value-type="float" office:value="1.783281" calcext:value-type="float">
            <text:p>1.783281</text:p>
          </table:table-cell>
          <table:table-cell table:number-columns-repeated="3"/>
          <table:table-cell table:formula="of:=SUM([.A2076];-[.E2076])" office:value-type="float" office:value="-0.365179" calcext:value-type="float">
            <text:p>-0.3651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2077];-[.E20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344" calcext:value-type="float">
            <text:p>0.639344</text:p>
          </table:table-cell>
          <table:table-cell table:number-columns-repeated="3"/>
          <table:table-cell office:value-type="float" office:value="2.081967" calcext:value-type="float">
            <text:p>2.081967</text:p>
          </table:table-cell>
          <table:table-cell table:number-columns-repeated="3"/>
          <table:table-cell table:formula="of:=SUM([.A2078];-[.E2078])" office:value-type="float" office:value="-1.442623" calcext:value-type="float">
            <text:p>-1.4426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2079];-[.E20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486" calcext:value-type="float">
            <text:p>0.937486</text:p>
          </table:table-cell>
          <table:table-cell table:number-columns-repeated="3"/>
          <table:table-cell office:value-type="float" office:value="1.461358" calcext:value-type="float">
            <text:p>1.461358</text:p>
          </table:table-cell>
          <table:table-cell table:number-columns-repeated="3"/>
          <table:table-cell table:formula="of:=SUM([.A2080];-[.E2080])" office:value-type="float" office:value="-0.523872" calcext:value-type="float">
            <text:p>-0.5238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2081];-[.E20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305" calcext:value-type="float">
            <text:p>0.735305</text:p>
          </table:table-cell>
          <table:table-cell table:number-columns-repeated="3"/>
          <table:table-cell office:value-type="float" office:value="1.987486" calcext:value-type="float">
            <text:p>1.987486</text:p>
          </table:table-cell>
          <table:table-cell table:number-columns-repeated="3"/>
          <table:table-cell table:formula="of:=SUM([.A2082];-[.E2082])" office:value-type="float" office:value="-1.252181" calcext:value-type="float">
            <text:p>-1.2521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2083];-[.E20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172" calcext:value-type="float">
            <text:p>0.999172</text:p>
          </table:table-cell>
          <table:table-cell table:number-columns-repeated="3"/>
          <table:table-cell office:value-type="float" office:value="1.876159" calcext:value-type="float">
            <text:p>1.876159</text:p>
          </table:table-cell>
          <table:table-cell table:number-columns-repeated="3"/>
          <table:table-cell table:formula="of:=SUM([.A2084];-[.E2084])" office:value-type="float" office:value="-0.876987" calcext:value-type="float">
            <text:p>-0.8769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2085];-[.E20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6483" calcext:value-type="float">
            <text:p>1.196483</text:p>
          </table:table-cell>
          <table:table-cell table:number-columns-repeated="3"/>
          <table:table-cell office:value-type="float" office:value="1.546749" calcext:value-type="float">
            <text:p>1.546749</text:p>
          </table:table-cell>
          <table:table-cell table:number-columns-repeated="3"/>
          <table:table-cell table:formula="of:=SUM([.A2086];-[.E2086])" office:value-type="float" office:value="-0.350266" calcext:value-type="float">
            <text:p>-0.35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2087];-[.E20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819" calcext:value-type="float">
            <text:p>0.756819</text:p>
          </table:table-cell>
          <table:table-cell table:number-columns-repeated="3"/>
          <table:table-cell office:value-type="float" office:value="1.910611" calcext:value-type="float">
            <text:p>1.910611</text:p>
          </table:table-cell>
          <table:table-cell table:number-columns-repeated="3"/>
          <table:table-cell table:formula="of:=SUM([.A2088];-[.E2088])" office:value-type="float" office:value="-1.153792" calcext:value-type="float">
            <text:p>-1.1537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2089];-[.E20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971" calcext:value-type="float">
            <text:p>0.977971</text:p>
          </table:table-cell>
          <table:table-cell table:number-columns-repeated="3"/>
          <table:table-cell office:value-type="float" office:value="1.217362" calcext:value-type="float">
            <text:p>1.217362</text:p>
          </table:table-cell>
          <table:table-cell table:number-columns-repeated="3"/>
          <table:table-cell table:formula="of:=SUM([.A2090];-[.E2090])" office:value-type="float" office:value="-0.239391" calcext:value-type="float">
            <text:p>-0.23939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2091];-[.E20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9865" calcext:value-type="float">
            <text:p>0.769865</text:p>
          </table:table-cell>
          <table:table-cell table:number-columns-repeated="3"/>
          <table:table-cell office:value-type="float" office:value="1.791882" calcext:value-type="float">
            <text:p>1.791882</text:p>
          </table:table-cell>
          <table:table-cell table:number-columns-repeated="3"/>
          <table:table-cell table:formula="of:=SUM([.A2092];-[.E2092])" office:value-type="float" office:value="-1.022017" calcext:value-type="float">
            <text:p>-1.02201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2093];-[.E20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234" calcext:value-type="float">
            <text:p>0.696234</text:p>
          </table:table-cell>
          <table:table-cell table:number-columns-repeated="3"/>
          <table:table-cell office:value-type="float" office:value="2.286261" calcext:value-type="float">
            <text:p>2.286261</text:p>
          </table:table-cell>
          <table:table-cell table:number-columns-repeated="3"/>
          <table:table-cell table:formula="of:=SUM([.A2094];-[.E2094])" office:value-type="float" office:value="-1.590027" calcext:value-type="float">
            <text:p>-1.5900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2095];-[.E20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7636" calcext:value-type="float">
            <text:p>0.927636</text:p>
          </table:table-cell>
          <table:table-cell table:number-columns-repeated="3"/>
          <table:table-cell office:value-type="float" office:value="1.845981" calcext:value-type="float">
            <text:p>1.845981</text:p>
          </table:table-cell>
          <table:table-cell table:number-columns-repeated="3"/>
          <table:table-cell table:formula="of:=SUM([.A2096];-[.E2096])" office:value-type="float" office:value="-0.918345" calcext:value-type="float">
            <text:p>-0.9183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2097];-[.E20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8826" calcext:value-type="float">
            <text:p>1.218826</text:p>
          </table:table-cell>
          <table:table-cell table:number-columns-repeated="3"/>
          <table:table-cell office:value-type="float" office:value="1.269701" calcext:value-type="float">
            <text:p>1.269701</text:p>
          </table:table-cell>
          <table:table-cell table:number-columns-repeated="3"/>
          <table:table-cell table:formula="of:=SUM([.A2098];-[.E2098])" office:value-type="float" office:value="-0.050875" calcext:value-type="float">
            <text:p>-0.0508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2099];-[.E20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488" calcext:value-type="float">
            <text:p>0.76488</text:p>
          </table:table-cell>
          <table:table-cell table:number-columns-repeated="3"/>
          <table:table-cell office:value-type="float" office:value="2.172876" calcext:value-type="float">
            <text:p>2.172876</text:p>
          </table:table-cell>
          <table:table-cell table:number-columns-repeated="3"/>
          <table:table-cell table:formula="of:=SUM([.A2100];-[.E2100])" office:value-type="float" office:value="-1.407996" calcext:value-type="float">
            <text:p>-1.4079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2101];-[.E2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759" calcext:value-type="float">
            <text:p>0.825759</text:p>
          </table:table-cell>
          <table:table-cell table:number-columns-repeated="3"/>
          <table:table-cell office:value-type="float" office:value="2.00924" calcext:value-type="float">
            <text:p>2.00924</text:p>
          </table:table-cell>
          <table:table-cell table:number-columns-repeated="3"/>
          <table:table-cell table:formula="of:=SUM([.A2102];-[.E2102])" office:value-type="float" office:value="-1.183481" calcext:value-type="float">
            <text:p>-1.1834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2103];-[.E21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144" calcext:value-type="float">
            <text:p>0.810144</text:p>
          </table:table-cell>
          <table:table-cell table:number-columns-repeated="3"/>
          <table:table-cell office:value-type="float" office:value="1.688079" calcext:value-type="float">
            <text:p>1.688079</text:p>
          </table:table-cell>
          <table:table-cell table:number-columns-repeated="3"/>
          <table:table-cell table:formula="of:=SUM([.A2104];-[.E2104])" office:value-type="float" office:value="-0.877935" calcext:value-type="float">
            <text:p>-0.87793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105];-[.E2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072" calcext:value-type="float">
            <text:p>1.07072</text:p>
          </table:table-cell>
          <table:table-cell table:number-columns-repeated="3"/>
          <table:table-cell office:value-type="float" office:value="1.881361" calcext:value-type="float">
            <text:p>1.881361</text:p>
          </table:table-cell>
          <table:table-cell table:number-columns-repeated="3"/>
          <table:table-cell table:formula="of:=SUM([.A2106];-[.E2106])" office:value-type="float" office:value="-0.810641" calcext:value-type="float">
            <text:p>-0.81064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107];-[.E2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578" calcext:value-type="float">
            <text:p>0.825578</text:p>
          </table:table-cell>
          <table:table-cell table:number-columns-repeated="3"/>
          <table:table-cell office:value-type="float" office:value="1.565225" calcext:value-type="float">
            <text:p>1.565225</text:p>
          </table:table-cell>
          <table:table-cell table:number-columns-repeated="3"/>
          <table:table-cell table:formula="of:=SUM([.A2108];-[.E2108])" office:value-type="float" office:value="-0.739647" calcext:value-type="float">
            <text:p>-0.7396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109];-[.E2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822" calcext:value-type="float">
            <text:p>1.212822</text:p>
          </table:table-cell>
          <table:table-cell table:number-columns-repeated="3"/>
          <table:table-cell office:value-type="float" office:value="2.854054" calcext:value-type="float">
            <text:p>2.854054</text:p>
          </table:table-cell>
          <table:table-cell table:number-columns-repeated="3"/>
          <table:table-cell table:formula="of:=SUM([.A2110];-[.E2110])" office:value-type="float" office:value="-1.641232" calcext:value-type="float">
            <text:p>-1.6412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111];-[.E2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8033" calcext:value-type="float">
            <text:p>2.918033</text:p>
          </table:table-cell>
          <table:table-cell table:number-columns-repeated="3"/>
          <table:table-cell office:value-type="float" office:value="3.52459" calcext:value-type="float">
            <text:p>3.52459</text:p>
          </table:table-cell>
          <table:table-cell table:number-columns-repeated="3"/>
          <table:table-cell table:formula="of:=SUM([.A2112];-[.E2112])" office:value-type="float" office:value="-0.606557" calcext:value-type="float">
            <text:p>-0.6065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113];-[.E2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327" calcext:value-type="float">
            <text:p>1.17327</text:p>
          </table:table-cell>
          <table:table-cell table:number-columns-repeated="3"/>
          <table:table-cell office:value-type="float" office:value="2.15192" calcext:value-type="float">
            <text:p>2.15192</text:p>
          </table:table-cell>
          <table:table-cell table:number-columns-repeated="3"/>
          <table:table-cell table:formula="of:=SUM([.A2114];-[.E2114])" office:value-type="float" office:value="-0.97865" calcext:value-type="float">
            <text:p>-0.978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115];-[.E2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921" calcext:value-type="float">
            <text:p>0.756921</text:p>
          </table:table-cell>
          <table:table-cell table:number-columns-repeated="3"/>
          <table:table-cell office:value-type="float" office:value="3.321388" calcext:value-type="float">
            <text:p>3.321388</text:p>
          </table:table-cell>
          <table:table-cell table:number-columns-repeated="3"/>
          <table:table-cell table:formula="of:=SUM([.A2116];-[.E2116])" office:value-type="float" office:value="-2.564467" calcext:value-type="float">
            <text:p>-2.56446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117];-[.E2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7616" calcext:value-type="float">
            <text:p>1.307616</text:p>
          </table:table-cell>
          <table:table-cell table:number-columns-repeated="3"/>
          <table:table-cell office:value-type="float" office:value="3.142881" calcext:value-type="float">
            <text:p>3.142881</text:p>
          </table:table-cell>
          <table:table-cell table:number-columns-repeated="3"/>
          <table:table-cell table:formula="of:=SUM([.A2118];-[.E2118])" office:value-type="float" office:value="-1.835265" calcext:value-type="float">
            <text:p>-1.8352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119];-[.E2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6626" calcext:value-type="float">
            <text:p>1.326626</text:p>
          </table:table-cell>
          <table:table-cell table:number-columns-repeated="3"/>
          <table:table-cell office:value-type="float" office:value="2.500777" calcext:value-type="float">
            <text:p>2.500777</text:p>
          </table:table-cell>
          <table:table-cell table:number-columns-repeated="3"/>
          <table:table-cell table:formula="of:=SUM([.A2120];-[.E2120])" office:value-type="float" office:value="-1.174151" calcext:value-type="float">
            <text:p>-1.1741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121];-[.E2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99" calcext:value-type="float">
            <text:p>0.77899</text:p>
          </table:table-cell>
          <table:table-cell table:number-columns-repeated="3"/>
          <table:table-cell office:value-type="float" office:value="3.12599" calcext:value-type="float">
            <text:p>3.12599</text:p>
          </table:table-cell>
          <table:table-cell table:number-columns-repeated="3"/>
          <table:table-cell table:formula="of:=SUM([.A2122];-[.E2122])" office:value-type="float" office:value="-2.347" calcext:value-type="float">
            <text:p>-2.3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123];-[.E2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6758" calcext:value-type="float">
            <text:p>1.116758</text:p>
          </table:table-cell>
          <table:table-cell table:number-columns-repeated="3"/>
          <table:table-cell office:value-type="float" office:value="1.587977" calcext:value-type="float">
            <text:p>1.587977</text:p>
          </table:table-cell>
          <table:table-cell table:number-columns-repeated="3"/>
          <table:table-cell table:formula="of:=SUM([.A2124];-[.E2124])" office:value-type="float" office:value="-0.471219" calcext:value-type="float">
            <text:p>-0.4712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125];-[.E2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784" calcext:value-type="float">
            <text:p>0.851784</text:p>
          </table:table-cell>
          <table:table-cell table:number-columns-repeated="3"/>
          <table:table-cell office:value-type="float" office:value="2.85289" calcext:value-type="float">
            <text:p>2.85289</text:p>
          </table:table-cell>
          <table:table-cell table:number-columns-repeated="3"/>
          <table:table-cell table:formula="of:=SUM([.A2126];-[.E2126])" office:value-type="float" office:value="-2.001106" calcext:value-type="float">
            <text:p>-2.0011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127];-[.E2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881" calcext:value-type="float">
            <text:p>0.906881</text:p>
          </table:table-cell>
          <table:table-cell table:number-columns-repeated="3"/>
          <table:table-cell office:value-type="float" office:value="4.010437" calcext:value-type="float">
            <text:p>4.010437</text:p>
          </table:table-cell>
          <table:table-cell table:number-columns-repeated="3"/>
          <table:table-cell table:formula="of:=SUM([.A2128];-[.E2128])" office:value-type="float" office:value="-3.103556" calcext:value-type="float">
            <text:p>-3.1035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129];-[.E21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1546" calcext:value-type="float">
            <text:p>1.341546</text:p>
          </table:table-cell>
          <table:table-cell table:number-columns-repeated="3"/>
          <table:table-cell office:value-type="float" office:value="3.008447" calcext:value-type="float">
            <text:p>3.008447</text:p>
          </table:table-cell>
          <table:table-cell table:number-columns-repeated="3"/>
          <table:table-cell table:formula="of:=SUM([.A2130];-[.E2130])" office:value-type="float" office:value="-1.666901" calcext:value-type="float">
            <text:p>-1.6669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131];-[.E2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4828" calcext:value-type="float">
            <text:p>1.274828</text:p>
          </table:table-cell>
          <table:table-cell table:number-columns-repeated="3"/>
          <table:table-cell office:value-type="float" office:value="1.673272" calcext:value-type="float">
            <text:p>1.673272</text:p>
          </table:table-cell>
          <table:table-cell table:number-columns-repeated="3"/>
          <table:table-cell table:formula="of:=SUM([.A2132];-[.E2132])" office:value-type="float" office:value="-0.398444" calcext:value-type="float">
            <text:p>-0.3984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133];-[.E2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993" calcext:value-type="float">
            <text:p>0.815993</text:p>
          </table:table-cell>
          <table:table-cell table:number-columns-repeated="3"/>
          <table:table-cell office:value-type="float" office:value="3.744662" calcext:value-type="float">
            <text:p>3.744662</text:p>
          </table:table-cell>
          <table:table-cell table:number-columns-repeated="3"/>
          <table:table-cell table:formula="of:=SUM([.A2134];-[.E2134])" office:value-type="float" office:value="-2.928669" calcext:value-type="float">
            <text:p>-2.9286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135];-[.E2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8597" calcext:value-type="float">
            <text:p>1.478597</text:p>
          </table:table-cell>
          <table:table-cell table:number-columns-repeated="3"/>
          <table:table-cell office:value-type="float" office:value="3.356214" calcext:value-type="float">
            <text:p>3.356214</text:p>
          </table:table-cell>
          <table:table-cell table:number-columns-repeated="3"/>
          <table:table-cell table:formula="of:=SUM([.A2136];-[.E2136])" office:value-type="float" office:value="-1.877617" calcext:value-type="float">
            <text:p>-1.87761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137];-[.E2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877" calcext:value-type="float">
            <text:p>0.936877</text:p>
          </table:table-cell>
          <table:table-cell table:number-columns-repeated="3"/>
          <table:table-cell office:value-type="float" office:value="2.6221" calcext:value-type="float">
            <text:p>2.6221</text:p>
          </table:table-cell>
          <table:table-cell table:number-columns-repeated="3"/>
          <table:table-cell table:formula="of:=SUM([.A2138];-[.E2138])" office:value-type="float" office:value="-1.685223" calcext:value-type="float">
            <text:p>-1.6852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139];-[.E2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731" calcext:value-type="float">
            <text:p>1.63731</text:p>
          </table:table-cell>
          <table:table-cell table:number-columns-repeated="3"/>
          <table:table-cell office:value-type="float" office:value="3.079643" calcext:value-type="float">
            <text:p>3.079643</text:p>
          </table:table-cell>
          <table:table-cell table:number-columns-repeated="3"/>
          <table:table-cell table:formula="of:=SUM([.A2140];-[.E2140])" office:value-type="float" office:value="-1.442333" calcext:value-type="float">
            <text:p>-1.4423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141];-[.E2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667" calcext:value-type="float">
            <text:p>0.972667</text:p>
          </table:table-cell>
          <table:table-cell table:number-columns-repeated="3"/>
          <table:table-cell office:value-type="float" office:value="2.409087" calcext:value-type="float">
            <text:p>2.409087</text:p>
          </table:table-cell>
          <table:table-cell table:number-columns-repeated="3"/>
          <table:table-cell table:formula="of:=SUM([.A2142];-[.E2142])" office:value-type="float" office:value="-1.43642" calcext:value-type="float">
            <text:p>-1.436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143];-[.E2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192" calcext:value-type="float">
            <text:p>1.345192</text:p>
          </table:table-cell>
          <table:table-cell table:number-columns-repeated="3"/>
          <table:table-cell office:value-type="float" office:value="5.864865" calcext:value-type="float">
            <text:p>5.864865</text:p>
          </table:table-cell>
          <table:table-cell table:number-columns-repeated="3"/>
          <table:table-cell table:formula="of:=SUM([.A2144];-[.E2144])" office:value-type="float" office:value="-4.519673" calcext:value-type="float">
            <text:p>-4.5196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145];-[.E2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09836" calcext:value-type="float">
            <text:p>5.409836</text:p>
          </table:table-cell>
          <table:table-cell table:number-columns-repeated="3"/>
          <table:table-cell office:value-type="float" office:value="6.409836" calcext:value-type="float">
            <text:p>6.409836</text:p>
          </table:table-cell>
          <table:table-cell table:number-columns-repeated="3"/>
          <table:table-cell table:formula="of:=SUM([.A2146];-[.E214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147];-[.E2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9018" calcext:value-type="float">
            <text:p>1.769018</text:p>
          </table:table-cell>
          <table:table-cell table:number-columns-repeated="3"/>
          <table:table-cell office:value-type="float" office:value="3.710157" calcext:value-type="float">
            <text:p>3.710157</text:p>
          </table:table-cell>
          <table:table-cell table:number-columns-repeated="3"/>
          <table:table-cell table:formula="of:=SUM([.A2148];-[.E2148])" office:value-type="float" office:value="-1.941139" calcext:value-type="float">
            <text:p>-1.9411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149];-[.E2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005" calcext:value-type="float">
            <text:p>1.051005</text:p>
          </table:table-cell>
          <table:table-cell table:number-columns-repeated="3"/>
          <table:table-cell office:value-type="float" office:value="6.002844" calcext:value-type="float">
            <text:p>6.002844</text:p>
          </table:table-cell>
          <table:table-cell table:number-columns-repeated="3"/>
          <table:table-cell table:formula="of:=SUM([.A2150];-[.E2150])" office:value-type="float" office:value="-4.951839" calcext:value-type="float">
            <text:p>-4.9518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151];-[.E2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2483" calcext:value-type="float">
            <text:p>1.552483</text:p>
          </table:table-cell>
          <table:table-cell table:number-columns-repeated="3"/>
          <table:table-cell office:value-type="float" office:value="5.713576" calcext:value-type="float">
            <text:p>5.713576</text:p>
          </table:table-cell>
          <table:table-cell table:number-columns-repeated="3"/>
          <table:table-cell table:formula="of:=SUM([.A2152];-[.E2152])" office:value-type="float" office:value="-4.161093" calcext:value-type="float">
            <text:p>-4.1610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153];-[.E2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0286" calcext:value-type="float">
            <text:p>1.580286</text:p>
          </table:table-cell>
          <table:table-cell table:number-columns-repeated="3"/>
          <table:table-cell office:value-type="float" office:value="4.774233" calcext:value-type="float">
            <text:p>4.774233</text:p>
          </table:table-cell>
          <table:table-cell table:number-columns-repeated="3"/>
          <table:table-cell table:formula="of:=SUM([.A2154];-[.E2154])" office:value-type="float" office:value="-3.193947" calcext:value-type="float">
            <text:p>-3.1939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155];-[.E2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7544" calcext:value-type="float">
            <text:p>1.117544</text:p>
          </table:table-cell>
          <table:table-cell table:number-columns-repeated="3"/>
          <table:table-cell office:value-type="float" office:value="5.811719" calcext:value-type="float">
            <text:p>5.811719</text:p>
          </table:table-cell>
          <table:table-cell table:number-columns-repeated="3"/>
          <table:table-cell table:formula="of:=SUM([.A2156];-[.E2156])" office:value-type="float" office:value="-4.694175" calcext:value-type="float">
            <text:p>-4.6941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157];-[.E2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994" calcext:value-type="float">
            <text:p>1.655994</text:p>
          </table:table-cell>
          <table:table-cell table:number-columns-repeated="3"/>
          <table:table-cell office:value-type="float" office:value="2.532896" calcext:value-type="float">
            <text:p>2.532896</text:p>
          </table:table-cell>
          <table:table-cell table:number-columns-repeated="3"/>
          <table:table-cell table:formula="of:=SUM([.A2158];-[.E2158])" office:value-type="float" office:value="-0.876902" calcext:value-type="float">
            <text:p>-0.8769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159];-[.E2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3173" calcext:value-type="float">
            <text:p>1.643173</text:p>
          </table:table-cell>
          <table:table-cell table:number-columns-repeated="3"/>
          <table:table-cell office:value-type="float" office:value="5.070111" calcext:value-type="float">
            <text:p>5.070111</text:p>
          </table:table-cell>
          <table:table-cell table:number-columns-repeated="3"/>
          <table:table-cell table:formula="of:=SUM([.A2160];-[.E2160])" office:value-type="float" office:value="-3.426938" calcext:value-type="float">
            <text:p>-3.42693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161];-[.E2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489" calcext:value-type="float">
            <text:p>1.231489</text:p>
          </table:table-cell>
          <table:table-cell table:number-columns-repeated="3"/>
          <table:table-cell office:value-type="float" office:value="7.485784" calcext:value-type="float">
            <text:p>7.485784</text:p>
          </table:table-cell>
          <table:table-cell table:number-columns-repeated="3"/>
          <table:table-cell table:formula="of:=SUM([.A2162];-[.E2162])" office:value-type="float" office:value="-6.254295" calcext:value-type="float">
            <text:p>-6.2542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163];-[.E2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1585" calcext:value-type="float">
            <text:p>1.581585</text:p>
          </table:table-cell>
          <table:table-cell table:number-columns-repeated="3"/>
          <table:table-cell office:value-type="float" office:value="5.375616" calcext:value-type="float">
            <text:p>5.375616</text:p>
          </table:table-cell>
          <table:table-cell table:number-columns-repeated="3"/>
          <table:table-cell table:formula="of:=SUM([.A2164];-[.E2164])" office:value-type="float" office:value="-3.794031" calcext:value-type="float">
            <text:p>-3.79403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165];-[.E2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9195" calcext:value-type="float">
            <text:p>1.589195</text:p>
          </table:table-cell>
          <table:table-cell table:number-columns-repeated="3"/>
          <table:table-cell office:value-type="float" office:value="2.687208" calcext:value-type="float">
            <text:p>2.687208</text:p>
          </table:table-cell>
          <table:table-cell table:number-columns-repeated="3"/>
          <table:table-cell table:formula="of:=SUM([.A2166];-[.E2166])" office:value-type="float" office:value="-1.098013" calcext:value-type="float">
            <text:p>-1.0980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167];-[.E2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711" calcext:value-type="float">
            <text:p>0.935711</text:p>
          </table:table-cell>
          <table:table-cell table:number-columns-repeated="3"/>
          <table:table-cell office:value-type="float" office:value="6.915493" calcext:value-type="float">
            <text:p>6.915493</text:p>
          </table:table-cell>
          <table:table-cell table:number-columns-repeated="3"/>
          <table:table-cell table:formula="of:=SUM([.A2168];-[.E2168])" office:value-type="float" office:value="-5.979782" calcext:value-type="float">
            <text:p>-5.9797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169];-[.E21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149" calcext:value-type="float">
            <text:p>1.70149</text:p>
          </table:table-cell>
          <table:table-cell table:number-columns-repeated="3"/>
          <table:table-cell office:value-type="float" office:value="6.108429" calcext:value-type="float">
            <text:p>6.108429</text:p>
          </table:table-cell>
          <table:table-cell table:number-columns-repeated="3"/>
          <table:table-cell table:formula="of:=SUM([.A2170];-[.E2170])" office:value-type="float" office:value="-4.406939" calcext:value-type="float">
            <text:p>-4.4069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171];-[.E2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2059" calcext:value-type="float">
            <text:p>1.482059</text:p>
          </table:table-cell>
          <table:table-cell table:number-columns-repeated="3"/>
          <table:table-cell office:value-type="float" office:value="4.743468" calcext:value-type="float">
            <text:p>4.743468</text:p>
          </table:table-cell>
          <table:table-cell table:number-columns-repeated="3"/>
          <table:table-cell table:formula="of:=SUM([.A2172];-[.E2172])" office:value-type="float" office:value="-3.261409" calcext:value-type="float">
            <text:p>-3.2614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173];-[.E2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8295" calcext:value-type="float">
            <text:p>1.658295</text:p>
          </table:table-cell>
          <table:table-cell table:number-columns-repeated="3"/>
          <table:table-cell office:value-type="float" office:value="5.629874" calcext:value-type="float">
            <text:p>5.629874</text:p>
          </table:table-cell>
          <table:table-cell table:number-columns-repeated="3"/>
          <table:table-cell table:formula="of:=SUM([.A2174];-[.E2174])" office:value-type="float" office:value="-3.971579" calcext:value-type="float">
            <text:p>-3.9715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175];-[.E2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7769" calcext:value-type="float">
            <text:p>1.597769</text:p>
          </table:table-cell>
          <table:table-cell table:number-columns-repeated="3"/>
          <table:table-cell office:value-type="float" office:value="4.166194" calcext:value-type="float">
            <text:p>4.166194</text:p>
          </table:table-cell>
          <table:table-cell table:number-columns-repeated="3"/>
          <table:table-cell table:formula="of:=SUM([.A2176];-[.E2176])" office:value-type="float" office:value="-2.568425" calcext:value-type="float">
            <text:p>-2.5684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177];-[.E2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594" calcext:value-type="float">
            <text:p>1.25594</text:p>
          </table:table-cell>
          <table:table-cell table:number-columns-repeated="3"/>
          <table:table-cell office:value-type="float" office:value="1.132244" calcext:value-type="float">
            <text:p>1.132244</text:p>
          </table:table-cell>
          <table:table-cell table:number-columns-repeated="3"/>
          <table:table-cell table:formula="of:=SUM([.A2178];-[.E2178])" office:value-type="float" office:value="0.123696" calcext:value-type="float">
            <text:p>0.1236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179];-[.E2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705" calcext:value-type="float">
            <text:p>0.737705</text:p>
          </table:table-cell>
          <table:table-cell table:number-columns-repeated="3"/>
          <table:table-cell office:value-type="float" office:value="1.278689" calcext:value-type="float">
            <text:p>1.278689</text:p>
          </table:table-cell>
          <table:table-cell table:number-columns-repeated="3"/>
          <table:table-cell table:formula="of:=SUM([.A2180];-[.E2180])" office:value-type="float" office:value="-0.540984" calcext:value-type="float">
            <text:p>-0.5409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181];-[.E21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665" calcext:value-type="float">
            <text:p>0.957665</text:p>
          </table:table-cell>
          <table:table-cell table:number-columns-repeated="3"/>
          <table:table-cell office:value-type="float" office:value="1.087397" calcext:value-type="float">
            <text:p>1.087397</text:p>
          </table:table-cell>
          <table:table-cell table:number-columns-repeated="3"/>
          <table:table-cell table:formula="of:=SUM([.A2182];-[.E2182])" office:value-type="float" office:value="-0.129732" calcext:value-type="float">
            <text:p>-0.1297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183];-[.E2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table:number-columns-repeated="3"/>
          <table:table-cell office:value-type="float" office:value="1.169511" calcext:value-type="float">
            <text:p>1.169511</text:p>
          </table:table-cell>
          <table:table-cell table:number-columns-repeated="3"/>
          <table:table-cell table:formula="of:=SUM([.A2184];-[.E2184])" office:value-type="float" office:value="-0.336178" calcext:value-type="float">
            <text:p>-0.3361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185];-[.E2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801" calcext:value-type="float">
            <text:p>1.079801</text:p>
          </table:table-cell>
          <table:table-cell table:number-columns-repeated="3"/>
          <table:table-cell office:value-type="float" office:value="1.150497" calcext:value-type="float">
            <text:p>1.150497</text:p>
          </table:table-cell>
          <table:table-cell table:number-columns-repeated="3"/>
          <table:table-cell table:formula="of:=SUM([.A2186];-[.E2186])" office:value-type="float" office:value="-0.0706960000000001" calcext:value-type="float">
            <text:p>-0.0706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187];-[.E2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2802" calcext:value-type="float">
            <text:p>1.112802</text:p>
          </table:table-cell>
          <table:table-cell table:number-columns-repeated="3"/>
          <table:table-cell office:value-type="float" office:value="1.102495" calcext:value-type="float">
            <text:p>1.102495</text:p>
          </table:table-cell>
          <table:table-cell table:number-columns-repeated="3"/>
          <table:table-cell table:formula="of:=SUM([.A2188];-[.E2188])" office:value-type="float" office:value="0.0103070000000001" calcext:value-type="float">
            <text:p>0.01030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189];-[.E2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44" calcext:value-type="float">
            <text:p>0.84744</text:p>
          </table:table-cell>
          <table:table-cell table:number-columns-repeated="3"/>
          <table:table-cell office:value-type="float" office:value="1.15608" calcext:value-type="float">
            <text:p>1.15608</text:p>
          </table:table-cell>
          <table:table-cell table:number-columns-repeated="3"/>
          <table:table-cell table:formula="of:=SUM([.A2190];-[.E2190])" office:value-type="float" office:value="-0.30864" calcext:value-type="float">
            <text:p>-0.3086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191];-[.E2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986" calcext:value-type="float">
            <text:p>0.985986</text:p>
          </table:table-cell>
          <table:table-cell table:number-columns-repeated="3"/>
          <table:table-cell office:value-type="float" office:value="1.039679" calcext:value-type="float">
            <text:p>1.039679</text:p>
          </table:table-cell>
          <table:table-cell table:number-columns-repeated="3"/>
          <table:table-cell table:formula="of:=SUM([.A2192];-[.E2192])" office:value-type="float" office:value="-0.0536930000000001" calcext:value-type="float">
            <text:p>-0.0536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193];-[.E2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629" calcext:value-type="float">
            <text:p>0.853629</text:p>
          </table:table-cell>
          <table:table-cell table:number-columns-repeated="3"/>
          <table:table-cell office:value-type="float" office:value="1.154859" calcext:value-type="float">
            <text:p>1.154859</text:p>
          </table:table-cell>
          <table:table-cell table:number-columns-repeated="3"/>
          <table:table-cell table:formula="of:=SUM([.A2194];-[.E2194])" office:value-type="float" office:value="-0.30123" calcext:value-type="float">
            <text:p>-0.301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195];-[.E2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509" calcext:value-type="float">
            <text:p>0.745509</text:p>
          </table:table-cell>
          <table:table-cell table:number-columns-repeated="3"/>
          <table:table-cell office:value-type="float" office:value="1.289468" calcext:value-type="float">
            <text:p>1.289468</text:p>
          </table:table-cell>
          <table:table-cell table:number-columns-repeated="3"/>
          <table:table-cell table:formula="of:=SUM([.A2196];-[.E2196])" office:value-type="float" office:value="-0.543959" calcext:value-type="float">
            <text:p>-0.5439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197];-[.E2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0059" calcext:value-type="float">
            <text:p>0.860059</text:p>
          </table:table-cell>
          <table:table-cell table:number-columns-repeated="3"/>
          <table:table-cell office:value-type="float" office:value="1.159932" calcext:value-type="float">
            <text:p>1.159932</text:p>
          </table:table-cell>
          <table:table-cell table:number-columns-repeated="3"/>
          <table:table-cell table:formula="of:=SUM([.A2198];-[.E2198])" office:value-type="float" office:value="-0.299873" calcext:value-type="float">
            <text:p>-0.2998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199];-[.E2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824" calcext:value-type="float">
            <text:p>1.243824</text:p>
          </table:table-cell>
          <table:table-cell table:number-columns-repeated="3"/>
          <table:table-cell office:value-type="float" office:value="1.039685" calcext:value-type="float">
            <text:p>1.039685</text:p>
          </table:table-cell>
          <table:table-cell table:number-columns-repeated="3"/>
          <table:table-cell table:formula="of:=SUM([.A2200];-[.E2200])" office:value-type="float" office:value="0.204139" calcext:value-type="float">
            <text:p>0.2041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201];-[.E2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941" calcext:value-type="float">
            <text:p>0.930941</text:p>
          </table:table-cell>
          <table:table-cell table:number-columns-repeated="3"/>
          <table:table-cell office:value-type="float" office:value="1.199909" calcext:value-type="float">
            <text:p>1.199909</text:p>
          </table:table-cell>
          <table:table-cell table:number-columns-repeated="3"/>
          <table:table-cell table:formula="of:=SUM([.A2202];-[.E2202])" office:value-type="float" office:value="-0.268968" calcext:value-type="float">
            <text:p>-0.2689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203];-[.E2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462" calcext:value-type="float">
            <text:p>0.850462</text:p>
          </table:table-cell>
          <table:table-cell table:number-columns-repeated="3"/>
          <table:table-cell office:value-type="float" office:value="1.169904" calcext:value-type="float">
            <text:p>1.169904</text:p>
          </table:table-cell>
          <table:table-cell table:number-columns-repeated="3"/>
          <table:table-cell table:formula="of:=SUM([.A2204];-[.E2204])" office:value-type="float" office:value="-0.319442" calcext:value-type="float">
            <text:p>-0.3194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205];-[.E2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705" calcext:value-type="float">
            <text:p>0.892705</text:p>
          </table:table-cell>
          <table:table-cell table:number-columns-repeated="3"/>
          <table:table-cell office:value-type="float" office:value="1.128684" calcext:value-type="float">
            <text:p>1.128684</text:p>
          </table:table-cell>
          <table:table-cell table:number-columns-repeated="3"/>
          <table:table-cell table:formula="of:=SUM([.A2206];-[.E2206])" office:value-type="float" office:value="-0.235979" calcext:value-type="float">
            <text:p>-0.2359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2207];-[.E2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456" calcext:value-type="float">
            <text:p>0.870456</text:p>
          </table:table-cell>
          <table:table-cell table:number-columns-repeated="3"/>
          <table:table-cell office:value-type="float" office:value="1.148546" calcext:value-type="float">
            <text:p>1.148546</text:p>
          </table:table-cell>
          <table:table-cell table:number-columns-repeated="3"/>
          <table:table-cell table:formula="of:=SUM([.A2208];-[.E2208])" office:value-type="float" office:value="-0.27809" calcext:value-type="float">
            <text:p>-0.278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2209];-[.E22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767" calcext:value-type="float">
            <text:p>0.908767</text:p>
          </table:table-cell>
          <table:table-cell table:number-columns-repeated="3"/>
          <table:table-cell office:value-type="float" office:value="1.100375" calcext:value-type="float">
            <text:p>1.100375</text:p>
          </table:table-cell>
          <table:table-cell table:number-columns-repeated="3"/>
          <table:table-cell table:formula="of:=SUM([.A2210];-[.E2210])" office:value-type="float" office:value="-0.191608" calcext:value-type="float">
            <text:p>-0.1916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2211];-[.E22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748" calcext:value-type="float">
            <text:p>1.50748</text:p>
          </table:table-cell>
          <table:table-cell table:number-columns-repeated="3"/>
          <table:table-cell office:value-type="float" office:value="1.40616" calcext:value-type="float">
            <text:p>1.40616</text:p>
          </table:table-cell>
          <table:table-cell table:number-columns-repeated="3"/>
          <table:table-cell table:formula="of:=SUM([.A2212];-[.E2212])" office:value-type="float" office:value="0.10132" calcext:value-type="float">
            <text:p>0.101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2213];-[.E2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705" calcext:value-type="float">
            <text:p>0.737705</text:p>
          </table:table-cell>
          <table:table-cell table:number-columns-repeated="3"/>
          <table:table-cell office:value-type="float" office:value="1.836066" calcext:value-type="float">
            <text:p>1.836066</text:p>
          </table:table-cell>
          <table:table-cell table:number-columns-repeated="3"/>
          <table:table-cell table:formula="of:=SUM([.A2214];-[.E2214])" office:value-type="float" office:value="-1.098361" calcext:value-type="float">
            <text:p>-1.0983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2215];-[.E2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581" calcext:value-type="float">
            <text:p>0.970581</text:p>
          </table:table-cell>
          <table:table-cell table:number-columns-repeated="3"/>
          <table:table-cell office:value-type="float" office:value="1.320476" calcext:value-type="float">
            <text:p>1.320476</text:p>
          </table:table-cell>
          <table:table-cell table:number-columns-repeated="3"/>
          <table:table-cell table:formula="of:=SUM([.A2216];-[.E2216])" office:value-type="float" office:value="-0.349895" calcext:value-type="float">
            <text:p>-0.3498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2217];-[.E2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8" calcext:value-type="float">
            <text:p>0.89818</text:p>
          </table:table-cell>
          <table:table-cell table:number-columns-repeated="3"/>
          <table:table-cell office:value-type="float" office:value="1.511377" calcext:value-type="float">
            <text:p>1.511377</text:p>
          </table:table-cell>
          <table:table-cell table:number-columns-repeated="3"/>
          <table:table-cell table:formula="of:=SUM([.A2218];-[.E2218])" office:value-type="float" office:value="-0.613197" calcext:value-type="float">
            <text:p>-0.6131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2219];-[.E2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6589" calcext:value-type="float">
            <text:p>1.136589</text:p>
          </table:table-cell>
          <table:table-cell table:number-columns-repeated="3"/>
          <table:table-cell office:value-type="float" office:value="1.45596" calcext:value-type="float">
            <text:p>1.45596</text:p>
          </table:table-cell>
          <table:table-cell table:number-columns-repeated="3"/>
          <table:table-cell table:formula="of:=SUM([.A2220];-[.E2220])" office:value-type="float" office:value="-0.319371" calcext:value-type="float">
            <text:p>-0.3193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2221];-[.E2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8855" calcext:value-type="float">
            <text:p>1.238855</text:p>
          </table:table-cell>
          <table:table-cell table:number-columns-repeated="3"/>
          <table:table-cell office:value-type="float" office:value="1.312393" calcext:value-type="float">
            <text:p>1.312393</text:p>
          </table:table-cell>
          <table:table-cell table:number-columns-repeated="3"/>
          <table:table-cell table:formula="of:=SUM([.A2222];-[.E2222])" office:value-type="float" office:value="-0.0735379999999999" calcext:value-type="float">
            <text:p>-0.07353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2223];-[.E2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234" calcext:value-type="float">
            <text:p>0.90234</text:p>
          </table:table-cell>
          <table:table-cell table:number-columns-repeated="3"/>
          <table:table-cell office:value-type="float" office:value="1.468766" calcext:value-type="float">
            <text:p>1.468766</text:p>
          </table:table-cell>
          <table:table-cell table:number-columns-repeated="3"/>
          <table:table-cell table:formula="of:=SUM([.A2224];-[.E2224])" office:value-type="float" office:value="-0.566426" calcext:value-type="float">
            <text:p>-0.5664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2225];-[.E2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87" calcext:value-type="float">
            <text:p>1.00887</text:p>
          </table:table-cell>
          <table:table-cell table:number-columns-repeated="3"/>
          <table:table-cell office:value-type="float" office:value="1.137614" calcext:value-type="float">
            <text:p>1.137614</text:p>
          </table:table-cell>
          <table:table-cell table:number-columns-repeated="3"/>
          <table:table-cell table:formula="of:=SUM([.A2226];-[.E2226])" office:value-type="float" office:value="-0.128744" calcext:value-type="float">
            <text:p>-0.1287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2227];-[.E2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833" calcext:value-type="float">
            <text:p>0.871833</text:p>
          </table:table-cell>
          <table:table-cell table:number-columns-repeated="3"/>
          <table:table-cell office:value-type="float" office:value="1.474908" calcext:value-type="float">
            <text:p>1.474908</text:p>
          </table:table-cell>
          <table:table-cell table:number-columns-repeated="3"/>
          <table:table-cell table:formula="of:=SUM([.A2228];-[.E2228])" office:value-type="float" office:value="-0.603075" calcext:value-type="float">
            <text:p>-0.6030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2229];-[.E2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227" calcext:value-type="float">
            <text:p>0.771227</text:p>
          </table:table-cell>
          <table:table-cell table:number-columns-repeated="3"/>
          <table:table-cell office:value-type="float" office:value="1.87017" calcext:value-type="float">
            <text:p>1.87017</text:p>
          </table:table-cell>
          <table:table-cell table:number-columns-repeated="3"/>
          <table:table-cell table:formula="of:=SUM([.A2230];-[.E2230])" office:value-type="float" office:value="-1.098943" calcext:value-type="float">
            <text:p>-1.0989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2231];-[.E2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3358" calcext:value-type="float">
            <text:p>1.053358</text:p>
          </table:table-cell>
          <table:table-cell table:number-columns-repeated="3"/>
          <table:table-cell office:value-type="float" office:value="1.481909" calcext:value-type="float">
            <text:p>1.481909</text:p>
          </table:table-cell>
          <table:table-cell table:number-columns-repeated="3"/>
          <table:table-cell table:formula="of:=SUM([.A2232];-[.E2232])" office:value-type="float" office:value="-0.428551" calcext:value-type="float">
            <text:p>-0.4285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2233];-[.E2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7835" calcext:value-type="float">
            <text:p>1.237835</text:p>
          </table:table-cell>
          <table:table-cell table:number-columns-repeated="3"/>
          <table:table-cell office:value-type="float" office:value="1.162183" calcext:value-type="float">
            <text:p>1.162183</text:p>
          </table:table-cell>
          <table:table-cell table:number-columns-repeated="3"/>
          <table:table-cell table:formula="of:=SUM([.A2234];-[.E2234])" office:value-type="float" office:value="0.0756520000000001" calcext:value-type="float">
            <text:p>0.0756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2235];-[.E2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2067" calcext:value-type="float">
            <text:p>0.952067</text:p>
          </table:table-cell>
          <table:table-cell table:number-columns-repeated="3"/>
          <table:table-cell office:value-type="float" office:value="1.607224" calcext:value-type="float">
            <text:p>1.607224</text:p>
          </table:table-cell>
          <table:table-cell table:number-columns-repeated="3"/>
          <table:table-cell table:formula="of:=SUM([.A2236];-[.E2236])" office:value-type="float" office:value="-0.655157" calcext:value-type="float">
            <text:p>-0.6551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2237];-[.E22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371" calcext:value-type="float">
            <text:p>0.944371</text:p>
          </table:table-cell>
          <table:table-cell table:number-columns-repeated="3"/>
          <table:table-cell office:value-type="float" office:value="1.526683" calcext:value-type="float">
            <text:p>1.526683</text:p>
          </table:table-cell>
          <table:table-cell table:number-columns-repeated="3"/>
          <table:table-cell table:formula="of:=SUM([.A2238];-[.E2238])" office:value-type="float" office:value="-0.582312" calcext:value-type="float">
            <text:p>-0.5823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2239];-[.E2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239" calcext:value-type="float">
            <text:p>0.90239</text:p>
          </table:table-cell>
          <table:table-cell table:number-columns-repeated="3"/>
          <table:table-cell office:value-type="float" office:value="1.413642" calcext:value-type="float">
            <text:p>1.413642</text:p>
          </table:table-cell>
          <table:table-cell table:number-columns-repeated="3"/>
          <table:table-cell table:formula="of:=SUM([.A2240];-[.E2240])" office:value-type="float" office:value="-0.511252" calcext:value-type="float">
            <text:p>-0.5112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241];-[.E2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5638" calcext:value-type="float">
            <text:p>1.195638</text:p>
          </table:table-cell>
          <table:table-cell table:number-columns-repeated="3"/>
          <table:table-cell office:value-type="float" office:value="1.458526" calcext:value-type="float">
            <text:p>1.458526</text:p>
          </table:table-cell>
          <table:table-cell table:number-columns-repeated="3"/>
          <table:table-cell table:formula="of:=SUM([.A2242];-[.E2242])" office:value-type="float" office:value="-0.262888" calcext:value-type="float">
            <text:p>-0.2628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243];-[.E2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0595" calcext:value-type="float">
            <text:p>0.910595</text:p>
          </table:table-cell>
          <table:table-cell table:number-columns-repeated="3"/>
          <table:table-cell office:value-type="float" office:value="1.312369" calcext:value-type="float">
            <text:p>1.312369</text:p>
          </table:table-cell>
          <table:table-cell table:number-columns-repeated="3"/>
          <table:table-cell table:formula="of:=SUM([.A2244];-[.E2244])" office:value-type="float" office:value="-0.401774" calcext:value-type="float">
            <text:p>-0.401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245];-[.E2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1251" calcext:value-type="float">
            <text:p>1.311251</text:p>
          </table:table-cell>
          <table:table-cell table:number-columns-repeated="3"/>
          <table:table-cell office:value-type="float" office:value="1.964425" calcext:value-type="float">
            <text:p>1.964425</text:p>
          </table:table-cell>
          <table:table-cell table:number-columns-repeated="3"/>
          <table:table-cell table:formula="of:=SUM([.A2246];-[.E2246])" office:value-type="float" office:value="-0.653174" calcext:value-type="float">
            <text:p>-0.6531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247];-[.E2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82" calcext:value-type="float">
            <text:p>2.95082</text:p>
          </table:table-cell>
          <table:table-cell table:number-columns-repeated="3"/>
          <table:table-cell office:value-type="float" office:value="2.95082" calcext:value-type="float">
            <text:p>2.95082</text:p>
          </table:table-cell>
          <table:table-cell table:number-columns-repeated="3"/>
          <table:table-cell table:formula="of:=SUM([.A2248];-[.E2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249];-[.E2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44" calcext:value-type="float">
            <text:p>1.2044</text:p>
          </table:table-cell>
          <table:table-cell table:number-columns-repeated="3"/>
          <table:table-cell office:value-type="float" office:value="1.806429" calcext:value-type="float">
            <text:p>1.806429</text:p>
          </table:table-cell>
          <table:table-cell table:number-columns-repeated="3"/>
          <table:table-cell table:formula="of:=SUM([.A2250];-[.E2250])" office:value-type="float" office:value="-0.602029" calcext:value-type="float">
            <text:p>-0.6020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251];-[.E2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416" calcext:value-type="float">
            <text:p>0.919416</text:p>
          </table:table-cell>
          <table:table-cell table:number-columns-repeated="3"/>
          <table:table-cell office:value-type="float" office:value="2.207812" calcext:value-type="float">
            <text:p>2.207812</text:p>
          </table:table-cell>
          <table:table-cell table:number-columns-repeated="3"/>
          <table:table-cell table:formula="of:=SUM([.A2252];-[.E2252])" office:value-type="float" office:value="-1.288396" calcext:value-type="float">
            <text:p>-1.2883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253];-[.E2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5728" calcext:value-type="float">
            <text:p>1.415728</text:p>
          </table:table-cell>
          <table:table-cell table:number-columns-repeated="3"/>
          <table:table-cell office:value-type="float" office:value="2.138079" calcext:value-type="float">
            <text:p>2.138079</text:p>
          </table:table-cell>
          <table:table-cell table:number-columns-repeated="3"/>
          <table:table-cell table:formula="of:=SUM([.A2254];-[.E2254])" office:value-type="float" office:value="-0.722351" calcext:value-type="float">
            <text:p>-0.7223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255];-[.E2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1002" calcext:value-type="float">
            <text:p>1.391002</text:p>
          </table:table-cell>
          <table:table-cell table:number-columns-repeated="3"/>
          <table:table-cell office:value-type="float" office:value="1.959673" calcext:value-type="float">
            <text:p>1.959673</text:p>
          </table:table-cell>
          <table:table-cell table:number-columns-repeated="3"/>
          <table:table-cell table:formula="of:=SUM([.A2256];-[.E2256])" office:value-type="float" office:value="-0.568671" calcext:value-type="float">
            <text:p>-0.5686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257];-[.E2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984" calcext:value-type="float">
            <text:p>0.923984</text:p>
          </table:table-cell>
          <table:table-cell table:number-columns-repeated="3"/>
          <table:table-cell office:value-type="float" office:value="2.09502" calcext:value-type="float">
            <text:p>2.09502</text:p>
          </table:table-cell>
          <table:table-cell table:number-columns-repeated="3"/>
          <table:table-cell table:formula="of:=SUM([.A2258];-[.E2258])" office:value-type="float" office:value="-1.171036" calcext:value-type="float">
            <text:p>-1.1710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259];-[.E2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237" calcext:value-type="float">
            <text:p>1.161237</text:p>
          </table:table-cell>
          <table:table-cell table:number-columns-repeated="3"/>
          <table:table-cell office:value-type="float" office:value="1.416285" calcext:value-type="float">
            <text:p>1.416285</text:p>
          </table:table-cell>
          <table:table-cell table:number-columns-repeated="3"/>
          <table:table-cell table:formula="of:=SUM([.A2260];-[.E2260])" office:value-type="float" office:value="-0.255048" calcext:value-type="float">
            <text:p>-0.2550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261];-[.E2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4736" calcext:value-type="float">
            <text:p>0.954736</text:p>
          </table:table-cell>
          <table:table-cell table:number-columns-repeated="3"/>
          <table:table-cell office:value-type="float" office:value="2.114145" calcext:value-type="float">
            <text:p>2.114145</text:p>
          </table:table-cell>
          <table:table-cell table:number-columns-repeated="3"/>
          <table:table-cell table:formula="of:=SUM([.A2262];-[.E2262])" office:value-type="float" office:value="-1.159409" calcext:value-type="float">
            <text:p>-1.1594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263];-[.E2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965" calcext:value-type="float">
            <text:p>1.008965</text:p>
          </table:table-cell>
          <table:table-cell table:number-columns-repeated="3"/>
          <table:table-cell office:value-type="float" office:value="3.038641" calcext:value-type="float">
            <text:p>3.038641</text:p>
          </table:table-cell>
          <table:table-cell table:number-columns-repeated="3"/>
          <table:table-cell table:formula="of:=SUM([.A2264];-[.E2264])" office:value-type="float" office:value="-2.029676" calcext:value-type="float">
            <text:p>-2.0296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265];-[.E2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1785" calcext:value-type="float">
            <text:p>1.441785</text:p>
          </table:table-cell>
          <table:table-cell table:number-columns-repeated="3"/>
          <table:table-cell office:value-type="float" office:value="2.154019" calcext:value-type="float">
            <text:p>2.154019</text:p>
          </table:table-cell>
          <table:table-cell table:number-columns-repeated="3"/>
          <table:table-cell table:formula="of:=SUM([.A2266];-[.E2266])" office:value-type="float" office:value="-0.712234" calcext:value-type="float">
            <text:p>-0.71223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267];-[.E2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488" calcext:value-type="float">
            <text:p>1.30488</text:p>
          </table:table-cell>
          <table:table-cell table:number-columns-repeated="3"/>
          <table:table-cell office:value-type="float" office:value="1.409322" calcext:value-type="float">
            <text:p>1.409322</text:p>
          </table:table-cell>
          <table:table-cell table:number-columns-repeated="3"/>
          <table:table-cell table:formula="of:=SUM([.A2268];-[.E2268])" office:value-type="float" office:value="-0.104442" calcext:value-type="float">
            <text:p>-0.1044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269];-[.E2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817" calcext:value-type="float">
            <text:p>1.001817</text:p>
          </table:table-cell>
          <table:table-cell table:number-columns-repeated="3"/>
          <table:table-cell office:value-type="float" office:value="2.426397" calcext:value-type="float">
            <text:p>2.426397</text:p>
          </table:table-cell>
          <table:table-cell table:number-columns-repeated="3"/>
          <table:table-cell table:formula="of:=SUM([.A2270];-[.E2270])" office:value-type="float" office:value="-1.42458" calcext:value-type="float">
            <text:p>-1.4245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271];-[.E2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3998" calcext:value-type="float">
            <text:p>1.603998</text:p>
          </table:table-cell>
          <table:table-cell table:number-columns-repeated="3"/>
          <table:table-cell office:value-type="float" office:value="2.232887" calcext:value-type="float">
            <text:p>2.232887</text:p>
          </table:table-cell>
          <table:table-cell table:number-columns-repeated="3"/>
          <table:table-cell table:formula="of:=SUM([.A2272];-[.E2272])" office:value-type="float" office:value="-0.628889" calcext:value-type="float">
            <text:p>-0.6288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273];-[.E2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4246" calcext:value-type="float">
            <text:p>1.024246</text:p>
          </table:table-cell>
          <table:table-cell table:number-columns-repeated="3"/>
          <table:table-cell office:value-type="float" office:value="1.987111" calcext:value-type="float">
            <text:p>1.987111</text:p>
          </table:table-cell>
          <table:table-cell table:number-columns-repeated="3"/>
          <table:table-cell table:formula="of:=SUM([.A2274];-[.E2274])" office:value-type="float" office:value="-0.962865" calcext:value-type="float">
            <text:p>-0.9628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275];-[.E2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6206" calcext:value-type="float">
            <text:p>1.726206</text:p>
          </table:table-cell>
          <table:table-cell table:number-columns-repeated="3"/>
          <table:table-cell office:value-type="float" office:value="2.091871" calcext:value-type="float">
            <text:p>2.091871</text:p>
          </table:table-cell>
          <table:table-cell table:number-columns-repeated="3"/>
          <table:table-cell table:formula="of:=SUM([.A2276];-[.E2276])" office:value-type="float" office:value="-0.365665" calcext:value-type="float">
            <text:p>-0.3656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277];-[.E2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8415" calcext:value-type="float">
            <text:p>1.058415</text:p>
          </table:table-cell>
          <table:table-cell table:number-columns-repeated="3"/>
          <table:table-cell office:value-type="float" office:value="1.814608" calcext:value-type="float">
            <text:p>1.814608</text:p>
          </table:table-cell>
          <table:table-cell table:number-columns-repeated="3"/>
          <table:table-cell table:formula="of:=SUM([.A2278];-[.E2278])" office:value-type="float" office:value="-0.756193" calcext:value-type="float">
            <text:p>-0.7561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279];-[.E2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4683" calcext:value-type="float">
            <text:p>1.454683</text:p>
          </table:table-cell>
          <table:table-cell table:number-columns-repeated="3"/>
          <table:table-cell office:value-type="float" office:value="3.51917" calcext:value-type="float">
            <text:p>3.51917</text:p>
          </table:table-cell>
          <table:table-cell table:number-columns-repeated="3"/>
          <table:table-cell table:formula="of:=SUM([.A2280];-[.E2280])" office:value-type="float" office:value="-2.064487" calcext:value-type="float">
            <text:p>-2.0644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281];-[.E2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2623" calcext:value-type="float">
            <text:p>5.442623</text:p>
          </table:table-cell>
          <table:table-cell table:number-columns-repeated="3"/>
          <table:table-cell office:value-type="float" office:value="5.180328" calcext:value-type="float">
            <text:p>5.180328</text:p>
          </table:table-cell>
          <table:table-cell table:number-columns-repeated="3"/>
          <table:table-cell table:formula="of:=SUM([.A2282];-[.E2282])" office:value-type="float" office:value="0.262295" calcext:value-type="float">
            <text:p>0.2622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283];-[.E2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9633" calcext:value-type="float">
            <text:p>1.829633</text:p>
          </table:table-cell>
          <table:table-cell table:number-columns-repeated="3"/>
          <table:table-cell office:value-type="float" office:value="2.974787" calcext:value-type="float">
            <text:p>2.974787</text:p>
          </table:table-cell>
          <table:table-cell table:number-columns-repeated="3"/>
          <table:table-cell table:formula="of:=SUM([.A2284];-[.E2284])" office:value-type="float" office:value="-1.145154" calcext:value-type="float">
            <text:p>-1.1451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285];-[.E2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017" calcext:value-type="float">
            <text:p>1.215017</text:p>
          </table:table-cell>
          <table:table-cell table:number-columns-repeated="3"/>
          <table:table-cell office:value-type="float" office:value="3.61661" calcext:value-type="float">
            <text:p>3.61661</text:p>
          </table:table-cell>
          <table:table-cell table:number-columns-repeated="3"/>
          <table:table-cell table:formula="of:=SUM([.A2286];-[.E2286])" office:value-type="float" office:value="-2.401593" calcext:value-type="float">
            <text:p>-2.4015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287];-[.E2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394" calcext:value-type="float">
            <text:p>1.68394</text:p>
          </table:table-cell>
          <table:table-cell table:number-columns-repeated="3"/>
          <table:table-cell office:value-type="float" office:value="3.562914" calcext:value-type="float">
            <text:p>3.562914</text:p>
          </table:table-cell>
          <table:table-cell table:number-columns-repeated="3"/>
          <table:table-cell table:formula="of:=SUM([.A2288];-[.E2288])" office:value-type="float" office:value="-1.878974" calcext:value-type="float">
            <text:p>-1.8789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289];-[.E2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278" calcext:value-type="float">
            <text:p>1.656278</text:p>
          </table:table-cell>
          <table:table-cell table:number-columns-repeated="3"/>
          <table:table-cell office:value-type="float" office:value="3.498159" calcext:value-type="float">
            <text:p>3.498159</text:p>
          </table:table-cell>
          <table:table-cell table:number-columns-repeated="3"/>
          <table:table-cell table:formula="of:=SUM([.A2290];-[.E2290])" office:value-type="float" office:value="-1.841881" calcext:value-type="float">
            <text:p>-1.8418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291];-[.E22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7288" calcext:value-type="float">
            <text:p>1.267288</text:p>
          </table:table-cell>
          <table:table-cell table:number-columns-repeated="3"/>
          <table:table-cell office:value-type="float" office:value="3.570825" calcext:value-type="float">
            <text:p>3.570825</text:p>
          </table:table-cell>
          <table:table-cell table:number-columns-repeated="3"/>
          <table:table-cell table:formula="of:=SUM([.A2292];-[.E2292])" office:value-type="float" office:value="-2.303537" calcext:value-type="float">
            <text:p>-2.3035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293];-[.E22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2809" calcext:value-type="float">
            <text:p>1.732809</text:p>
          </table:table-cell>
          <table:table-cell table:number-columns-repeated="3"/>
          <table:table-cell office:value-type="float" office:value="2.182715" calcext:value-type="float">
            <text:p>2.182715</text:p>
          </table:table-cell>
          <table:table-cell table:number-columns-repeated="3"/>
          <table:table-cell table:formula="of:=SUM([.A2294];-[.E2294])" office:value-type="float" office:value="-0.449906" calcext:value-type="float">
            <text:p>-0.4499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295];-[.E22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1119" calcext:value-type="float">
            <text:p>1.731119</text:p>
          </table:table-cell>
          <table:table-cell table:number-columns-repeated="3"/>
          <table:table-cell office:value-type="float" office:value="3.483395" calcext:value-type="float">
            <text:p>3.483395</text:p>
          </table:table-cell>
          <table:table-cell table:number-columns-repeated="3"/>
          <table:table-cell table:formula="of:=SUM([.A2296];-[.E2296])" office:value-type="float" office:value="-1.752276" calcext:value-type="float">
            <text:p>-1.7522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297];-[.E22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0604" calcext:value-type="float">
            <text:p>1.310604</text:p>
          </table:table-cell>
          <table:table-cell table:number-columns-repeated="3"/>
          <table:table-cell office:value-type="float" office:value="5.421032" calcext:value-type="float">
            <text:p>5.421032</text:p>
          </table:table-cell>
          <table:table-cell table:number-columns-repeated="3"/>
          <table:table-cell table:formula="of:=SUM([.A2298];-[.E2298])" office:value-type="float" office:value="-4.110428" calcext:value-type="float">
            <text:p>-4.1104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299];-[.E22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8437" calcext:value-type="float">
            <text:p>1.698437</text:p>
          </table:table-cell>
          <table:table-cell table:number-columns-repeated="3"/>
          <table:table-cell office:value-type="float" office:value="3.542588" calcext:value-type="float">
            <text:p>3.542588</text:p>
          </table:table-cell>
          <table:table-cell table:number-columns-repeated="3"/>
          <table:table-cell table:formula="of:=SUM([.A2300];-[.E2300])" office:value-type="float" office:value="-1.844151" calcext:value-type="float">
            <text:p>-1.8441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301];-[.E23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4291" calcext:value-type="float">
            <text:p>1.544291</text:p>
          </table:table-cell>
          <table:table-cell table:number-columns-repeated="3"/>
          <table:table-cell office:value-type="float" office:value="2.14028" calcext:value-type="float">
            <text:p>2.14028</text:p>
          </table:table-cell>
          <table:table-cell table:number-columns-repeated="3"/>
          <table:table-cell table:formula="of:=SUM([.A2302];-[.E2302])" office:value-type="float" office:value="-0.595989" calcext:value-type="float">
            <text:p>-0.5959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303];-[.E2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7896" calcext:value-type="float">
            <text:p>1.127896</text:p>
          </table:table-cell>
          <table:table-cell table:number-columns-repeated="3"/>
          <table:table-cell office:value-type="float" office:value="4.080418" calcext:value-type="float">
            <text:p>4.080418</text:p>
          </table:table-cell>
          <table:table-cell table:number-columns-repeated="3"/>
          <table:table-cell table:formula="of:=SUM([.A2304];-[.E2304])" office:value-type="float" office:value="-2.952522" calcext:value-type="float">
            <text:p>-2.95252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305];-[.E2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1976" calcext:value-type="float">
            <text:p>1.841976</text:p>
          </table:table-cell>
          <table:table-cell table:number-columns-repeated="3"/>
          <table:table-cell office:value-type="float" office:value="3.70413" calcext:value-type="float">
            <text:p>3.70413</text:p>
          </table:table-cell>
          <table:table-cell table:number-columns-repeated="3"/>
          <table:table-cell table:formula="of:=SUM([.A2306];-[.E2306])" office:value-type="float" office:value="-1.862154" calcext:value-type="float">
            <text:p>-1.8621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307];-[.E23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6199" calcext:value-type="float">
            <text:p>1.516199</text:p>
          </table:table-cell>
          <table:table-cell table:number-columns-repeated="3"/>
          <table:table-cell office:value-type="float" office:value="3.383822" calcext:value-type="float">
            <text:p>3.383822</text:p>
          </table:table-cell>
          <table:table-cell table:number-columns-repeated="3"/>
          <table:table-cell table:formula="of:=SUM([.A2308];-[.E2308])" office:value-type="float" office:value="-1.867623" calcext:value-type="float">
            <text:p>-1.8676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309];-[.E23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1229" calcext:value-type="float">
            <text:p>1.781229</text:p>
          </table:table-cell>
          <table:table-cell table:number-columns-repeated="3"/>
          <table:table-cell office:value-type="float" office:value="3.540483" calcext:value-type="float">
            <text:p>3.540483</text:p>
          </table:table-cell>
          <table:table-cell table:number-columns-repeated="3"/>
          <table:table-cell table:formula="of:=SUM([.A2310];-[.E2310])" office:value-type="float" office:value="-1.759254" calcext:value-type="float">
            <text:p>-1.7592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311];-[.E23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8383" calcext:value-type="float">
            <text:p>1.708383</text:p>
          </table:table-cell>
          <table:table-cell table:number-columns-repeated="3"/>
          <table:table-cell office:value-type="float" office:value="2.851175" calcext:value-type="float">
            <text:p>2.851175</text:p>
          </table:table-cell>
          <table:table-cell table:number-columns-repeated="3"/>
          <table:table-cell table:formula="of:=SUM([.A2312];-[.E2312])" office:value-type="float" office:value="-1.142792" calcext:value-type="float">
            <text:p>-1.1427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313];-[.E2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8931" calcext:value-type="float">
            <text:p>1.298931</text:p>
          </table:table-cell>
          <table:table-cell table:number-columns-repeated="3"/>
          <table:table-cell office:value-type="float" office:value="1.069139" calcext:value-type="float">
            <text:p>1.069139</text:p>
          </table:table-cell>
          <table:table-cell table:number-columns-repeated="3"/>
          <table:table-cell table:formula="of:=SUM([.A2314];-[.E2314])" office:value-type="float" office:value="0.229792" calcext:value-type="float">
            <text:p>0.2297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315];-[.E23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492" calcext:value-type="float">
            <text:p>0.770492</text:p>
          </table:table-cell>
          <table:table-cell table:number-columns-repeated="3"/>
          <table:table-cell office:value-type="float" office:value="1.262295" calcext:value-type="float">
            <text:p>1.262295</text:p>
          </table:table-cell>
          <table:table-cell table:number-columns-repeated="3"/>
          <table:table-cell table:formula="of:=SUM([.A2316];-[.E2316])" office:value-type="float" office:value="-0.491803" calcext:value-type="float">
            <text:p>-0.4918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317];-[.E2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621" calcext:value-type="float">
            <text:p>0.974621</text:p>
          </table:table-cell>
          <table:table-cell table:number-columns-repeated="3"/>
          <table:table-cell office:value-type="float" office:value="1.064148" calcext:value-type="float">
            <text:p>1.064148</text:p>
          </table:table-cell>
          <table:table-cell table:number-columns-repeated="3"/>
          <table:table-cell table:formula="of:=SUM([.A2318];-[.E2318])" office:value-type="float" office:value="-0.0895270000000001" calcext:value-type="float">
            <text:p>-0.0895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319];-[.E23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3348" calcext:value-type="float">
            <text:p>0.913348</text:p>
          </table:table-cell>
          <table:table-cell table:number-columns-repeated="3"/>
          <table:table-cell office:value-type="float" office:value="1.089496" calcext:value-type="float">
            <text:p>1.089496</text:p>
          </table:table-cell>
          <table:table-cell table:number-columns-repeated="3"/>
          <table:table-cell table:formula="of:=SUM([.A2320];-[.E2320])" office:value-type="float" office:value="-0.176148" calcext:value-type="float">
            <text:p>-0.1761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321];-[.E2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0364" calcext:value-type="float">
            <text:p>1.120364</text:p>
          </table:table-cell>
          <table:table-cell table:number-columns-repeated="3"/>
          <table:table-cell office:value-type="float" office:value="1.080132" calcext:value-type="float">
            <text:p>1.080132</text:p>
          </table:table-cell>
          <table:table-cell table:number-columns-repeated="3"/>
          <table:table-cell table:formula="of:=SUM([.A2322];-[.E2322])" office:value-type="float" office:value="0.0402319999999998" calcext:value-type="float">
            <text:p>0.0402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323];-[.E23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0573" calcext:value-type="float">
            <text:p>1.120573</text:p>
          </table:table-cell>
          <table:table-cell table:number-columns-repeated="3"/>
          <table:table-cell office:value-type="float" office:value="1.061841" calcext:value-type="float">
            <text:p>1.061841</text:p>
          </table:table-cell>
          <table:table-cell table:number-columns-repeated="3"/>
          <table:table-cell table:formula="of:=SUM([.A2324];-[.E2324])" office:value-type="float" office:value="0.058732" calcext:value-type="float">
            <text:p>0.0587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325];-[.E23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816" calcext:value-type="float">
            <text:p>0.920816</text:p>
          </table:table-cell>
          <table:table-cell table:number-columns-repeated="3"/>
          <table:table-cell office:value-type="float" office:value="1.082703" calcext:value-type="float">
            <text:p>1.082703</text:p>
          </table:table-cell>
          <table:table-cell table:number-columns-repeated="3"/>
          <table:table-cell table:formula="of:=SUM([.A2326];-[.E2326])" office:value-type="float" office:value="-0.161887" calcext:value-type="float">
            <text:p>-0.1618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327];-[.E2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743" calcext:value-type="float">
            <text:p>1.000743</text:p>
          </table:table-cell>
          <table:table-cell table:number-columns-repeated="3"/>
          <table:table-cell office:value-type="float" office:value="1.027156" calcext:value-type="float">
            <text:p>1.027156</text:p>
          </table:table-cell>
          <table:table-cell table:number-columns-repeated="3"/>
          <table:table-cell table:formula="of:=SUM([.A2328];-[.E2328])" office:value-type="float" office:value="-0.026413" calcext:value-type="float">
            <text:p>-0.0264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329];-[.E2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017" calcext:value-type="float">
            <text:p>0.922017</text:p>
          </table:table-cell>
          <table:table-cell table:number-columns-repeated="3"/>
          <table:table-cell office:value-type="float" office:value="1.084994" calcext:value-type="float">
            <text:p>1.084994</text:p>
          </table:table-cell>
          <table:table-cell table:number-columns-repeated="3"/>
          <table:table-cell table:formula="of:=SUM([.A2330];-[.E2330])" office:value-type="float" office:value="-0.162977" calcext:value-type="float">
            <text:p>-0.16297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331];-[.E2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998" calcext:value-type="float">
            <text:p>0.857998</text:p>
          </table:table-cell>
          <table:table-cell table:number-columns-repeated="3"/>
          <table:table-cell office:value-type="float" office:value="1.152341" calcext:value-type="float">
            <text:p>1.152341</text:p>
          </table:table-cell>
          <table:table-cell table:number-columns-repeated="3"/>
          <table:table-cell table:formula="of:=SUM([.A2332];-[.E2332])" office:value-type="float" office:value="-0.294343" calcext:value-type="float">
            <text:p>-0.2943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333];-[.E2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21" calcext:value-type="float">
            <text:p>0.93721</text:p>
          </table:table-cell>
          <table:table-cell table:number-columns-repeated="3"/>
          <table:table-cell office:value-type="float" office:value="1.091229" calcext:value-type="float">
            <text:p>1.091229</text:p>
          </table:table-cell>
          <table:table-cell table:number-columns-repeated="3"/>
          <table:table-cell table:formula="of:=SUM([.A2334];-[.E2334])" office:value-type="float" office:value="-0.154019" calcext:value-type="float">
            <text:p>-0.1540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335];-[.E23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6625" calcext:value-type="float">
            <text:p>1.256625</text:p>
          </table:table-cell>
          <table:table-cell table:number-columns-repeated="3"/>
          <table:table-cell office:value-type="float" office:value="1.024192" calcext:value-type="float">
            <text:p>1.024192</text:p>
          </table:table-cell>
          <table:table-cell table:number-columns-repeated="3"/>
          <table:table-cell table:formula="of:=SUM([.A2336];-[.E2336])" office:value-type="float" office:value="0.232433" calcext:value-type="float">
            <text:p>0.2324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337];-[.E23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3853" calcext:value-type="float">
            <text:p>1.023853</text:p>
          </table:table-cell>
          <table:table-cell table:number-columns-repeated="3"/>
          <table:table-cell office:value-type="float" office:value="1.104952" calcext:value-type="float">
            <text:p>1.104952</text:p>
          </table:table-cell>
          <table:table-cell table:number-columns-repeated="3"/>
          <table:table-cell table:formula="of:=SUM([.A2338];-[.E2338])" office:value-type="float" office:value="-0.081099" calcext:value-type="float">
            <text:p>-0.0810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339];-[.E23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228" calcext:value-type="float">
            <text:p>0.930228</text:p>
          </table:table-cell>
          <table:table-cell table:number-columns-repeated="3"/>
          <table:table-cell office:value-type="float" office:value="1.090138" calcext:value-type="float">
            <text:p>1.090138</text:p>
          </table:table-cell>
          <table:table-cell table:number-columns-repeated="3"/>
          <table:table-cell table:formula="of:=SUM([.A2340];-[.E2340])" office:value-type="float" office:value="-0.15991" calcext:value-type="float">
            <text:p>-0.1599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341];-[.E23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689" calcext:value-type="float">
            <text:p>0.938689</text:p>
          </table:table-cell>
          <table:table-cell table:number-columns-repeated="3"/>
          <table:table-cell office:value-type="float" office:value="1.083467" calcext:value-type="float">
            <text:p>1.083467</text:p>
          </table:table-cell>
          <table:table-cell table:number-columns-repeated="3"/>
          <table:table-cell table:formula="of:=SUM([.A2342];-[.E2342])" office:value-type="float" office:value="-0.144778" calcext:value-type="float">
            <text:p>-0.1447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2343];-[.E23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689" calcext:value-type="float">
            <text:p>0.939689</text:p>
          </table:table-cell>
          <table:table-cell table:number-columns-repeated="3"/>
          <table:table-cell office:value-type="float" office:value="1.078652" calcext:value-type="float">
            <text:p>1.078652</text:p>
          </table:table-cell>
          <table:table-cell table:number-columns-repeated="3"/>
          <table:table-cell table:formula="of:=SUM([.A2344];-[.E2344])" office:value-type="float" office:value="-0.138963" calcext:value-type="float">
            <text:p>-0.13896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2345];-[.E23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2281" calcext:value-type="float">
            <text:p>0.952281</text:p>
          </table:table-cell>
          <table:table-cell table:number-columns-repeated="3"/>
          <table:table-cell office:value-type="float" office:value="1.057683" calcext:value-type="float">
            <text:p>1.057683</text:p>
          </table:table-cell>
          <table:table-cell table:number-columns-repeated="3"/>
          <table:table-cell table:formula="of:=SUM([.A2346];-[.E2346])" office:value-type="float" office:value="-0.105402" calcext:value-type="float">
            <text:p>-0.1054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2347];-[.E23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7844" calcext:value-type="float">
            <text:p>1.527844</text:p>
          </table:table-cell>
          <table:table-cell table:number-columns-repeated="3"/>
          <table:table-cell office:value-type="float" office:value="1.216468" calcext:value-type="float">
            <text:p>1.216468</text:p>
          </table:table-cell>
          <table:table-cell table:number-columns-repeated="3"/>
          <table:table-cell table:formula="of:=SUM([.A2348];-[.E2348])" office:value-type="float" office:value="0.311376" calcext:value-type="float">
            <text:p>0.3113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2349];-[.E23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492" calcext:value-type="float">
            <text:p>0.770492</text:p>
          </table:table-cell>
          <table:table-cell table:number-columns-repeated="3"/>
          <table:table-cell office:value-type="float" office:value="1.786885" calcext:value-type="float">
            <text:p>1.786885</text:p>
          </table:table-cell>
          <table:table-cell table:number-columns-repeated="3"/>
          <table:table-cell table:formula="of:=SUM([.A2350];-[.E2350])" office:value-type="float" office:value="-1.016393" calcext:value-type="float">
            <text:p>-1.0163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2351];-[.E23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526" calcext:value-type="float">
            <text:p>0.987526</text:p>
          </table:table-cell>
          <table:table-cell table:number-columns-repeated="3"/>
          <table:table-cell office:value-type="float" office:value="1.228609" calcext:value-type="float">
            <text:p>1.228609</text:p>
          </table:table-cell>
          <table:table-cell table:number-columns-repeated="3"/>
          <table:table-cell table:formula="of:=SUM([.A2352];-[.E2352])" office:value-type="float" office:value="-0.241083" calcext:value-type="float">
            <text:p>-0.2410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2353];-[.E23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107" calcext:value-type="float">
            <text:p>0.987107</text:p>
          </table:table-cell>
          <table:table-cell table:number-columns-repeated="3"/>
          <table:table-cell office:value-type="float" office:value="1.271331" calcext:value-type="float">
            <text:p>1.271331</text:p>
          </table:table-cell>
          <table:table-cell table:number-columns-repeated="3"/>
          <table:table-cell table:formula="of:=SUM([.A2354];-[.E2354])" office:value-type="float" office:value="-0.284224" calcext:value-type="float">
            <text:p>-0.28422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2355];-[.E23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7616" calcext:value-type="float">
            <text:p>1.207616</text:p>
          </table:table-cell>
          <table:table-cell table:number-columns-repeated="3"/>
          <table:table-cell office:value-type="float" office:value="1.244868" calcext:value-type="float">
            <text:p>1.244868</text:p>
          </table:table-cell>
          <table:table-cell table:number-columns-repeated="3"/>
          <table:table-cell table:formula="of:=SUM([.A2356];-[.E2356])" office:value-type="float" office:value="-0.0372520000000001" calcext:value-type="float">
            <text:p>-0.0372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2357];-[.E23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708" calcext:value-type="float">
            <text:p>1.246708</text:p>
          </table:table-cell>
          <table:table-cell table:number-columns-repeated="3"/>
          <table:table-cell office:value-type="float" office:value="1.189939" calcext:value-type="float">
            <text:p>1.189939</text:p>
          </table:table-cell>
          <table:table-cell table:number-columns-repeated="3"/>
          <table:table-cell table:formula="of:=SUM([.A2358];-[.E2358])" office:value-type="float" office:value="0.0567689999999999" calcext:value-type="float">
            <text:p>0.0567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2359];-[.E2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069" calcext:value-type="float">
            <text:p>0.976069</text:p>
          </table:table-cell>
          <table:table-cell table:number-columns-repeated="3"/>
          <table:table-cell office:value-type="float" office:value="1.249692" calcext:value-type="float">
            <text:p>1.249692</text:p>
          </table:table-cell>
          <table:table-cell table:number-columns-repeated="3"/>
          <table:table-cell table:formula="of:=SUM([.A2360];-[.E2360])" office:value-type="float" office:value="-0.273623" calcext:value-type="float">
            <text:p>-0.27362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2361];-[.E23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9063" calcext:value-type="float">
            <text:p>1.029063</text:p>
          </table:table-cell>
          <table:table-cell table:number-columns-repeated="3"/>
          <table:table-cell office:value-type="float" office:value="1.107391" calcext:value-type="float">
            <text:p>1.107391</text:p>
          </table:table-cell>
          <table:table-cell table:number-columns-repeated="3"/>
          <table:table-cell table:formula="of:=SUM([.A2362];-[.E2362])" office:value-type="float" office:value="-0.078328" calcext:value-type="float">
            <text:p>-0.0783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2363];-[.E23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371" calcext:value-type="float">
            <text:p>0.946371</text:p>
          </table:table-cell>
          <table:table-cell table:number-columns-repeated="3"/>
          <table:table-cell office:value-type="float" office:value="1.263469" calcext:value-type="float">
            <text:p>1.263469</text:p>
          </table:table-cell>
          <table:table-cell table:number-columns-repeated="3"/>
          <table:table-cell table:formula="of:=SUM([.A2364];-[.E2364])" office:value-type="float" office:value="-0.317098" calcext:value-type="float">
            <text:p>-0.3170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2365];-[.E2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536" calcext:value-type="float">
            <text:p>0.875536</text:p>
          </table:table-cell>
          <table:table-cell table:number-columns-repeated="3"/>
          <table:table-cell office:value-type="float" office:value="1.458594" calcext:value-type="float">
            <text:p>1.458594</text:p>
          </table:table-cell>
          <table:table-cell table:number-columns-repeated="3"/>
          <table:table-cell table:formula="of:=SUM([.A2366];-[.E2366])" office:value-type="float" office:value="-0.583058" calcext:value-type="float">
            <text:p>-0.58305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2367];-[.E2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1494" calcext:value-type="float">
            <text:p>1.131494</text:p>
          </table:table-cell>
          <table:table-cell table:number-columns-repeated="3"/>
          <table:table-cell office:value-type="float" office:value="1.277066" calcext:value-type="float">
            <text:p>1.277066</text:p>
          </table:table-cell>
          <table:table-cell table:number-columns-repeated="3"/>
          <table:table-cell table:formula="of:=SUM([.A2368];-[.E2368])" office:value-type="float" office:value="-0.145572" calcext:value-type="float">
            <text:p>-0.1455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2369];-[.E2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1702" calcext:value-type="float">
            <text:p>1.211702</text:p>
          </table:table-cell>
          <table:table-cell table:number-columns-repeated="3"/>
          <table:table-cell office:value-type="float" office:value="1.107902" calcext:value-type="float">
            <text:p>1.107902</text:p>
          </table:table-cell>
          <table:table-cell table:number-columns-repeated="3"/>
          <table:table-cell table:formula="of:=SUM([.A2370];-[.E2370])"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2371];-[.E2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7024" calcext:value-type="float">
            <text:p>1.047024</text:p>
          </table:table-cell>
          <table:table-cell table:number-columns-repeated="3"/>
          <table:table-cell office:value-type="float" office:value="1.322353" calcext:value-type="float">
            <text:p>1.322353</text:p>
          </table:table-cell>
          <table:table-cell table:number-columns-repeated="3"/>
          <table:table-cell table:formula="of:=SUM([.A2372];-[.E2372])" office:value-type="float" office:value="-0.275329" calcext:value-type="float">
            <text:p>-0.2753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2373];-[.E2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2074" calcext:value-type="float">
            <text:p>1.002074</text:p>
          </table:table-cell>
          <table:table-cell table:number-columns-repeated="3"/>
          <table:table-cell office:value-type="float" office:value="1.285687" calcext:value-type="float">
            <text:p>1.285687</text:p>
          </table:table-cell>
          <table:table-cell table:number-columns-repeated="3"/>
          <table:table-cell table:formula="of:=SUM([.A2374];-[.E2374])" office:value-type="float" office:value="-0.283613" calcext:value-type="float">
            <text:p>-0.2836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2375];-[.E2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09" calcext:value-type="float">
            <text:p>0.95109</text:p>
          </table:table-cell>
          <table:table-cell table:number-columns-repeated="3"/>
          <table:table-cell office:value-type="float" office:value="1.27381" calcext:value-type="float">
            <text:p>1.27381</text:p>
          </table:table-cell>
          <table:table-cell table:number-columns-repeated="3"/>
          <table:table-cell table:formula="of:=SUM([.A2376];-[.E2376])" office:value-type="float" office:value="-0.32272" calcext:value-type="float">
            <text:p>-0.322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377];-[.E2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579" calcext:value-type="float">
            <text:p>1.23579</text:p>
          </table:table-cell>
          <table:table-cell table:number-columns-repeated="3"/>
          <table:table-cell office:value-type="float" office:value="1.25033" calcext:value-type="float">
            <text:p>1.25033</text:p>
          </table:table-cell>
          <table:table-cell table:number-columns-repeated="3"/>
          <table:table-cell table:formula="of:=SUM([.A2378];-[.E2378])" office:value-type="float" office:value="-0.01454" calcext:value-type="float">
            <text:p>-0.0145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379];-[.E2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469" calcext:value-type="float">
            <text:p>0.953469</text:p>
          </table:table-cell>
          <table:table-cell table:number-columns-repeated="3"/>
          <table:table-cell office:value-type="float" office:value="1.185666" calcext:value-type="float">
            <text:p>1.185666</text:p>
          </table:table-cell>
          <table:table-cell table:number-columns-repeated="3"/>
          <table:table-cell table:formula="of:=SUM([.A2380];-[.E2380])" office:value-type="float" office:value="-0.232197" calcext:value-type="float">
            <text:p>-0.2321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381];-[.E2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2986" calcext:value-type="float">
            <text:p>1.352986</text:p>
          </table:table-cell>
          <table:table-cell table:number-columns-repeated="3"/>
          <table:table-cell office:value-type="float" office:value="1.51917" calcext:value-type="float">
            <text:p>1.51917</text:p>
          </table:table-cell>
          <table:table-cell table:number-columns-repeated="3"/>
          <table:table-cell table:formula="of:=SUM([.A2382];-[.E2382])" office:value-type="float" office:value="-0.166184" calcext:value-type="float">
            <text:p>-0.1661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383];-[.E2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3607" calcext:value-type="float">
            <text:p>2.983607</text:p>
          </table:table-cell>
          <table:table-cell table:number-columns-repeated="3"/>
          <table:table-cell office:value-type="float" office:value="2.836066" calcext:value-type="float">
            <text:p>2.836066</text:p>
          </table:table-cell>
          <table:table-cell table:number-columns-repeated="3"/>
          <table:table-cell table:formula="of:=SUM([.A2384];-[.E2384])"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385];-[.E2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1987" calcext:value-type="float">
            <text:p>1.311987</text:p>
          </table:table-cell>
          <table:table-cell table:number-columns-repeated="3"/>
          <table:table-cell office:value-type="float" office:value="1.591994" calcext:value-type="float">
            <text:p>1.591994</text:p>
          </table:table-cell>
          <table:table-cell table:number-columns-repeated="3"/>
          <table:table-cell table:formula="of:=SUM([.A2386];-[.E2386])" office:value-type="float" office:value="-0.280007" calcext:value-type="float">
            <text:p>-0.28000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387];-[.E2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343" calcext:value-type="float">
            <text:p>1.008343</text:p>
          </table:table-cell>
          <table:table-cell table:number-columns-repeated="3"/>
          <table:table-cell office:value-type="float" office:value="1.647706" calcext:value-type="float">
            <text:p>1.647706</text:p>
          </table:table-cell>
          <table:table-cell table:number-columns-repeated="3"/>
          <table:table-cell table:formula="of:=SUM([.A2388];-[.E2388])" office:value-type="float" office:value="-0.639363" calcext:value-type="float">
            <text:p>-0.63936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389];-[.E2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6225" calcext:value-type="float">
            <text:p>1.466225</text:p>
          </table:table-cell>
          <table:table-cell table:number-columns-repeated="3"/>
          <table:table-cell office:value-type="float" office:value="1.635099" calcext:value-type="float">
            <text:p>1.635099</text:p>
          </table:table-cell>
          <table:table-cell table:number-columns-repeated="3"/>
          <table:table-cell table:formula="of:=SUM([.A2390];-[.E2390])" office:value-type="float" office:value="-0.168874" calcext:value-type="float">
            <text:p>-0.1688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391];-[.E2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0695" calcext:value-type="float">
            <text:p>1.420695</text:p>
          </table:table-cell>
          <table:table-cell table:number-columns-repeated="3"/>
          <table:table-cell office:value-type="float" office:value="1.719182" calcext:value-type="float">
            <text:p>1.719182</text:p>
          </table:table-cell>
          <table:table-cell table:number-columns-repeated="3"/>
          <table:table-cell table:formula="of:=SUM([.A2392];-[.E2392])" office:value-type="float" office:value="-0.298487" calcext:value-type="float">
            <text:p>-0.2984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393];-[.E2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12" calcext:value-type="float">
            <text:p>0.997712</text:p>
          </table:table-cell>
          <table:table-cell table:number-columns-repeated="3"/>
          <table:table-cell office:value-type="float" office:value="1.583847" calcext:value-type="float">
            <text:p>1.583847</text:p>
          </table:table-cell>
          <table:table-cell table:number-columns-repeated="3"/>
          <table:table-cell table:formula="of:=SUM([.A2394];-[.E2394])" office:value-type="float" office:value="-0.586135" calcext:value-type="float">
            <text:p>-0.58613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395];-[.E23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847" calcext:value-type="float">
            <text:p>1.210847</text:p>
          </table:table-cell>
          <table:table-cell table:number-columns-repeated="3"/>
          <table:table-cell office:value-type="float" office:value="1.359462" calcext:value-type="float">
            <text:p>1.359462</text:p>
          </table:table-cell>
          <table:table-cell table:number-columns-repeated="3"/>
          <table:table-cell table:formula="of:=SUM([.A2396];-[.E2396])" office:value-type="float" office:value="-0.148615" calcext:value-type="float">
            <text:p>-0.1486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397];-[.E23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792" calcext:value-type="float">
            <text:p>1.012792</text:p>
          </table:table-cell>
          <table:table-cell table:number-columns-repeated="3"/>
          <table:table-cell office:value-type="float" office:value="1.630258" calcext:value-type="float">
            <text:p>1.630258</text:p>
          </table:table-cell>
          <table:table-cell table:number-columns-repeated="3"/>
          <table:table-cell table:formula="of:=SUM([.A2398];-[.E2398])" office:value-type="float" office:value="-0.617466" calcext:value-type="float">
            <text:p>-0.6174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399];-[.E23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2861" calcext:value-type="float">
            <text:p>1.122861</text:p>
          </table:table-cell>
          <table:table-cell table:number-columns-repeated="3"/>
          <table:table-cell office:value-type="float" office:value="2.081733" calcext:value-type="float">
            <text:p>2.081733</text:p>
          </table:table-cell>
          <table:table-cell table:number-columns-repeated="3"/>
          <table:table-cell table:formula="of:=SUM([.A2400];-[.E2400])" office:value-type="float" office:value="-0.958872" calcext:value-type="float">
            <text:p>-0.9588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401];-[.E24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1478" calcext:value-type="float">
            <text:p>1.501478</text:p>
          </table:table-cell>
          <table:table-cell table:number-columns-repeated="3"/>
          <table:table-cell office:value-type="float" office:value="1.669154" calcext:value-type="float">
            <text:p>1.669154</text:p>
          </table:table-cell>
          <table:table-cell table:number-columns-repeated="3"/>
          <table:table-cell table:formula="of:=SUM([.A2402];-[.E2402])" office:value-type="float" office:value="-0.167676" calcext:value-type="float">
            <text:p>-0.1676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403];-[.E24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53" calcext:value-type="float">
            <text:p>1.36753</text:p>
          </table:table-cell>
          <table:table-cell table:number-columns-repeated="3"/>
          <table:table-cell office:value-type="float" office:value="1.283948" calcext:value-type="float">
            <text:p>1.283948</text:p>
          </table:table-cell>
          <table:table-cell table:number-columns-repeated="3"/>
          <table:table-cell table:formula="of:=SUM([.A2404];-[.E2404])" office:value-type="float" office:value="0.0835819999999998" calcext:value-type="float">
            <text:p>0.0835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405];-[.E24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5411" calcext:value-type="float">
            <text:p>1.095411</text:p>
          </table:table-cell>
          <table:table-cell table:number-columns-repeated="3"/>
          <table:table-cell office:value-type="float" office:value="1.761699" calcext:value-type="float">
            <text:p>1.761699</text:p>
          </table:table-cell>
          <table:table-cell table:number-columns-repeated="3"/>
          <table:table-cell table:formula="of:=SUM([.A2406];-[.E2406])" office:value-type="float" office:value="-0.666288" calcext:value-type="float">
            <text:p>-0.6662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407];-[.E2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044" calcext:value-type="float">
            <text:p>1.656044</text:p>
          </table:table-cell>
          <table:table-cell table:number-columns-repeated="3"/>
          <table:table-cell office:value-type="float" office:value="1.671884" calcext:value-type="float">
            <text:p>1.671884</text:p>
          </table:table-cell>
          <table:table-cell table:number-columns-repeated="3"/>
          <table:table-cell table:formula="of:=SUM([.A2408];-[.E2408])" office:value-type="float" office:value="-0.0158399999999999" calcext:value-type="float">
            <text:p>-0.015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409];-[.E24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4754" calcext:value-type="float">
            <text:p>1.094754</text:p>
          </table:table-cell>
          <table:table-cell table:number-columns-repeated="3"/>
          <table:table-cell office:value-type="float" office:value="1.671079" calcext:value-type="float">
            <text:p>1.671079</text:p>
          </table:table-cell>
          <table:table-cell table:number-columns-repeated="3"/>
          <table:table-cell table:formula="of:=SUM([.A2410];-[.E2410])" office:value-type="float" office:value="-0.576325" calcext:value-type="float">
            <text:p>-0.5763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411];-[.E24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9498" calcext:value-type="float">
            <text:p>1.769498</text:p>
          </table:table-cell>
          <table:table-cell table:number-columns-repeated="3"/>
          <table:table-cell office:value-type="float" office:value="1.606081" calcext:value-type="float">
            <text:p>1.606081</text:p>
          </table:table-cell>
          <table:table-cell table:number-columns-repeated="3"/>
          <table:table-cell table:formula="of:=SUM([.A2412];-[.E2412])" office:value-type="float" office:value="0.163417" calcext:value-type="float">
            <text:p>0.16341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413];-[.E24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65" calcext:value-type="float">
            <text:p>1.1065</text:p>
          </table:table-cell>
          <table:table-cell table:number-columns-repeated="3"/>
          <table:table-cell office:value-type="float" office:value="1.552884" calcext:value-type="float">
            <text:p>1.552884</text:p>
          </table:table-cell>
          <table:table-cell table:number-columns-repeated="3"/>
          <table:table-cell table:formula="of:=SUM([.A2414];-[.E2414])" office:value-type="float" office:value="-0.446384" calcext:value-type="float">
            <text:p>-0.4463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415];-[.E24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6725" calcext:value-type="float">
            <text:p>1.506725</text:p>
          </table:table-cell>
          <table:table-cell table:number-columns-repeated="3"/>
          <table:table-cell office:value-type="float" office:value="2.359522" calcext:value-type="float">
            <text:p>2.359522</text:p>
          </table:table-cell>
          <table:table-cell table:number-columns-repeated="3"/>
          <table:table-cell table:formula="of:=SUM([.A2416];-[.E2416])" office:value-type="float" office:value="-0.852797" calcext:value-type="float">
            <text:p>-0.8527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417];-[.E24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541" calcext:value-type="float">
            <text:p>5.47541</text:p>
          </table:table-cell>
          <table:table-cell table:number-columns-repeated="3"/>
          <table:table-cell office:value-type="float" office:value="4.934426" calcext:value-type="float">
            <text:p>4.934426</text:p>
          </table:table-cell>
          <table:table-cell table:number-columns-repeated="3"/>
          <table:table-cell table:formula="of:=SUM([.A2418];-[.E2418])" office:value-type="float" office:value="0.540984" calcext:value-type="float">
            <text:p>0.5409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419];-[.E24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833" calcext:value-type="float">
            <text:p>1.89833</text:p>
          </table:table-cell>
          <table:table-cell table:number-columns-repeated="3"/>
          <table:table-cell office:value-type="float" office:value="2.547076" calcext:value-type="float">
            <text:p>2.547076</text:p>
          </table:table-cell>
          <table:table-cell table:number-columns-repeated="3"/>
          <table:table-cell table:formula="of:=SUM([.A2420];-[.E2420])" office:value-type="float" office:value="-0.648746" calcext:value-type="float">
            <text:p>-0.64874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421];-[.E24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5461" calcext:value-type="float">
            <text:p>1.305461</text:p>
          </table:table-cell>
          <table:table-cell table:number-columns-repeated="3"/>
          <table:table-cell office:value-type="float" office:value="2.419226" calcext:value-type="float">
            <text:p>2.419226</text:p>
          </table:table-cell>
          <table:table-cell table:number-columns-repeated="3"/>
          <table:table-cell table:formula="of:=SUM([.A2422];-[.E2422])" office:value-type="float" office:value="-1.113765" calcext:value-type="float">
            <text:p>-1.1137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423];-[.E24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7086" calcext:value-type="float">
            <text:p>1.787086</text:p>
          </table:table-cell>
          <table:table-cell table:number-columns-repeated="3"/>
          <table:table-cell office:value-type="float" office:value="2.487583" calcext:value-type="float">
            <text:p>2.487583</text:p>
          </table:table-cell>
          <table:table-cell table:number-columns-repeated="3"/>
          <table:table-cell table:formula="of:=SUM([.A2424];-[.E2424])" office:value-type="float" office:value="-0.700497" calcext:value-type="float">
            <text:p>-0.7004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425];-[.E24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9223" calcext:value-type="float">
            <text:p>1.699223</text:p>
          </table:table-cell>
          <table:table-cell table:number-columns-repeated="3"/>
          <table:table-cell office:value-type="float" office:value="3.002454" calcext:value-type="float">
            <text:p>3.002454</text:p>
          </table:table-cell>
          <table:table-cell table:number-columns-repeated="3"/>
          <table:table-cell table:formula="of:=SUM([.A2426];-[.E2426])" office:value-type="float" office:value="-1.303231" calcext:value-type="float">
            <text:p>-1.30323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427];-[.E24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6648" calcext:value-type="float">
            <text:p>1.346648</text:p>
          </table:table-cell>
          <table:table-cell table:number-columns-repeated="3"/>
          <table:table-cell office:value-type="float" office:value="2.459616" calcext:value-type="float">
            <text:p>2.459616</text:p>
          </table:table-cell>
          <table:table-cell table:number-columns-repeated="3"/>
          <table:table-cell table:formula="of:=SUM([.A2428];-[.E2428])" office:value-type="float" office:value="-1.112968" calcext:value-type="float">
            <text:p>-1.1129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429];-[.E24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459" calcext:value-type="float">
            <text:p>1.896459</text:p>
          </table:table-cell>
          <table:table-cell table:number-columns-repeated="3"/>
          <table:table-cell office:value-type="float" office:value="2.105009" calcext:value-type="float">
            <text:p>2.105009</text:p>
          </table:table-cell>
          <table:table-cell table:number-columns-repeated="3"/>
          <table:table-cell table:formula="of:=SUM([.A2430];-[.E2430])" office:value-type="float" office:value="-0.20855" calcext:value-type="float">
            <text:p>-0.2085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431];-[.E24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3961" calcext:value-type="float">
            <text:p>1.763961</text:p>
          </table:table-cell>
          <table:table-cell table:number-columns-repeated="3"/>
          <table:table-cell office:value-type="float" office:value="2.487085" calcext:value-type="float">
            <text:p>2.487085</text:p>
          </table:table-cell>
          <table:table-cell table:number-columns-repeated="3"/>
          <table:table-cell table:formula="of:=SUM([.A2432];-[.E2432])" office:value-type="float" office:value="-0.723124" calcext:value-type="float">
            <text:p>-0.72312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433];-[.E24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6387" calcext:value-type="float">
            <text:p>1.336387</text:p>
          </table:table-cell>
          <table:table-cell table:number-columns-repeated="3"/>
          <table:table-cell office:value-type="float" office:value="3.389163" calcext:value-type="float">
            <text:p>3.389163</text:p>
          </table:table-cell>
          <table:table-cell table:number-columns-repeated="3"/>
          <table:table-cell table:formula="of:=SUM([.A2434];-[.E2434])" office:value-type="float" office:value="-2.052776" calcext:value-type="float">
            <text:p>-2.0527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435];-[.E24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31" calcext:value-type="float">
            <text:p>1.76531</text:p>
          </table:table-cell>
          <table:table-cell table:number-columns-repeated="3"/>
          <table:table-cell office:value-type="float" office:value="2.615515" calcext:value-type="float">
            <text:p>2.615515</text:p>
          </table:table-cell>
          <table:table-cell table:number-columns-repeated="3"/>
          <table:table-cell table:formula="of:=SUM([.A2436];-[.E2436])" office:value-type="float" office:value="-0.850205" calcext:value-type="float">
            <text:p>-0.8502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437];-[.E24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5716" calcext:value-type="float">
            <text:p>1.575716</text:p>
          </table:table-cell>
          <table:table-cell table:number-columns-repeated="3"/>
          <table:table-cell office:value-type="float" office:value="1.969966" calcext:value-type="float">
            <text:p>1.969966</text:p>
          </table:table-cell>
          <table:table-cell table:number-columns-repeated="3"/>
          <table:table-cell table:formula="of:=SUM([.A2438];-[.E2438])" office:value-type="float" office:value="-0.39425" calcext:value-type="float">
            <text:p>-0.394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439];-[.E2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9668" calcext:value-type="float">
            <text:p>1.229668</text:p>
          </table:table-cell>
          <table:table-cell table:number-columns-repeated="3"/>
          <table:table-cell office:value-type="float" office:value="2.679918" calcext:value-type="float">
            <text:p>2.679918</text:p>
          </table:table-cell>
          <table:table-cell table:number-columns-repeated="3"/>
          <table:table-cell table:formula="of:=SUM([.A2440];-[.E2440])" office:value-type="float" office:value="-1.45025" calcext:value-type="float">
            <text:p>-1.450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441];-[.E24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3262" calcext:value-type="float">
            <text:p>1.903262</text:p>
          </table:table-cell>
          <table:table-cell table:number-columns-repeated="3"/>
          <table:table-cell office:value-type="float" office:value="2.504809" calcext:value-type="float">
            <text:p>2.504809</text:p>
          </table:table-cell>
          <table:table-cell table:number-columns-repeated="3"/>
          <table:table-cell table:formula="of:=SUM([.A2442];-[.E2442])" office:value-type="float" office:value="-0.601547" calcext:value-type="float">
            <text:p>-0.6015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443];-[.E24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371" calcext:value-type="float">
            <text:p>1.560371</text:p>
          </table:table-cell>
          <table:table-cell table:number-columns-repeated="3"/>
          <table:table-cell office:value-type="float" office:value="2.729604" calcext:value-type="float">
            <text:p>2.729604</text:p>
          </table:table-cell>
          <table:table-cell table:number-columns-repeated="3"/>
          <table:table-cell table:formula="of:=SUM([.A2444];-[.E2444])" office:value-type="float" office:value="-1.169233" calcext:value-type="float">
            <text:p>-1.1692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445];-[.E24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8235" calcext:value-type="float">
            <text:p>1.838235</text:p>
          </table:table-cell>
          <table:table-cell table:number-columns-repeated="3"/>
          <table:table-cell office:value-type="float" office:value="2.50694" calcext:value-type="float">
            <text:p>2.50694</text:p>
          </table:table-cell>
          <table:table-cell table:number-columns-repeated="3"/>
          <table:table-cell table:formula="of:=SUM([.A2446];-[.E2446])" office:value-type="float" office:value="-0.668705" calcext:value-type="float">
            <text:p>-0.6687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447];-[.E24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256" calcext:value-type="float">
            <text:p>1.800256</text:p>
          </table:table-cell>
          <table:table-cell table:number-columns-repeated="3"/>
          <table:table-cell office:value-type="float" office:value="2.272511" calcext:value-type="float">
            <text:p>2.272511</text:p>
          </table:table-cell>
          <table:table-cell table:number-columns-repeated="3"/>
          <table:table-cell table:formula="of:=SUM([.A2448];-[.E2448])" office:value-type="float" office:value="-0.472255" calcext:value-type="float">
            <text:p>-0.47225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449];-[.E24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8108" calcext:value-type="float">
            <text:p>1.308108</text:p>
          </table:table-cell>
          <table:table-cell table:number-columns-repeated="3"/>
          <table:table-cell office:value-type="float" office:value="1.036581" calcext:value-type="float">
            <text:p>1.036581</text:p>
          </table:table-cell>
          <table:table-cell table:number-columns-repeated="3"/>
          <table:table-cell table:formula="of:=SUM([.A2450];-[.E2450])" office:value-type="float" office:value="0.271527" calcext:value-type="float">
            <text:p>0.2715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451];-[.E24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672" calcext:value-type="float">
            <text:p>0.819672</text:p>
          </table:table-cell>
          <table:table-cell table:number-columns-repeated="3"/>
          <table:table-cell office:value-type="float" office:value="1.229508" calcext:value-type="float">
            <text:p>1.229508</text:p>
          </table:table-cell>
          <table:table-cell table:number-columns-repeated="3"/>
          <table:table-cell table:formula="of:=SUM([.A2452];-[.E2452])" office:value-type="float" office:value="-0.409836" calcext:value-type="float">
            <text:p>-0.4098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453];-[.E24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777" calcext:value-type="float">
            <text:p>0.984777</text:p>
          </table:table-cell>
          <table:table-cell table:number-columns-repeated="3"/>
          <table:table-cell office:value-type="float" office:value="1.046905" calcext:value-type="float">
            <text:p>1.046905</text:p>
          </table:table-cell>
          <table:table-cell table:number-columns-repeated="3"/>
          <table:table-cell table:formula="of:=SUM([.A2454];-[.E2454])" office:value-type="float" office:value="-0.0621280000000001" calcext:value-type="float">
            <text:p>-0.0621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455];-[.E24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063" calcext:value-type="float">
            <text:p>0.955063</text:p>
          </table:table-cell>
          <table:table-cell table:number-columns-repeated="3"/>
          <table:table-cell office:value-type="float" office:value="1.047402" calcext:value-type="float">
            <text:p>1.047402</text:p>
          </table:table-cell>
          <table:table-cell table:number-columns-repeated="3"/>
          <table:table-cell table:formula="of:=SUM([.A2456];-[.E2456])" office:value-type="float" office:value="-0.092339" calcext:value-type="float">
            <text:p>-0.0923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457];-[.E24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1325" calcext:value-type="float">
            <text:p>1.151325</text:p>
          </table:table-cell>
          <table:table-cell table:number-columns-repeated="3"/>
          <table:table-cell office:value-type="float" office:value="1.043874" calcext:value-type="float">
            <text:p>1.043874</text:p>
          </table:table-cell>
          <table:table-cell table:number-columns-repeated="3"/>
          <table:table-cell table:formula="of:=SUM([.A2458];-[.E2458])" office:value-type="float" office:value="0.107451" calcext:value-type="float">
            <text:p>0.1074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459];-[.E24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09" calcext:value-type="float">
            <text:p>1.1209</text:p>
          </table:table-cell>
          <table:table-cell table:number-columns-repeated="3"/>
          <table:table-cell office:value-type="float" office:value="1.041063" calcext:value-type="float">
            <text:p>1.041063</text:p>
          </table:table-cell>
          <table:table-cell table:number-columns-repeated="3"/>
          <table:table-cell table:formula="of:=SUM([.A2460];-[.E2460])" office:value-type="float" office:value="0.0798369999999999" calcext:value-type="float">
            <text:p>0.0798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461];-[.E24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297" calcext:value-type="float">
            <text:p>0.958297</text:p>
          </table:table-cell>
          <table:table-cell table:number-columns-repeated="3"/>
          <table:table-cell office:value-type="float" office:value="1.045047" calcext:value-type="float">
            <text:p>1.045047</text:p>
          </table:table-cell>
          <table:table-cell table:number-columns-repeated="3"/>
          <table:table-cell table:formula="of:=SUM([.A2462];-[.E2462])" office:value-type="float" office:value="-0.0867500000000001" calcext:value-type="float">
            <text:p>-0.086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463];-[.E24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243" calcext:value-type="float">
            <text:p>1.008243</text:p>
          </table:table-cell>
          <table:table-cell table:number-columns-repeated="3"/>
          <table:table-cell office:value-type="float" office:value="1.022674" calcext:value-type="float">
            <text:p>1.022674</text:p>
          </table:table-cell>
          <table:table-cell table:number-columns-repeated="3"/>
          <table:table-cell table:formula="of:=SUM([.A2464];-[.E2464])" office:value-type="float" office:value="-0.0144310000000001" calcext:value-type="float">
            <text:p>-0.01443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465];-[.E24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319" calcext:value-type="float">
            <text:p>0.957319</text:p>
          </table:table-cell>
          <table:table-cell table:number-columns-repeated="3"/>
          <table:table-cell office:value-type="float" office:value="1.049938" calcext:value-type="float">
            <text:p>1.049938</text:p>
          </table:table-cell>
          <table:table-cell table:number-columns-repeated="3"/>
          <table:table-cell table:formula="of:=SUM([.A2466];-[.E2466])" office:value-type="float" office:value="-0.0926190000000001" calcext:value-type="float">
            <text:p>-0.09261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467];-[.E2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778" calcext:value-type="float">
            <text:p>0.924778</text:p>
          </table:table-cell>
          <table:table-cell table:number-columns-repeated="3"/>
          <table:table-cell office:value-type="float" office:value="1.078723" calcext:value-type="float">
            <text:p>1.078723</text:p>
          </table:table-cell>
          <table:table-cell table:number-columns-repeated="3"/>
          <table:table-cell table:formula="of:=SUM([.A2468];-[.E2468])" office:value-type="float" office:value="-0.153945" calcext:value-type="float">
            <text:p>-0.1539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469];-[.E24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727" calcext:value-type="float">
            <text:p>0.979727</text:p>
          </table:table-cell>
          <table:table-cell table:number-columns-repeated="3"/>
          <table:table-cell office:value-type="float" office:value="1.049416" calcext:value-type="float">
            <text:p>1.049416</text:p>
          </table:table-cell>
          <table:table-cell table:number-columns-repeated="3"/>
          <table:table-cell table:formula="of:=SUM([.A2470];-[.E2470])" office:value-type="float" office:value="-0.069689" calcext:value-type="float">
            <text:p>-0.0696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471];-[.E24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525" calcext:value-type="float">
            <text:p>1.26525</text:p>
          </table:table-cell>
          <table:table-cell table:number-columns-repeated="3"/>
          <table:table-cell office:value-type="float" office:value="1.016354" calcext:value-type="float">
            <text:p>1.016354</text:p>
          </table:table-cell>
          <table:table-cell table:number-columns-repeated="3"/>
          <table:table-cell table:formula="of:=SUM([.A2472];-[.E2472])" office:value-type="float" office:value="0.248896" calcext:value-type="float">
            <text:p>0.2488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473];-[.E24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9514" calcext:value-type="float">
            <text:p>1.069514</text:p>
          </table:table-cell>
          <table:table-cell table:number-columns-repeated="3"/>
          <table:table-cell office:value-type="float" office:value="1.055657" calcext:value-type="float">
            <text:p>1.055657</text:p>
          </table:table-cell>
          <table:table-cell table:number-columns-repeated="3"/>
          <table:table-cell table:formula="of:=SUM([.A2474];-[.E2474])" office:value-type="float" office:value="0.013857" calcext:value-type="float">
            <text:p>0.0138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475];-[.E24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32" calcext:value-type="float">
            <text:p>0.96832</text:p>
          </table:table-cell>
          <table:table-cell table:number-columns-repeated="3"/>
          <table:table-cell office:value-type="float" office:value="1.049029" calcext:value-type="float">
            <text:p>1.049029</text:p>
          </table:table-cell>
          <table:table-cell table:number-columns-repeated="3"/>
          <table:table-cell table:formula="of:=SUM([.A2476];-[.E2476])" office:value-type="float" office:value="-0.0807089999999999" calcext:value-type="float">
            <text:p>-0.0807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477];-[.E24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254" calcext:value-type="float">
            <text:p>0.967254</text:p>
          </table:table-cell>
          <table:table-cell table:number-columns-repeated="3"/>
          <table:table-cell office:value-type="float" office:value="1.05936" calcext:value-type="float">
            <text:p>1.05936</text:p>
          </table:table-cell>
          <table:table-cell table:number-columns-repeated="3"/>
          <table:table-cell table:formula="of:=SUM([.A2478];-[.E2478])" office:value-type="float" office:value="-0.0921060000000001" calcext:value-type="float">
            <text:p>-0.0921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2479];-[.E24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876" calcext:value-type="float">
            <text:p>0.975876</text:p>
          </table:table-cell>
          <table:table-cell table:number-columns-repeated="3"/>
          <table:table-cell office:value-type="float" office:value="1.042135" calcext:value-type="float">
            <text:p>1.042135</text:p>
          </table:table-cell>
          <table:table-cell table:number-columns-repeated="3"/>
          <table:table-cell table:formula="of:=SUM([.A2480];-[.E2480])" office:value-type="float" office:value="-0.0662590000000001" calcext:value-type="float">
            <text:p>-0.0662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2481];-[.E24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495" calcext:value-type="float">
            <text:p>0.974495</text:p>
          </table:table-cell>
          <table:table-cell table:number-columns-repeated="3"/>
          <table:table-cell office:value-type="float" office:value="1.037024" calcext:value-type="float">
            <text:p>1.037024</text:p>
          </table:table-cell>
          <table:table-cell table:number-columns-repeated="3"/>
          <table:table-cell table:formula="of:=SUM([.A2482];-[.E2482])" office:value-type="float" office:value="-0.0625289999999999" calcext:value-type="float">
            <text:p>-0.0625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2483];-[.E24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508" calcext:value-type="float">
            <text:p>1.512508</text:p>
          </table:table-cell>
          <table:table-cell table:number-columns-repeated="3"/>
          <table:table-cell office:value-type="float" office:value="1.116908" calcext:value-type="float">
            <text:p>1.116908</text:p>
          </table:table-cell>
          <table:table-cell table:number-columns-repeated="3"/>
          <table:table-cell table:formula="of:=SUM([.A2484];-[.E2484])" office:value-type="float" office:value="0.3956" calcext:value-type="float">
            <text:p>0.39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2485];-[.E2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672" calcext:value-type="float">
            <text:p>0.819672</text:p>
          </table:table-cell>
          <table:table-cell table:number-columns-repeated="3"/>
          <table:table-cell office:value-type="float" office:value="1.688525" calcext:value-type="float">
            <text:p>1.688525</text:p>
          </table:table-cell>
          <table:table-cell table:number-columns-repeated="3"/>
          <table:table-cell table:formula="of:=SUM([.A2486];-[.E2486])" office:value-type="float" office:value="-0.868853" calcext:value-type="float">
            <text:p>-0.86885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2487];-[.E24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26" calcext:value-type="float">
            <text:p>0.997726</text:p>
          </table:table-cell>
          <table:table-cell table:number-columns-repeated="3"/>
          <table:table-cell office:value-type="float" office:value="1.169991" calcext:value-type="float">
            <text:p>1.169991</text:p>
          </table:table-cell>
          <table:table-cell table:number-columns-repeated="3"/>
          <table:table-cell table:formula="of:=SUM([.A2488];-[.E2488])" office:value-type="float" office:value="-0.172265" calcext:value-type="float">
            <text:p>-0.1722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2489];-[.E24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1524" calcext:value-type="float">
            <text:p>1.041524</text:p>
          </table:table-cell>
          <table:table-cell table:number-columns-repeated="3"/>
          <table:table-cell office:value-type="float" office:value="1.145051" calcext:value-type="float">
            <text:p>1.145051</text:p>
          </table:table-cell>
          <table:table-cell table:number-columns-repeated="3"/>
          <table:table-cell table:formula="of:=SUM([.A2490];-[.E2490])" office:value-type="float" office:value="-0.103527" calcext:value-type="float">
            <text:p>-0.1035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2491];-[.E24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2384" calcext:value-type="float">
            <text:p>1.242384</text:p>
          </table:table-cell>
          <table:table-cell table:number-columns-repeated="3"/>
          <table:table-cell office:value-type="float" office:value="1.140066" calcext:value-type="float">
            <text:p>1.140066</text:p>
          </table:table-cell>
          <table:table-cell table:number-columns-repeated="3"/>
          <table:table-cell table:formula="of:=SUM([.A2492];-[.E2492])" office:value-type="float" office:value="0.102318" calcext:value-type="float">
            <text:p>0.10231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2493];-[.E24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6646" calcext:value-type="float">
            <text:p>1.236646</text:p>
          </table:table-cell>
          <table:table-cell table:number-columns-repeated="3"/>
          <table:table-cell office:value-type="float" office:value="1.131534" calcext:value-type="float">
            <text:p>1.131534</text:p>
          </table:table-cell>
          <table:table-cell table:number-columns-repeated="3"/>
          <table:table-cell table:formula="of:=SUM([.A2494];-[.E2494])" office:value-type="float" office:value="0.105112" calcext:value-type="float">
            <text:p>0.1051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2495];-[.E24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4957" calcext:value-type="float">
            <text:p>1.014957</text:p>
          </table:table-cell>
          <table:table-cell table:number-columns-repeated="3"/>
          <table:table-cell office:value-type="float" office:value="1.140947" calcext:value-type="float">
            <text:p>1.140947</text:p>
          </table:table-cell>
          <table:table-cell table:number-columns-repeated="3"/>
          <table:table-cell table:formula="of:=SUM([.A2496];-[.E2496])" office:value-type="float" office:value="-0.12599" calcext:value-type="float">
            <text:p>-0.125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2497];-[.E24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9552" calcext:value-type="float">
            <text:p>1.049552</text:p>
          </table:table-cell>
          <table:table-cell table:number-columns-repeated="3"/>
          <table:table-cell office:value-type="float" office:value="1.109164" calcext:value-type="float">
            <text:p>1.109164</text:p>
          </table:table-cell>
          <table:table-cell table:number-columns-repeated="3"/>
          <table:table-cell table:formula="of:=SUM([.A2498];-[.E2498])" office:value-type="float" office:value="-0.059612" calcext:value-type="float">
            <text:p>-0.0596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2499];-[.E24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438" calcext:value-type="float">
            <text:p>0.988438</text:p>
          </table:table-cell>
          <table:table-cell table:number-columns-repeated="3"/>
          <table:table-cell office:value-type="float" office:value="1.157934" calcext:value-type="float">
            <text:p>1.157934</text:p>
          </table:table-cell>
          <table:table-cell table:number-columns-repeated="3"/>
          <table:table-cell table:formula="of:=SUM([.A2500];-[.E2500])" office:value-type="float" office:value="-0.169496" calcext:value-type="float">
            <text:p>-0.1694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2501];-[.E25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63" calcext:value-type="float">
            <text:p>0.96463</text:p>
          </table:table-cell>
          <table:table-cell table:number-columns-repeated="3"/>
          <table:table-cell office:value-type="float" office:value="1.238033" calcext:value-type="float">
            <text:p>1.238033</text:p>
          </table:table-cell>
          <table:table-cell table:number-columns-repeated="3"/>
          <table:table-cell table:formula="of:=SUM([.A2502];-[.E2502])" office:value-type="float" office:value="-0.273403" calcext:value-type="float">
            <text:p>-0.2734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2503];-[.E25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4715" calcext:value-type="float">
            <text:p>1.174715</text:p>
          </table:table-cell>
          <table:table-cell table:number-columns-repeated="3"/>
          <table:table-cell office:value-type="float" office:value="1.155005" calcext:value-type="float">
            <text:p>1.155005</text:p>
          </table:table-cell>
          <table:table-cell table:number-columns-repeated="3"/>
          <table:table-cell table:formula="of:=SUM([.A2504];-[.E2504])" office:value-type="float" office:value="0.0197099999999999" calcext:value-type="float">
            <text:p>0.0197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2505];-[.E25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4452" calcext:value-type="float">
            <text:p>1.184452</text:p>
          </table:table-cell>
          <table:table-cell table:number-columns-repeated="3"/>
          <table:table-cell office:value-type="float" office:value="1.088344" calcext:value-type="float">
            <text:p>1.088344</text:p>
          </table:table-cell>
          <table:table-cell table:number-columns-repeated="3"/>
          <table:table-cell table:formula="of:=SUM([.A2506];-[.E2506])" office:value-type="float" office:value="0.0961080000000001" calcext:value-type="float">
            <text:p>0.0961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2507];-[.E25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5865" calcext:value-type="float">
            <text:p>1.095865</text:p>
          </table:table-cell>
          <table:table-cell table:number-columns-repeated="3"/>
          <table:table-cell office:value-type="float" office:value="1.175148" calcext:value-type="float">
            <text:p>1.175148</text:p>
          </table:table-cell>
          <table:table-cell table:number-columns-repeated="3"/>
          <table:table-cell table:formula="of:=SUM([.A2508];-[.E2508])" office:value-type="float" office:value="-0.079283" calcext:value-type="float">
            <text:p>-0.0792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2509];-[.E25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028" calcext:value-type="float">
            <text:p>0.983028</text:p>
          </table:table-cell>
          <table:table-cell table:number-columns-repeated="3"/>
          <table:table-cell office:value-type="float" office:value="1.16519" calcext:value-type="float">
            <text:p>1.16519</text:p>
          </table:table-cell>
          <table:table-cell table:number-columns-repeated="3"/>
          <table:table-cell table:formula="of:=SUM([.A2510];-[.E2510])" office:value-type="float" office:value="-0.182162" calcext:value-type="float">
            <text:p>-0.18216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2511];-[.E25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107" calcext:value-type="float">
            <text:p>0.990107</text:p>
          </table:table-cell>
          <table:table-cell table:number-columns-repeated="3"/>
          <table:table-cell office:value-type="float" office:value="1.201073" calcext:value-type="float">
            <text:p>1.201073</text:p>
          </table:table-cell>
          <table:table-cell table:number-columns-repeated="3"/>
          <table:table-cell table:formula="of:=SUM([.A2512];-[.E2512])" office:value-type="float" office:value="-0.210966" calcext:value-type="float">
            <text:p>-0.2109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513];-[.E25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4534" calcext:value-type="float">
            <text:p>1.284534</text:p>
          </table:table-cell>
          <table:table-cell table:number-columns-repeated="3"/>
          <table:table-cell office:value-type="float" office:value="1.191342" calcext:value-type="float">
            <text:p>1.191342</text:p>
          </table:table-cell>
          <table:table-cell table:number-columns-repeated="3"/>
          <table:table-cell table:formula="of:=SUM([.A2514];-[.E2514])" office:value-type="float" office:value="0.0931920000000002" calcext:value-type="float">
            <text:p>0.0931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515];-[.E25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501" calcext:value-type="float">
            <text:p>0.975501</text:p>
          </table:table-cell>
          <table:table-cell table:number-columns-repeated="3"/>
          <table:table-cell office:value-type="float" office:value="1.12588" calcext:value-type="float">
            <text:p>1.12588</text:p>
          </table:table-cell>
          <table:table-cell table:number-columns-repeated="3"/>
          <table:table-cell table:formula="of:=SUM([.A2516];-[.E2516])" office:value-type="float" office:value="-0.150379" calcext:value-type="float">
            <text:p>-0.1503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517];-[.E2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939" calcext:value-type="float">
            <text:p>1.366939</text:p>
          </table:table-cell>
          <table:table-cell table:number-columns-repeated="3"/>
          <table:table-cell office:value-type="float" office:value="1.285984" calcext:value-type="float">
            <text:p>1.285984</text:p>
          </table:table-cell>
          <table:table-cell table:number-columns-repeated="3"/>
          <table:table-cell table:formula="of:=SUM([.A2518];-[.E2518])" office:value-type="float" office:value="0.0809549999999999" calcext:value-type="float">
            <text:p>0.08095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519];-[.E25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6393" calcext:value-type="float">
            <text:p>3.016393</text:p>
          </table:table-cell>
          <table:table-cell table:number-columns-repeated="3"/>
          <table:table-cell office:value-type="float" office:value="2.606557" calcext:value-type="float">
            <text:p>2.606557</text:p>
          </table:table-cell>
          <table:table-cell table:number-columns-repeated="3"/>
          <table:table-cell table:formula="of:=SUM([.A2520];-[.E2520])" office:value-type="float" office:value="0.409836" calcext:value-type="float">
            <text:p>0.4098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521];-[.E25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5832" calcext:value-type="float">
            <text:p>1.335832</text:p>
          </table:table-cell>
          <table:table-cell table:number-columns-repeated="3"/>
          <table:table-cell office:value-type="float" office:value="1.475697" calcext:value-type="float">
            <text:p>1.475697</text:p>
          </table:table-cell>
          <table:table-cell table:number-columns-repeated="3"/>
          <table:table-cell table:formula="of:=SUM([.A2522];-[.E2522])" office:value-type="float" office:value="-0.139865" calcext:value-type="float">
            <text:p>-0.1398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523];-[.E2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2571" calcext:value-type="float">
            <text:p>1.062571</text:p>
          </table:table-cell>
          <table:table-cell table:number-columns-repeated="3"/>
          <table:table-cell office:value-type="float" office:value="1.364998" calcext:value-type="float">
            <text:p>1.364998</text:p>
          </table:table-cell>
          <table:table-cell table:number-columns-repeated="3"/>
          <table:table-cell table:formula="of:=SUM([.A2524];-[.E2524])" office:value-type="float" office:value="-0.302427" calcext:value-type="float">
            <text:p>-0.3024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525];-[.E2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252" calcext:value-type="float">
            <text:p>1.487252</text:p>
          </table:table-cell>
          <table:table-cell table:number-columns-repeated="3"/>
          <table:table-cell office:value-type="float" office:value="1.447351" calcext:value-type="float">
            <text:p>1.447351</text:p>
          </table:table-cell>
          <table:table-cell table:number-columns-repeated="3"/>
          <table:table-cell table:formula="of:=SUM([.A2526];-[.E2526])" office:value-type="float" office:value="0.039901" calcext:value-type="float">
            <text:p>0.0399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527];-[.E2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274" calcext:value-type="float">
            <text:p>1.42274</text:p>
          </table:table-cell>
          <table:table-cell table:number-columns-repeated="3"/>
          <table:table-cell office:value-type="float" office:value="1.681391" calcext:value-type="float">
            <text:p>1.681391</text:p>
          </table:table-cell>
          <table:table-cell table:number-columns-repeated="3"/>
          <table:table-cell table:formula="of:=SUM([.A2528];-[.E2528])" office:value-type="float" office:value="-0.258651" calcext:value-type="float">
            <text:p>-0.2586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529];-[.E2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7304" calcext:value-type="float">
            <text:p>1.037304</text:p>
          </table:table-cell>
          <table:table-cell table:number-columns-repeated="3"/>
          <table:table-cell office:value-type="float" office:value="1.332571" calcext:value-type="float">
            <text:p>1.332571</text:p>
          </table:table-cell>
          <table:table-cell table:number-columns-repeated="3"/>
          <table:table-cell table:formula="of:=SUM([.A2530];-[.E2530])" office:value-type="float" office:value="-0.295267" calcext:value-type="float">
            <text:p>-0.29526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531];-[.E2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1779" calcext:value-type="float">
            <text:p>1.231779</text:p>
          </table:table-cell>
          <table:table-cell table:number-columns-repeated="3"/>
          <table:table-cell office:value-type="float" office:value="1.391839" calcext:value-type="float">
            <text:p>1.391839</text:p>
          </table:table-cell>
          <table:table-cell table:number-columns-repeated="3"/>
          <table:table-cell table:formula="of:=SUM([.A2532];-[.E2532])" office:value-type="float" office:value="-0.16006" calcext:value-type="float">
            <text:p>-0.160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533];-[.E25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0098" calcext:value-type="float">
            <text:p>1.040098</text:p>
          </table:table-cell>
          <table:table-cell table:number-columns-repeated="3"/>
          <table:table-cell office:value-type="float" office:value="1.393481" calcext:value-type="float">
            <text:p>1.393481</text:p>
          </table:table-cell>
          <table:table-cell table:number-columns-repeated="3"/>
          <table:table-cell table:formula="of:=SUM([.A2534];-[.E2534])" office:value-type="float" office:value="-0.353383" calcext:value-type="float">
            <text:p>-0.3533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535];-[.E25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1212" calcext:value-type="float">
            <text:p>1.191212</text:p>
          </table:table-cell>
          <table:table-cell table:number-columns-repeated="3"/>
          <table:table-cell office:value-type="float" office:value="1.570755" calcext:value-type="float">
            <text:p>1.570755</text:p>
          </table:table-cell>
          <table:table-cell table:number-columns-repeated="3"/>
          <table:table-cell table:formula="of:=SUM([.A2536];-[.E2536])" office:value-type="float" office:value="-0.379543" calcext:value-type="float">
            <text:p>-0.3795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537];-[.E25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315" calcext:value-type="float">
            <text:p>1.522315</text:p>
          </table:table-cell>
          <table:table-cell table:number-columns-repeated="3"/>
          <table:table-cell office:value-type="float" office:value="1.382374" calcext:value-type="float">
            <text:p>1.382374</text:p>
          </table:table-cell>
          <table:table-cell table:number-columns-repeated="3"/>
          <table:table-cell table:formula="of:=SUM([.A2538];-[.E2538])" office:value-type="float" office:value="0.139941" calcext:value-type="float">
            <text:p>0.13994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539];-[.E2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0332" calcext:value-type="float">
            <text:p>1.370332</text:p>
          </table:table-cell>
          <table:table-cell table:number-columns-repeated="3"/>
          <table:table-cell office:value-type="float" office:value="1.239465" calcext:value-type="float">
            <text:p>1.239465</text:p>
          </table:table-cell>
          <table:table-cell table:number-columns-repeated="3"/>
          <table:table-cell table:formula="of:=SUM([.A2540];-[.E2540])" office:value-type="float" office:value="0.130867" calcext:value-type="float">
            <text:p>0.13086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541];-[.E2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5616" calcext:value-type="float">
            <text:p>1.145616</text:p>
          </table:table-cell>
          <table:table-cell table:number-columns-repeated="3"/>
          <table:table-cell office:value-type="float" office:value="1.42299" calcext:value-type="float">
            <text:p>1.42299</text:p>
          </table:table-cell>
          <table:table-cell table:number-columns-repeated="3"/>
          <table:table-cell table:formula="of:=SUM([.A2542];-[.E2542])" office:value-type="float" office:value="-0.277374" calcext:value-type="float">
            <text:p>-0.2773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543];-[.E25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0375" calcext:value-type="float">
            <text:p>1.670375</text:p>
          </table:table-cell>
          <table:table-cell table:number-columns-repeated="3"/>
          <table:table-cell office:value-type="float" office:value="1.396002" calcext:value-type="float">
            <text:p>1.396002</text:p>
          </table:table-cell>
          <table:table-cell table:number-columns-repeated="3"/>
          <table:table-cell table:formula="of:=SUM([.A2544];-[.E2544])" office:value-type="float" office:value="0.274373" calcext:value-type="float">
            <text:p>0.2743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545];-[.E25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6032" calcext:value-type="float">
            <text:p>1.146032</text:p>
          </table:table-cell>
          <table:table-cell table:number-columns-repeated="3"/>
          <table:table-cell office:value-type="float" office:value="1.521842" calcext:value-type="float">
            <text:p>1.521842</text:p>
          </table:table-cell>
          <table:table-cell table:number-columns-repeated="3"/>
          <table:table-cell table:formula="of:=SUM([.A2546];-[.E2546])" office:value-type="float" office:value="-0.37581" calcext:value-type="float">
            <text:p>-0.3758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547];-[.E25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7422" calcext:value-type="float">
            <text:p>1.797422</text:p>
          </table:table-cell>
          <table:table-cell table:number-columns-repeated="3"/>
          <table:table-cell office:value-type="float" office:value="1.476537" calcext:value-type="float">
            <text:p>1.476537</text:p>
          </table:table-cell>
          <table:table-cell table:number-columns-repeated="3"/>
          <table:table-cell table:formula="of:=SUM([.A2548];-[.E2548])" office:value-type="float" office:value="0.320885" calcext:value-type="float">
            <text:p>0.3208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549];-[.E25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716" calcext:value-type="float">
            <text:p>1.12716</text:p>
          </table:table-cell>
          <table:table-cell table:number-columns-repeated="3"/>
          <table:table-cell office:value-type="float" office:value="1.498492" calcext:value-type="float">
            <text:p>1.498492</text:p>
          </table:table-cell>
          <table:table-cell table:number-columns-repeated="3"/>
          <table:table-cell table:formula="of:=SUM([.A2550];-[.E2550])" office:value-type="float" office:value="-0.371332" calcext:value-type="float">
            <text:p>-0.3713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551];-[.E25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4437" calcext:value-type="float">
            <text:p>1.544437</text:p>
          </table:table-cell>
          <table:table-cell table:number-columns-repeated="3"/>
          <table:table-cell office:value-type="float" office:value="1.767442" calcext:value-type="float">
            <text:p>1.767442</text:p>
          </table:table-cell>
          <table:table-cell table:number-columns-repeated="3"/>
          <table:table-cell table:formula="of:=SUM([.A2552];-[.E2552])" office:value-type="float" office:value="-0.223005" calcext:value-type="float">
            <text:p>-0.2230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553];-[.E25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8197" calcext:value-type="float">
            <text:p>5.508197</text:p>
          </table:table-cell>
          <table:table-cell table:number-columns-repeated="3"/>
          <table:table-cell office:value-type="float" office:value="4.688525" calcext:value-type="float">
            <text:p>4.688525</text:p>
          </table:table-cell>
          <table:table-cell table:number-columns-repeated="3"/>
          <table:table-cell table:formula="of:=SUM([.A2554];-[.E2554])" office:value-type="float" office:value="0.819672" calcext:value-type="float">
            <text:p>0.8196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555];-[.E25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5991" calcext:value-type="float">
            <text:p>1.985991</text:p>
          </table:table-cell>
          <table:table-cell table:number-columns-repeated="3"/>
          <table:table-cell office:value-type="float" office:value="2.397883" calcext:value-type="float">
            <text:p>2.397883</text:p>
          </table:table-cell>
          <table:table-cell table:number-columns-repeated="3"/>
          <table:table-cell table:formula="of:=SUM([.A2556];-[.E2556])" office:value-type="float" office:value="-0.411892" calcext:value-type="float">
            <text:p>-0.4118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557];-[.E25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689" calcext:value-type="float">
            <text:p>1.359689</text:p>
          </table:table-cell>
          <table:table-cell table:number-columns-repeated="3"/>
          <table:table-cell office:value-type="float" office:value="1.81058" calcext:value-type="float">
            <text:p>1.81058</text:p>
          </table:table-cell>
          <table:table-cell table:number-columns-repeated="3"/>
          <table:table-cell table:formula="of:=SUM([.A2558];-[.E2558])" office:value-type="float" office:value="-0.450891" calcext:value-type="float">
            <text:p>-0.45089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559];-[.E25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205" calcext:value-type="float">
            <text:p>1.819205</text:p>
          </table:table-cell>
          <table:table-cell table:number-columns-repeated="3"/>
          <table:table-cell office:value-type="float" office:value="2.085265" calcext:value-type="float">
            <text:p>2.085265</text:p>
          </table:table-cell>
          <table:table-cell table:number-columns-repeated="3"/>
          <table:table-cell table:formula="of:=SUM([.A2560];-[.E2560])" office:value-type="float" office:value="-0.26606" calcext:value-type="float">
            <text:p>-0.266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561];-[.E25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9857" calcext:value-type="float">
            <text:p>1.669857</text:p>
          </table:table-cell>
          <table:table-cell table:number-columns-repeated="3"/>
          <table:table-cell office:value-type="float" office:value="2.997546" calcext:value-type="float">
            <text:p>2.997546</text:p>
          </table:table-cell>
          <table:table-cell table:number-columns-repeated="3"/>
          <table:table-cell table:formula="of:=SUM([.A2562];-[.E2562])" office:value-type="float" office:value="-1.327689" calcext:value-type="float">
            <text:p>-1.3276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563];-[.E25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0815" calcext:value-type="float">
            <text:p>1.390815</text:p>
          </table:table-cell>
          <table:table-cell table:number-columns-repeated="3"/>
          <table:table-cell office:value-type="float" office:value="1.907971" calcext:value-type="float">
            <text:p>1.907971</text:p>
          </table:table-cell>
          <table:table-cell table:number-columns-repeated="3"/>
          <table:table-cell table:formula="of:=SUM([.A2564];-[.E2564])" office:value-type="float" office:value="-0.517156" calcext:value-type="float">
            <text:p>-0.5171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565];-[.E25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585" calcext:value-type="float">
            <text:p>1.89585</text:p>
          </table:table-cell>
          <table:table-cell table:number-columns-repeated="3"/>
          <table:table-cell office:value-type="float" office:value="2.28198" calcext:value-type="float">
            <text:p>2.28198</text:p>
          </table:table-cell>
          <table:table-cell table:number-columns-repeated="3"/>
          <table:table-cell table:formula="of:=SUM([.A2566];-[.E2566])" office:value-type="float" office:value="-0.38613" calcext:value-type="float">
            <text:p>-0.386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567];-[.E25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4" calcext:value-type="float">
            <text:p>1.7754</text:p>
          </table:table-cell>
          <table:table-cell table:number-columns-repeated="3"/>
          <table:table-cell office:value-type="float" office:value="2.01476" calcext:value-type="float">
            <text:p>2.01476</text:p>
          </table:table-cell>
          <table:table-cell table:number-columns-repeated="3"/>
          <table:table-cell table:formula="of:=SUM([.A2568];-[.E2568])" office:value-type="float" office:value="-0.23936" calcext:value-type="float">
            <text:p>-0.239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569];-[.E25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857" calcext:value-type="float">
            <text:p>1.362857</text:p>
          </table:table-cell>
          <table:table-cell table:number-columns-repeated="3"/>
          <table:table-cell office:value-type="float" office:value="2.312862" calcext:value-type="float">
            <text:p>2.312862</text:p>
          </table:table-cell>
          <table:table-cell table:number-columns-repeated="3"/>
          <table:table-cell table:formula="of:=SUM([.A2570];-[.E2570])" office:value-type="float" office:value="-0.950005" calcext:value-type="float">
            <text:p>-0.9500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571];-[.E25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3182" calcext:value-type="float">
            <text:p>1.803182</text:p>
          </table:table-cell>
          <table:table-cell table:number-columns-repeated="3"/>
          <table:table-cell office:value-type="float" office:value="2.087569" calcext:value-type="float">
            <text:p>2.087569</text:p>
          </table:table-cell>
          <table:table-cell table:number-columns-repeated="3"/>
          <table:table-cell table:formula="of:=SUM([.A2572];-[.E2572])" office:value-type="float" office:value="-0.284387" calcext:value-type="float">
            <text:p>-0.2843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573];-[.E25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2056" calcext:value-type="float">
            <text:p>1.552056</text:p>
          </table:table-cell>
          <table:table-cell table:number-columns-repeated="3"/>
          <table:table-cell office:value-type="float" office:value="2.083143" calcext:value-type="float">
            <text:p>2.083143</text:p>
          </table:table-cell>
          <table:table-cell table:number-columns-repeated="3"/>
          <table:table-cell table:formula="of:=SUM([.A2574];-[.E2574])" office:value-type="float" office:value="-0.531087" calcext:value-type="float">
            <text:p>-0.5310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575];-[.E25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9414" calcext:value-type="float">
            <text:p>1.289414</text:p>
          </table:table-cell>
          <table:table-cell table:number-columns-repeated="3"/>
          <table:table-cell office:value-type="float" office:value="1.950704" calcext:value-type="float">
            <text:p>1.950704</text:p>
          </table:table-cell>
          <table:table-cell table:number-columns-repeated="3"/>
          <table:table-cell table:formula="of:=SUM([.A2576];-[.E2576])" office:value-type="float" office:value="-0.66129" calcext:value-type="float">
            <text:p>-0.661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577];-[.E25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table:number-columns-repeated="3"/>
          <table:table-cell office:value-type="float" office:value="1.924948" calcext:value-type="float">
            <text:p>1.924948</text:p>
          </table:table-cell>
          <table:table-cell table:number-columns-repeated="3"/>
          <table:table-cell table:formula="of:=SUM([.A2578];-[.E2578])" office:value-type="float" office:value="0.00905200000000006" calcext:value-type="float">
            <text:p>0.0090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579];-[.E25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5502" calcext:value-type="float">
            <text:p>1.515502</text:p>
          </table:table-cell>
          <table:table-cell table:number-columns-repeated="3"/>
          <table:table-cell office:value-type="float" office:value="2.488191" calcext:value-type="float">
            <text:p>2.488191</text:p>
          </table:table-cell>
          <table:table-cell table:number-columns-repeated="3"/>
          <table:table-cell table:formula="of:=SUM([.A2580];-[.E2580])" office:value-type="float" office:value="-0.972689" calcext:value-type="float">
            <text:p>-0.9726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581];-[.E25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1117" calcext:value-type="float">
            <text:p>1.871117</text:p>
          </table:table-cell>
          <table:table-cell table:number-columns-repeated="3"/>
          <table:table-cell office:value-type="float" office:value="2.226867" calcext:value-type="float">
            <text:p>2.226867</text:p>
          </table:table-cell>
          <table:table-cell table:number-columns-repeated="3"/>
          <table:table-cell table:formula="of:=SUM([.A2582];-[.E2582])" office:value-type="float" office:value="-0.35575" calcext:value-type="float">
            <text:p>-0.355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583];-[.E25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3246" calcext:value-type="float">
            <text:p>1.913246</text:p>
          </table:table-cell>
          <table:table-cell table:number-columns-repeated="3"/>
          <table:table-cell office:value-type="float" office:value="2.186123" calcext:value-type="float">
            <text:p>2.186123</text:p>
          </table:table-cell>
          <table:table-cell table:number-columns-repeated="3"/>
          <table:table-cell table:formula="of:=SUM([.A2584];-[.E2584])" office:value-type="float" office:value="-0.272877" calcext:value-type="float">
            <text:p>-0.27287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JPEG.DAT</text:p>
          </table:table-cell>
          <table:table-cell table:formula="of:=SUM([.A2585];-[.E25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7926" calcext:value-type="float">
            <text:p>1.297926</text:p>
          </table:table-cell>
          <table:table-cell table:number-columns-repeated="3"/>
          <table:table-cell office:value-type="float" office:value="1.020239" calcext:value-type="float">
            <text:p>1.020239</text:p>
          </table:table-cell>
          <table:table-cell table:number-columns-repeated="3"/>
          <table:table-cell table:formula="of:=SUM([.A2586];-[.E2586])" office:value-type="float" office:value="0.277687" calcext:value-type="float">
            <text:p>0.2776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.DAT</text:p>
          </table:table-cell>
          <table:table-cell table:formula="of:=SUM([.A2587];-[.E25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459" calcext:value-type="float">
            <text:p>0.852459</text:p>
          </table:table-cell>
          <table:table-cell table:number-columns-repeated="3"/>
          <table:table-cell office:value-type="float" office:value="1.245902" calcext:value-type="float">
            <text:p>1.245902</text:p>
          </table:table-cell>
          <table:table-cell table:number-columns-repeated="3"/>
          <table:table-cell table:formula="of:=SUM([.A2588];-[.E2588])" office:value-type="float" office:value="-0.393443" calcext:value-type="float">
            <text:p>-0.3934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.DAT</text:p>
          </table:table-cell>
          <table:table-cell table:formula="of:=SUM([.A2589];-[.E25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1" calcext:value-type="float">
            <text:p>0.98821</text:p>
          </table:table-cell>
          <table:table-cell table:number-columns-repeated="3"/>
          <table:table-cell office:value-type="float" office:value="1.043825" calcext:value-type="float">
            <text:p>1.043825</text:p>
          </table:table-cell>
          <table:table-cell table:number-columns-repeated="3"/>
          <table:table-cell table:formula="of:=SUM([.A2590];-[.E2590])" office:value-type="float" office:value="-0.055615" calcext:value-type="float">
            <text:p>-0.0556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RID.DAT</text:p>
          </table:table-cell>
          <table:table-cell table:formula="of:=SUM([.A2591];-[.E25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299" calcext:value-type="float">
            <text:p>0.976299</text:p>
          </table:table-cell>
          <table:table-cell table:number-columns-repeated="3"/>
          <table:table-cell office:value-type="float" office:value="1.025977" calcext:value-type="float">
            <text:p>1.025977</text:p>
          </table:table-cell>
          <table:table-cell table:number-columns-repeated="3"/>
          <table:table-cell table:formula="of:=SUM([.A2592];-[.E2592])" office:value-type="float" office:value="-0.049678" calcext:value-type="float">
            <text:p>-0.0496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M.DAT</text:p>
          </table:table-cell>
          <table:table-cell table:formula="of:=SUM([.A2593];-[.E25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7914" calcext:value-type="float">
            <text:p>1.087914</text:p>
          </table:table-cell>
          <table:table-cell table:number-columns-repeated="3"/>
          <table:table-cell office:value-type="float" office:value="1.028311" calcext:value-type="float">
            <text:p>1.028311</text:p>
          </table:table-cell>
          <table:table-cell table:number-columns-repeated="3"/>
          <table:table-cell table:formula="of:=SUM([.A2594];-[.E2594])" office:value-type="float" office:value="0.0596030000000001" calcext:value-type="float">
            <text:p>0.0596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RTEX.DAT</text:p>
          </table:table-cell>
          <table:table-cell table:formula="of:=SUM([.A2595];-[.E25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9612" calcext:value-type="float">
            <text:p>1.109612</text:p>
          </table:table-cell>
          <table:table-cell table:number-columns-repeated="3"/>
          <table:table-cell office:value-type="float" office:value="1.031002" calcext:value-type="float">
            <text:p>1.031002</text:p>
          </table:table-cell>
          <table:table-cell table:number-columns-repeated="3"/>
          <table:table-cell table:formula="of:=SUM([.A2596];-[.E2596])" office:value-type="float" office:value="0.0786100000000001" calcext:value-type="float">
            <text:p>0.078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U.DAT</text:p>
          </table:table-cell>
          <table:table-cell table:formula="of:=SUM([.A2597];-[.E25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125" calcext:value-type="float">
            <text:p>0.977125</text:p>
          </table:table-cell>
          <table:table-cell table:number-columns-repeated="3"/>
          <table:table-cell office:value-type="float" office:value="1.026219" calcext:value-type="float">
            <text:p>1.026219</text:p>
          </table:table-cell>
          <table:table-cell table:number-columns-repeated="3"/>
          <table:table-cell table:formula="of:=SUM([.A2598];-[.E2598])" office:value-type="float" office:value="-0.0490940000000001" calcext:value-type="float">
            <text:p>-0.049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1.DAT</text:p>
          </table:table-cell>
          <table:table-cell table:formula="of:=SUM([.A2599];-[.E25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599" calcext:value-type="float">
            <text:p>1.012599</text:p>
          </table:table-cell>
          <table:table-cell table:number-columns-repeated="3"/>
          <table:table-cell office:value-type="float" office:value="1.022687" calcext:value-type="float">
            <text:p>1.022687</text:p>
          </table:table-cell>
          <table:table-cell table:number-columns-repeated="3"/>
          <table:table-cell table:formula="of:=SUM([.A2600];-[.E2600])" office:value-type="float" office:value="-0.0100879999999999" calcext:value-type="float">
            <text:p>-0.0100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2D.DAT</text:p>
          </table:table-cell>
          <table:table-cell table:formula="of:=SUM([.A2601];-[.E26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031" calcext:value-type="float">
            <text:p>0.975031</text:p>
          </table:table-cell>
          <table:table-cell table:number-columns-repeated="3"/>
          <table:table-cell office:value-type="float" office:value="1.03321" calcext:value-type="float">
            <text:p>1.03321</text:p>
          </table:table-cell>
          <table:table-cell table:number-columns-repeated="3"/>
          <table:table-cell table:formula="of:=SUM([.A2602];-[.E2602])" office:value-type="float" office:value="-0.058179" calcext:value-type="float">
            <text:p>-0.0581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88KSIM.DAT</text:p>
          </table:table-cell>
          <table:table-cell table:formula="of:=SUM([.A2603];-[.E26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1424" calcext:value-type="float">
            <text:p>0.961424</text:p>
          </table:table-cell>
          <table:table-cell table:number-columns-repeated="3"/>
          <table:table-cell office:value-type="float" office:value="1.041161" calcext:value-type="float">
            <text:p>1.041161</text:p>
          </table:table-cell>
          <table:table-cell table:number-columns-repeated="3"/>
          <table:table-cell table:formula="of:=SUM([.A2604];-[.E2604])" office:value-type="float" office:value="-0.0797370000000001" calcext:value-type="float">
            <text:p>-0.0797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CATV.DAT</text:p>
          </table:table-cell>
          <table:table-cell table:formula="of:=SUM([.A2605];-[.E26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971" calcext:value-type="float">
            <text:p>1.001971</text:p>
          </table:table-cell>
          <table:table-cell table:number-columns-repeated="3"/>
          <table:table-cell office:value-type="float" office:value="1.027453" calcext:value-type="float">
            <text:p>1.027453</text:p>
          </table:table-cell>
          <table:table-cell table:number-columns-repeated="3"/>
          <table:table-cell table:formula="of:=SUM([.A2606];-[.E2606])" office:value-type="float" office:value="-0.025482" calcext:value-type="float">
            <text:p>-0.0254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SI.DAT</text:p>
          </table:table-cell>
          <table:table-cell table:formula="of:=SUM([.A2607];-[.E26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8052" calcext:value-type="float">
            <text:p>1.268052</text:p>
          </table:table-cell>
          <table:table-cell table:number-columns-repeated="3"/>
          <table:table-cell office:value-type="float" office:value="1.012819" calcext:value-type="float">
            <text:p>1.012819</text:p>
          </table:table-cell>
          <table:table-cell table:number-columns-repeated="3"/>
          <table:table-cell table:formula="of:=SUM([.A2608];-[.E2608])" office:value-type="float" office:value="0.255233" calcext:value-type="float">
            <text:p>0.2552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ess95.dat</text:p>
          </table:table-cell>
          <table:table-cell table:formula="of:=SUM([.A2609];-[.E26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314" calcext:value-type="float">
            <text:p>1.09314</text:p>
          </table:table-cell>
          <table:table-cell table:number-columns-repeated="3"/>
          <table:table-cell office:value-type="float" office:value="1.031122" calcext:value-type="float">
            <text:p>1.031122</text:p>
          </table:table-cell>
          <table:table-cell table:number-columns-repeated="3"/>
          <table:table-cell table:formula="of:=SUM([.A2610];-[.E2610])" office:value-type="float" office:value="0.0620179999999999" calcext:value-type="float">
            <text:p>0.06201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PPP.DAT</text:p>
          </table:table-cell>
          <table:table-cell table:formula="of:=SUM([.A2611];-[.E26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343" calcext:value-type="float">
            <text:p>0.994343</text:p>
          </table:table-cell>
          <table:table-cell table:number-columns-repeated="3"/>
          <table:table-cell office:value-type="float" office:value="1.027909" calcext:value-type="float">
            <text:p>1.027909</text:p>
          </table:table-cell>
          <table:table-cell table:number-columns-repeated="3"/>
          <table:table-cell table:formula="of:=SUM([.A2612];-[.E2612])" office:value-type="float" office:value="-0.033566" calcext:value-type="float">
            <text:p>-0.0335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L.DAT</text:p>
          </table:table-cell>
          <table:table-cell table:formula="of:=SUM([.A2613];-[.E26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598" calcext:value-type="float">
            <text:p>0.987598</text:p>
          </table:table-cell>
          <table:table-cell table:number-columns-repeated="3"/>
          <table:table-cell office:value-type="float" office:value="1.048004" calcext:value-type="float">
            <text:p>1.048004</text:p>
          </table:table-cell>
          <table:table-cell table:number-columns-repeated="3"/>
          <table:table-cell table:formula="of:=SUM([.A2614];-[.E2614])" office:value-type="float" office:value="-0.060406" calcext:value-type="float">
            <text:p>-0.0604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2COR.DAT</text:p>
          </table:table-cell>
          <table:table-cell table:formula="of:=SUM([.A2615];-[.E26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0991" calcext:value-type="float">
            <text:p>1.000991</text:p>
          </table:table-cell>
          <table:table-cell table:number-columns-repeated="3"/>
          <table:table-cell office:value-type="float" office:value="1.023959" calcext:value-type="float">
            <text:p>1.023959</text:p>
          </table:table-cell>
          <table:table-cell table:number-columns-repeated="3"/>
          <table:table-cell table:formula="of:=SUM([.A2616];-[.E2616])" office:value-type="float" office:value="-0.0229680000000001" calcext:value-type="float">
            <text:p>-0.0229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B3D.DAT</text:p>
          </table:table-cell>
          <table:table-cell table:formula="of:=SUM([.A2617];-[.E26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83" calcext:value-type="float">
            <text:p>0.98583</text:p>
          </table:table-cell>
          <table:table-cell table:number-columns-repeated="3"/>
          <table:table-cell office:value-type="float" office:value="1.024865" calcext:value-type="float">
            <text:p>1.024865</text:p>
          </table:table-cell>
          <table:table-cell table:number-columns-repeated="3"/>
          <table:table-cell table:formula="of:=SUM([.A2618];-[.E2618])" office:value-type="float" office:value="-0.0390349999999998" calcext:value-type="float">
            <text:p>-0.03903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JPEG.DAT</text:p>
          </table:table-cell>
          <table:table-cell table:formula="of:=SUM([.A2619];-[.E26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744" calcext:value-type="float">
            <text:p>1.487744</text:p>
          </table:table-cell>
          <table:table-cell table:number-columns-repeated="3"/>
          <table:table-cell office:value-type="float" office:value="1.066751" calcext:value-type="float">
            <text:p>1.066751</text:p>
          </table:table-cell>
          <table:table-cell table:number-columns-repeated="3"/>
          <table:table-cell table:formula="of:=SUM([.A2620];-[.E2620])" office:value-type="float" office:value="0.420993" calcext:value-type="float">
            <text:p>0.4209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.DAT</text:p>
          </table:table-cell>
          <table:table-cell table:formula="of:=SUM([.A2621];-[.E26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2459" calcext:value-type="float">
            <text:p>0.852459</text:p>
          </table:table-cell>
          <table:table-cell table:number-columns-repeated="3"/>
          <table:table-cell office:value-type="float" office:value="1.737705" calcext:value-type="float">
            <text:p>1.737705</text:p>
          </table:table-cell>
          <table:table-cell table:number-columns-repeated="3"/>
          <table:table-cell table:formula="of:=SUM([.A2622];-[.E2622])" office:value-type="float" office:value="-0.885246" calcext:value-type="float">
            <text:p>-0.88524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.DAT</text:p>
          </table:table-cell>
          <table:table-cell table:formula="of:=SUM([.A2623];-[.E26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711" calcext:value-type="float">
            <text:p>1.001711</text:p>
          </table:table-cell>
          <table:table-cell table:number-columns-repeated="3"/>
          <table:table-cell office:value-type="float" office:value="1.165454" calcext:value-type="float">
            <text:p>1.165454</text:p>
          </table:table-cell>
          <table:table-cell table:number-columns-repeated="3"/>
          <table:table-cell table:formula="of:=SUM([.A2624];-[.E2624])" office:value-type="float" office:value="-0.163743" calcext:value-type="float">
            <text:p>-0.1637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GRID.DAT</text:p>
          </table:table-cell>
          <table:table-cell table:formula="of:=SUM([.A2625];-[.E26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0535" calcext:value-type="float">
            <text:p>1.070535</text:p>
          </table:table-cell>
          <table:table-cell table:number-columns-repeated="3"/>
          <table:table-cell office:value-type="float" office:value="1.080774" calcext:value-type="float">
            <text:p>1.080774</text:p>
          </table:table-cell>
          <table:table-cell table:number-columns-repeated="3"/>
          <table:table-cell table:formula="of:=SUM([.A2626];-[.E2626])" office:value-type="float" office:value="-0.0102389999999999" calcext:value-type="float">
            <text:p>-0.01023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M.DAT</text:p>
          </table:table-cell>
          <table:table-cell table:formula="of:=SUM([.A2627];-[.E26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331" calcext:value-type="float">
            <text:p>1.125331</text:p>
          </table:table-cell>
          <table:table-cell table:number-columns-repeated="3"/>
          <table:table-cell office:value-type="float" office:value="1.093874" calcext:value-type="float">
            <text:p>1.093874</text:p>
          </table:table-cell>
          <table:table-cell table:number-columns-repeated="3"/>
          <table:table-cell table:formula="of:=SUM([.A2628];-[.E2628])" office:value-type="float" office:value="0.0314570000000001" calcext:value-type="float">
            <text:p>0.0314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RTEX.DAT</text:p>
          </table:table-cell>
          <table:table-cell table:formula="of:=SUM([.A2629];-[.E26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552" calcext:value-type="float">
            <text:p>1.210552</text:p>
          </table:table-cell>
          <table:table-cell table:number-columns-repeated="3"/>
          <table:table-cell office:value-type="float" office:value="1.105767" calcext:value-type="float">
            <text:p>1.105767</text:p>
          </table:table-cell>
          <table:table-cell table:number-columns-repeated="3"/>
          <table:table-cell table:formula="of:=SUM([.A2630];-[.E2630])" office:value-type="float" office:value="0.104785" calcext:value-type="float">
            <text:p>0.1047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LU.DAT</text:p>
          </table:table-cell>
          <table:table-cell table:formula="of:=SUM([.A2631];-[.E26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935" calcext:value-type="float">
            <text:p>1.042935</text:p>
          </table:table-cell>
          <table:table-cell table:number-columns-repeated="3"/>
          <table:table-cell office:value-type="float" office:value="1.086046" calcext:value-type="float">
            <text:p>1.086046</text:p>
          </table:table-cell>
          <table:table-cell table:number-columns-repeated="3"/>
          <table:table-cell table:formula="of:=SUM([.A2632];-[.E2632])" office:value-type="float" office:value="-0.0431110000000001" calcext:value-type="float">
            <text:p>-0.0431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1.DAT</text:p>
          </table:table-cell>
          <table:table-cell table:formula="of:=SUM([.A2633];-[.E26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0337" calcext:value-type="float">
            <text:p>1.040337</text:p>
          </table:table-cell>
          <table:table-cell table:number-columns-repeated="3"/>
          <table:table-cell office:value-type="float" office:value="1.12754" calcext:value-type="float">
            <text:p>1.12754</text:p>
          </table:table-cell>
          <table:table-cell table:number-columns-repeated="3"/>
          <table:table-cell table:formula="of:=SUM([.A2634];-[.E2634])" office:value-type="float" office:value="-0.0872029999999999" calcext:value-type="float">
            <text:p>-0.0872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DRO2D.DAT</text:p>
          </table:table-cell>
          <table:table-cell table:formula="of:=SUM([.A2635];-[.E26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177" calcext:value-type="float">
            <text:p>1.012177</text:p>
          </table:table-cell>
          <table:table-cell table:number-columns-repeated="3"/>
          <table:table-cell office:value-type="float" office:value="1.105904" calcext:value-type="float">
            <text:p>1.105904</text:p>
          </table:table-cell>
          <table:table-cell table:number-columns-repeated="3"/>
          <table:table-cell table:formula="of:=SUM([.A2636];-[.E2636])" office:value-type="float" office:value="-0.0937269999999999" calcext:value-type="float">
            <text:p>-0.0937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88KSIM.DAT</text:p>
          </table:table-cell>
          <table:table-cell table:formula="of:=SUM([.A2637];-[.E26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996" calcext:value-type="float">
            <text:p>1.001996</text:p>
          </table:table-cell>
          <table:table-cell table:number-columns-repeated="3"/>
          <table:table-cell office:value-type="float" office:value="1.127016" calcext:value-type="float">
            <text:p>1.127016</text:p>
          </table:table-cell>
          <table:table-cell table:number-columns-repeated="3"/>
          <table:table-cell table:formula="of:=SUM([.A2638];-[.E2638])" office:value-type="float" office:value="-0.12502" calcext:value-type="float">
            <text:p>-0.1250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CATV.DAT</text:p>
          </table:table-cell>
          <table:table-cell table:formula="of:=SUM([.A2639];-[.E26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3294" calcext:value-type="float">
            <text:p>1.203294</text:p>
          </table:table-cell>
          <table:table-cell table:number-columns-repeated="3"/>
          <table:table-cell office:value-type="float" office:value="1.091229" calcext:value-type="float">
            <text:p>1.091229</text:p>
          </table:table-cell>
          <table:table-cell table:number-columns-repeated="3"/>
          <table:table-cell table:formula="of:=SUM([.A2640];-[.E2640])" office:value-type="float" office:value="0.112065" calcext:value-type="float">
            <text:p>0.11206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SI.DAT</text:p>
          </table:table-cell>
          <table:table-cell table:formula="of:=SUM([.A2641];-[.E26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3804" calcext:value-type="float">
            <text:p>1.063804</text:p>
          </table:table-cell>
          <table:table-cell table:number-columns-repeated="3"/>
          <table:table-cell office:value-type="float" office:value="1.083948" calcext:value-type="float">
            <text:p>1.083948</text:p>
          </table:table-cell>
          <table:table-cell table:number-columns-repeated="3"/>
          <table:table-cell table:formula="of:=SUM([.A2642];-[.E2642])" office:value-type="float" office:value="-0.0201439999999999" calcext:value-type="float">
            <text:p>-0.0201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ss95.dat</text:p>
          </table:table-cell>
          <table:table-cell table:formula="of:=SUM([.A2643];-[.E26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988" calcext:value-type="float">
            <text:p>1.126988</text:p>
          </table:table-cell>
          <table:table-cell table:number-columns-repeated="3"/>
          <table:table-cell office:value-type="float" office:value="1.110404" calcext:value-type="float">
            <text:p>1.110404</text:p>
          </table:table-cell>
          <table:table-cell table:number-columns-repeated="3"/>
          <table:table-cell table:formula="of:=SUM([.A2644];-[.E2644])" office:value-type="float" office:value="0.0165839999999999" calcext:value-type="float">
            <text:p>0.0165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PPP.DAT</text:p>
          </table:table-cell>
          <table:table-cell table:formula="of:=SUM([.A2645];-[.E26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4337" calcext:value-type="float">
            <text:p>1.004337</text:p>
          </table:table-cell>
          <table:table-cell table:number-columns-repeated="3"/>
          <table:table-cell office:value-type="float" office:value="1.100698" calcext:value-type="float">
            <text:p>1.100698</text:p>
          </table:table-cell>
          <table:table-cell table:number-columns-repeated="3"/>
          <table:table-cell table:formula="of:=SUM([.A2646];-[.E2646])" office:value-type="float" office:value="-0.0963609999999999" calcext:value-type="float">
            <text:p>-0.0963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L.DAT</text:p>
          </table:table-cell>
          <table:table-cell table:formula="of:=SUM([.A2647];-[.E26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5885" calcext:value-type="float">
            <text:p>1.015885</text:p>
          </table:table-cell>
          <table:table-cell table:number-columns-repeated="3"/>
          <table:table-cell office:value-type="float" office:value="1.177663" calcext:value-type="float">
            <text:p>1.177663</text:p>
          </table:table-cell>
          <table:table-cell table:number-columns-repeated="3"/>
          <table:table-cell table:formula="of:=SUM([.A2648];-[.E2648])" office:value-type="float" office:value="-0.161778" calcext:value-type="float">
            <text:p>-0.1617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2COR.DAT</text:p>
          </table:table-cell>
          <table:table-cell table:formula="of:=SUM([.A2649];-[.E26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386" calcext:value-type="float">
            <text:p>1.282386</text:p>
          </table:table-cell>
          <table:table-cell table:number-columns-repeated="3"/>
          <table:table-cell office:value-type="float" office:value="1.141771" calcext:value-type="float">
            <text:p>1.141771</text:p>
          </table:table-cell>
          <table:table-cell table:number-columns-repeated="3"/>
          <table:table-cell table:formula="of:=SUM([.A2650];-[.E2650])" office:value-type="float" office:value="0.140615" calcext:value-type="float">
            <text:p>0.1406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B3D.DAT</text:p>
          </table:table-cell>
          <table:table-cell table:formula="of:=SUM([.A2651];-[.E26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745" calcext:value-type="float">
            <text:p>0.986745</text:p>
          </table:table-cell>
          <table:table-cell table:number-columns-repeated="3"/>
          <table:table-cell office:value-type="float" office:value="1.087485" calcext:value-type="float">
            <text:p>1.087485</text:p>
          </table:table-cell>
          <table:table-cell table:number-columns-repeated="3"/>
          <table:table-cell table:formula="of:=SUM([.A2652];-[.E2652])" office:value-type="float" office:value="-0.10074" calcext:value-type="float">
            <text:p>-0.100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JPEG.DAT</text:p>
          </table:table-cell>
          <table:table-cell table:formula="of:=SUM([.A2653];-[.E26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8894" calcext:value-type="float">
            <text:p>1.358894</text:p>
          </table:table-cell>
          <table:table-cell table:number-columns-repeated="3"/>
          <table:table-cell office:value-type="float" office:value="1.16895" calcext:value-type="float">
            <text:p>1.16895</text:p>
          </table:table-cell>
          <table:table-cell table:number-columns-repeated="3"/>
          <table:table-cell table:formula="of:=SUM([.A2654];-[.E2654])" office:value-type="float" office:value="0.189944" calcext:value-type="float">
            <text:p>0.1899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.DAT</text:p>
          </table:table-cell>
          <table:table-cell table:formula="of:=SUM([.A2655];-[.E26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918" calcext:value-type="float">
            <text:p>3.04918</text:p>
          </table:table-cell>
          <table:table-cell table:number-columns-repeated="3"/>
          <table:table-cell office:value-type="float" office:value="2.721312" calcext:value-type="float">
            <text:p>2.721312</text:p>
          </table:table-cell>
          <table:table-cell table:number-columns-repeated="3"/>
          <table:table-cell table:formula="of:=SUM([.A2656];-[.E2656])" office:value-type="float" office:value="0.327868" calcext:value-type="float">
            <text:p>0.3278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.DAT</text:p>
          </table:table-cell>
          <table:table-cell table:formula="of:=SUM([.A2657];-[.E26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0145" calcext:value-type="float">
            <text:p>1.240145</text:p>
          </table:table-cell>
          <table:table-cell table:number-columns-repeated="3"/>
          <table:table-cell office:value-type="float" office:value="1.506761" calcext:value-type="float">
            <text:p>1.506761</text:p>
          </table:table-cell>
          <table:table-cell table:number-columns-repeated="3"/>
          <table:table-cell table:formula="of:=SUM([.A2658];-[.E2658])" office:value-type="float" office:value="-0.266616" calcext:value-type="float">
            <text:p>-0.2666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GRID.DAT</text:p>
          </table:table-cell>
          <table:table-cell table:formula="of:=SUM([.A2659];-[.E26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893" calcext:value-type="float">
            <text:p>1.085893</text:p>
          </table:table-cell>
          <table:table-cell table:number-columns-repeated="3"/>
          <table:table-cell office:value-type="float" office:value="1.225635" calcext:value-type="float">
            <text:p>1.225635</text:p>
          </table:table-cell>
          <table:table-cell table:number-columns-repeated="3"/>
          <table:table-cell table:formula="of:=SUM([.A2660];-[.E2660])" office:value-type="float" office:value="-0.139742" calcext:value-type="float">
            <text:p>-0.1397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M.DAT</text:p>
          </table:table-cell>
          <table:table-cell table:formula="of:=SUM([.A2661];-[.E26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3477" calcext:value-type="float">
            <text:p>1.353477</text:p>
          </table:table-cell>
          <table:table-cell table:number-columns-repeated="3"/>
          <table:table-cell office:value-type="float" office:value="1.347682" calcext:value-type="float">
            <text:p>1.347682</text:p>
          </table:table-cell>
          <table:table-cell table:number-columns-repeated="3"/>
          <table:table-cell table:formula="of:=SUM([.A2662];-[.E2662])" office:value-type="float" office:value="0.00579499999999999" calcext:value-type="float">
            <text:p>0.0057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TEX.DAT</text:p>
          </table:table-cell>
          <table:table-cell table:formula="of:=SUM([.A2663];-[.E26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0409" calcext:value-type="float">
            <text:p>1.400409</text:p>
          </table:table-cell>
          <table:table-cell table:number-columns-repeated="3"/>
          <table:table-cell office:value-type="float" office:value="1.656769" calcext:value-type="float">
            <text:p>1.656769</text:p>
          </table:table-cell>
          <table:table-cell table:number-columns-repeated="3"/>
          <table:table-cell table:formula="of:=SUM([.A2664];-[.E2664])" office:value-type="float" office:value="-0.25636" calcext:value-type="float">
            <text:p>-0.256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U.DAT</text:p>
          </table:table-cell>
          <table:table-cell table:formula="of:=SUM([.A2665];-[.E26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0209" calcext:value-type="float">
            <text:p>1.070209</text:p>
          </table:table-cell>
          <table:table-cell table:number-columns-repeated="3"/>
          <table:table-cell office:value-type="float" office:value="1.205701" calcext:value-type="float">
            <text:p>1.205701</text:p>
          </table:table-cell>
          <table:table-cell table:number-columns-repeated="3"/>
          <table:table-cell table:formula="of:=SUM([.A2666];-[.E2666])" office:value-type="float" office:value="-0.135492" calcext:value-type="float">
            <text:p>-0.1354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1.DAT</text:p>
          </table:table-cell>
          <table:table-cell table:formula="of:=SUM([.A2667];-[.E26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1775" calcext:value-type="float">
            <text:p>1.251775</text:p>
          </table:table-cell>
          <table:table-cell table:number-columns-repeated="3"/>
          <table:table-cell office:value-type="float" office:value="1.610261" calcext:value-type="float">
            <text:p>1.610261</text:p>
          </table:table-cell>
          <table:table-cell table:number-columns-repeated="3"/>
          <table:table-cell table:formula="of:=SUM([.A2668];-[.E2668])" office:value-type="float" office:value="-0.358486" calcext:value-type="float">
            <text:p>-0.3584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DRO2D.DAT</text:p>
          </table:table-cell>
          <table:table-cell table:formula="of:=SUM([.A2669];-[.E26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0184" calcext:value-type="float">
            <text:p>1.050184</text:p>
          </table:table-cell>
          <table:table-cell table:number-columns-repeated="3"/>
          <table:table-cell office:value-type="float" office:value="1.296187" calcext:value-type="float">
            <text:p>1.296187</text:p>
          </table:table-cell>
          <table:table-cell table:number-columns-repeated="3"/>
          <table:table-cell table:formula="of:=SUM([.A2670];-[.E2670])" office:value-type="float" office:value="-0.246003" calcext:value-type="float">
            <text:p>-0.2460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88KSIM.DAT</text:p>
          </table:table-cell>
          <table:table-cell table:formula="of:=SUM([.A2671];-[.E26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3514" calcext:value-type="float">
            <text:p>1.203514</text:p>
          </table:table-cell>
          <table:table-cell table:number-columns-repeated="3"/>
          <table:table-cell office:value-type="float" office:value="1.332559" calcext:value-type="float">
            <text:p>1.332559</text:p>
          </table:table-cell>
          <table:table-cell table:number-columns-repeated="3"/>
          <table:table-cell table:formula="of:=SUM([.A2672];-[.E2672])" office:value-type="float" office:value="-0.129045" calcext:value-type="float">
            <text:p>-0.1290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CATV.DAT</text:p>
          </table:table-cell>
          <table:table-cell table:formula="of:=SUM([.A2673];-[.E26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878" calcext:value-type="float">
            <text:p>1.522878</text:p>
          </table:table-cell>
          <table:table-cell table:number-columns-repeated="3"/>
          <table:table-cell office:value-type="float" office:value="1.244404" calcext:value-type="float">
            <text:p>1.244404</text:p>
          </table:table-cell>
          <table:table-cell table:number-columns-repeated="3"/>
          <table:table-cell table:formula="of:=SUM([.A2674];-[.E2674])" office:value-type="float" office:value="0.278474" calcext:value-type="float">
            <text:p>0.2784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SI.DAT</text:p>
          </table:table-cell>
          <table:table-cell table:formula="of:=SUM([.A2675];-[.E26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1651" calcext:value-type="float">
            <text:p>1.371651</text:p>
          </table:table-cell>
          <table:table-cell table:number-columns-repeated="3"/>
          <table:table-cell office:value-type="float" office:value="1.238953" calcext:value-type="float">
            <text:p>1.238953</text:p>
          </table:table-cell>
          <table:table-cell table:number-columns-repeated="3"/>
          <table:table-cell table:formula="of:=SUM([.A2676];-[.E2676])" office:value-type="float" office:value="0.132698" calcext:value-type="float">
            <text:p>0.1326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ress95.dat</text:p>
          </table:table-cell>
          <table:table-cell table:formula="of:=SUM([.A2677];-[.E26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511" calcext:value-type="float">
            <text:p>1.176511</text:p>
          </table:table-cell>
          <table:table-cell table:number-columns-repeated="3"/>
          <table:table-cell office:value-type="float" office:value="1.273512" calcext:value-type="float">
            <text:p>1.273512</text:p>
          </table:table-cell>
          <table:table-cell table:number-columns-repeated="3"/>
          <table:table-cell table:formula="of:=SUM([.A2678];-[.E2678])" office:value-type="float" office:value="-0.0970009999999999" calcext:value-type="float">
            <text:p>-0.0970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PPPP.DAT</text:p>
          </table:table-cell>
          <table:table-cell table:formula="of:=SUM([.A2679];-[.E26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27" calcext:value-type="float">
            <text:p>1.666227</text:p>
          </table:table-cell>
          <table:table-cell table:number-columns-repeated="3"/>
          <table:table-cell office:value-type="float" office:value="1.245521" calcext:value-type="float">
            <text:p>1.245521</text:p>
          </table:table-cell>
          <table:table-cell table:number-columns-repeated="3"/>
          <table:table-cell table:formula="of:=SUM([.A2680];-[.E2680])" office:value-type="float" office:value="0.420706" calcext:value-type="float">
            <text:p>0.4207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L.DAT</text:p>
          </table:table-cell>
          <table:table-cell table:formula="of:=SUM([.A2681];-[.E26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8221" calcext:value-type="float">
            <text:p>1.178221</text:p>
          </table:table-cell>
          <table:table-cell table:number-columns-repeated="3"/>
          <table:table-cell office:value-type="float" office:value="1.504285" calcext:value-type="float">
            <text:p>1.504285</text:p>
          </table:table-cell>
          <table:table-cell table:number-columns-repeated="3"/>
          <table:table-cell table:formula="of:=SUM([.A2682];-[.E2682])" office:value-type="float" office:value="-0.326064" calcext:value-type="float">
            <text:p>-0.32606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2COR.DAT</text:p>
          </table:table-cell>
          <table:table-cell table:formula="of:=SUM([.A2683];-[.E26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7667" calcext:value-type="float">
            <text:p>1.807667</text:p>
          </table:table-cell>
          <table:table-cell table:number-columns-repeated="3"/>
          <table:table-cell office:value-type="float" office:value="1.358559" calcext:value-type="float">
            <text:p>1.358559</text:p>
          </table:table-cell>
          <table:table-cell table:number-columns-repeated="3"/>
          <table:table-cell table:formula="of:=SUM([.A2684];-[.E2684])" office:value-type="float" office:value="0.449108" calcext:value-type="float">
            <text:p>0.4491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B3D.DAT</text:p>
          </table:table-cell>
          <table:table-cell table:formula="of:=SUM([.A2685];-[.E26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8801" calcext:value-type="float">
            <text:p>1.078801</text:p>
          </table:table-cell>
          <table:table-cell table:number-columns-repeated="3"/>
          <table:table-cell office:value-type="float" office:value="1.704543" calcext:value-type="float">
            <text:p>1.704543</text:p>
          </table:table-cell>
          <table:table-cell table:number-columns-repeated="3"/>
          <table:table-cell table:formula="of:=SUM([.A2686];-[.E2686])" office:value-type="float" office:value="-0.625742" calcext:value-type="float">
            <text:p>-0.62574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JPEG.DAT</text:p>
          </table:table-cell>
          <table:table-cell table:formula="of:=SUM([.A2687];-[.E26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8642" calcext:value-type="float">
            <text:p>1.558642</text:p>
          </table:table-cell>
          <table:table-cell table:number-columns-repeated="3"/>
          <table:table-cell office:value-type="float" office:value="1.475173" calcext:value-type="float">
            <text:p>1.475173</text:p>
          </table:table-cell>
          <table:table-cell table:number-columns-repeated="3"/>
          <table:table-cell table:formula="of:=SUM([.A2688];-[.E2688])" office:value-type="float" office:value="0.083469" calcext:value-type="float">
            <text:p>0.0834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.DAT</text:p>
          </table:table-cell>
          <table:table-cell table:formula="of:=SUM([.A2689];-[.E26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0984" calcext:value-type="float">
            <text:p>5.540984</text:p>
          </table:table-cell>
          <table:table-cell table:number-columns-repeated="3"/>
          <table:table-cell office:value-type="float" office:value="5.180328" calcext:value-type="float">
            <text:p>5.180328</text:p>
          </table:table-cell>
          <table:table-cell table:number-columns-repeated="3"/>
          <table:table-cell table:formula="of:=SUM([.A2690];-[.E2690])" office:value-type="float" office:value="0.360656" calcext:value-type="float">
            <text:p>0.3606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.DAT</text:p>
          </table:table-cell>
          <table:table-cell table:formula="of:=SUM([.A2691];-[.E26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4212" calcext:value-type="float">
            <text:p>1.894212</text:p>
          </table:table-cell>
          <table:table-cell table:number-columns-repeated="3"/>
          <table:table-cell office:value-type="float" office:value="2.59758" calcext:value-type="float">
            <text:p>2.59758</text:p>
          </table:table-cell>
          <table:table-cell table:number-columns-repeated="3"/>
          <table:table-cell table:formula="of:=SUM([.A2692];-[.E2692])" office:value-type="float" office:value="-0.703368" calcext:value-type="float">
            <text:p>-0.7033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RID.DAT</text:p>
          </table:table-cell>
          <table:table-cell table:formula="of:=SUM([.A2693];-[.E26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5336" calcext:value-type="float">
            <text:p>1.395336</text:p>
          </table:table-cell>
          <table:table-cell table:number-columns-repeated="3"/>
          <table:table-cell office:value-type="float" office:value="1.534698" calcext:value-type="float">
            <text:p>1.534698</text:p>
          </table:table-cell>
          <table:table-cell table:number-columns-repeated="3"/>
          <table:table-cell table:formula="of:=SUM([.A2694];-[.E2694])" office:value-type="float" office:value="-0.139362" calcext:value-type="float">
            <text:p>-0.13936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M.DAT</text:p>
          </table:table-cell>
          <table:table-cell table:formula="of:=SUM([.A2695];-[.E26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2583" calcext:value-type="float">
            <text:p>1.912583</text:p>
          </table:table-cell>
          <table:table-cell table:number-columns-repeated="3"/>
          <table:table-cell office:value-type="float" office:value="1.879139" calcext:value-type="float">
            <text:p>1.879139</text:p>
          </table:table-cell>
          <table:table-cell table:number-columns-repeated="3"/>
          <table:table-cell table:formula="of:=SUM([.A2696];-[.E2696])" office:value-type="float" office:value="0.033444" calcext:value-type="float">
            <text:p>0.0334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RTEX.DAT</text:p>
          </table:table-cell>
          <table:table-cell table:formula="of:=SUM([.A2697];-[.E26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051" calcext:value-type="float">
            <text:p>1.655051</text:p>
          </table:table-cell>
          <table:table-cell table:number-columns-repeated="3"/>
          <table:table-cell office:value-type="float" office:value="3.105521" calcext:value-type="float">
            <text:p>3.105521</text:p>
          </table:table-cell>
          <table:table-cell table:number-columns-repeated="3"/>
          <table:table-cell table:formula="of:=SUM([.A2698];-[.E2698])" office:value-type="float" office:value="-1.45047" calcext:value-type="float">
            <text:p>-1.450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PLU.DAT</text:p>
          </table:table-cell>
          <table:table-cell table:formula="of:=SUM([.A2699];-[.E26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6037" calcext:value-type="float">
            <text:p>1.436037</text:p>
          </table:table-cell>
          <table:table-cell table:number-columns-repeated="3"/>
          <table:table-cell office:value-type="float" office:value="1.659863" calcext:value-type="float">
            <text:p>1.659863</text:p>
          </table:table-cell>
          <table:table-cell table:number-columns-repeated="3"/>
          <table:table-cell table:formula="of:=SUM([.A2700];-[.E2700])" office:value-type="float" office:value="-0.223826" calcext:value-type="float">
            <text:p>-0.2238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1.DAT</text:p>
          </table:table-cell>
          <table:table-cell table:formula="of:=SUM([.A2701];-[.E27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4647" calcext:value-type="float">
            <text:p>2.174647</text:p>
          </table:table-cell>
          <table:table-cell table:number-columns-repeated="3"/>
          <table:table-cell office:value-type="float" office:value="2.97999" calcext:value-type="float">
            <text:p>2.97999</text:p>
          </table:table-cell>
          <table:table-cell table:number-columns-repeated="3"/>
          <table:table-cell table:formula="of:=SUM([.A2702];-[.E2702])" office:value-type="float" office:value="-0.805343" calcext:value-type="float">
            <text:p>-0.8053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DRO2D.DAT</text:p>
          </table:table-cell>
          <table:table-cell table:formula="of:=SUM([.A2703];-[.E27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0566" calcext:value-type="float">
            <text:p>1.780566</text:p>
          </table:table-cell>
          <table:table-cell table:number-columns-repeated="3"/>
          <table:table-cell office:value-type="float" office:value="1.885609" calcext:value-type="float">
            <text:p>1.885609</text:p>
          </table:table-cell>
          <table:table-cell table:number-columns-repeated="3"/>
          <table:table-cell table:formula="of:=SUM([.A2704];-[.E2704])" office:value-type="float" office:value="-0.105043" calcext:value-type="float">
            <text:p>-0.1050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88KSIM.DAT</text:p>
          </table:table-cell>
          <table:table-cell table:formula="of:=SUM([.A2705];-[.E27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618" calcext:value-type="float">
            <text:p>1.375618</text:p>
          </table:table-cell>
          <table:table-cell table:number-columns-repeated="3"/>
          <table:table-cell office:value-type="float" office:value="1.829925" calcext:value-type="float">
            <text:p>1.829925</text:p>
          </table:table-cell>
          <table:table-cell table:number-columns-repeated="3"/>
          <table:table-cell table:formula="of:=SUM([.A2706];-[.E2706])" office:value-type="float" office:value="-0.454307" calcext:value-type="float">
            <text:p>-0.45430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CATV.DAT</text:p>
          </table:table-cell>
          <table:table-cell table:formula="of:=SUM([.A2707];-[.E27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726" calcext:value-type="float">
            <text:p>1.81726</text:p>
          </table:table-cell>
          <table:table-cell table:number-columns-repeated="3"/>
          <table:table-cell office:value-type="float" office:value="1.832043" calcext:value-type="float">
            <text:p>1.832043</text:p>
          </table:table-cell>
          <table:table-cell table:number-columns-repeated="3"/>
          <table:table-cell table:formula="of:=SUM([.A2708];-[.E2708])" office:value-type="float" office:value="-0.014783" calcext:value-type="float">
            <text:p>-0.0147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SI.DAT</text:p>
          </table:table-cell>
          <table:table-cell table:formula="of:=SUM([.A2709];-[.E2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8584" calcext:value-type="float">
            <text:p>1.668584</text:p>
          </table:table-cell>
          <table:table-cell table:number-columns-repeated="3"/>
          <table:table-cell office:value-type="float" office:value="2.29631" calcext:value-type="float">
            <text:p>2.29631</text:p>
          </table:table-cell>
          <table:table-cell table:number-columns-repeated="3"/>
          <table:table-cell table:formula="of:=SUM([.A2710];-[.E2710])" office:value-type="float" office:value="-0.627726" calcext:value-type="float">
            <text:p>-0.6277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ress95.dat</text:p>
          </table:table-cell>
          <table:table-cell table:formula="of:=SUM([.A2711];-[.E27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9855" calcext:value-type="float">
            <text:p>1.319855</text:p>
          </table:table-cell>
          <table:table-cell table:number-columns-repeated="3"/>
          <table:table-cell office:value-type="float" office:value="1.654248" calcext:value-type="float">
            <text:p>1.654248</text:p>
          </table:table-cell>
          <table:table-cell table:number-columns-repeated="3"/>
          <table:table-cell table:formula="of:=SUM([.A2712];-[.E2712])" office:value-type="float" office:value="-0.334393" calcext:value-type="float">
            <text:p>-0.3343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PPPP.DAT</text:p>
          </table:table-cell>
          <table:table-cell table:formula="of:=SUM([.A2713];-[.E27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1914" calcext:value-type="float">
            <text:p>1.951914</text:p>
          </table:table-cell>
          <table:table-cell table:number-columns-repeated="3"/>
          <table:table-cell office:value-type="float" office:value="1.616632" calcext:value-type="float">
            <text:p>1.616632</text:p>
          </table:table-cell>
          <table:table-cell table:number-columns-repeated="3"/>
          <table:table-cell table:formula="of:=SUM([.A2714];-[.E2714])" office:value-type="float" office:value="0.335282" calcext:value-type="float">
            <text:p>0.3352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L.DAT</text:p>
          </table:table-cell>
          <table:table-cell table:formula="of:=SUM([.A2715];-[.E27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9645" calcext:value-type="float">
            <text:p>1.529645</text:p>
          </table:table-cell>
          <table:table-cell table:number-columns-repeated="3"/>
          <table:table-cell office:value-type="float" office:value="2.604194" calcext:value-type="float">
            <text:p>2.604194</text:p>
          </table:table-cell>
          <table:table-cell table:number-columns-repeated="3"/>
          <table:table-cell table:formula="of:=SUM([.A2716];-[.E2716])" office:value-type="float" office:value="-1.074549" calcext:value-type="float">
            <text:p>-1.07454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2COR.DAT</text:p>
          </table:table-cell>
          <table:table-cell table:formula="of:=SUM([.A2717];-[.E27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5829" calcext:value-type="float">
            <text:p>1.865829</text:p>
          </table:table-cell>
          <table:table-cell table:number-columns-repeated="3"/>
          <table:table-cell office:value-type="float" office:value="2.013715" calcext:value-type="float">
            <text:p>2.013715</text:p>
          </table:table-cell>
          <table:table-cell table:number-columns-repeated="3"/>
          <table:table-cell table:formula="of:=SUM([.A2718];-[.E2718])" office:value-type="float" office:value="-0.147886" calcext:value-type="float">
            <text:p>-0.1478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B3D.DAT</text:p>
          </table:table-cell>
          <table:table-cell table:formula="of:=SUM([.A2719];-[.E27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3895" calcext:value-type="float">
            <text:p>2.013895</text:p>
          </table:table-cell>
          <table:table-cell table:number-columns-repeated="3"/>
          <table:table-cell office:value-type="float" office:value="2.629034" calcext:value-type="float">
            <text:p>2.629034</text:p>
          </table:table-cell>
          <table:table-cell table:number-columns-repeated="3"/>
          <table:table-cell table:formula="of:=SUM([.A2720];-[.E2720])" office:value-type="float" office:value="-0.615139" calcext:value-type="float">
            <text:p>-0.615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3:18:21.44639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23:21:05.144515748</dc:date>
    <meta:editing-duration>PT9M24S</meta:editing-duration>
    <meta:editing-cycles>2</meta:editing-cycles>
    <meta:generator>LibreOffice/6.0.7.3$Linux_X86_64 LibreOffice_project/00m0$Build-3</meta:generator>
    <meta:document-statistic meta:table-count="1" meta:cell-count="16320" meta:object-count="0"/>
  </office:meta>
</office:document-meta>
</file>